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24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24.24mm"/>
    </style:style>
    <style:style style:name="co5" style:family="table-column">
      <style:table-column-properties fo:break-before="auto" style:column-width="13.34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3.95mm"/>
    </style:style>
    <style:style style:name="co10" style:family="table-column">
      <style:table-column-properties fo:break-before="auto" style:column-width="20.41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0.96mm"/>
    </style:style>
    <style:style style:name="co13" style:family="table-column">
      <style:table-column-properties fo:break-before="auto" style:column-width="21.5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BFMC_MSTRGM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table:style-name="Default"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1.82641509434" calcext:value-type="float">
            <text:p>2701,82641509434</text:p>
          </table:table-cell>
          <table:table-cell office:value-type="float" office:value="0.186666666666667" calcext:value-type="float">
            <text:p>0,1866666666666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.00122222222222222" calcext:value-type="float">
            <text:p>0,001222222222222</text:p>
          </table:table-cell>
          <table:table-cell office:value-type="float" office:value="0.00177777777777778" calcext:value-type="float">
            <text:p>0,001777777777778</text:p>
          </table:table-cell>
          <table:table-cell office:value-type="float" office:value="0.000857690225366877" calcext:value-type="float">
            <text:p>8,58E-04</text:p>
          </table:table-cell>
          <table:table-cell office:value-type="float" office:value="0.0330605441200655" calcext:value-type="float">
            <text:p>0,033060544120066</text:p>
          </table:table-cell>
          <table:table-cell office:value-type="float" office:value="0.0605068202940776" calcext:value-type="float">
            <text:p>0,060506820294078</text:p>
          </table:table-cell>
          <table:table-cell office:value-type="float" office:value="0" calcext:value-type="float">
            <text:p>0</text:p>
          </table:table-cell>
          <table:table-cell office:value-type="float" office:value="0.193567364414143" calcext:value-type="float">
            <text:p>0,193567364414143</text:p>
          </table:table-cell>
          <table:table-cell office:value-type="float" office:value="0.146493191" calcext:value-type="float">
            <text:p>0,146493191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1.82641509434" calcext:value-type="float">
            <text:p>2701,82641509434</text:p>
          </table:table-cell>
          <table:table-cell office:value-type="float" office:value="0.186666666666667" calcext:value-type="float">
            <text:p>0,18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88888888888889" calcext:value-type="float">
            <text:p>8,89E-04</text:p>
          </table:table-cell>
          <table:table-cell office:value-type="float" office:value="0.00122222222222222" calcext:value-type="float">
            <text:p>0,001222222222222</text:p>
          </table:table-cell>
          <table:table-cell office:value-type="float" office:value="0.000857690225366877" calcext:value-type="float">
            <text:p>8,58E-04</text:p>
          </table:table-cell>
          <table:table-cell office:value-type="float" office:value="0.0330605441200655" calcext:value-type="float">
            <text:p>0,033060544120066</text:p>
          </table:table-cell>
          <table:table-cell office:value-type="float" office:value="0.0605068202940776" calcext:value-type="float">
            <text:p>0,060506820294078</text:p>
          </table:table-cell>
          <table:table-cell office:value-type="float" office:value="0" calcext:value-type="float">
            <text:p>0</text:p>
          </table:table-cell>
          <table:table-cell office:value-type="float" office:value="0.193567364414143" calcext:value-type="float">
            <text:p>0,193567364414143</text:p>
          </table:table-cell>
          <table:table-cell office:value-type="float" office:value="0.041898886" calcext:value-type="float">
            <text:p>0,041898886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1.82641509434" calcext:value-type="float">
            <text:p>2701,82641509434</text:p>
          </table:table-cell>
          <table:table-cell office:value-type="float" office:value="0.186666666666667" calcext:value-type="float">
            <text:p>0,18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88888888888889" calcext:value-type="float">
            <text:p>8,89E-04</text:p>
          </table:table-cell>
          <table:table-cell office:value-type="float" office:value="0.00122222222222222" calcext:value-type="float">
            <text:p>0,001222222222222</text:p>
          </table:table-cell>
          <table:table-cell office:value-type="float" office:value="0.000857690225366877" calcext:value-type="float">
            <text:p>8,58E-04</text:p>
          </table:table-cell>
          <table:table-cell office:value-type="float" office:value="0.0330605441200655" calcext:value-type="float">
            <text:p>0,033060544120066</text:p>
          </table:table-cell>
          <table:table-cell office:value-type="float" office:value="0.0605068202940776" calcext:value-type="float">
            <text:p>0,060506820294078</text:p>
          </table:table-cell>
          <table:table-cell office:value-type="float" office:value="0" calcext:value-type="float">
            <text:p>0</text:p>
          </table:table-cell>
          <table:table-cell office:value-type="float" office:value="0.193567364414143" calcext:value-type="float">
            <text:p>0,193567364414143</text:p>
          </table:table-cell>
          <table:table-cell office:value-type="float" office:value="0.041323142" calcext:value-type="float">
            <text:p>0,041323142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1.82641509434" calcext:value-type="float">
            <text:p>2701,82641509434</text:p>
          </table:table-cell>
          <table:table-cell office:value-type="float" office:value="0.186666666666667" calcext:value-type="float">
            <text:p>0,18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55555555555556" calcext:value-type="float">
            <text:p>5,56E-04</text:p>
          </table:table-cell>
          <table:table-cell table:style-name="ce1" office:value-type="float" office:value="0.000777777777777778" calcext:value-type="float">
            <text:p>7,78E-04</text:p>
          </table:table-cell>
          <table:table-cell office:value-type="float" office:value="0.000857690225366877" calcext:value-type="float">
            <text:p>8,58E-04</text:p>
          </table:table-cell>
          <table:table-cell office:value-type="float" office:value="0.0330605441200655" calcext:value-type="float">
            <text:p>0,033060544120066</text:p>
          </table:table-cell>
          <table:table-cell office:value-type="float" office:value="0.0605068202940776" calcext:value-type="float">
            <text:p>0,060506820294078</text:p>
          </table:table-cell>
          <table:table-cell office:value-type="float" office:value="0" calcext:value-type="float">
            <text:p>0</text:p>
          </table:table-cell>
          <table:table-cell office:value-type="float" office:value="0.193567364414143" calcext:value-type="float">
            <text:p>0,193567364414143</text:p>
          </table:table-cell>
          <table:table-cell office:value-type="float" office:value="0.029094111" calcext:value-type="float">
            <text:p>0,029094111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1.82641509434" calcext:value-type="float">
            <text:p>2701,82641509434</text:p>
          </table:table-cell>
          <table:table-cell office:value-type="float" office:value="0.186666666666667" calcext:value-type="float">
            <text:p>0,18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88888888888889" calcext:value-type="float">
            <text:p>8,89E-04</text:p>
          </table:table-cell>
          <table:table-cell office:value-type="float" office:value="0.00111111111111111" calcext:value-type="float">
            <text:p>0,001111111111111</text:p>
          </table:table-cell>
          <table:table-cell office:value-type="float" office:value="0.000857690225366877" calcext:value-type="float">
            <text:p>8,58E-04</text:p>
          </table:table-cell>
          <table:table-cell office:value-type="float" office:value="0.0330605441200655" calcext:value-type="float">
            <text:p>0,033060544120066</text:p>
          </table:table-cell>
          <table:table-cell office:value-type="float" office:value="0.0605068202940776" calcext:value-type="float">
            <text:p>0,060506820294078</text:p>
          </table:table-cell>
          <table:table-cell office:value-type="float" office:value="0" calcext:value-type="float">
            <text:p>0</text:p>
          </table:table-cell>
          <table:table-cell office:value-type="float" office:value="0.193567364414143" calcext:value-type="float">
            <text:p>0,193567364414143</text:p>
          </table:table-cell>
          <table:table-cell office:value-type="float" office:value="0.026650331" calcext:value-type="float">
            <text:p>0,026650331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282222222222222" calcext:value-type="float">
            <text:p>0,2822222222222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.00177777777777778" calcext:value-type="float">
            <text:p>0,001777777777778</text:p>
          </table:table-cell>
          <table:table-cell office:value-type="float" office:value="0.00266666666666667" calcext:value-type="float">
            <text:p>0,002666666666667</text:p>
          </table:table-cell>
          <table:table-cell office:value-type="float" office:value="0.000817230676100629" calcext:value-type="float">
            <text:p>8,17E-04</text:p>
          </table:table-cell>
          <table:table-cell office:value-type="float" office:value="0.0498998555459743" calcext:value-type="float">
            <text:p>0,049899855545974</text:p>
          </table:table-cell>
          <table:table-cell office:value-type="float" office:value="0.119644969017367" calcext:value-type="float">
            <text:p>0,119644969017367</text:p>
          </table:table-cell>
          <table:table-cell office:value-type="float" office:value="0" calcext:value-type="float">
            <text:p>0</text:p>
          </table:table-cell>
          <table:table-cell office:value-type="float" office:value="0.169544824563341" calcext:value-type="float">
            <text:p>0,169544824563341</text:p>
          </table:table-cell>
          <table:table-cell office:value-type="float" office:value="0.21038752" calcext:value-type="float">
            <text:p>0,210387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282222222222222" calcext:value-type="float">
            <text:p>0,2822222222222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.00111111111111111" calcext:value-type="float">
            <text:p>0,001111111111111</text:p>
          </table:table-cell>
          <table:table-cell office:value-type="float" office:value="0.00177777777777778" calcext:value-type="float">
            <text:p>0,001777777777778</text:p>
          </table:table-cell>
          <table:table-cell office:value-type="float" office:value="0.000817230676100629" calcext:value-type="float">
            <text:p>8,17E-04</text:p>
          </table:table-cell>
          <table:table-cell office:value-type="float" office:value="0.0498998555459743" calcext:value-type="float">
            <text:p>0,049899855545974</text:p>
          </table:table-cell>
          <table:table-cell office:value-type="float" office:value="0.119644969017367" calcext:value-type="float">
            <text:p>0,119644969017367</text:p>
          </table:table-cell>
          <table:table-cell office:value-type="float" office:value="0" calcext:value-type="float">
            <text:p>0</text:p>
          </table:table-cell>
          <table:table-cell office:value-type="float" office:value="0.169544824563341" calcext:value-type="float">
            <text:p>0,169544824563341</text:p>
          </table:table-cell>
          <table:table-cell office:value-type="float" office:value="0.083047868" calcext:value-type="float">
            <text:p>0,08304786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282222222222222" calcext:value-type="float">
            <text:p>0,28222222222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817230676100629" calcext:value-type="float">
            <text:p>8,17E-04</text:p>
          </table:table-cell>
          <table:table-cell office:value-type="float" office:value="0.0498998555459743" calcext:value-type="float">
            <text:p>0,049899855545974</text:p>
          </table:table-cell>
          <table:table-cell office:value-type="float" office:value="0.119644969017367" calcext:value-type="float">
            <text:p>0,119644969017367</text:p>
          </table:table-cell>
          <table:table-cell office:value-type="float" office:value="0" calcext:value-type="float">
            <text:p>0</text:p>
          </table:table-cell>
          <table:table-cell office:value-type="float" office:value="0.169544824563341" calcext:value-type="float">
            <text:p>0,169544824563341</text:p>
          </table:table-cell>
          <table:table-cell office:value-type="float" office:value="0.06610867" calcext:value-type="float">
            <text:p>0,066108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282222222222222" calcext:value-type="float">
            <text:p>0,2822222222222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.001" calcext:value-type="float">
            <text:p>0,0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817230676100629" calcext:value-type="float">
            <text:p>8,17E-04</text:p>
          </table:table-cell>
          <table:table-cell office:value-type="float" office:value="0.0498998555459743" calcext:value-type="float">
            <text:p>0,049899855545974</text:p>
          </table:table-cell>
          <table:table-cell office:value-type="float" office:value="0.119644969017367" calcext:value-type="float">
            <text:p>0,119644969017367</text:p>
          </table:table-cell>
          <table:table-cell office:value-type="float" office:value="0" calcext:value-type="float">
            <text:p>0</text:p>
          </table:table-cell>
          <table:table-cell office:value-type="float" office:value="0.169544824563341" calcext:value-type="float">
            <text:p>0,169544824563341</text:p>
          </table:table-cell>
          <table:table-cell office:value-type="float" office:value="0.071339622" calcext:value-type="float">
            <text:p>0,0713396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282222222222222" calcext:value-type="float">
            <text:p>0,28222222222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88888888888889" calcext:value-type="float">
            <text:p>8,89E-04</text:p>
          </table:table-cell>
          <table:table-cell office:value-type="float" office:value="0.00111111111111111" calcext:value-type="float">
            <text:p>0,001111111111111</text:p>
          </table:table-cell>
          <table:table-cell office:value-type="float" office:value="0.000817230676100629" calcext:value-type="float">
            <text:p>8,17E-04</text:p>
          </table:table-cell>
          <table:table-cell office:value-type="float" office:value="0.0498998555459743" calcext:value-type="float">
            <text:p>0,049899855545974</text:p>
          </table:table-cell>
          <table:table-cell office:value-type="float" office:value="0.119644969017367" calcext:value-type="float">
            <text:p>0,119644969017367</text:p>
          </table:table-cell>
          <table:table-cell office:value-type="float" office:value="0" calcext:value-type="float">
            <text:p>0</text:p>
          </table:table-cell>
          <table:table-cell office:value-type="float" office:value="0.169544824563341" calcext:value-type="float">
            <text:p>0,169544824563341</text:p>
          </table:table-cell>
          <table:table-cell office:value-type="float" office:value="0.056795829" calcext:value-type="float">
            <text:p>0,0567958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463333333333333" calcext:value-type="float">
            <text:p>0,4633333333333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.00133333333333333" calcext:value-type="float">
            <text:p>0,001333333333333</text:p>
          </table:table-cell>
          <table:table-cell office:value-type="float" office:value="0.00211111111111111" calcext:value-type="float">
            <text:p>0,002111111111111</text:p>
          </table:table-cell>
          <table:table-cell office:value-type="float" office:value="0.000662996902515723" calcext:value-type="float">
            <text:p>6,63E-04</text:p>
          </table:table-cell>
          <table:table-cell office:value-type="float" office:value="0.0818025530205802" calcext:value-type="float">
            <text:p>0,08180255302058</text:p>
          </table:table-cell>
          <table:table-cell office:value-type="float" office:value="0.173710387675235" calcext:value-type="float">
            <text:p>0,173710387675235</text:p>
          </table:table-cell>
          <table:table-cell office:value-type="float" office:value="0" calcext:value-type="float">
            <text:p>0</text:p>
          </table:table-cell>
          <table:table-cell office:value-type="float" office:value="0.255512940695815" calcext:value-type="float">
            <text:p>0,255512940695815</text:p>
          </table:table-cell>
          <table:table-cell office:value-type="float" office:value="0.326628736" calcext:value-type="float">
            <text:p>0,326628736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463333333333333" calcext:value-type="float">
            <text:p>0,46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88888888888889" calcext:value-type="float">
            <text:p>8,89E-04</text:p>
          </table:table-cell>
          <table:table-cell office:value-type="float" office:value="0.00144444444444444" calcext:value-type="float">
            <text:p>0,001444444444444</text:p>
          </table:table-cell>
          <table:table-cell office:value-type="float" office:value="0.000662996902515723" calcext:value-type="float">
            <text:p>6,63E-04</text:p>
          </table:table-cell>
          <table:table-cell office:value-type="float" office:value="0.0818025530205802" calcext:value-type="float">
            <text:p>0,08180255302058</text:p>
          </table:table-cell>
          <table:table-cell office:value-type="float" office:value="0.173710387675235" calcext:value-type="float">
            <text:p>0,173710387675235</text:p>
          </table:table-cell>
          <table:table-cell office:value-type="float" office:value="0" calcext:value-type="float">
            <text:p>0</text:p>
          </table:table-cell>
          <table:table-cell office:value-type="float" office:value="0.255512940695815" calcext:value-type="float">
            <text:p>0,255512940695815</text:p>
          </table:table-cell>
          <table:table-cell office:value-type="float" office:value="0.174777226" calcext:value-type="float">
            <text:p>0,174777226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463333333333333" calcext:value-type="float">
            <text:p>0,46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44444444444444" calcext:value-type="float">
            <text:p>4,44E-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662996902515723" calcext:value-type="float">
            <text:p>6,63E-04</text:p>
          </table:table-cell>
          <table:table-cell office:value-type="float" office:value="0.0818025530205802" calcext:value-type="float">
            <text:p>0,08180255302058</text:p>
          </table:table-cell>
          <table:table-cell office:value-type="float" office:value="0.173710387675235" calcext:value-type="float">
            <text:p>0,173710387675235</text:p>
          </table:table-cell>
          <table:table-cell office:value-type="float" office:value="0" calcext:value-type="float">
            <text:p>0</text:p>
          </table:table-cell>
          <table:table-cell office:value-type="float" office:value="0.255512940695815" calcext:value-type="float">
            <text:p>0,255512940695815</text:p>
          </table:table-cell>
          <table:table-cell office:value-type="float" office:value="0.150805454" calcext:value-type="float">
            <text:p>0,150805454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463333333333333" calcext:value-type="float">
            <text:p>0,46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44444444444444" calcext:value-type="float">
            <text:p>4,44E-04</text:p>
          </table:table-cell>
          <table:table-cell office:value-type="float" office:value="0.00111111111111111" calcext:value-type="float">
            <text:p>0,001111111111111</text:p>
          </table:table-cell>
          <table:table-cell office:value-type="float" office:value="0.000662996902515723" calcext:value-type="float">
            <text:p>6,63E-04</text:p>
          </table:table-cell>
          <table:table-cell office:value-type="float" office:value="0.0818025530205802" calcext:value-type="float">
            <text:p>0,08180255302058</text:p>
          </table:table-cell>
          <table:table-cell office:value-type="float" office:value="0.173710387675235" calcext:value-type="float">
            <text:p>0,173710387675235</text:p>
          </table:table-cell>
          <table:table-cell office:value-type="float" office:value="0" calcext:value-type="float">
            <text:p>0</text:p>
          </table:table-cell>
          <table:table-cell office:value-type="float" office:value="0.255512940695815" calcext:value-type="float">
            <text:p>0,255512940695815</text:p>
          </table:table-cell>
          <table:table-cell office:value-type="float" office:value="0.112765168" calcext:value-type="float">
            <text:p>0,112765168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463333333333333" calcext:value-type="float">
            <text:p>0,46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00662996902515723" calcext:value-type="float">
            <text:p>6,63E-04</text:p>
          </table:table-cell>
          <table:table-cell office:value-type="float" office:value="0.0818025530205802" calcext:value-type="float">
            <text:p>0,08180255302058</text:p>
          </table:table-cell>
          <table:table-cell office:value-type="float" office:value="0.173710387675235" calcext:value-type="float">
            <text:p>0,173710387675235</text:p>
          </table:table-cell>
          <table:table-cell office:value-type="float" office:value="0" calcext:value-type="float">
            <text:p>0</text:p>
          </table:table-cell>
          <table:table-cell office:value-type="float" office:value="0.255512940695815" calcext:value-type="float">
            <text:p>0,255512940695815</text:p>
          </table:table-cell>
          <table:table-cell office:value-type="float" office:value="0.110772596" calcext:value-type="float">
            <text:p>0,110772596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05.41194581518" calcext:value-type="float">
            <text:p>2605,41194581518</text:p>
          </table:table-cell>
          <table:table-cell office:value-type="float" office:value="0.566666666666667" calcext:value-type="float">
            <text:p>0,5666666666666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.00111111111111111" calcext:value-type="float">
            <text:p>0,00111111111111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0596508580884802" calcext:value-type="float">
            <text:p>5,97E-04</text:p>
          </table:table-cell>
          <table:table-cell office:value-type="float" office:value="0.100008497796143" calcext:value-type="float">
            <text:p>0,100008497796143</text:p>
          </table:table-cell>
          <table:table-cell office:value-type="float" office:value="0.230032520710506" calcext:value-type="float">
            <text:p>0,230032520710506</text:p>
          </table:table-cell>
          <table:table-cell office:value-type="float" office:value="0" calcext:value-type="float">
            <text:p>0</text:p>
          </table:table-cell>
          <table:table-cell office:value-type="float" office:value="0.33004101850665" calcext:value-type="float">
            <text:p>0,33004101850665</text:p>
          </table:table-cell>
          <table:table-cell office:value-type="float" office:value="0.682566595" calcext:value-type="float">
            <text:p>0,682566595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05.41194581518" calcext:value-type="float">
            <text:p>2605,41194581518</text:p>
          </table:table-cell>
          <table:table-cell office:value-type="float" office:value="0.566666666666667" calcext:value-type="float">
            <text:p>0,56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77777777777778" calcext:value-type="float">
            <text:p>7,78E-04</text:p>
          </table:table-cell>
          <table:table-cell office:value-type="float" office:value="0.00166666666666667" calcext:value-type="float">
            <text:p>0,001666666666667</text:p>
          </table:table-cell>
          <table:table-cell office:value-type="float" office:value="0.000596508580884802" calcext:value-type="float">
            <text:p>5,97E-04</text:p>
          </table:table-cell>
          <table:table-cell office:value-type="float" office:value="0.100008497796143" calcext:value-type="float">
            <text:p>0,100008497796143</text:p>
          </table:table-cell>
          <table:table-cell office:value-type="float" office:value="0.230032520710506" calcext:value-type="float">
            <text:p>0,230032520710506</text:p>
          </table:table-cell>
          <table:table-cell office:value-type="float" office:value="0" calcext:value-type="float">
            <text:p>0</text:p>
          </table:table-cell>
          <table:table-cell office:value-type="float" office:value="0.33004101850665" calcext:value-type="float">
            <text:p>0,33004101850665</text:p>
          </table:table-cell>
          <table:table-cell office:value-type="float" office:value="0.349641572" calcext:value-type="float">
            <text:p>0,349641572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05.41194581518" calcext:value-type="float">
            <text:p>2605,41194581518</text:p>
          </table:table-cell>
          <table:table-cell office:value-type="float" office:value="0.566666666666667" calcext:value-type="float">
            <text:p>0,56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111111111111111" calcext:value-type="float">
            <text:p>0,001111111111111</text:p>
          </table:table-cell>
          <table:table-cell office:value-type="float" office:value="0.000596508580884802" calcext:value-type="float">
            <text:p>5,97E-04</text:p>
          </table:table-cell>
          <table:table-cell office:value-type="float" office:value="0.100008497796143" calcext:value-type="float">
            <text:p>0,100008497796143</text:p>
          </table:table-cell>
          <table:table-cell office:value-type="float" office:value="0.230032520710506" calcext:value-type="float">
            <text:p>0,230032520710506</text:p>
          </table:table-cell>
          <table:table-cell office:value-type="float" office:value="0" calcext:value-type="float">
            <text:p>0</text:p>
          </table:table-cell>
          <table:table-cell office:value-type="float" office:value="0.33004101850665" calcext:value-type="float">
            <text:p>0,33004101850665</text:p>
          </table:table-cell>
          <table:table-cell office:value-type="float" office:value="0.257035214" calcext:value-type="float">
            <text:p>0,25703521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05.41194581518" calcext:value-type="float">
            <text:p>2605,41194581518</text:p>
          </table:table-cell>
          <table:table-cell office:value-type="float" office:value="0.566666666666667" calcext:value-type="float">
            <text:p>0,56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88888888888889" calcext:value-type="float">
            <text:p>8,89E-04</text:p>
          </table:table-cell>
          <table:table-cell office:value-type="float" office:value="0.00122222222222222" calcext:value-type="float">
            <text:p>0,001222222222222</text:p>
          </table:table-cell>
          <table:table-cell office:value-type="float" office:value="0.000596508580884802" calcext:value-type="float">
            <text:p>5,97E-04</text:p>
          </table:table-cell>
          <table:table-cell office:value-type="float" office:value="0.100008497796143" calcext:value-type="float">
            <text:p>0,100008497796143</text:p>
          </table:table-cell>
          <table:table-cell office:value-type="float" office:value="0.230032520710506" calcext:value-type="float">
            <text:p>0,230032520710506</text:p>
          </table:table-cell>
          <table:table-cell office:value-type="float" office:value="0" calcext:value-type="float">
            <text:p>0</text:p>
          </table:table-cell>
          <table:table-cell office:value-type="float" office:value="0.33004101850665" calcext:value-type="float">
            <text:p>0,33004101850665</text:p>
          </table:table-cell>
          <table:table-cell office:value-type="float" office:value="0.30205277" calcext:value-type="float">
            <text:p>0,3020527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05.41194581518" calcext:value-type="float">
            <text:p>2605,41194581518</text:p>
          </table:table-cell>
          <table:table-cell office:value-type="float" office:value="0.566666666666667" calcext:value-type="float">
            <text:p>0,56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table:style-name="ce1" office:value-type="float" office:value="0.000555555555555556" calcext:value-type="float">
            <text:p>5,56E-04</text:p>
          </table:table-cell>
          <table:table-cell office:value-type="float" office:value="0.000596508580884802" calcext:value-type="float">
            <text:p>5,97E-04</text:p>
          </table:table-cell>
          <table:table-cell office:value-type="float" office:value="0.100008497796143" calcext:value-type="float">
            <text:p>0,100008497796143</text:p>
          </table:table-cell>
          <table:table-cell office:value-type="float" office:value="0.230032520710506" calcext:value-type="float">
            <text:p>0,230032520710506</text:p>
          </table:table-cell>
          <table:table-cell office:value-type="float" office:value="0" calcext:value-type="float">
            <text:p>0</text:p>
          </table:table-cell>
          <table:table-cell office:value-type="float" office:value="0.33004101850665" calcext:value-type="float">
            <text:p>0,33004101850665</text:p>
          </table:table-cell>
          <table:table-cell office:value-type="float" office:value="0.235981732" calcext:value-type="float">
            <text:p>0,235981732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03.74716981132" calcext:value-type="float">
            <text:p>2703,74716981132</text:p>
          </table:table-cell>
          <table:table-cell office:value-type="float" office:value="0.615555555555556" calcext:value-type="float">
            <text:p>0,6155555555555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.00144444444444445" calcext:value-type="float">
            <text:p>0,001444444444444</text:p>
          </table:table-cell>
          <table:table-cell office:value-type="float" office:value="0.00211111111111111" calcext:value-type="float">
            <text:p>0,002111111111111</text:p>
          </table:table-cell>
          <table:table-cell office:value-type="float" office:value="0.000640196467505241" calcext:value-type="float">
            <text:p>6,40E-04</text:p>
          </table:table-cell>
          <table:table-cell office:value-type="float" office:value="0.108635311081666" calcext:value-type="float">
            <text:p>0,108635311081666</text:p>
          </table:table-cell>
          <table:table-cell office:value-type="float" office:value="0.293355356692602" calcext:value-type="float">
            <text:p>0,293355356692602</text:p>
          </table:table-cell>
          <table:table-cell office:value-type="float" office:value="0" calcext:value-type="float">
            <text:p>0</text:p>
          </table:table-cell>
          <table:table-cell office:value-type="float" office:value="0.401990667774268" calcext:value-type="float">
            <text:p>0,401990667774268</text:p>
          </table:table-cell>
          <table:table-cell office:value-type="float" office:value="0.555182168" calcext:value-type="float">
            <text:p>0,555182168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03.74716981132" calcext:value-type="float">
            <text:p>2703,74716981132</text:p>
          </table:table-cell>
          <table:table-cell office:value-type="float" office:value="0.615555555555556" calcext:value-type="float">
            <text:p>0,61555555555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122222222222222" calcext:value-type="float">
            <text:p>0,001222222222222</text:p>
          </table:table-cell>
          <table:table-cell office:value-type="float" office:value="0.000640196467505241" calcext:value-type="float">
            <text:p>6,40E-04</text:p>
          </table:table-cell>
          <table:table-cell office:value-type="float" office:value="0.108635311081666" calcext:value-type="float">
            <text:p>0,108635311081666</text:p>
          </table:table-cell>
          <table:table-cell office:value-type="float" office:value="0.293355356692602" calcext:value-type="float">
            <text:p>0,293355356692602</text:p>
          </table:table-cell>
          <table:table-cell office:value-type="float" office:value="0" calcext:value-type="float">
            <text:p>0</text:p>
          </table:table-cell>
          <table:table-cell office:value-type="float" office:value="0.401990667774268" calcext:value-type="float">
            <text:p>0,401990667774268</text:p>
          </table:table-cell>
          <table:table-cell office:value-type="float" office:value="0.462729336" calcext:value-type="float">
            <text:p>0,462729336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03.74716981132" calcext:value-type="float">
            <text:p>2703,74716981132</text:p>
          </table:table-cell>
          <table:table-cell office:value-type="float" office:value="0.615555555555556" calcext:value-type="float">
            <text:p>0,61555555555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55555555555556" calcext:value-type="float">
            <text:p>5,56E-04</text:p>
          </table:table-cell>
          <table:table-cell office:value-type="float" office:value="0.00122222222222222" calcext:value-type="float">
            <text:p>0,001222222222222</text:p>
          </table:table-cell>
          <table:table-cell office:value-type="float" office:value="0.000640196467505241" calcext:value-type="float">
            <text:p>6,40E-04</text:p>
          </table:table-cell>
          <table:table-cell office:value-type="float" office:value="0.108635311081666" calcext:value-type="float">
            <text:p>0,108635311081666</text:p>
          </table:table-cell>
          <table:table-cell office:value-type="float" office:value="0.293355356692602" calcext:value-type="float">
            <text:p>0,293355356692602</text:p>
          </table:table-cell>
          <table:table-cell office:value-type="float" office:value="0" calcext:value-type="float">
            <text:p>0</text:p>
          </table:table-cell>
          <table:table-cell office:value-type="float" office:value="0.401990667774268" calcext:value-type="float">
            <text:p>0,401990667774268</text:p>
          </table:table-cell>
          <table:table-cell office:value-type="float" office:value="0.398384015" calcext:value-type="float">
            <text:p>0,398384015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03.74716981132" calcext:value-type="float">
            <text:p>2703,74716981132</text:p>
          </table:table-cell>
          <table:table-cell office:value-type="float" office:value="0.615555555555556" calcext:value-type="float">
            <text:p>0,61555555555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44444444444444" calcext:value-type="float">
            <text:p>4,44E-04</text:p>
          </table:table-cell>
          <table:table-cell table:style-name="ce1" office:value-type="float" office:value="0.000777777777777778" calcext:value-type="float">
            <text:p>7,78E-04</text:p>
          </table:table-cell>
          <table:table-cell office:value-type="float" office:value="0.000640196467505241" calcext:value-type="float">
            <text:p>6,40E-04</text:p>
          </table:table-cell>
          <table:table-cell office:value-type="float" office:value="0.108635311081666" calcext:value-type="float">
            <text:p>0,108635311081666</text:p>
          </table:table-cell>
          <table:table-cell office:value-type="float" office:value="0.293355356692602" calcext:value-type="float">
            <text:p>0,293355356692602</text:p>
          </table:table-cell>
          <table:table-cell office:value-type="float" office:value="0" calcext:value-type="float">
            <text:p>0</text:p>
          </table:table-cell>
          <table:table-cell office:value-type="float" office:value="0.401990667774268" calcext:value-type="float">
            <text:p>0,401990667774268</text:p>
          </table:table-cell>
          <table:table-cell office:value-type="float" office:value="0.284815546" calcext:value-type="float">
            <text:p>0,284815546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03.74716981132" calcext:value-type="float">
            <text:p>2703,74716981132</text:p>
          </table:table-cell>
          <table:table-cell office:value-type="float" office:value="0.615555555555556" calcext:value-type="float">
            <text:p>0,6155555555555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.001" calcext:value-type="float">
            <text:p>0,001</text:p>
          </table:table-cell>
          <table:table-cell office:value-type="float" office:value="0.00122222222222222" calcext:value-type="float">
            <text:p>0,001222222222222</text:p>
          </table:table-cell>
          <table:table-cell office:value-type="float" office:value="0.000640196467505241" calcext:value-type="float">
            <text:p>6,40E-04</text:p>
          </table:table-cell>
          <table:table-cell office:value-type="float" office:value="0.108635311081666" calcext:value-type="float">
            <text:p>0,108635311081666</text:p>
          </table:table-cell>
          <table:table-cell office:value-type="float" office:value="0.293355356692602" calcext:value-type="float">
            <text:p>0,293355356692602</text:p>
          </table:table-cell>
          <table:table-cell office:value-type="float" office:value="0" calcext:value-type="float">
            <text:p>0</text:p>
          </table:table-cell>
          <table:table-cell office:value-type="float" office:value="0.401990667774268" calcext:value-type="float">
            <text:p>0,401990667774268</text:p>
          </table:table-cell>
          <table:table-cell office:value-type="float" office:value="0.236862568" calcext:value-type="float">
            <text:p>0,236862568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57.95620972158" calcext:value-type="float">
            <text:p>2557,95620972158</text:p>
          </table:table-cell>
          <table:table-cell office:value-type="float" office:value="0.652222222222222" calcext:value-type="float">
            <text:p>0,6522222222222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.00122222222222222" calcext:value-type="float">
            <text:p>0,001222222222222</text:p>
          </table:table-cell>
          <table:table-cell office:value-type="float" office:value="0.00166666666666667" calcext:value-type="float">
            <text:p>0,001666666666667</text:p>
          </table:table-cell>
          <table:table-cell office:value-type="float" office:value="0.000672506631176113" calcext:value-type="float">
            <text:p>6,73E-04</text:p>
          </table:table-cell>
          <table:table-cell office:value-type="float" office:value="0.115105340696854" calcext:value-type="float">
            <text:p>0,115105340696854</text:p>
          </table:table-cell>
          <table:table-cell office:value-type="float" office:value="0.350611251060725" calcext:value-type="float">
            <text:p>0,350611251060725</text:p>
          </table:table-cell>
          <table:table-cell office:value-type="float" office:value="0" calcext:value-type="float">
            <text:p>0</text:p>
          </table:table-cell>
          <table:table-cell office:value-type="float" office:value="0.465716591757579" calcext:value-type="float">
            <text:p>0,465716591757579</text:p>
          </table:table-cell>
          <table:table-cell office:value-type="float" office:value="0.716138456" calcext:value-type="float">
            <text:p>0,716138456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57.95620972158" calcext:value-type="float">
            <text:p>2557,95620972158</text:p>
          </table:table-cell>
          <table:table-cell office:value-type="float" office:value="0.652222222222222" calcext:value-type="float">
            <text:p>0,65222222222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55555555555556" calcext:value-type="float">
            <text:p>5,56E-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672506631176113" calcext:value-type="float">
            <text:p>6,73E-04</text:p>
          </table:table-cell>
          <table:table-cell office:value-type="float" office:value="0.115105340696854" calcext:value-type="float">
            <text:p>0,115105340696854</text:p>
          </table:table-cell>
          <table:table-cell office:value-type="float" office:value="0.350611251060725" calcext:value-type="float">
            <text:p>0,350611251060725</text:p>
          </table:table-cell>
          <table:table-cell office:value-type="float" office:value="0" calcext:value-type="float">
            <text:p>0</text:p>
          </table:table-cell>
          <table:table-cell office:value-type="float" office:value="0.465716591757579" calcext:value-type="float">
            <text:p>0,465716591757579</text:p>
          </table:table-cell>
          <table:table-cell office:value-type="float" office:value="0.498835909" calcext:value-type="float">
            <text:p>0,49883590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57.95620972158" calcext:value-type="float">
            <text:p>2557,95620972158</text:p>
          </table:table-cell>
          <table:table-cell office:value-type="float" office:value="0.652222222222222" calcext:value-type="float">
            <text:p>0,6522222222222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.00111111111111111" calcext:value-type="float">
            <text:p>0,001111111111111</text:p>
          </table:table-cell>
          <table:table-cell office:value-type="float" office:value="0.00166666666666667" calcext:value-type="float">
            <text:p>0,001666666666667</text:p>
          </table:table-cell>
          <table:table-cell office:value-type="float" office:value="0.000672506631176113" calcext:value-type="float">
            <text:p>6,73E-04</text:p>
          </table:table-cell>
          <table:table-cell office:value-type="float" office:value="0.115105340696854" calcext:value-type="float">
            <text:p>0,115105340696854</text:p>
          </table:table-cell>
          <table:table-cell office:value-type="float" office:value="0.350611251060725" calcext:value-type="float">
            <text:p>0,350611251060725</text:p>
          </table:table-cell>
          <table:table-cell office:value-type="float" office:value="0" calcext:value-type="float">
            <text:p>0</text:p>
          </table:table-cell>
          <table:table-cell office:value-type="float" office:value="0.465716591757579" calcext:value-type="float">
            <text:p>0,465716591757579</text:p>
          </table:table-cell>
          <table:table-cell office:value-type="float" office:value="0.42571538" calcext:value-type="float">
            <text:p>0,42571538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57.95620972158" calcext:value-type="float">
            <text:p>2557,95620972158</text:p>
          </table:table-cell>
          <table:table-cell office:value-type="float" office:value="0.652222222222222" calcext:value-type="float">
            <text:p>0,65222222222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88888888888889" calcext:value-type="float">
            <text:p>8,89E-04</text:p>
          </table:table-cell>
          <table:table-cell office:value-type="float" office:value="0.00111111111111111" calcext:value-type="float">
            <text:p>0,001111111111111</text:p>
          </table:table-cell>
          <table:table-cell office:value-type="float" office:value="0.000672506631176113" calcext:value-type="float">
            <text:p>6,73E-04</text:p>
          </table:table-cell>
          <table:table-cell office:value-type="float" office:value="0.115105340696854" calcext:value-type="float">
            <text:p>0,115105340696854</text:p>
          </table:table-cell>
          <table:table-cell office:value-type="float" office:value="0.350611251060725" calcext:value-type="float">
            <text:p>0,350611251060725</text:p>
          </table:table-cell>
          <table:table-cell office:value-type="float" office:value="0" calcext:value-type="float">
            <text:p>0</text:p>
          </table:table-cell>
          <table:table-cell office:value-type="float" office:value="0.465716591757579" calcext:value-type="float">
            <text:p>0,465716591757579</text:p>
          </table:table-cell>
          <table:table-cell office:value-type="float" office:value="0.452510378" calcext:value-type="float">
            <text:p>0,452510378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57.95620972158" calcext:value-type="float">
            <text:p>2557,95620972158</text:p>
          </table:table-cell>
          <table:table-cell office:value-type="float" office:value="0.652222222222222" calcext:value-type="float">
            <text:p>0,65222222222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55555555555556" calcext:value-type="float">
            <text:p>5,56E-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672506631176113" calcext:value-type="float">
            <text:p>6,73E-04</text:p>
          </table:table-cell>
          <table:table-cell office:value-type="float" office:value="0.115105340696854" calcext:value-type="float">
            <text:p>0,115105340696854</text:p>
          </table:table-cell>
          <table:table-cell office:value-type="float" office:value="0.350611251060725" calcext:value-type="float">
            <text:p>0,350611251060725</text:p>
          </table:table-cell>
          <table:table-cell office:value-type="float" office:value="0" calcext:value-type="float">
            <text:p>0</text:p>
          </table:table-cell>
          <table:table-cell office:value-type="float" office:value="0.465716591757579" calcext:value-type="float">
            <text:p>0,465716591757579</text:p>
          </table:table-cell>
          <table:table-cell office:value-type="float" office:value="0.381976619" calcext:value-type="float">
            <text:p>0,38197661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05.4679245283" calcext:value-type="float">
            <text:p>2705,4679245283</text:p>
          </table:table-cell>
          <table:table-cell office:value-type="float" office:value="0.693333333333333" calcext:value-type="float">
            <text:p>0,69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55555555555556" calcext:value-type="float">
            <text:p>5,56E-04</text:p>
          </table:table-cell>
          <table:table-cell office:value-type="float" office:value="0.00144444444444444" calcext:value-type="float">
            <text:p>0,001444444444444</text:p>
          </table:table-cell>
          <table:table-cell office:value-type="float" office:value="0.000751744475890985" calcext:value-type="float">
            <text:p>7,52E-04</text:p>
          </table:table-cell>
          <table:table-cell office:value-type="float" office:value="0.122367199217766" calcext:value-type="float">
            <text:p>0,122367199217766</text:p>
          </table:table-cell>
          <table:table-cell office:value-type="float" office:value="0.401486194008338" calcext:value-type="float">
            <text:p>0,401486194008338</text:p>
          </table:table-cell>
          <table:table-cell office:value-type="float" office:value="0" calcext:value-type="float">
            <text:p>0</text:p>
          </table:table-cell>
          <table:table-cell office:value-type="float" office:value="0.523853393226105" calcext:value-type="float">
            <text:p>0,523853393226105</text:p>
          </table:table-cell>
          <table:table-cell office:value-type="float" office:value="0.989024511" calcext:value-type="float">
            <text:p>0,989024511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05.4679245283" calcext:value-type="float">
            <text:p>2705,4679245283</text:p>
          </table:table-cell>
          <table:table-cell office:value-type="float" office:value="0.693333333333333" calcext:value-type="float">
            <text:p>0,69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00751744475890985" calcext:value-type="float">
            <text:p>7,52E-04</text:p>
          </table:table-cell>
          <table:table-cell office:value-type="float" office:value="0.122367199217766" calcext:value-type="float">
            <text:p>0,122367199217766</text:p>
          </table:table-cell>
          <table:table-cell office:value-type="float" office:value="0.401486194008338" calcext:value-type="float">
            <text:p>0,401486194008338</text:p>
          </table:table-cell>
          <table:table-cell office:value-type="float" office:value="0" calcext:value-type="float">
            <text:p>0</text:p>
          </table:table-cell>
          <table:table-cell office:value-type="float" office:value="0.523853393226105" calcext:value-type="float">
            <text:p>0,523853393226105</text:p>
          </table:table-cell>
          <table:table-cell office:value-type="float" office:value="0.754420895" calcext:value-type="float">
            <text:p>0,754420895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05.4679245283" calcext:value-type="float">
            <text:p>2705,4679245283</text:p>
          </table:table-cell>
          <table:table-cell office:value-type="float" office:value="0.693333333333333" calcext:value-type="float">
            <text:p>0,69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table:style-name="ce1" office:value-type="float" office:value="0.000777777777777778" calcext:value-type="float">
            <text:p>7,78E-04</text:p>
          </table:table-cell>
          <table:table-cell office:value-type="float" office:value="0.000751744475890985" calcext:value-type="float">
            <text:p>7,52E-04</text:p>
          </table:table-cell>
          <table:table-cell office:value-type="float" office:value="0.122367199217766" calcext:value-type="float">
            <text:p>0,122367199217766</text:p>
          </table:table-cell>
          <table:table-cell office:value-type="float" office:value="0.401486194008338" calcext:value-type="float">
            <text:p>0,401486194008338</text:p>
          </table:table-cell>
          <table:table-cell office:value-type="float" office:value="0" calcext:value-type="float">
            <text:p>0</text:p>
          </table:table-cell>
          <table:table-cell office:value-type="float" office:value="0.523853393226105" calcext:value-type="float">
            <text:p>0,523853393226105</text:p>
          </table:table-cell>
          <table:table-cell office:value-type="float" office:value="0.426901154" calcext:value-type="float">
            <text:p>0,426901154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05.4679245283" calcext:value-type="float">
            <text:p>2705,4679245283</text:p>
          </table:table-cell>
          <table:table-cell office:value-type="float" office:value="0.693333333333333" calcext:value-type="float">
            <text:p>0,69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44444444444444" calcext:value-type="float">
            <text:p>4,44E-04</text:p>
          </table:table-cell>
          <table:table-cell table:style-name="ce1" office:value-type="float" office:value="0.000777777777777778" calcext:value-type="float">
            <text:p>7,78E-04</text:p>
          </table:table-cell>
          <table:table-cell office:value-type="float" office:value="0.000751744475890985" calcext:value-type="float">
            <text:p>7,52E-04</text:p>
          </table:table-cell>
          <table:table-cell office:value-type="float" office:value="0.122367199217766" calcext:value-type="float">
            <text:p>0,122367199217766</text:p>
          </table:table-cell>
          <table:table-cell office:value-type="float" office:value="0.401486194008338" calcext:value-type="float">
            <text:p>0,401486194008338</text:p>
          </table:table-cell>
          <table:table-cell office:value-type="float" office:value="0" calcext:value-type="float">
            <text:p>0</text:p>
          </table:table-cell>
          <table:table-cell office:value-type="float" office:value="0.523853393226105" calcext:value-type="float">
            <text:p>0,523853393226105</text:p>
          </table:table-cell>
          <table:table-cell office:value-type="float" office:value="0.444856175" calcext:value-type="float">
            <text:p>0,444856175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05.4679245283" calcext:value-type="float">
            <text:p>2705,4679245283</text:p>
          </table:table-cell>
          <table:table-cell office:value-type="float" office:value="0.693333333333333" calcext:value-type="float">
            <text:p>0,69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table:style-name="ce1" office:value-type="float" office:value="0.000666666666666667" calcext:value-type="float">
            <text:p>6,67E-04</text:p>
          </table:table-cell>
          <table:table-cell office:value-type="float" office:value="0.000751744475890985" calcext:value-type="float">
            <text:p>7,52E-04</text:p>
          </table:table-cell>
          <table:table-cell office:value-type="float" office:value="0.122367199217766" calcext:value-type="float">
            <text:p>0,122367199217766</text:p>
          </table:table-cell>
          <table:table-cell office:value-type="float" office:value="0.401486194008338" calcext:value-type="float">
            <text:p>0,401486194008338</text:p>
          </table:table-cell>
          <table:table-cell office:value-type="float" office:value="0" calcext:value-type="float">
            <text:p>0</text:p>
          </table:table-cell>
          <table:table-cell office:value-type="float" office:value="0.523853393226105" calcext:value-type="float">
            <text:p>0,523853393226105</text:p>
          </table:table-cell>
          <table:table-cell office:value-type="float" office:value="0.390772399" calcext:value-type="float">
            <text:p>0,39077239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05.4679245283" calcext:value-type="float">
            <text:p>2705,4679245283</text:p>
          </table:table-cell>
          <table:table-cell office:value-type="float" office:value="0.725555555555555" calcext:value-type="float">
            <text:p>0,72555555555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144444444444444" calcext:value-type="float">
            <text:p>0,001444444444444</text:p>
          </table:table-cell>
          <table:table-cell office:value-type="float" office:value="0.000807518480083857" calcext:value-type="float">
            <text:p>8,08E-04</text:p>
          </table:table-cell>
          <table:table-cell office:value-type="float" office:value="0.128057809952483" calcext:value-type="float">
            <text:p>0,128057809952483</text:p>
          </table:table-cell>
          <table:table-cell office:value-type="float" office:value="0.455551612666206" calcext:value-type="float">
            <text:p>0,455551612666206</text:p>
          </table:table-cell>
          <table:table-cell office:value-type="float" office:value="0" calcext:value-type="float">
            <text:p>0</text:p>
          </table:table-cell>
          <table:table-cell office:value-type="float" office:value="0.58360942261869" calcext:value-type="float">
            <text:p>0,58360942261869</text:p>
          </table:table-cell>
          <table:table-cell office:value-type="float" office:value="0.692812533" calcext:value-type="float">
            <text:p>0,692812533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05.4679245283" calcext:value-type="float">
            <text:p>2705,4679245283</text:p>
          </table:table-cell>
          <table:table-cell office:value-type="float" office:value="0.725555555555555" calcext:value-type="float">
            <text:p>0,72555555555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44444444444444" calcext:value-type="float">
            <text:p>4,44E-04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00807518480083857" calcext:value-type="float">
            <text:p>8,08E-04</text:p>
          </table:table-cell>
          <table:table-cell office:value-type="float" office:value="0.128057809952483" calcext:value-type="float">
            <text:p>0,128057809952483</text:p>
          </table:table-cell>
          <table:table-cell office:value-type="float" office:value="0.455551612666206" calcext:value-type="float">
            <text:p>0,455551612666206</text:p>
          </table:table-cell>
          <table:table-cell office:value-type="float" office:value="0" calcext:value-type="float">
            <text:p>0</text:p>
          </table:table-cell>
          <table:table-cell office:value-type="float" office:value="0.58360942261869" calcext:value-type="float">
            <text:p>0,58360942261869</text:p>
          </table:table-cell>
          <table:table-cell office:value-type="float" office:value="0.394890743" calcext:value-type="float">
            <text:p>0,394890743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05.4679245283" calcext:value-type="float">
            <text:p>2705,4679245283</text:p>
          </table:table-cell>
          <table:table-cell office:value-type="float" office:value="0.725555555555555" calcext:value-type="float">
            <text:p>0,7255555555555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555555555555556" calcext:value-type="float">
            <text:p>5,56E-04</text:p>
          </table:table-cell>
          <table:table-cell office:value-type="float" office:value="0.000807518480083857" calcext:value-type="float">
            <text:p>8,08E-04</text:p>
          </table:table-cell>
          <table:table-cell office:value-type="float" office:value="0.128057809952483" calcext:value-type="float">
            <text:p>0,128057809952483</text:p>
          </table:table-cell>
          <table:table-cell office:value-type="float" office:value="0.455551612666206" calcext:value-type="float">
            <text:p>0,455551612666206</text:p>
          </table:table-cell>
          <table:table-cell office:value-type="float" office:value="0" calcext:value-type="float">
            <text:p>0</text:p>
          </table:table-cell>
          <table:table-cell office:value-type="float" office:value="0.58360942261869" calcext:value-type="float">
            <text:p>0,58360942261869</text:p>
          </table:table-cell>
          <table:table-cell office:value-type="float" office:value="0.292724112" calcext:value-type="float">
            <text:p>0,292724112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05.4679245283" calcext:value-type="float">
            <text:p>2705,4679245283</text:p>
          </table:table-cell>
          <table:table-cell office:value-type="float" office:value="0.725555555555555" calcext:value-type="float">
            <text:p>0,72555555555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table:style-name="ce1" office:value-type="float" office:value="0.000666666666666667" calcext:value-type="float">
            <text:p>6,67E-04</text:p>
          </table:table-cell>
          <table:table-cell office:value-type="float" office:value="0.000807518480083857" calcext:value-type="float">
            <text:p>8,08E-04</text:p>
          </table:table-cell>
          <table:table-cell office:value-type="float" office:value="0.128057809952483" calcext:value-type="float">
            <text:p>0,128057809952483</text:p>
          </table:table-cell>
          <table:table-cell office:value-type="float" office:value="0.455551612666206" calcext:value-type="float">
            <text:p>0,455551612666206</text:p>
          </table:table-cell>
          <table:table-cell office:value-type="float" office:value="0" calcext:value-type="float">
            <text:p>0</text:p>
          </table:table-cell>
          <table:table-cell office:value-type="float" office:value="0.58360942261869" calcext:value-type="float">
            <text:p>0,58360942261869</text:p>
          </table:table-cell>
          <table:table-cell office:value-type="float" office:value="0.290857424" calcext:value-type="float">
            <text:p>0,290857424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05.4679245283" calcext:value-type="float">
            <text:p>2705,4679245283</text:p>
          </table:table-cell>
          <table:table-cell office:value-type="float" office:value="0.725555555555555" calcext:value-type="float">
            <text:p>0,72555555555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table:style-name="ce1" office:value-type="float" office:value="0.000555555555555556" calcext:value-type="float">
            <text:p>5,56E-04</text:p>
          </table:table-cell>
          <table:table-cell office:value-type="float" office:value="0.000807518480083857" calcext:value-type="float">
            <text:p>8,08E-04</text:p>
          </table:table-cell>
          <table:table-cell office:value-type="float" office:value="0.128057809952483" calcext:value-type="float">
            <text:p>0,128057809952483</text:p>
          </table:table-cell>
          <table:table-cell office:value-type="float" office:value="0.455551612666206" calcext:value-type="float">
            <text:p>0,455551612666206</text:p>
          </table:table-cell>
          <table:table-cell office:value-type="float" office:value="0" calcext:value-type="float">
            <text:p>0</text:p>
          </table:table-cell>
          <table:table-cell office:value-type="float" office:value="0.58360942261869" calcext:value-type="float">
            <text:p>0,58360942261869</text:p>
          </table:table-cell>
          <table:table-cell office:value-type="float" office:value="0.269436112" calcext:value-type="float">
            <text:p>0,269436112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59.51092670271" calcext:value-type="float">
            <text:p>2559,5109267027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55555555555556" calcext:value-type="float">
            <text:p>5,56E-04</text:p>
          </table:table-cell>
          <table:table-cell office:value-type="float" office:value="0.00122222222222222" calcext:value-type="float">
            <text:p>0,001222222222222</text:p>
          </table:table-cell>
          <table:table-cell office:value-type="float" office:value="0.000859824293649908" calcext:value-type="float">
            <text:p>8,60E-04</text:p>
          </table:table-cell>
          <table:table-cell office:value-type="float" office:value="0.132376587022971" calcext:value-type="float">
            <text:p>0,132376587022971</text:p>
          </table:table-cell>
          <table:table-cell office:value-type="float" office:value="0.525916876591088" calcext:value-type="float">
            <text:p>0,525916876591088</text:p>
          </table:table-cell>
          <table:table-cell office:value-type="float" office:value="0" calcext:value-type="float">
            <text:p>0</text:p>
          </table:table-cell>
          <table:table-cell office:value-type="float" office:value="0.658293463614058" calcext:value-type="float">
            <text:p>0,658293463614058</text:p>
          </table:table-cell>
          <table:table-cell office:value-type="float" office:value="5.884888842" calcext:value-type="float">
            <text:p>5,884888842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59.51092670271" calcext:value-type="float">
            <text:p>2559,5109267027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222222222222222" calcext:value-type="float">
            <text:p>2,22E-04</text:p>
          </table:table-cell>
          <table:table-cell office:value-type="float" office:value="0.000859824293649908" calcext:value-type="float">
            <text:p>8,60E-04</text:p>
          </table:table-cell>
          <table:table-cell office:value-type="float" office:value="0.132376587022971" calcext:value-type="float">
            <text:p>0,132376587022971</text:p>
          </table:table-cell>
          <table:table-cell office:value-type="float" office:value="0.525916876591088" calcext:value-type="float">
            <text:p>0,525916876591088</text:p>
          </table:table-cell>
          <table:table-cell office:value-type="float" office:value="0" calcext:value-type="float">
            <text:p>0</text:p>
          </table:table-cell>
          <table:table-cell office:value-type="float" office:value="0.658293463614058" calcext:value-type="float">
            <text:p>0,658293463614058</text:p>
          </table:table-cell>
          <table:table-cell office:value-type="float" office:value="5.397772089" calcext:value-type="float">
            <text:p>5,39777208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59.51092670271" calcext:value-type="float">
            <text:p>2559,5109267027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table:style-name="ce1" office:value-type="float" office:value="0.000222222222222222" calcext:value-type="float">
            <text:p>2,22E-04</text:p>
          </table:table-cell>
          <table:table-cell office:value-type="float" office:value="0.000859824293649908" calcext:value-type="float">
            <text:p>8,60E-04</text:p>
          </table:table-cell>
          <table:table-cell office:value-type="float" office:value="0.132376587022971" calcext:value-type="float">
            <text:p>0,132376587022971</text:p>
          </table:table-cell>
          <table:table-cell office:value-type="float" office:value="0.525916876591088" calcext:value-type="float">
            <text:p>0,525916876591088</text:p>
          </table:table-cell>
          <table:table-cell office:value-type="float" office:value="0" calcext:value-type="float">
            <text:p>0</text:p>
          </table:table-cell>
          <table:table-cell office:value-type="float" office:value="0.658293463614058" calcext:value-type="float">
            <text:p>0,658293463614058</text:p>
          </table:table-cell>
          <table:table-cell office:value-type="float" office:value="5.419392619" calcext:value-type="float">
            <text:p>5,41939261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59.51092670271" calcext:value-type="float">
            <text:p>2559,5109267027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555555555555556" calcext:value-type="float">
            <text:p>5,56E-04</text:p>
          </table:table-cell>
          <table:table-cell office:value-type="float" office:value="0.000859824293649908" calcext:value-type="float">
            <text:p>8,60E-04</text:p>
          </table:table-cell>
          <table:table-cell office:value-type="float" office:value="0.132376587022971" calcext:value-type="float">
            <text:p>0,132376587022971</text:p>
          </table:table-cell>
          <table:table-cell office:value-type="float" office:value="0.525916876591088" calcext:value-type="float">
            <text:p>0,525916876591088</text:p>
          </table:table-cell>
          <table:table-cell office:value-type="float" office:value="0" calcext:value-type="float">
            <text:p>0</text:p>
          </table:table-cell>
          <table:table-cell office:value-type="float" office:value="0.658293463614058" calcext:value-type="float">
            <text:p>0,658293463614058</text:p>
          </table:table-cell>
          <table:table-cell office:value-type="float" office:value="5.397108394" calcext:value-type="float">
            <text:p>5,397108394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59.51092670271" calcext:value-type="float">
            <text:p>2559,5109267027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table:style-name="ce1" office:value-type="float" office:value="0.000444444444444444" calcext:value-type="float">
            <text:p>4,44E-04</text:p>
          </table:table-cell>
          <table:table-cell office:value-type="float" office:value="0.000859824293649908" calcext:value-type="float">
            <text:p>8,60E-04</text:p>
          </table:table-cell>
          <table:table-cell office:value-type="float" office:value="0.132376587022971" calcext:value-type="float">
            <text:p>0,132376587022971</text:p>
          </table:table-cell>
          <table:table-cell office:value-type="float" office:value="0.525916876591088" calcext:value-type="float">
            <text:p>0,525916876591088</text:p>
          </table:table-cell>
          <table:table-cell office:value-type="float" office:value="0" calcext:value-type="float">
            <text:p>0</text:p>
          </table:table-cell>
          <table:table-cell office:value-type="float" office:value="0.658293463614058" calcext:value-type="float">
            <text:p>0,658293463614058</text:p>
          </table:table-cell>
          <table:table-cell office:value-type="float" office:value="5.550286669" calcext:value-type="float">
            <text:p>5,55028666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8.91509433962" calcext:value-type="float">
            <text:p>2708,91509433962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44444444444444" calcext:value-type="float">
            <text:p>4,44E-04</text:p>
          </table:table-cell>
          <table:table-cell office:value-type="float" office:value="0.00122222222222222" calcext:value-type="float">
            <text:p>0,001222222222222</text:p>
          </table:table-cell>
          <table:table-cell office:value-type="float" office:value="0.000942223878406709" calcext:value-type="float">
            <text:p>9,42E-04</text:p>
          </table:table-cell>
          <table:table-cell office:value-type="float" office:value="0.128865114069763" calcext:value-type="float">
            <text:p>0,128865114069763</text:p>
          </table:table-cell>
          <table:table-cell office:value-type="float" office:value="0.575196581683573" calcext:value-type="float">
            <text:p>0,575196581683573</text:p>
          </table:table-cell>
          <table:table-cell office:value-type="float" office:value="0" calcext:value-type="float">
            <text:p>0</text:p>
          </table:table-cell>
          <table:table-cell office:value-type="float" office:value="0.704061695753336" calcext:value-type="float">
            <text:p>0,704061695753336</text:p>
          </table:table-cell>
          <table:table-cell office:value-type="float" office:value="840.397772089" calcext:value-type="float">
            <text:p>840,39777208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8.91509433962" calcext:value-type="float">
            <text:p>2708,91509433962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00942223878406709" calcext:value-type="float">
            <text:p>9,42E-04</text:p>
          </table:table-cell>
          <table:table-cell office:value-type="float" office:value="0.128865114069763" calcext:value-type="float">
            <text:p>0,128865114069763</text:p>
          </table:table-cell>
          <table:table-cell office:value-type="float" office:value="0.575196581683573" calcext:value-type="float">
            <text:p>0,575196581683573</text:p>
          </table:table-cell>
          <table:table-cell office:value-type="float" office:value="0" calcext:value-type="float">
            <text:p>0</text:p>
          </table:table-cell>
          <table:table-cell office:value-type="float" office:value="0.704061695753336" calcext:value-type="float">
            <text:p>0,704061695753336</text:p>
          </table:table-cell>
          <table:table-cell office:value-type="float" office:value="840.397772089" calcext:value-type="float">
            <text:p>840,39777208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8.91509433962" calcext:value-type="float">
            <text:p>2708,91509433962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777777777777778" calcext:value-type="float">
            <text:p>7,78E-04</text:p>
          </table:table-cell>
          <table:table-cell office:value-type="float" office:value="0.000942223878406709" calcext:value-type="float">
            <text:p>9,42E-04</text:p>
          </table:table-cell>
          <table:table-cell office:value-type="float" office:value="0.128865114069763" calcext:value-type="float">
            <text:p>0,128865114069763</text:p>
          </table:table-cell>
          <table:table-cell office:value-type="float" office:value="0.575196581683573" calcext:value-type="float">
            <text:p>0,575196581683573</text:p>
          </table:table-cell>
          <table:table-cell office:value-type="float" office:value="0" calcext:value-type="float">
            <text:p>0</text:p>
          </table:table-cell>
          <table:table-cell office:value-type="float" office:value="0.704061695753336" calcext:value-type="float">
            <text:p>0,704061695753336</text:p>
          </table:table-cell>
          <table:table-cell office:value-type="float" office:value="840.397772089" calcext:value-type="float">
            <text:p>840,39777208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8.91509433962" calcext:value-type="float">
            <text:p>2708,91509433962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table:style-name="ce1" office:value-type="float" office:value="0.000444444444444444" calcext:value-type="float">
            <text:p>4,44E-04</text:p>
          </table:table-cell>
          <table:table-cell office:value-type="float" office:value="0.000942223878406709" calcext:value-type="float">
            <text:p>9,42E-04</text:p>
          </table:table-cell>
          <table:table-cell office:value-type="float" office:value="0.128865114069763" calcext:value-type="float">
            <text:p>0,128865114069763</text:p>
          </table:table-cell>
          <table:table-cell office:value-type="float" office:value="0.575196581683573" calcext:value-type="float">
            <text:p>0,575196581683573</text:p>
          </table:table-cell>
          <table:table-cell office:value-type="float" office:value="0" calcext:value-type="float">
            <text:p>0</text:p>
          </table:table-cell>
          <table:table-cell office:value-type="float" office:value="0.704061695753336" calcext:value-type="float">
            <text:p>0,704061695753336</text:p>
          </table:table-cell>
          <table:table-cell office:value-type="float" office:value="840.397772089" calcext:value-type="float">
            <text:p>840,39777208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8.91509433962" calcext:value-type="float">
            <text:p>2708,91509433962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table:style-name="ce1" office:value-type="float" office:value="0.000555555555555556" calcext:value-type="float">
            <text:p>5,56E-04</text:p>
          </table:table-cell>
          <table:table-cell office:value-type="float" office:value="0.000942223878406709" calcext:value-type="float">
            <text:p>9,42E-04</text:p>
          </table:table-cell>
          <table:table-cell office:value-type="float" office:value="0.128865114069763" calcext:value-type="float">
            <text:p>0,128865114069763</text:p>
          </table:table-cell>
          <table:table-cell office:value-type="float" office:value="0.575196581683573" calcext:value-type="float">
            <text:p>0,575196581683573</text:p>
          </table:table-cell>
          <table:table-cell office:value-type="float" office:value="0" calcext:value-type="float">
            <text:p>0</text:p>
          </table:table-cell>
          <table:table-cell office:value-type="float" office:value="0.704061695753336" calcext:value-type="float">
            <text:p>0,704061695753336</text:p>
          </table:table-cell>
          <table:table-cell office:value-type="float" office:value="840.397772089" calcext:value-type="float">
            <text:p>840,397772089</text:p>
          </table:table-cell>
          <table:table-cell table:number-columns-repeated="1010"/>
        </table:table-row>
      </table:table>
      <table:table table:name="BFMC_RS_AVG" table:style-name="ta1">
        <table:table-column table:style-name="co14" table:number-columns-repeated="6" table:default-cell-style-name="Default"/>
        <table:table-column table:style-name="co14" table:default-cell-style-name="ce1"/>
        <table:table-column table:style-name="co14" table:default-cell-style-name="Default"/>
        <table:table-column table:style-name="co14" table:default-cell-style-name="ce1"/>
        <table:table-column table:style-name="co14" table:number-columns-repeated="5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table:style-name="Default"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formula="of:=AVERAGE([BFMC_MSTRGMT.A2:.A6])" office:value-type="float" office:value="20" calcext:value-type="float">
            <text:p>20</text:p>
          </table:table-cell>
          <table:table-cell table:formula="of:=AVERAGE([BFMC_MSTRGMT.B2:.B6])" office:value-type="float" office:value="5" calcext:value-type="float">
            <text:p>5</text:p>
          </table:table-cell>
          <table:table-cell table:formula="of:=AVERAGE([BFMC_MSTRGMT.C2:.C6])" office:value-type="float" office:value="2701.82641509434" calcext:value-type="float">
            <text:p>2701,82641509434</text:p>
          </table:table-cell>
          <table:table-cell table:formula="of:=AVERAGE([BFMC_MSTRGMT.D2:.D6])" office:value-type="float" office:value="0.186666666666667" calcext:value-type="float">
            <text:p>0,186666666666667</text:p>
          </table:table-cell>
          <table:table-cell table:formula="of:=AVERAGE([BFMC_MSTRGMT.E2:.E6])" office:value-type="float" office:value="0" calcext:value-type="float">
            <text:p>0</text:p>
          </table:table-cell>
          <table:table-cell table:formula="of:=AVERAGE([BFMC_MSTRGMT.F2:.F6])" office:value-type="float" office:value="0" calcext:value-type="float">
            <text:p>0</text:p>
          </table:table-cell>
          <table:table-cell table:formula="of:=AVERAGE([BFMC_MSTRGMT.G2:.G6])" office:value-type="float" office:value="0.000888888888888889" calcext:value-type="float">
            <text:p>8,89E-04</text:p>
          </table:table-cell>
          <table:table-cell table:style-name="ce1" table:formula="of:=AVERAGE([BFMC_MSTRGMT.H2:.H6])" office:value-type="float" office:value="0.00122222222222222" calcext:value-type="float">
            <text:p>1,22E-03</text:p>
          </table:table-cell>
          <table:table-cell table:style-name="Default" table:formula="of:=AVERAGE([BFMC_MSTRGMT.I2:.I6])" office:value-type="float" office:value="0.000857690225366876" calcext:value-type="float">
            <text:p>0,000857690225367</text:p>
          </table:table-cell>
          <table:table-cell table:formula="of:=AVERAGE([BFMC_MSTRGMT.J2:.J6])" office:value-type="float" office:value="0.0330605441200655" calcext:value-type="float">
            <text:p>0,033060544120066</text:p>
          </table:table-cell>
          <table:table-cell table:style-name="ce1" table:formula="of:=AVERAGE([BFMC_MSTRGMT.K2:.K6])" office:value-type="float" office:value="0.0605068202940776" calcext:value-type="float">
            <text:p>6,05E-02</text:p>
          </table:table-cell>
          <table:table-cell table:formula="of:=AVERAGE([BFMC_MSTRGMT.L2:.L6])" office:value-type="float" office:value="0" calcext:value-type="float">
            <text:p>0</text:p>
          </table:table-cell>
          <table:table-cell table:formula="of:=AVERAGE([BFMC_MSTRGMT.M2:.M6])" office:value-type="float" office:value="0.193567364414143" calcext:value-type="float">
            <text:p>0,193567364414143</text:p>
          </table:table-cell>
          <table:table-cell table:formula="of:=AVERAGE([BFMC_MSTRGMT.N2:.N6])" office:value-type="float" office:value="0.0570919322" calcext:value-type="float">
            <text:p>0,0570919322</text:p>
          </table:table-cell>
        </table:table-row>
        <table:table-row table:style-name="ro1">
          <table:table-cell table:formula="of:=AVERAGE([BFMC_MSTRGMT.A7:.A11])" office:value-type="float" office:value="20" calcext:value-type="float">
            <text:p>20</text:p>
          </table:table-cell>
          <table:table-cell table:formula="of:=AVERAGE([BFMC_MSTRGMT.B7:.B11])" office:value-type="float" office:value="10" calcext:value-type="float">
            <text:p>10</text:p>
          </table:table-cell>
          <table:table-cell table:formula="of:=AVERAGE([BFMC_MSTRGMT.C7:.C11])" office:value-type="float" office:value="2703.54716981132" calcext:value-type="float">
            <text:p>2703,54716981132</text:p>
          </table:table-cell>
          <table:table-cell table:formula="of:=AVERAGE([BFMC_MSTRGMT.D7:.D11])" office:value-type="float" office:value="0.282222222222222" calcext:value-type="float">
            <text:p>0,282222222222222</text:p>
          </table:table-cell>
          <table:table-cell table:formula="of:=AVERAGE([BFMC_MSTRGMT.E7:.E11])" office:value-type="float" office:value="0" calcext:value-type="float">
            <text:p>0</text:p>
          </table:table-cell>
          <table:table-cell table:formula="of:=AVERAGE([BFMC_MSTRGMT.F7:.F11])" office:value-type="float" office:value="0" calcext:value-type="float">
            <text:p>0</text:p>
          </table:table-cell>
          <table:table-cell table:formula="of:=AVERAGE([BFMC_MSTRGMT.G7:.G11])" office:value-type="float" office:value="0.00108888888888889" calcext:value-type="float">
            <text:p>1,09E-03</text:p>
          </table:table-cell>
          <table:table-cell table:style-name="ce1" table:formula="of:=AVERAGE([BFMC_MSTRGMT.H7:.H11])" office:value-type="float" office:value="0.00151111111111111" calcext:value-type="float">
            <text:p>1,51E-03</text:p>
          </table:table-cell>
          <table:table-cell table:style-name="Default" table:formula="of:=AVERAGE([BFMC_MSTRGMT.I7:.I11])" office:value-type="float" office:value="0.000817230676100629" calcext:value-type="float">
            <text:p>0,000817230676101</text:p>
          </table:table-cell>
          <table:table-cell table:formula="of:=AVERAGE([BFMC_MSTRGMT.J7:.J11])" office:value-type="float" office:value="0.0498998555459743" calcext:value-type="float">
            <text:p>0,049899855545974</text:p>
          </table:table-cell>
          <table:table-cell table:formula="of:=AVERAGE([BFMC_MSTRGMT.K7:.K11])" office:value-type="float" office:value="0.119644969017367" calcext:value-type="float">
            <text:p>0,119644969017367</text:p>
          </table:table-cell>
          <table:table-cell table:formula="of:=AVERAGE([BFMC_MSTRGMT.L7:.L11])" office:value-type="float" office:value="0" calcext:value-type="float">
            <text:p>0</text:p>
          </table:table-cell>
          <table:table-cell table:formula="of:=AVERAGE([BFMC_MSTRGMT.M7:.M11])" office:value-type="float" office:value="0.169544824563341" calcext:value-type="float">
            <text:p>0,169544824563341</text:p>
          </table:table-cell>
          <table:table-cell table:formula="of:=AVERAGE([BFMC_MSTRGMT.N7:.N11])" office:value-type="float" office:value="0.0975359018" calcext:value-type="float">
            <text:p>0,0975359018</text:p>
          </table:table-cell>
        </table:table-row>
        <table:table-row table:style-name="ro1">
          <table:table-cell table:formula="of:=AVERAGE([BFMC_MSTRGMT.A12:.A16])" office:value-type="float" office:value="20" calcext:value-type="float">
            <text:p>20</text:p>
          </table:table-cell>
          <table:table-cell table:formula="of:=AVERAGE([BFMC_MSTRGMT.B12:.B16])" office:value-type="float" office:value="15" calcext:value-type="float">
            <text:p>15</text:p>
          </table:table-cell>
          <table:table-cell table:formula="of:=AVERAGE([BFMC_MSTRGMT.C12:.C16])" office:value-type="float" office:value="2703.54716981132" calcext:value-type="float">
            <text:p>2703,54716981132</text:p>
          </table:table-cell>
          <table:table-cell table:formula="of:=AVERAGE([BFMC_MSTRGMT.D12:.D16])" office:value-type="float" office:value="0.463333333333333" calcext:value-type="float">
            <text:p>0,463333333333333</text:p>
          </table:table-cell>
          <table:table-cell table:formula="of:=AVERAGE([BFMC_MSTRGMT.E12:.E16])" office:value-type="float" office:value="0" calcext:value-type="float">
            <text:p>0</text:p>
          </table:table-cell>
          <table:table-cell table:formula="of:=AVERAGE([BFMC_MSTRGMT.F12:.F16])" office:value-type="float" office:value="0" calcext:value-type="float">
            <text:p>0</text:p>
          </table:table-cell>
          <table:table-cell table:formula="of:=AVERAGE([BFMC_MSTRGMT.G12:.G16])" office:value-type="float" office:value="0.000688888888888889" calcext:value-type="float">
            <text:p>6,89E-04</text:p>
          </table:table-cell>
          <table:table-cell table:formula="of:=AVERAGE([BFMC_MSTRGMT.H12:.H16])" office:value-type="float" office:value="0.00131111111111111" calcext:value-type="float">
            <text:p>0,001311111111111</text:p>
          </table:table-cell>
          <table:table-cell table:formula="of:=AVERAGE([BFMC_MSTRGMT.I12:.I16])" office:value-type="float" office:value="0.000662996902515723" calcext:value-type="float">
            <text:p>6,63E-04</text:p>
          </table:table-cell>
          <table:table-cell table:formula="of:=AVERAGE([BFMC_MSTRGMT.J12:.J16])" office:value-type="float" office:value="0.0818025530205802" calcext:value-type="float">
            <text:p>0,08180255302058</text:p>
          </table:table-cell>
          <table:table-cell table:formula="of:=AVERAGE([BFMC_MSTRGMT.K12:.K16])" office:value-type="float" office:value="0.173710387675235" calcext:value-type="float">
            <text:p>0,173710387675235</text:p>
          </table:table-cell>
          <table:table-cell table:formula="of:=AVERAGE([BFMC_MSTRGMT.L12:.L16])" office:value-type="float" office:value="0" calcext:value-type="float">
            <text:p>0</text:p>
          </table:table-cell>
          <table:table-cell table:formula="of:=AVERAGE([BFMC_MSTRGMT.M12:.M16])" office:value-type="float" office:value="0.255512940695815" calcext:value-type="float">
            <text:p>0,255512940695815</text:p>
          </table:table-cell>
          <table:table-cell table:formula="of:=AVERAGE([BFMC_MSTRGMT.N12:.N16])" office:value-type="float" office:value="0.175149836" calcext:value-type="float">
            <text:p>0,175149836</text:p>
          </table:table-cell>
        </table:table-row>
        <table:table-row table:style-name="ro1">
          <table:table-cell table:formula="of:=AVERAGE([BFMC_MSTRGMT.A17:.A21])" office:value-type="float" office:value="20" calcext:value-type="float">
            <text:p>20</text:p>
          </table:table-cell>
          <table:table-cell table:formula="of:=AVERAGE([BFMC_MSTRGMT.B17:.B21])" office:value-type="float" office:value="20" calcext:value-type="float">
            <text:p>20</text:p>
          </table:table-cell>
          <table:table-cell table:formula="of:=AVERAGE([BFMC_MSTRGMT.C17:.C21])" office:value-type="float" office:value="2605.41194581518" calcext:value-type="float">
            <text:p>2605,41194581518</text:p>
          </table:table-cell>
          <table:table-cell table:formula="of:=AVERAGE([BFMC_MSTRGMT.D17:.D21])" office:value-type="float" office:value="0.566666666666667" calcext:value-type="float">
            <text:p>0,566666666666667</text:p>
          </table:table-cell>
          <table:table-cell table:formula="of:=AVERAGE([BFMC_MSTRGMT.E17:.E21])" office:value-type="float" office:value="0" calcext:value-type="float">
            <text:p>0</text:p>
          </table:table-cell>
          <table:table-cell table:formula="of:=AVERAGE([BFMC_MSTRGMT.F17:.F21])" office:value-type="float" office:value="0" calcext:value-type="float">
            <text:p>0</text:p>
          </table:table-cell>
          <table:table-cell table:formula="of:=AVERAGE([BFMC_MSTRGMT.G17:.G21])" office:value-type="float" office:value="0.000733333333333333" calcext:value-type="float">
            <text:p>7,33E-04</text:p>
          </table:table-cell>
          <table:table-cell table:formula="of:=AVERAGE([BFMC_MSTRGMT.H17:.H21])" office:value-type="float" office:value="0.00131111111111111" calcext:value-type="float">
            <text:p>0,001311111111111</text:p>
          </table:table-cell>
          <table:table-cell table:formula="of:=AVERAGE([BFMC_MSTRGMT.I17:.I21])" office:value-type="float" office:value="0.000596508580884802" calcext:value-type="float">
            <text:p>5,97E-04</text:p>
          </table:table-cell>
          <table:table-cell table:formula="of:=AVERAGE([BFMC_MSTRGMT.J17:.J21])" office:value-type="float" office:value="0.100008497796143" calcext:value-type="float">
            <text:p>0,100008497796143</text:p>
          </table:table-cell>
          <table:table-cell table:formula="of:=AVERAGE([BFMC_MSTRGMT.K17:.K21])" office:value-type="float" office:value="0.230032520710506" calcext:value-type="float">
            <text:p>0,230032520710506</text:p>
          </table:table-cell>
          <table:table-cell table:formula="of:=AVERAGE([BFMC_MSTRGMT.L17:.L21])" office:value-type="float" office:value="0" calcext:value-type="float">
            <text:p>0</text:p>
          </table:table-cell>
          <table:table-cell table:formula="of:=AVERAGE([BFMC_MSTRGMT.M17:.M21])" office:value-type="float" office:value="0.33004101850665" calcext:value-type="float">
            <text:p>0,33004101850665</text:p>
          </table:table-cell>
          <table:table-cell table:formula="of:=AVERAGE([BFMC_MSTRGMT.N17:.N21])" office:value-type="float" office:value="0.3654555766" calcext:value-type="float">
            <text:p>0,3654555766</text:p>
          </table:table-cell>
        </table:table-row>
        <table:table-row table:style-name="ro1">
          <table:table-cell table:formula="of:=AVERAGE([BFMC_MSTRGMT.A22:.A26])" office:value-type="float" office:value="20" calcext:value-type="float">
            <text:p>20</text:p>
          </table:table-cell>
          <table:table-cell table:formula="of:=AVERAGE([BFMC_MSTRGMT.B22:.B26])" office:value-type="float" office:value="25" calcext:value-type="float">
            <text:p>25</text:p>
          </table:table-cell>
          <table:table-cell table:formula="of:=AVERAGE([BFMC_MSTRGMT.C22:.C26])" office:value-type="float" office:value="2703.74716981132" calcext:value-type="float">
            <text:p>2703,74716981132</text:p>
          </table:table-cell>
          <table:table-cell table:formula="of:=AVERAGE([BFMC_MSTRGMT.D22:.D26])" office:value-type="float" office:value="0.615555555555556" calcext:value-type="float">
            <text:p>0,615555555555556</text:p>
          </table:table-cell>
          <table:table-cell table:formula="of:=AVERAGE([BFMC_MSTRGMT.E22:.E26])" office:value-type="float" office:value="0" calcext:value-type="float">
            <text:p>0</text:p>
          </table:table-cell>
          <table:table-cell table:formula="of:=AVERAGE([BFMC_MSTRGMT.F22:.F26])" office:value-type="float" office:value="0" calcext:value-type="float">
            <text:p>0</text:p>
          </table:table-cell>
          <table:table-cell table:formula="of:=AVERAGE([BFMC_MSTRGMT.G22:.G26])" office:value-type="float" office:value="0.000822222222222222" calcext:value-type="float">
            <text:p>8,22E-04</text:p>
          </table:table-cell>
          <table:table-cell table:formula="of:=AVERAGE([BFMC_MSTRGMT.H22:.H26])" office:value-type="float" office:value="0.00131111111111111" calcext:value-type="float">
            <text:p>0,001311111111111</text:p>
          </table:table-cell>
          <table:table-cell table:formula="of:=AVERAGE([BFMC_MSTRGMT.I22:.I26])" office:value-type="float" office:value="0.000640196467505241" calcext:value-type="float">
            <text:p>6,40E-04</text:p>
          </table:table-cell>
          <table:table-cell table:formula="of:=AVERAGE([BFMC_MSTRGMT.J22:.J26])" office:value-type="float" office:value="0.108635311081666" calcext:value-type="float">
            <text:p>0,108635311081666</text:p>
          </table:table-cell>
          <table:table-cell table:formula="of:=AVERAGE([BFMC_MSTRGMT.K22:.K26])" office:value-type="float" office:value="0.293355356692602" calcext:value-type="float">
            <text:p>0,293355356692602</text:p>
          </table:table-cell>
          <table:table-cell table:formula="of:=AVERAGE([BFMC_MSTRGMT.L22:.L26])" office:value-type="float" office:value="0" calcext:value-type="float">
            <text:p>0</text:p>
          </table:table-cell>
          <table:table-cell table:formula="of:=AVERAGE([BFMC_MSTRGMT.M22:.M26])" office:value-type="float" office:value="0.401990667774268" calcext:value-type="float">
            <text:p>0,401990667774268</text:p>
          </table:table-cell>
          <table:table-cell table:formula="of:=AVERAGE([BFMC_MSTRGMT.N22:.N26])" office:value-type="float" office:value="0.3875947266" calcext:value-type="float">
            <text:p>0,3875947266</text:p>
          </table:table-cell>
        </table:table-row>
        <table:table-row table:style-name="ro1">
          <table:table-cell table:formula="of:=AVERAGE([BFMC_MSTRGMT.A7:.A11])" office:value-type="float" office:value="20" calcext:value-type="float">
            <text:p>20</text:p>
          </table:table-cell>
          <table:table-cell table:formula="of:=AVERAGE([BFMC_MSTRGMT.B27:.B31])" office:value-type="float" office:value="30" calcext:value-type="float">
            <text:p>30</text:p>
          </table:table-cell>
          <table:table-cell table:formula="of:=AVERAGE([BFMC_MSTRGMT.C27:.C31])" office:value-type="float" office:value="2557.95620972158" calcext:value-type="float">
            <text:p>2557,95620972158</text:p>
          </table:table-cell>
          <table:table-cell table:formula="of:=AVERAGE([BFMC_MSTRGMT.D27:.D31])" office:value-type="float" office:value="0.652222222222222" calcext:value-type="float">
            <text:p>0,652222222222222</text:p>
          </table:table-cell>
          <table:table-cell table:formula="of:=AVERAGE([BFMC_MSTRGMT.E27:.E31])" office:value-type="float" office:value="0" calcext:value-type="float">
            <text:p>0</text:p>
          </table:table-cell>
          <table:table-cell table:formula="of:=AVERAGE([BFMC_MSTRGMT.F27:.F31])" office:value-type="float" office:value="0" calcext:value-type="float">
            <text:p>0</text:p>
          </table:table-cell>
          <table:table-cell table:formula="of:=AVERAGE([BFMC_MSTRGMT.G27:.G31])" office:value-type="float" office:value="0.000866666666666667" calcext:value-type="float">
            <text:p>8,67E-04</text:p>
          </table:table-cell>
          <table:table-cell table:formula="of:=AVERAGE([BFMC_MSTRGMT.H27:.H31])" office:value-type="float" office:value="0.00128888888888889" calcext:value-type="float">
            <text:p>0,001288888888889</text:p>
          </table:table-cell>
          <table:table-cell table:formula="of:=AVERAGE([BFMC_MSTRGMT.I27:.I31])" office:value-type="float" office:value="0.000672506631176113" calcext:value-type="float">
            <text:p>6,73E-04</text:p>
          </table:table-cell>
          <table:table-cell table:formula="of:=AVERAGE([BFMC_MSTRGMT.J27:.J31])" office:value-type="float" office:value="0.115105340696854" calcext:value-type="float">
            <text:p>0,115105340696854</text:p>
          </table:table-cell>
          <table:table-cell table:formula="of:=AVERAGE([BFMC_MSTRGMT.K27:.K31])" office:value-type="float" office:value="0.350611251060725" calcext:value-type="float">
            <text:p>0,350611251060725</text:p>
          </table:table-cell>
          <table:table-cell table:formula="of:=AVERAGE([BFMC_MSTRGMT.L27:.L31])" office:value-type="float" office:value="0" calcext:value-type="float">
            <text:p>0</text:p>
          </table:table-cell>
          <table:table-cell table:formula="of:=AVERAGE([BFMC_MSTRGMT.M27:.M31])" office:value-type="float" office:value="0.465716591757579" calcext:value-type="float">
            <text:p>0,465716591757579</text:p>
          </table:table-cell>
          <table:table-cell table:formula="of:=AVERAGE([BFMC_MSTRGMT.N27:.N31])" office:value-type="float" office:value="0.4950353484" calcext:value-type="float">
            <text:p>0,4950353484</text:p>
          </table:table-cell>
        </table:table-row>
        <table:table-row table:style-name="ro1">
          <table:table-cell table:formula="of:=AVERAGE([BFMC_MSTRGMT.A32:.A36])" office:value-type="float" office:value="20" calcext:value-type="float">
            <text:p>20</text:p>
          </table:table-cell>
          <table:table-cell table:formula="of:=AVERAGE([BFMC_MSTRGMT.B32:.B36])" office:value-type="float" office:value="35" calcext:value-type="float">
            <text:p>35</text:p>
          </table:table-cell>
          <table:table-cell table:formula="of:=AVERAGE([BFMC_MSTRGMT.C32:.C36])" office:value-type="float" office:value="2705.4679245283" calcext:value-type="float">
            <text:p>2705,4679245283</text:p>
          </table:table-cell>
          <table:table-cell table:formula="of:=AVERAGE([BFMC_MSTRGMT.D32:.D36])" office:value-type="float" office:value="0.693333333333333" calcext:value-type="float">
            <text:p>0,693333333333333</text:p>
          </table:table-cell>
          <table:table-cell table:formula="of:=AVERAGE([BFMC_MSTRGMT.E32:.E36])" office:value-type="float" office:value="0" calcext:value-type="float">
            <text:p>0</text:p>
          </table:table-cell>
          <table:table-cell table:formula="of:=AVERAGE([BFMC_MSTRGMT.F32:.F36])" office:value-type="float" office:value="0" calcext:value-type="float">
            <text:p>0</text:p>
          </table:table-cell>
          <table:table-cell table:formula="of:=AVERAGE([BFMC_MSTRGMT.G32:.G36])" office:value-type="float" office:value="0.000311111111111111" calcext:value-type="float">
            <text:p>3,11E-04</text:p>
          </table:table-cell>
          <table:table-cell table:formula="of:=AVERAGE([BFMC_MSTRGMT.H32:.H36])" office:value-type="float" office:value="0.000911111111111111" calcext:value-type="float">
            <text:p>0,000911111111111</text:p>
          </table:table-cell>
          <table:table-cell table:formula="of:=AVERAGE([BFMC_MSTRGMT.I32:.I36])" office:value-type="float" office:value="0.000751744475890985" calcext:value-type="float">
            <text:p>7,52E-04</text:p>
          </table:table-cell>
          <table:table-cell table:formula="of:=AVERAGE([BFMC_MSTRGMT.J32:.J36])" office:value-type="float" office:value="0.122367199217766" calcext:value-type="float">
            <text:p>0,122367199217766</text:p>
          </table:table-cell>
          <table:table-cell table:formula="of:=AVERAGE([BFMC_MSTRGMT.K32:.K36])" office:value-type="float" office:value="0.401486194008338" calcext:value-type="float">
            <text:p>0,401486194008338</text:p>
          </table:table-cell>
          <table:table-cell table:formula="of:=AVERAGE([BFMC_MSTRGMT.L32:.L36])" office:value-type="float" office:value="0" calcext:value-type="float">
            <text:p>0</text:p>
          </table:table-cell>
          <table:table-cell table:formula="of:=AVERAGE([BFMC_MSTRGMT.M32:.M36])" office:value-type="float" office:value="0.523853393226105" calcext:value-type="float">
            <text:p>0,523853393226105</text:p>
          </table:table-cell>
          <table:table-cell table:formula="of:=AVERAGE([BFMC_MSTRGMT.N32:.N36])" office:value-type="float" office:value="0.6011950268" calcext:value-type="float">
            <text:p>0,6011950268</text:p>
          </table:table-cell>
        </table:table-row>
        <table:table-row table:style-name="ro1">
          <table:table-cell table:formula="of:=AVERAGE([BFMC_MSTRGMT.A37:.A41])" office:value-type="float" office:value="20" calcext:value-type="float">
            <text:p>20</text:p>
          </table:table-cell>
          <table:table-cell table:formula="of:=AVERAGE([BFMC_MSTRGMT.B37:.B41])" office:value-type="float" office:value="40" calcext:value-type="float">
            <text:p>40</text:p>
          </table:table-cell>
          <table:table-cell table:formula="of:=AVERAGE([BFMC_MSTRGMT.C37:.C41])" office:value-type="float" office:value="2705.4679245283" calcext:value-type="float">
            <text:p>2705,4679245283</text:p>
          </table:table-cell>
          <table:table-cell table:formula="of:=AVERAGE([BFMC_MSTRGMT.D37:.D41])" office:value-type="float" office:value="0.725555555555555" calcext:value-type="float">
            <text:p>0,725555555555555</text:p>
          </table:table-cell>
          <table:table-cell table:formula="of:=AVERAGE([BFMC_MSTRGMT.E37:.E41])" office:value-type="float" office:value="0" calcext:value-type="float">
            <text:p>0</text:p>
          </table:table-cell>
          <table:table-cell table:formula="of:=AVERAGE([BFMC_MSTRGMT.F37:.F41])" office:value-type="float" office:value="0" calcext:value-type="float">
            <text:p>0</text:p>
          </table:table-cell>
          <table:table-cell table:formula="of:=AVERAGE([BFMC_MSTRGMT.G37:.G41])" office:value-type="float" office:value="0.000222222222222222" calcext:value-type="float">
            <text:p>2,22E-04</text:p>
          </table:table-cell>
          <table:table-cell table:formula="of:=AVERAGE([BFMC_MSTRGMT.H37:.H41])" office:value-type="float" office:value="0.000822222222222223" calcext:value-type="float">
            <text:p>0,000822222222222</text:p>
          </table:table-cell>
          <table:table-cell table:formula="of:=AVERAGE([BFMC_MSTRGMT.I37:.I41])" office:value-type="float" office:value="0.000807518480083857" calcext:value-type="float">
            <text:p>8,08E-04</text:p>
          </table:table-cell>
          <table:table-cell table:formula="of:=AVERAGE([BFMC_MSTRGMT.J37:.J41])" office:value-type="float" office:value="0.128057809952483" calcext:value-type="float">
            <text:p>0,128057809952483</text:p>
          </table:table-cell>
          <table:table-cell table:formula="of:=AVERAGE([BFMC_MSTRGMT.K37:.K41])" office:value-type="float" office:value="0.455551612666206" calcext:value-type="float">
            <text:p>0,455551612666206</text:p>
          </table:table-cell>
          <table:table-cell table:formula="of:=AVERAGE([BFMC_MSTRGMT.L37:.L41])" office:value-type="float" office:value="0" calcext:value-type="float">
            <text:p>0</text:p>
          </table:table-cell>
          <table:table-cell table:formula="of:=AVERAGE([BFMC_MSTRGMT.M37:.M41])" office:value-type="float" office:value="0.58360942261869" calcext:value-type="float">
            <text:p>0,58360942261869</text:p>
          </table:table-cell>
          <table:table-cell table:formula="of:=AVERAGE([BFMC_MSTRGMT.N37:.N41])" office:value-type="float" office:value="0.3881441848" calcext:value-type="float">
            <text:p>0,3881441848</text:p>
          </table:table-cell>
        </table:table-row>
        <table:table-row table:style-name="ro1">
          <table:table-cell table:formula="of:=AVERAGE([BFMC_MSTRGMT.A42:.A46])" office:value-type="float" office:value="20" calcext:value-type="float">
            <text:p>20</text:p>
          </table:table-cell>
          <table:table-cell table:formula="of:=AVERAGE([BFMC_MSTRGMT.B42:.B46])" office:value-type="float" office:value="45" calcext:value-type="float">
            <text:p>45</text:p>
          </table:table-cell>
          <table:table-cell table:formula="of:=AVERAGE([BFMC_MSTRGMT.C42:.C46])" office:value-type="float" office:value="2559.51092670271" calcext:value-type="float">
            <text:p>2559,51092670271</text:p>
          </table:table-cell>
          <table:table-cell table:formula="of:=AVERAGE([BFMC_MSTRGMT.D42:.D46])" office:value-type="float" office:value="0.75" calcext:value-type="float">
            <text:p>0,75</text:p>
          </table:table-cell>
          <table:table-cell table:formula="of:=AVERAGE([BFMC_MSTRGMT.E42:.E46])" office:value-type="float" office:value="0" calcext:value-type="float">
            <text:p>0</text:p>
          </table:table-cell>
          <table:table-cell table:formula="of:=AVERAGE([BFMC_MSTRGMT.F42:.F46])" office:value-type="float" office:value="0" calcext:value-type="float">
            <text:p>0</text:p>
          </table:table-cell>
          <table:table-cell table:formula="of:=AVERAGE([BFMC_MSTRGMT.G42:.G46])" office:value-type="float" office:value="0.000177777777777778" calcext:value-type="float">
            <text:p>1,78E-04</text:p>
          </table:table-cell>
          <table:table-cell table:formula="of:=AVERAGE([BFMC_MSTRGMT.H42:.H46])" office:value-type="float" office:value="0.000533333333333333" calcext:value-type="float">
            <text:p>0,000533333333333</text:p>
          </table:table-cell>
          <table:table-cell table:formula="of:=AVERAGE([BFMC_MSTRGMT.I42:.I46])" office:value-type="float" office:value="0.000859824293649908" calcext:value-type="float">
            <text:p>8,60E-04</text:p>
          </table:table-cell>
          <table:table-cell table:formula="of:=AVERAGE([BFMC_MSTRGMT.J42:.J46])" office:value-type="float" office:value="0.132376587022971" calcext:value-type="float">
            <text:p>0,132376587022971</text:p>
          </table:table-cell>
          <table:table-cell table:formula="of:=AVERAGE([BFMC_MSTRGMT.K42:.K46])" office:value-type="float" office:value="0.525916876591088" calcext:value-type="float">
            <text:p>0,525916876591088</text:p>
          </table:table-cell>
          <table:table-cell table:formula="of:=AVERAGE([BFMC_MSTRGMT.L42:.L46])" office:value-type="float" office:value="0" calcext:value-type="float">
            <text:p>0</text:p>
          </table:table-cell>
          <table:table-cell table:formula="of:=AVERAGE([BFMC_MSTRGMT.M42:.M46])" office:value-type="float" office:value="0.658293463614058" calcext:value-type="float">
            <text:p>0,658293463614058</text:p>
          </table:table-cell>
          <table:table-cell table:formula="of:=AVERAGE([BFMC_MSTRGMT.N42:.N46])" office:value-type="float" office:value="5.5298897226" calcext:value-type="float">
            <text:p>5,5298897226</text:p>
          </table:table-cell>
        </table:table-row>
        <table:table-row table:style-name="ro1">
          <table:table-cell table:formula="of:=AVERAGE([BFMC_MSTRGMT.A47:.A51])" office:value-type="float" office:value="20" calcext:value-type="float">
            <text:p>20</text:p>
          </table:table-cell>
          <table:table-cell table:formula="of:=AVERAGE([BFMC_MSTRGMT.B47:.B51])" office:value-type="float" office:value="50" calcext:value-type="float">
            <text:p>50</text:p>
          </table:table-cell>
          <table:table-cell table:formula="of:=AVERAGE([BFMC_MSTRGMT.C47:.C51])" office:value-type="float" office:value="2708.91509433962" calcext:value-type="float">
            <text:p>2708,91509433962</text:p>
          </table:table-cell>
          <table:table-cell table:formula="of:=AVERAGE([BFMC_MSTRGMT.D47:.D51])" office:value-type="float" office:value="0.73" calcext:value-type="float">
            <text:p>0,73</text:p>
          </table:table-cell>
          <table:table-cell table:formula="of:=AVERAGE([BFMC_MSTRGMT.E47:.E51])" office:value-type="float" office:value="0" calcext:value-type="float">
            <text:p>0</text:p>
          </table:table-cell>
          <table:table-cell table:formula="of:=AVERAGE([BFMC_MSTRGMT.F47:.F51])" office:value-type="float" office:value="0" calcext:value-type="float">
            <text:p>0</text:p>
          </table:table-cell>
          <table:table-cell table:formula="of:=AVERAGE([BFMC_MSTRGMT.G47:.G51])" office:value-type="float" office:value="0.000155555555555556" calcext:value-type="float">
            <text:p>1,56E-04</text:p>
          </table:table-cell>
          <table:table-cell table:formula="of:=AVERAGE([BFMC_MSTRGMT.H47:.H51])" office:value-type="float" office:value="0.000777777777777778" calcext:value-type="float">
            <text:p>0,000777777777778</text:p>
          </table:table-cell>
          <table:table-cell table:formula="of:=AVERAGE([BFMC_MSTRGMT.I47:.I51])" office:value-type="float" office:value="0.000942223878406709" calcext:value-type="float">
            <text:p>9,42E-04</text:p>
          </table:table-cell>
          <table:table-cell table:formula="of:=AVERAGE([BFMC_MSTRGMT.J47:.J51])" office:value-type="float" office:value="0.128865114069763" calcext:value-type="float">
            <text:p>0,128865114069763</text:p>
          </table:table-cell>
          <table:table-cell table:formula="of:=AVERAGE([BFMC_MSTRGMT.K47:.K51])" office:value-type="float" office:value="0.575196581683573" calcext:value-type="float">
            <text:p>0,575196581683573</text:p>
          </table:table-cell>
          <table:table-cell table:formula="of:=AVERAGE([BFMC_MSTRGMT.L47:.L51])" office:value-type="float" office:value="0" calcext:value-type="float">
            <text:p>0</text:p>
          </table:table-cell>
          <table:table-cell table:formula="of:=AVERAGE([BFMC_MSTRGMT.M47:.M51])" office:value-type="float" office:value="0.704061695753336" calcext:value-type="float">
            <text:p>0,704061695753336</text:p>
          </table:table-cell>
          <table:table-cell table:formula="of:=AVERAGE([BFMC_MSTRGMT.N47:.N51])" office:value-type="float" office:value="840.397772089" calcext:value-type="float">
            <text:p>840,397772089</text:p>
          </table:table-cell>
        </table:table-row>
      </table:table>
      <table:table table:name="Greedy_MSTRGMT" table:style-name="ta1">
        <table:table-column table:style-name="co14" table:number-columns-repeated="7" table:default-cell-style-name="Default"/>
        <table:table-column table:style-name="co14" table:number-columns-repeated="2" table:default-cell-style-name="ce1"/>
        <table:table-column table:style-name="co14" table:number-columns-repeated="5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table:style-name="Default"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8.25849056604" calcext:value-type="float">
            <text:p>2708,25849056604</text:p>
          </table:table-cell>
          <table:table-cell office:value-type="float" office:value="0.0533333333333333" calcext:value-type="float">
            <text:p>0,0533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table:style-name="Default" office:value-type="float" office:value="0.00106769800314465" calcext:value-type="float">
            <text:p>0,001067698003145</text:p>
          </table:table-cell>
          <table:table-cell office:value-type="float" office:value="0.00959090182462107" calcext:value-type="float">
            <text:p>0,009590901824621</text:p>
          </table:table-cell>
          <table:table-cell office:value-type="float" office:value="0.0605068202940776" calcext:value-type="float">
            <text:p>0,060506820294078</text:p>
          </table:table-cell>
          <table:table-cell office:value-type="float" office:value="0" calcext:value-type="float">
            <text:p>0</text:p>
          </table:table-cell>
          <table:table-cell office:value-type="float" office:value="1.09268586441414" calcext:value-type="float">
            <text:p>1,09268586441414</text:p>
          </table:table-cell>
          <table:table-cell office:value-type="float" office:value="0.108509633" calcext:value-type="float">
            <text:p>0,1085096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8.25849056604" calcext:value-type="float">
            <text:p>2708,25849056604</text:p>
          </table:table-cell>
          <table:table-cell office:value-type="float" office:value="0.0533333333333333" calcext:value-type="float">
            <text:p>0,0533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table:style-name="Default" office:value-type="float" office:value="0.00106769800314465" calcext:value-type="float">
            <text:p>0,001067698003145</text:p>
          </table:table-cell>
          <table:table-cell office:value-type="float" office:value="0.00959090182462107" calcext:value-type="float">
            <text:p>0,009590901824621</text:p>
          </table:table-cell>
          <table:table-cell office:value-type="float" office:value="0.0605068202940776" calcext:value-type="float">
            <text:p>0,060506820294078</text:p>
          </table:table-cell>
          <table:table-cell office:value-type="float" office:value="0" calcext:value-type="float">
            <text:p>0</text:p>
          </table:table-cell>
          <table:table-cell office:value-type="float" office:value="1.09268586441414" calcext:value-type="float">
            <text:p>1,09268586441414</text:p>
          </table:table-cell>
          <table:table-cell office:value-type="float" office:value="0.020812672" calcext:value-type="float">
            <text:p>0,0208126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8.25849056604" calcext:value-type="float">
            <text:p>2708,25849056604</text:p>
          </table:table-cell>
          <table:table-cell office:value-type="float" office:value="0.0533333333333333" calcext:value-type="float">
            <text:p>0,0533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table:style-name="Default" office:value-type="float" office:value="0.00106769800314465" calcext:value-type="float">
            <text:p>0,001067698003145</text:p>
          </table:table-cell>
          <table:table-cell office:value-type="float" office:value="0.00959090182462107" calcext:value-type="float">
            <text:p>0,009590901824621</text:p>
          </table:table-cell>
          <table:table-cell office:value-type="float" office:value="0.0605068202940776" calcext:value-type="float">
            <text:p>0,060506820294078</text:p>
          </table:table-cell>
          <table:table-cell office:value-type="float" office:value="0" calcext:value-type="float">
            <text:p>0</text:p>
          </table:table-cell>
          <table:table-cell office:value-type="float" office:value="1.09268586441414" calcext:value-type="float">
            <text:p>1,09268586441414</text:p>
          </table:table-cell>
          <table:table-cell office:value-type="float" office:value="0.018416319" calcext:value-type="float">
            <text:p>0,0184163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8.25849056604" calcext:value-type="float">
            <text:p>2708,25849056604</text:p>
          </table:table-cell>
          <table:table-cell office:value-type="float" office:value="0.0533333333333333" calcext:value-type="float">
            <text:p>0,0533333333333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444444444444444" calcext:value-type="float">
            <text:p>4,44E-04</text:p>
          </table:table-cell>
          <table:table-cell table:style-name="Default" office:value-type="float" office:value="0.00106769800314465" calcext:value-type="float">
            <text:p>0,001067698003145</text:p>
          </table:table-cell>
          <table:table-cell office:value-type="float" office:value="0.00959090182462107" calcext:value-type="float">
            <text:p>0,009590901824621</text:p>
          </table:table-cell>
          <table:table-cell office:value-type="float" office:value="0.0605068202940776" calcext:value-type="float">
            <text:p>0,060506820294078</text:p>
          </table:table-cell>
          <table:table-cell office:value-type="float" office:value="0" calcext:value-type="float">
            <text:p>0</text:p>
          </table:table-cell>
          <table:table-cell office:value-type="float" office:value="1.09268586441414" calcext:value-type="float">
            <text:p>1,09268586441414</text:p>
          </table:table-cell>
          <table:table-cell office:value-type="float" office:value="0.01705526" calcext:value-type="float">
            <text:p>0,017055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8.25849056604" calcext:value-type="float">
            <text:p>2708,25849056604</text:p>
          </table:table-cell>
          <table:table-cell office:value-type="float" office:value="0.0533333333333333" calcext:value-type="float">
            <text:p>0,0533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table:style-name="Default" office:value-type="float" office:value="0.00106769800314465" calcext:value-type="float">
            <text:p>0,001067698003145</text:p>
          </table:table-cell>
          <table:table-cell office:value-type="float" office:value="0.00959090182462107" calcext:value-type="float">
            <text:p>0,009590901824621</text:p>
          </table:table-cell>
          <table:table-cell office:value-type="float" office:value="0.0605068202940776" calcext:value-type="float">
            <text:p>0,060506820294078</text:p>
          </table:table-cell>
          <table:table-cell office:value-type="float" office:value="0" calcext:value-type="float">
            <text:p>0</text:p>
          </table:table-cell>
          <table:table-cell office:value-type="float" office:value="1.09268586441414" calcext:value-type="float">
            <text:p>1,09268586441414</text:p>
          </table:table-cell>
          <table:table-cell office:value-type="float" office:value="0.017446122" calcext:value-type="float">
            <text:p>0,0174461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11.47735849057" calcext:value-type="float">
            <text:p>2711,47735849057</text:p>
          </table:table-cell>
          <table:table-cell office:value-type="float" office:value="0.173333333333333" calcext:value-type="float">
            <text:p>0,1733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77777777777778" calcext:value-type="float">
            <text:p>7,78E-04</text:p>
          </table:table-cell>
          <table:table-cell table:style-name="Default" office:value-type="float" office:value="0.00102723845387841" calcext:value-type="float">
            <text:p>0,001027238453878</text:p>
          </table:table-cell>
          <table:table-cell office:value-type="float" office:value="0.0307397688060854" calcext:value-type="float">
            <text:p>0,030739768806086</text:p>
          </table:table-cell>
          <table:table-cell office:value-type="float" office:value="0.119644969017367" calcext:value-type="float">
            <text:p>0,119644969017367</text:p>
          </table:table-cell>
          <table:table-cell office:value-type="float" office:value="0" calcext:value-type="float">
            <text:p>0</text:p>
          </table:table-cell>
          <table:table-cell office:value-type="float" office:value="1.16739004678556" calcext:value-type="float">
            <text:p>1,16739004678556</text:p>
          </table:table-cell>
          <table:table-cell office:value-type="float" office:value="0.128162989" calcext:value-type="float">
            <text:p>0,1281629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11.47735849057" calcext:value-type="float">
            <text:p>2711,47735849057</text:p>
          </table:table-cell>
          <table:table-cell office:value-type="float" office:value="0.173333333333333" calcext:value-type="float">
            <text:p>0,1733333333333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666666666666667" calcext:value-type="float">
            <text:p>6,67E-04</text:p>
          </table:table-cell>
          <table:table-cell table:style-name="Default" office:value-type="float" office:value="0.00102723845387841" calcext:value-type="float">
            <text:p>0,001027238453878</text:p>
          </table:table-cell>
          <table:table-cell office:value-type="float" office:value="0.0307397688060854" calcext:value-type="float">
            <text:p>0,030739768806086</text:p>
          </table:table-cell>
          <table:table-cell office:value-type="float" office:value="0.119644969017367" calcext:value-type="float">
            <text:p>0,119644969017367</text:p>
          </table:table-cell>
          <table:table-cell office:value-type="float" office:value="0" calcext:value-type="float">
            <text:p>0</text:p>
          </table:table-cell>
          <table:table-cell office:value-type="float" office:value="1.16739004678556" calcext:value-type="float">
            <text:p>1,16739004678556</text:p>
          </table:table-cell>
          <table:table-cell office:value-type="float" office:value="0.03353259" calcext:value-type="float">
            <text:p>0,033532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11.47735849057" calcext:value-type="float">
            <text:p>2711,47735849057</text:p>
          </table:table-cell>
          <table:table-cell office:value-type="float" office:value="0.173333333333333" calcext:value-type="float">
            <text:p>0,1733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table:style-name="Default" office:value-type="float" office:value="0.00102723845387841" calcext:value-type="float">
            <text:p>0,001027238453878</text:p>
          </table:table-cell>
          <table:table-cell office:value-type="float" office:value="0.0307397688060854" calcext:value-type="float">
            <text:p>0,030739768806086</text:p>
          </table:table-cell>
          <table:table-cell office:value-type="float" office:value="0.119644969017367" calcext:value-type="float">
            <text:p>0,119644969017367</text:p>
          </table:table-cell>
          <table:table-cell office:value-type="float" office:value="0" calcext:value-type="float">
            <text:p>0</text:p>
          </table:table-cell>
          <table:table-cell office:value-type="float" office:value="1.16739004678556" calcext:value-type="float">
            <text:p>1,16739004678556</text:p>
          </table:table-cell>
          <table:table-cell office:value-type="float" office:value="0.024935798" calcext:value-type="float">
            <text:p>0,0249357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11.47735849057" calcext:value-type="float">
            <text:p>2711,47735849057</text:p>
          </table:table-cell>
          <table:table-cell office:value-type="float" office:value="0.173333333333333" calcext:value-type="float">
            <text:p>0,1733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55555555555556" calcext:value-type="float">
            <text:p>5,56E-04</text:p>
          </table:table-cell>
          <table:table-cell table:style-name="Default" office:value-type="float" office:value="0.00102723845387841" calcext:value-type="float">
            <text:p>0,001027238453878</text:p>
          </table:table-cell>
          <table:table-cell office:value-type="float" office:value="0.0307397688060854" calcext:value-type="float">
            <text:p>0,030739768806086</text:p>
          </table:table-cell>
          <table:table-cell office:value-type="float" office:value="0.119644969017367" calcext:value-type="float">
            <text:p>0,119644969017367</text:p>
          </table:table-cell>
          <table:table-cell office:value-type="float" office:value="0" calcext:value-type="float">
            <text:p>0</text:p>
          </table:table-cell>
          <table:table-cell office:value-type="float" office:value="1.16739004678556" calcext:value-type="float">
            <text:p>1,16739004678556</text:p>
          </table:table-cell>
          <table:table-cell office:value-type="float" office:value="0.02090986" calcext:value-type="float">
            <text:p>0,020909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11.47735849057" calcext:value-type="float">
            <text:p>2711,47735849057</text:p>
          </table:table-cell>
          <table:table-cell office:value-type="float" office:value="0.173333333333333" calcext:value-type="float">
            <text:p>0,1733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44444444444444" calcext:value-type="float">
            <text:p>4,44E-04</text:p>
          </table:table-cell>
          <table:table-cell table:style-name="Default" office:value-type="float" office:value="0.00102723845387841" calcext:value-type="float">
            <text:p>0,001027238453878</text:p>
          </table:table-cell>
          <table:table-cell office:value-type="float" office:value="0.0307397688060854" calcext:value-type="float">
            <text:p>0,030739768806086</text:p>
          </table:table-cell>
          <table:table-cell office:value-type="float" office:value="0.119644969017367" calcext:value-type="float">
            <text:p>0,119644969017367</text:p>
          </table:table-cell>
          <table:table-cell office:value-type="float" office:value="0" calcext:value-type="float">
            <text:p>0</text:p>
          </table:table-cell>
          <table:table-cell office:value-type="float" office:value="1.16739004678556" calcext:value-type="float">
            <text:p>1,16739004678556</text:p>
          </table:table-cell>
          <table:table-cell office:value-type="float" office:value="0.022038504" calcext:value-type="float">
            <text:p>0,0220385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12.97547169811" calcext:value-type="float">
            <text:p>2712,97547169811</text:p>
          </table:table-cell>
          <table:table-cell office:value-type="float" office:value="0.271111111111111" calcext:value-type="float">
            <text:p>0,27111111111111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.001" calcext:value-type="float">
            <text:p>0,001</text:p>
          </table:table-cell>
          <table:table-cell office:value-type="float" office:value="0.00097800856918239" calcext:value-type="float">
            <text:p>9,78E-04</text:p>
          </table:table-cell>
          <table:table-cell office:value-type="float" office:value="0.0479693117996358" calcext:value-type="float">
            <text:p>0,047969311799636</text:p>
          </table:table-cell>
          <table:table-cell office:value-type="float" office:value="0.173710387675235" calcext:value-type="float">
            <text:p>0,173710387675235</text:p>
          </table:table-cell>
          <table:table-cell office:value-type="float" office:value="0" calcext:value-type="float">
            <text:p>0</text:p>
          </table:table-cell>
          <table:table-cell office:value-type="float" office:value="1.22167969947487" calcext:value-type="float">
            <text:p>1,22167969947487</text:p>
          </table:table-cell>
          <table:table-cell office:value-type="float" office:value="0.135932859" calcext:value-type="float">
            <text:p>0,1359328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12.97547169811" calcext:value-type="float">
            <text:p>2712,97547169811</text:p>
          </table:table-cell>
          <table:table-cell office:value-type="float" office:value="0.271111111111111" calcext:value-type="float">
            <text:p>0,271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097800856918239" calcext:value-type="float">
            <text:p>9,78E-04</text:p>
          </table:table-cell>
          <table:table-cell office:value-type="float" office:value="0.0479693117996358" calcext:value-type="float">
            <text:p>0,047969311799636</text:p>
          </table:table-cell>
          <table:table-cell office:value-type="float" office:value="0.173710387675235" calcext:value-type="float">
            <text:p>0,173710387675235</text:p>
          </table:table-cell>
          <table:table-cell office:value-type="float" office:value="0" calcext:value-type="float">
            <text:p>0</text:p>
          </table:table-cell>
          <table:table-cell office:value-type="float" office:value="1.22167969947487" calcext:value-type="float">
            <text:p>1,22167969947487</text:p>
          </table:table-cell>
          <table:table-cell office:value-type="float" office:value="0.035012186" calcext:value-type="float">
            <text:p>0,0350121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12.97547169811" calcext:value-type="float">
            <text:p>2712,97547169811</text:p>
          </table:table-cell>
          <table:table-cell office:value-type="float" office:value="0.271111111111111" calcext:value-type="float">
            <text:p>0,271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44444444444444" calcext:value-type="float">
            <text:p>4,44E-04</text:p>
          </table:table-cell>
          <table:table-cell office:value-type="float" office:value="0.00097800856918239" calcext:value-type="float">
            <text:p>9,78E-04</text:p>
          </table:table-cell>
          <table:table-cell office:value-type="float" office:value="0.0479693117996358" calcext:value-type="float">
            <text:p>0,047969311799636</text:p>
          </table:table-cell>
          <table:table-cell office:value-type="float" office:value="0.173710387675235" calcext:value-type="float">
            <text:p>0,173710387675235</text:p>
          </table:table-cell>
          <table:table-cell office:value-type="float" office:value="0" calcext:value-type="float">
            <text:p>0</text:p>
          </table:table-cell>
          <table:table-cell office:value-type="float" office:value="1.22167969947487" calcext:value-type="float">
            <text:p>1,22167969947487</text:p>
          </table:table-cell>
          <table:table-cell office:value-type="float" office:value="0.028425609" calcext:value-type="float">
            <text:p>0,0284256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12.97547169811" calcext:value-type="float">
            <text:p>2712,97547169811</text:p>
          </table:table-cell>
          <table:table-cell office:value-type="float" office:value="0.271111111111111" calcext:value-type="float">
            <text:p>0,271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097800856918239" calcext:value-type="float">
            <text:p>9,78E-04</text:p>
          </table:table-cell>
          <table:table-cell office:value-type="float" office:value="0.0479693117996358" calcext:value-type="float">
            <text:p>0,047969311799636</text:p>
          </table:table-cell>
          <table:table-cell office:value-type="float" office:value="0.173710387675235" calcext:value-type="float">
            <text:p>0,173710387675235</text:p>
          </table:table-cell>
          <table:table-cell office:value-type="float" office:value="0" calcext:value-type="float">
            <text:p>0</text:p>
          </table:table-cell>
          <table:table-cell office:value-type="float" office:value="1.22167969947487" calcext:value-type="float">
            <text:p>1,22167969947487</text:p>
          </table:table-cell>
          <table:table-cell office:value-type="float" office:value="0.028338224" calcext:value-type="float">
            <text:p>0,0283382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12.97547169811" calcext:value-type="float">
            <text:p>2712,97547169811</text:p>
          </table:table-cell>
          <table:table-cell office:value-type="float" office:value="0.271111111111111" calcext:value-type="float">
            <text:p>0,271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097800856918239" calcext:value-type="float">
            <text:p>9,78E-04</text:p>
          </table:table-cell>
          <table:table-cell office:value-type="float" office:value="0.0479693117996358" calcext:value-type="float">
            <text:p>0,047969311799636</text:p>
          </table:table-cell>
          <table:table-cell office:value-type="float" office:value="0.173710387675235" calcext:value-type="float">
            <text:p>0,173710387675235</text:p>
          </table:table-cell>
          <table:table-cell office:value-type="float" office:value="0" calcext:value-type="float">
            <text:p>0</text:p>
          </table:table-cell>
          <table:table-cell office:value-type="float" office:value="1.22167969947487" calcext:value-type="float">
            <text:p>1,22167969947487</text:p>
          </table:table-cell>
          <table:table-cell office:value-type="float" office:value="0.022084129" calcext:value-type="float">
            <text:p>0,02208412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15.24024770198" calcext:value-type="float">
            <text:p>2615,24024770198</text:p>
          </table:table-cell>
          <table:table-cell office:value-type="float" office:value="0.392222222222222" calcext:value-type="float">
            <text:p>0,39222222222222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.00122222222222222" calcext:value-type="float">
            <text:p>0,001222222222222</text:p>
          </table:table-cell>
          <table:table-cell office:value-type="float" office:value="0.000900090509154436" calcext:value-type="float">
            <text:p>9,00E-04</text:p>
          </table:table-cell>
          <table:table-cell office:value-type="float" office:value="0.0693074637345417" calcext:value-type="float">
            <text:p>0,069307463734542</text:p>
          </table:table-cell>
          <table:table-cell office:value-type="float" office:value="0.230032520710506" calcext:value-type="float">
            <text:p>0,230032520710506</text:p>
          </table:table-cell>
          <table:table-cell office:value-type="float" office:value="0" calcext:value-type="float">
            <text:p>0</text:p>
          </table:table-cell>
          <table:table-cell office:value-type="float" office:value="1.29933998444505" calcext:value-type="float">
            <text:p>1,29933998444505</text:p>
          </table:table-cell>
          <table:table-cell office:value-type="float" office:value="0.153361656" calcext:value-type="float">
            <text:p>0,15336165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15.24024770198" calcext:value-type="float">
            <text:p>2615,24024770198</text:p>
          </table:table-cell>
          <table:table-cell office:value-type="float" office:value="0.392222222222222" calcext:value-type="float">
            <text:p>0,392222222222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44444444444444" calcext:value-type="float">
            <text:p>4,44E-04</text:p>
          </table:table-cell>
          <table:table-cell office:value-type="float" office:value="0.000900090509154436" calcext:value-type="float">
            <text:p>9,00E-04</text:p>
          </table:table-cell>
          <table:table-cell office:value-type="float" office:value="0.0693074637345417" calcext:value-type="float">
            <text:p>0,069307463734542</text:p>
          </table:table-cell>
          <table:table-cell office:value-type="float" office:value="0.230032520710506" calcext:value-type="float">
            <text:p>0,230032520710506</text:p>
          </table:table-cell>
          <table:table-cell office:value-type="float" office:value="0" calcext:value-type="float">
            <text:p>0</text:p>
          </table:table-cell>
          <table:table-cell office:value-type="float" office:value="1.29933998444505" calcext:value-type="float">
            <text:p>1,29933998444505</text:p>
          </table:table-cell>
          <table:table-cell office:value-type="float" office:value="0.039441166" calcext:value-type="float">
            <text:p>0,03944116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15.24024770198" calcext:value-type="float">
            <text:p>2615,24024770198</text:p>
          </table:table-cell>
          <table:table-cell office:value-type="float" office:value="0.392222222222222" calcext:value-type="float">
            <text:p>0,392222222222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0900090509154436" calcext:value-type="float">
            <text:p>9,00E-04</text:p>
          </table:table-cell>
          <table:table-cell office:value-type="float" office:value="0.0693074637345417" calcext:value-type="float">
            <text:p>0,069307463734542</text:p>
          </table:table-cell>
          <table:table-cell office:value-type="float" office:value="0.230032520710506" calcext:value-type="float">
            <text:p>0,230032520710506</text:p>
          </table:table-cell>
          <table:table-cell office:value-type="float" office:value="0" calcext:value-type="float">
            <text:p>0</text:p>
          </table:table-cell>
          <table:table-cell office:value-type="float" office:value="1.29933998444505" calcext:value-type="float">
            <text:p>1,29933998444505</text:p>
          </table:table-cell>
          <table:table-cell office:value-type="float" office:value="0.034659147" calcext:value-type="float">
            <text:p>0,03465914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15.24024770198" calcext:value-type="float">
            <text:p>2615,24024770198</text:p>
          </table:table-cell>
          <table:table-cell office:value-type="float" office:value="0.392222222222222" calcext:value-type="float">
            <text:p>0,3922222222222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555555555555556" calcext:value-type="float">
            <text:p>5,56E-04</text:p>
          </table:table-cell>
          <table:table-cell office:value-type="float" office:value="0.000900090509154436" calcext:value-type="float">
            <text:p>9,00E-04</text:p>
          </table:table-cell>
          <table:table-cell office:value-type="float" office:value="0.0693074637345417" calcext:value-type="float">
            <text:p>0,069307463734542</text:p>
          </table:table-cell>
          <table:table-cell office:value-type="float" office:value="0.230032520710506" calcext:value-type="float">
            <text:p>0,230032520710506</text:p>
          </table:table-cell>
          <table:table-cell office:value-type="float" office:value="0" calcext:value-type="float">
            <text:p>0</text:p>
          </table:table-cell>
          <table:table-cell office:value-type="float" office:value="1.29933998444505" calcext:value-type="float">
            <text:p>1,29933998444505</text:p>
          </table:table-cell>
          <table:table-cell office:value-type="float" office:value="0.028056767" calcext:value-type="float">
            <text:p>0,02805676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15.24024770198" calcext:value-type="float">
            <text:p>2615,24024770198</text:p>
          </table:table-cell>
          <table:table-cell office:value-type="float" office:value="0.392222222222222" calcext:value-type="float">
            <text:p>0,392222222222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0900090509154436" calcext:value-type="float">
            <text:p>9,00E-04</text:p>
          </table:table-cell>
          <table:table-cell office:value-type="float" office:value="0.0693074637345417" calcext:value-type="float">
            <text:p>0,069307463734542</text:p>
          </table:table-cell>
          <table:table-cell office:value-type="float" office:value="0.230032520710506" calcext:value-type="float">
            <text:p>0,230032520710506</text:p>
          </table:table-cell>
          <table:table-cell office:value-type="float" office:value="0" calcext:value-type="float">
            <text:p>0</text:p>
          </table:table-cell>
          <table:table-cell office:value-type="float" office:value="1.29933998444505" calcext:value-type="float">
            <text:p>1,29933998444505</text:p>
          </table:table-cell>
          <table:table-cell office:value-type="float" office:value="0.024532127" calcext:value-type="float">
            <text:p>0,0245321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15.16981132075" calcext:value-type="float">
            <text:p>2715,16981132075</text:p>
          </table:table-cell>
          <table:table-cell office:value-type="float" office:value="0.437777777777778" calcext:value-type="float">
            <text:p>0,4377777777777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table:style-name="Default" office:value-type="float" office:value="0.00133333333333333" calcext:value-type="float">
            <text:p>0,001333333333333</text:p>
          </table:table-cell>
          <table:table-cell office:value-type="float" office:value="0.000955208134171908" calcext:value-type="float">
            <text:p>9,55E-04</text:p>
          </table:table-cell>
          <table:table-cell office:value-type="float" office:value="0.0773486254162767" calcext:value-type="float">
            <text:p>0,077348625416277</text:p>
          </table:table-cell>
          <table:table-cell office:value-type="float" office:value="0.293355356692602" calcext:value-type="float">
            <text:p>0,293355356692602</text:p>
          </table:table-cell>
          <table:table-cell office:value-type="float" office:value="0" calcext:value-type="float">
            <text:p>0</text:p>
          </table:table-cell>
          <table:table-cell office:value-type="float" office:value="1.37070398210888" calcext:value-type="float">
            <text:p>1,37070398210888</text:p>
          </table:table-cell>
          <table:table-cell office:value-type="float" office:value="0.155580999" calcext:value-type="float">
            <text:p>0,1555809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15.16981132075" calcext:value-type="float">
            <text:p>2715,16981132075</text:p>
          </table:table-cell>
          <table:table-cell office:value-type="float" office:value="0.437777777777778" calcext:value-type="float">
            <text:p>0,4377777777777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0955208134171908" calcext:value-type="float">
            <text:p>9,55E-04</text:p>
          </table:table-cell>
          <table:table-cell office:value-type="float" office:value="0.0773486254162767" calcext:value-type="float">
            <text:p>0,077348625416277</text:p>
          </table:table-cell>
          <table:table-cell office:value-type="float" office:value="0.293355356692602" calcext:value-type="float">
            <text:p>0,293355356692602</text:p>
          </table:table-cell>
          <table:table-cell office:value-type="float" office:value="0" calcext:value-type="float">
            <text:p>0</text:p>
          </table:table-cell>
          <table:table-cell office:value-type="float" office:value="1.37070398210888" calcext:value-type="float">
            <text:p>1,37070398210888</text:p>
          </table:table-cell>
          <table:table-cell office:value-type="float" office:value="0.047453162" calcext:value-type="float">
            <text:p>0,0474531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15.16981132075" calcext:value-type="float">
            <text:p>2715,16981132075</text:p>
          </table:table-cell>
          <table:table-cell office:value-type="float" office:value="0.437777777777778" calcext:value-type="float">
            <text:p>0,4377777777777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888888888888889" calcext:value-type="float">
            <text:p>8,89E-04</text:p>
          </table:table-cell>
          <table:table-cell office:value-type="float" office:value="0.000955208134171908" calcext:value-type="float">
            <text:p>9,55E-04</text:p>
          </table:table-cell>
          <table:table-cell office:value-type="float" office:value="0.0773486254162767" calcext:value-type="float">
            <text:p>0,077348625416277</text:p>
          </table:table-cell>
          <table:table-cell office:value-type="float" office:value="0.293355356692602" calcext:value-type="float">
            <text:p>0,293355356692602</text:p>
          </table:table-cell>
          <table:table-cell office:value-type="float" office:value="0" calcext:value-type="float">
            <text:p>0</text:p>
          </table:table-cell>
          <table:table-cell office:value-type="float" office:value="1.37070398210888" calcext:value-type="float">
            <text:p>1,37070398210888</text:p>
          </table:table-cell>
          <table:table-cell office:value-type="float" office:value="0.050439664" calcext:value-type="float">
            <text:p>0,0504396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15.16981132075" calcext:value-type="float">
            <text:p>2715,16981132075</text:p>
          </table:table-cell>
          <table:table-cell office:value-type="float" office:value="0.437777777777778" calcext:value-type="float">
            <text:p>0,4377777777777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55555555555556" calcext:value-type="float">
            <text:p>5,56E-04</text:p>
          </table:table-cell>
          <table:table-cell office:value-type="float" office:value="0.000955208134171908" calcext:value-type="float">
            <text:p>9,55E-04</text:p>
          </table:table-cell>
          <table:table-cell office:value-type="float" office:value="0.0773486254162767" calcext:value-type="float">
            <text:p>0,077348625416277</text:p>
          </table:table-cell>
          <table:table-cell office:value-type="float" office:value="0.293355356692602" calcext:value-type="float">
            <text:p>0,293355356692602</text:p>
          </table:table-cell>
          <table:table-cell office:value-type="float" office:value="0" calcext:value-type="float">
            <text:p>0</text:p>
          </table:table-cell>
          <table:table-cell office:value-type="float" office:value="1.37070398210888" calcext:value-type="float">
            <text:p>1,37070398210888</text:p>
          </table:table-cell>
          <table:table-cell office:value-type="float" office:value="0.045310334" calcext:value-type="float">
            <text:p>0,0453103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15.16981132075" calcext:value-type="float">
            <text:p>2715,16981132075</text:p>
          </table:table-cell>
          <table:table-cell office:value-type="float" office:value="0.437777777777778" calcext:value-type="float">
            <text:p>0,4377777777777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0955208134171908" calcext:value-type="float">
            <text:p>9,55E-04</text:p>
          </table:table-cell>
          <table:table-cell office:value-type="float" office:value="0.0773486254162767" calcext:value-type="float">
            <text:p>0,077348625416277</text:p>
          </table:table-cell>
          <table:table-cell office:value-type="float" office:value="0.293355356692602" calcext:value-type="float">
            <text:p>0,293355356692602</text:p>
          </table:table-cell>
          <table:table-cell office:value-type="float" office:value="0" calcext:value-type="float">
            <text:p>0</text:p>
          </table:table-cell>
          <table:table-cell office:value-type="float" office:value="1.37070398210888" calcext:value-type="float">
            <text:p>1,37070398210888</text:p>
          </table:table-cell>
          <table:table-cell office:value-type="float" office:value="0.035301737" calcext:value-type="float">
            <text:p>0,0353017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69.97885123101" calcext:value-type="float">
            <text:p>2569,97885123101</text:p>
          </table:table-cell>
          <table:table-cell office:value-type="float" office:value="0.566666666666667" calcext:value-type="float">
            <text:p>0,56666666666666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.00111111111111111" calcext:value-type="float">
            <text:p>0,001111111111111</text:p>
          </table:table-cell>
          <table:table-cell office:value-type="float" office:value="0.000871087501995129" calcext:value-type="float">
            <text:p>8,71E-04</text:p>
          </table:table-cell>
          <table:table-cell office:value-type="float" office:value="0.100056906059935" calcext:value-type="float">
            <text:p>0,100056906059935</text:p>
          </table:table-cell>
          <table:table-cell office:value-type="float" office:value="0.350611251060725" calcext:value-type="float">
            <text:p>0,350611251060725</text:p>
          </table:table-cell>
          <table:table-cell office:value-type="float" office:value="0" calcext:value-type="float">
            <text:p>0</text:p>
          </table:table-cell>
          <table:table-cell office:value-type="float" office:value="1.45066815712066" calcext:value-type="float">
            <text:p>1,45066815712066</text:p>
          </table:table-cell>
          <table:table-cell office:value-type="float" office:value="0.170682494" calcext:value-type="float">
            <text:p>0,1706824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69.97885123101" calcext:value-type="float">
            <text:p>2569,97885123101</text:p>
          </table:table-cell>
          <table:table-cell office:value-type="float" office:value="0.566666666666667" calcext:value-type="float">
            <text:p>0,566666666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0871087501995129" calcext:value-type="float">
            <text:p>8,71E-04</text:p>
          </table:table-cell>
          <table:table-cell office:value-type="float" office:value="0.100056906059935" calcext:value-type="float">
            <text:p>0,100056906059935</text:p>
          </table:table-cell>
          <table:table-cell office:value-type="float" office:value="0.350611251060725" calcext:value-type="float">
            <text:p>0,350611251060725</text:p>
          </table:table-cell>
          <table:table-cell office:value-type="float" office:value="0" calcext:value-type="float">
            <text:p>0</text:p>
          </table:table-cell>
          <table:table-cell office:value-type="float" office:value="1.45066815712066" calcext:value-type="float">
            <text:p>1,45066815712066</text:p>
          </table:table-cell>
          <table:table-cell office:value-type="float" office:value="0.048634117" calcext:value-type="float">
            <text:p>0,0486341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69.97885123101" calcext:value-type="float">
            <text:p>2569,97885123101</text:p>
          </table:table-cell>
          <table:table-cell office:value-type="float" office:value="0.566666666666667" calcext:value-type="float">
            <text:p>0,566666666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55555555555556" calcext:value-type="float">
            <text:p>5,56E-04</text:p>
          </table:table-cell>
          <table:table-cell office:value-type="float" office:value="0.000871087501995129" calcext:value-type="float">
            <text:p>8,71E-04</text:p>
          </table:table-cell>
          <table:table-cell office:value-type="float" office:value="0.100056906059935" calcext:value-type="float">
            <text:p>0,100056906059935</text:p>
          </table:table-cell>
          <table:table-cell office:value-type="float" office:value="0.350611251060725" calcext:value-type="float">
            <text:p>0,350611251060725</text:p>
          </table:table-cell>
          <table:table-cell office:value-type="float" office:value="0" calcext:value-type="float">
            <text:p>0</text:p>
          </table:table-cell>
          <table:table-cell office:value-type="float" office:value="1.45066815712066" calcext:value-type="float">
            <text:p>1,45066815712066</text:p>
          </table:table-cell>
          <table:table-cell office:value-type="float" office:value="0.047828671" calcext:value-type="float">
            <text:p>0,0478286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69.97885123101" calcext:value-type="float">
            <text:p>2569,97885123101</text:p>
          </table:table-cell>
          <table:table-cell office:value-type="float" office:value="0.566666666666667" calcext:value-type="float">
            <text:p>0,566666666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0871087501995129" calcext:value-type="float">
            <text:p>8,71E-04</text:p>
          </table:table-cell>
          <table:table-cell office:value-type="float" office:value="0.100056906059935" calcext:value-type="float">
            <text:p>0,100056906059935</text:p>
          </table:table-cell>
          <table:table-cell office:value-type="float" office:value="0.350611251060725" calcext:value-type="float">
            <text:p>0,350611251060725</text:p>
          </table:table-cell>
          <table:table-cell office:value-type="float" office:value="0" calcext:value-type="float">
            <text:p>0</text:p>
          </table:table-cell>
          <table:table-cell office:value-type="float" office:value="1.45066815712066" calcext:value-type="float">
            <text:p>1,45066815712066</text:p>
          </table:table-cell>
          <table:table-cell office:value-type="float" office:value="0.028909994" calcext:value-type="float">
            <text:p>0,0289099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69.97885123101" calcext:value-type="float">
            <text:p>2569,97885123101</text:p>
          </table:table-cell>
          <table:table-cell office:value-type="float" office:value="0.566666666666667" calcext:value-type="float">
            <text:p>0,566666666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44444444444444" calcext:value-type="float">
            <text:p>4,44E-04</text:p>
          </table:table-cell>
          <table:table-cell office:value-type="float" office:value="0.000871087501995129" calcext:value-type="float">
            <text:p>8,71E-04</text:p>
          </table:table-cell>
          <table:table-cell office:value-type="float" office:value="0.100056906059935" calcext:value-type="float">
            <text:p>0,100056906059935</text:p>
          </table:table-cell>
          <table:table-cell office:value-type="float" office:value="0.350611251060725" calcext:value-type="float">
            <text:p>0,350611251060725</text:p>
          </table:table-cell>
          <table:table-cell office:value-type="float" office:value="0" calcext:value-type="float">
            <text:p>0</text:p>
          </table:table-cell>
          <table:table-cell office:value-type="float" office:value="1.45066815712066" calcext:value-type="float">
            <text:p>1,45066815712066</text:p>
          </table:table-cell>
          <table:table-cell office:value-type="float" office:value="0.032904856" calcext:value-type="float">
            <text:p>0,0329048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17.13018867925" calcext:value-type="float">
            <text:p>2717,13018867925</text:p>
          </table:table-cell>
          <table:table-cell office:value-type="float" office:value="0.64" calcext:value-type="float">
            <text:p>0,6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.00111111111111111" calcext:value-type="float">
            <text:p>0,001111111111111</text:p>
          </table:table-cell>
          <table:table-cell office:value-type="float" office:value="0.000909250309224319" calcext:value-type="float">
            <text:p>9,09E-04</text:p>
          </table:table-cell>
          <table:table-cell office:value-type="float" office:value="0.112992300829516" calcext:value-type="float">
            <text:p>0,112992300829516</text:p>
          </table:table-cell>
          <table:table-cell office:value-type="float" office:value="0.401486194008338" calcext:value-type="float">
            <text:p>0,401486194008338</text:p>
          </table:table-cell>
          <table:table-cell office:value-type="float" office:value="0" calcext:value-type="float">
            <text:p>0</text:p>
          </table:table-cell>
          <table:table-cell office:value-type="float" office:value="1.51447849483785" calcext:value-type="float">
            <text:p>1,51447849483785</text:p>
          </table:table-cell>
          <table:table-cell office:value-type="float" office:value="0.174678113" calcext:value-type="float">
            <text:p>0,1746781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17.13018867925" calcext:value-type="float">
            <text:p>2717,13018867925</text:p>
          </table:table-cell>
          <table:table-cell office:value-type="float" office:value="0.64" calcext:value-type="float">
            <text:p>0,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0909250309224319" calcext:value-type="float">
            <text:p>9,09E-04</text:p>
          </table:table-cell>
          <table:table-cell office:value-type="float" office:value="0.112992300829516" calcext:value-type="float">
            <text:p>0,112992300829516</text:p>
          </table:table-cell>
          <table:table-cell office:value-type="float" office:value="0.401486194008338" calcext:value-type="float">
            <text:p>0,401486194008338</text:p>
          </table:table-cell>
          <table:table-cell office:value-type="float" office:value="0" calcext:value-type="float">
            <text:p>0</text:p>
          </table:table-cell>
          <table:table-cell office:value-type="float" office:value="1.51447849483785" calcext:value-type="float">
            <text:p>1,51447849483785</text:p>
          </table:table-cell>
          <table:table-cell office:value-type="float" office:value="0.058513367" calcext:value-type="float">
            <text:p>0,0585133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17.13018867925" calcext:value-type="float">
            <text:p>2717,13018867925</text:p>
          </table:table-cell>
          <table:table-cell office:value-type="float" office:value="0.64" calcext:value-type="float">
            <text:p>0,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0909250309224319" calcext:value-type="float">
            <text:p>9,09E-04</text:p>
          </table:table-cell>
          <table:table-cell office:value-type="float" office:value="0.112992300829516" calcext:value-type="float">
            <text:p>0,112992300829516</text:p>
          </table:table-cell>
          <table:table-cell office:value-type="float" office:value="0.401486194008338" calcext:value-type="float">
            <text:p>0,401486194008338</text:p>
          </table:table-cell>
          <table:table-cell office:value-type="float" office:value="0" calcext:value-type="float">
            <text:p>0</text:p>
          </table:table-cell>
          <table:table-cell office:value-type="float" office:value="1.51447849483785" calcext:value-type="float">
            <text:p>1,51447849483785</text:p>
          </table:table-cell>
          <table:table-cell office:value-type="float" office:value="0.036215675" calcext:value-type="float">
            <text:p>0,0362156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17.13018867925" calcext:value-type="float">
            <text:p>2717,13018867925</text:p>
          </table:table-cell>
          <table:table-cell office:value-type="float" office:value="0.64" calcext:value-type="float">
            <text:p>0,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0909250309224319" calcext:value-type="float">
            <text:p>9,09E-04</text:p>
          </table:table-cell>
          <table:table-cell office:value-type="float" office:value="0.112992300829516" calcext:value-type="float">
            <text:p>0,112992300829516</text:p>
          </table:table-cell>
          <table:table-cell office:value-type="float" office:value="0.401486194008338" calcext:value-type="float">
            <text:p>0,401486194008338</text:p>
          </table:table-cell>
          <table:table-cell office:value-type="float" office:value="0" calcext:value-type="float">
            <text:p>0</text:p>
          </table:table-cell>
          <table:table-cell office:value-type="float" office:value="1.51447849483785" calcext:value-type="float">
            <text:p>1,51447849483785</text:p>
          </table:table-cell>
          <table:table-cell office:value-type="float" office:value="0.031639223" calcext:value-type="float">
            <text:p>0,0316392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17.13018867925" calcext:value-type="float">
            <text:p>2717,13018867925</text:p>
          </table:table-cell>
          <table:table-cell office:value-type="float" office:value="0.64" calcext:value-type="float">
            <text:p>0,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44444444444444" calcext:value-type="float">
            <text:p>4,44E-04</text:p>
          </table:table-cell>
          <table:table-cell office:value-type="float" office:value="0.000909250309224319" calcext:value-type="float">
            <text:p>9,09E-04</text:p>
          </table:table-cell>
          <table:table-cell office:value-type="float" office:value="0.112992300829516" calcext:value-type="float">
            <text:p>0,112992300829516</text:p>
          </table:table-cell>
          <table:table-cell office:value-type="float" office:value="0.401486194008338" calcext:value-type="float">
            <text:p>0,401486194008338</text:p>
          </table:table-cell>
          <table:table-cell office:value-type="float" office:value="0" calcext:value-type="float">
            <text:p>0</text:p>
          </table:table-cell>
          <table:table-cell office:value-type="float" office:value="1.51447849483785" calcext:value-type="float">
            <text:p>1,51447849483785</text:p>
          </table:table-cell>
          <table:table-cell office:value-type="float" office:value="0.034837333" calcext:value-type="float">
            <text:p>0,034837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0.753333333333333" calcext:value-type="float">
            <text:p>0,75333333333333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.00133333333333333" calcext:value-type="float">
            <text:p>0,001333333333333</text:p>
          </table:table-cell>
          <table:table-cell office:value-type="float" office:value="0.000860020424528302" calcext:value-type="float">
            <text:p>8,60E-04</text:p>
          </table:table-cell>
          <table:table-cell office:value-type="float" office:value="0.132964288267511" calcext:value-type="float">
            <text:p>0,132964288267511</text:p>
          </table:table-cell>
          <table:table-cell office:value-type="float" office:value="0.455551612666206" calcext:value-type="float">
            <text:p>0,455551612666206</text:p>
          </table:table-cell>
          <table:table-cell office:value-type="float" office:value="0" calcext:value-type="float">
            <text:p>0</text:p>
          </table:table-cell>
          <table:table-cell office:value-type="float" office:value="1.58851590093372" calcext:value-type="float">
            <text:p>1,58851590093372</text:p>
          </table:table-cell>
          <table:table-cell office:value-type="float" office:value="0.181462993" calcext:value-type="float">
            <text:p>0,1814629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0.753333333333333" calcext:value-type="float">
            <text:p>0,75333333333333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.00111111111111111" calcext:value-type="float">
            <text:p>0,001111111111111</text:p>
          </table:table-cell>
          <table:table-cell office:value-type="float" office:value="0.000860020424528302" calcext:value-type="float">
            <text:p>8,60E-04</text:p>
          </table:table-cell>
          <table:table-cell office:value-type="float" office:value="0.132964288267511" calcext:value-type="float">
            <text:p>0,132964288267511</text:p>
          </table:table-cell>
          <table:table-cell office:value-type="float" office:value="0.455551612666206" calcext:value-type="float">
            <text:p>0,455551612666206</text:p>
          </table:table-cell>
          <table:table-cell office:value-type="float" office:value="0" calcext:value-type="float">
            <text:p>0</text:p>
          </table:table-cell>
          <table:table-cell office:value-type="float" office:value="1.58851590093372" calcext:value-type="float">
            <text:p>1,58851590093372</text:p>
          </table:table-cell>
          <table:table-cell office:value-type="float" office:value="0.063065478" calcext:value-type="float">
            <text:p>0,0630654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0.753333333333333" calcext:value-type="float">
            <text:p>0,7533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55555555555556" calcext:value-type="float">
            <text:p>5,56E-04</text:p>
          </table:table-cell>
          <table:table-cell office:value-type="float" office:value="0.000860020424528302" calcext:value-type="float">
            <text:p>8,60E-04</text:p>
          </table:table-cell>
          <table:table-cell office:value-type="float" office:value="0.132964288267511" calcext:value-type="float">
            <text:p>0,132964288267511</text:p>
          </table:table-cell>
          <table:table-cell office:value-type="float" office:value="0.455551612666206" calcext:value-type="float">
            <text:p>0,455551612666206</text:p>
          </table:table-cell>
          <table:table-cell office:value-type="float" office:value="0" calcext:value-type="float">
            <text:p>0</text:p>
          </table:table-cell>
          <table:table-cell office:value-type="float" office:value="1.58851590093372" calcext:value-type="float">
            <text:p>1,58851590093372</text:p>
          </table:table-cell>
          <table:table-cell office:value-type="float" office:value="0.039675794" calcext:value-type="float">
            <text:p>0,0396757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0.753333333333333" calcext:value-type="float">
            <text:p>0,7533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0860020424528302" calcext:value-type="float">
            <text:p>8,60E-04</text:p>
          </table:table-cell>
          <table:table-cell office:value-type="float" office:value="0.132964288267511" calcext:value-type="float">
            <text:p>0,132964288267511</text:p>
          </table:table-cell>
          <table:table-cell office:value-type="float" office:value="0.455551612666206" calcext:value-type="float">
            <text:p>0,455551612666206</text:p>
          </table:table-cell>
          <table:table-cell office:value-type="float" office:value="0" calcext:value-type="float">
            <text:p>0</text:p>
          </table:table-cell>
          <table:table-cell office:value-type="float" office:value="1.58851590093372" calcext:value-type="float">
            <text:p>1,58851590093372</text:p>
          </table:table-cell>
          <table:table-cell office:value-type="float" office:value="0.035283217" calcext:value-type="float">
            <text:p>0,0352832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17.3641509434" calcext:value-type="float">
            <text:p>2717,3641509434</text:p>
          </table:table-cell>
          <table:table-cell office:value-type="float" office:value="0.753333333333333" calcext:value-type="float">
            <text:p>0,7533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0860020424528302" calcext:value-type="float">
            <text:p>8,60E-04</text:p>
          </table:table-cell>
          <table:table-cell office:value-type="float" office:value="0.132964288267511" calcext:value-type="float">
            <text:p>0,132964288267511</text:p>
          </table:table-cell>
          <table:table-cell office:value-type="float" office:value="0.455551612666206" calcext:value-type="float">
            <text:p>0,455551612666206</text:p>
          </table:table-cell>
          <table:table-cell office:value-type="float" office:value="0" calcext:value-type="float">
            <text:p>0</text:p>
          </table:table-cell>
          <table:table-cell office:value-type="float" office:value="1.58851590093372" calcext:value-type="float">
            <text:p>1,58851590093372</text:p>
          </table:table-cell>
          <table:table-cell office:value-type="float" office:value="0.03144706" calcext:value-type="float">
            <text:p>0,031447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70.44677575931" calcext:value-type="float">
            <text:p>2570,44677575931</text:p>
          </table:table-cell>
          <table:table-cell office:value-type="float" office:value="0.811111111111111" calcext:value-type="float">
            <text:p>0,81111111111111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.00111111111111111" calcext:value-type="float">
            <text:p>0,001111111111111</text:p>
          </table:table-cell>
          <table:table-cell office:value-type="float" office:value="0.000859824293649908" calcext:value-type="float">
            <text:p>8,60E-04</text:p>
          </table:table-cell>
          <table:table-cell office:value-type="float" office:value="0.143150475911859" calcext:value-type="float">
            <text:p>0,143150475911859</text:p>
          </table:table-cell>
          <table:table-cell office:value-type="float" office:value="0.525916876591087" calcext:value-type="float">
            <text:p>0,525916876591087</text:p>
          </table:table-cell>
          <table:table-cell office:value-type="float" office:value="0" calcext:value-type="float">
            <text:p>0</text:p>
          </table:table-cell>
          <table:table-cell office:value-type="float" office:value="1.66906735250295" calcext:value-type="float">
            <text:p>1,66906735250295</text:p>
          </table:table-cell>
          <table:table-cell office:value-type="float" office:value="0.193862119" calcext:value-type="float">
            <text:p>0,1938621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70.44677575931" calcext:value-type="float">
            <text:p>2570,44677575931</text:p>
          </table:table-cell>
          <table:table-cell office:value-type="float" office:value="0.811111111111111" calcext:value-type="float">
            <text:p>0,8111111111111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555555555555556" calcext:value-type="float">
            <text:p>5,56E-04</text:p>
          </table:table-cell>
          <table:table-cell office:value-type="float" office:value="0.000859824293649908" calcext:value-type="float">
            <text:p>8,60E-04</text:p>
          </table:table-cell>
          <table:table-cell office:value-type="float" office:value="0.143150475911859" calcext:value-type="float">
            <text:p>0,143150475911859</text:p>
          </table:table-cell>
          <table:table-cell office:value-type="float" office:value="0.525916876591087" calcext:value-type="float">
            <text:p>0,525916876591087</text:p>
          </table:table-cell>
          <table:table-cell office:value-type="float" office:value="0" calcext:value-type="float">
            <text:p>0</text:p>
          </table:table-cell>
          <table:table-cell office:value-type="float" office:value="1.66906735250295" calcext:value-type="float">
            <text:p>1,66906735250295</text:p>
          </table:table-cell>
          <table:table-cell office:value-type="float" office:value="0.061092392" calcext:value-type="float">
            <text:p>0,0610923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70.44677575931" calcext:value-type="float">
            <text:p>2570,44677575931</text:p>
          </table:table-cell>
          <table:table-cell office:value-type="float" office:value="0.811111111111111" calcext:value-type="float">
            <text:p>0,811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0859824293649908" calcext:value-type="float">
            <text:p>8,60E-04</text:p>
          </table:table-cell>
          <table:table-cell office:value-type="float" office:value="0.143150475911859" calcext:value-type="float">
            <text:p>0,143150475911859</text:p>
          </table:table-cell>
          <table:table-cell office:value-type="float" office:value="0.525916876591087" calcext:value-type="float">
            <text:p>0,525916876591087</text:p>
          </table:table-cell>
          <table:table-cell office:value-type="float" office:value="0" calcext:value-type="float">
            <text:p>0</text:p>
          </table:table-cell>
          <table:table-cell office:value-type="float" office:value="1.66906735250295" calcext:value-type="float">
            <text:p>1,66906735250295</text:p>
          </table:table-cell>
          <table:table-cell office:value-type="float" office:value="0.040791412" calcext:value-type="float">
            <text:p>0,0407914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70.44677575931" calcext:value-type="float">
            <text:p>2570,44677575931</text:p>
          </table:table-cell>
          <table:table-cell office:value-type="float" office:value="0.811111111111111" calcext:value-type="float">
            <text:p>0,811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0859824293649908" calcext:value-type="float">
            <text:p>8,60E-04</text:p>
          </table:table-cell>
          <table:table-cell office:value-type="float" office:value="0.143150475911859" calcext:value-type="float">
            <text:p>0,143150475911859</text:p>
          </table:table-cell>
          <table:table-cell office:value-type="float" office:value="0.525916876591087" calcext:value-type="float">
            <text:p>0,525916876591087</text:p>
          </table:table-cell>
          <table:table-cell office:value-type="float" office:value="0" calcext:value-type="float">
            <text:p>0</text:p>
          </table:table-cell>
          <table:table-cell office:value-type="float" office:value="1.66906735250295" calcext:value-type="float">
            <text:p>1,66906735250295</text:p>
          </table:table-cell>
          <table:table-cell office:value-type="float" office:value="0.038575012" calcext:value-type="float">
            <text:p>0,0385750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70.44677575931" calcext:value-type="float">
            <text:p>2570,44677575931</text:p>
          </table:table-cell>
          <table:table-cell office:value-type="float" office:value="0.811111111111111" calcext:value-type="float">
            <text:p>0,81111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0859824293649908" calcext:value-type="float">
            <text:p>8,60E-04</text:p>
          </table:table-cell>
          <table:table-cell office:value-type="float" office:value="0.143150475911859" calcext:value-type="float">
            <text:p>0,143150475911859</text:p>
          </table:table-cell>
          <table:table-cell office:value-type="float" office:value="0.525916876591087" calcext:value-type="float">
            <text:p>0,525916876591087</text:p>
          </table:table-cell>
          <table:table-cell office:value-type="float" office:value="0" calcext:value-type="float">
            <text:p>0</text:p>
          </table:table-cell>
          <table:table-cell office:value-type="float" office:value="1.66906735250295" calcext:value-type="float">
            <text:p>1,66906735250295</text:p>
          </table:table-cell>
          <table:table-cell office:value-type="float" office:value="0.031390999" calcext:value-type="float">
            <text:p>0,0313909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8.25849056604" calcext:value-type="float">
            <text:p>2708,25849056604</text:p>
          </table:table-cell>
          <table:table-cell office:value-type="float" office:value="0.0533333333333333" calcext:value-type="float">
            <text:p>0,0533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table:style-name="Default" office:value-type="float" office:value="0.00106769800314465" calcext:value-type="float">
            <text:p>0,001067698003145</text:p>
          </table:table-cell>
          <table:table-cell office:value-type="float" office:value="0.00959090182462107" calcext:value-type="float">
            <text:p>0,009590901824621</text:p>
          </table:table-cell>
          <table:table-cell office:value-type="float" office:value="0.0605068202940776" calcext:value-type="float">
            <text:p>0,060506820294078</text:p>
          </table:table-cell>
          <table:table-cell office:value-type="float" office:value="0" calcext:value-type="float">
            <text:p>0</text:p>
          </table:table-cell>
          <table:table-cell office:value-type="float" office:value="1.0700977221187" calcext:value-type="float">
            <text:p>1,0700977221187</text:p>
          </table:table-cell>
          <table:table-cell office:value-type="float" office:value="0.108509633" calcext:value-type="float">
            <text:p>0,1085096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8.25849056604" calcext:value-type="float">
            <text:p>2708,25849056604</text:p>
          </table:table-cell>
          <table:table-cell office:value-type="float" office:value="0.0533333333333333" calcext:value-type="float">
            <text:p>0,0533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table:style-name="Default" office:value-type="float" office:value="0.00106769800314465" calcext:value-type="float">
            <text:p>0,001067698003145</text:p>
          </table:table-cell>
          <table:table-cell office:value-type="float" office:value="0.00959090182462107" calcext:value-type="float">
            <text:p>0,009590901824621</text:p>
          </table:table-cell>
          <table:table-cell office:value-type="float" office:value="0.0605068202940776" calcext:value-type="float">
            <text:p>0,060506820294078</text:p>
          </table:table-cell>
          <table:table-cell office:value-type="float" office:value="0" calcext:value-type="float">
            <text:p>0</text:p>
          </table:table-cell>
          <table:table-cell office:value-type="float" office:value="1.0700977221187" calcext:value-type="float">
            <text:p>1,0700977221187</text:p>
          </table:table-cell>
          <table:table-cell office:value-type="float" office:value="0.020812672" calcext:value-type="float">
            <text:p>0,0208126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8.25849056604" calcext:value-type="float">
            <text:p>2708,25849056604</text:p>
          </table:table-cell>
          <table:table-cell office:value-type="float" office:value="0.0533333333333333" calcext:value-type="float">
            <text:p>0,0533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table:style-name="Default" office:value-type="float" office:value="0.00106769800314465" calcext:value-type="float">
            <text:p>0,001067698003145</text:p>
          </table:table-cell>
          <table:table-cell office:value-type="float" office:value="0.00959090182462107" calcext:value-type="float">
            <text:p>0,009590901824621</text:p>
          </table:table-cell>
          <table:table-cell office:value-type="float" office:value="0.0605068202940776" calcext:value-type="float">
            <text:p>0,060506820294078</text:p>
          </table:table-cell>
          <table:table-cell office:value-type="float" office:value="0" calcext:value-type="float">
            <text:p>0</text:p>
          </table:table-cell>
          <table:table-cell office:value-type="float" office:value="1.0700977221187" calcext:value-type="float">
            <text:p>1,0700977221187</text:p>
          </table:table-cell>
          <table:table-cell office:value-type="float" office:value="0.018416319" calcext:value-type="float">
            <text:p>0,0184163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8.25849056604" calcext:value-type="float">
            <text:p>2708,25849056604</text:p>
          </table:table-cell>
          <table:table-cell office:value-type="float" office:value="0.0533333333333333" calcext:value-type="float">
            <text:p>0,0533333333333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444444444444444" calcext:value-type="float">
            <text:p>4,44E-04</text:p>
          </table:table-cell>
          <table:table-cell table:style-name="Default" office:value-type="float" office:value="0.00106769800314465" calcext:value-type="float">
            <text:p>0,001067698003145</text:p>
          </table:table-cell>
          <table:table-cell office:value-type="float" office:value="0.00959090182462107" calcext:value-type="float">
            <text:p>0,009590901824621</text:p>
          </table:table-cell>
          <table:table-cell office:value-type="float" office:value="0.0605068202940776" calcext:value-type="float">
            <text:p>0,060506820294078</text:p>
          </table:table-cell>
          <table:table-cell office:value-type="float" office:value="0" calcext:value-type="float">
            <text:p>0</text:p>
          </table:table-cell>
          <table:table-cell office:value-type="float" office:value="1.0700977221187" calcext:value-type="float">
            <text:p>1,0700977221187</text:p>
          </table:table-cell>
          <table:table-cell office:value-type="float" office:value="0.01705526" calcext:value-type="float">
            <text:p>0,017055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8.25849056604" calcext:value-type="float">
            <text:p>2708,25849056604</text:p>
          </table:table-cell>
          <table:table-cell office:value-type="float" office:value="0.0533333333333333" calcext:value-type="float">
            <text:p>0,0533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table:style-name="Default" office:value-type="float" office:value="0.00106769800314465" calcext:value-type="float">
            <text:p>0,001067698003145</text:p>
          </table:table-cell>
          <table:table-cell office:value-type="float" office:value="0.00959090182462107" calcext:value-type="float">
            <text:p>0,009590901824621</text:p>
          </table:table-cell>
          <table:table-cell office:value-type="float" office:value="0.0605068202940776" calcext:value-type="float">
            <text:p>0,060506820294078</text:p>
          </table:table-cell>
          <table:table-cell office:value-type="float" office:value="0" calcext:value-type="float">
            <text:p>0</text:p>
          </table:table-cell>
          <table:table-cell office:value-type="float" office:value="1.0700977221187" calcext:value-type="float">
            <text:p>1,0700977221187</text:p>
          </table:table-cell>
          <table:table-cell office:value-type="float" office:value="0.017446122" calcext:value-type="float">
            <text:p>0,017446122</text:p>
          </table:table-cell>
        </table:table-row>
      </table:table>
      <table:table table:name="Greedy_MSTRGMT_AVG" table:style-name="ta1">
        <table:table-column table:style-name="co14" table:number-columns-repeated="6" table:default-cell-style-name="Default"/>
        <table:table-column table:style-name="co14" table:number-columns-repeated="2" table:default-cell-style-name="ce1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row table:style-name="ro1">
          <table:table-cell table:number-columns-repeated="2" office:value-type="string" calcext:value-type="string">
            <text:p>#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formula="of:=AVERAGE([Greedy_MSTRGMT.A2:.A6])" office:value-type="float" office:value="20" calcext:value-type="float">
            <text:p>20</text:p>
          </table:table-cell>
          <table:table-cell table:formula="of:=AVERAGE([Greedy_MSTRGMT.B2:.B6])" office:value-type="float" office:value="5" calcext:value-type="float">
            <text:p>5</text:p>
          </table:table-cell>
          <table:table-cell table:formula="of:=AVERAGE([Greedy_MSTRGMT.C2:.C6])" office:value-type="float" office:value="2708.25849056604" calcext:value-type="float">
            <text:p>2708,25849056604</text:p>
          </table:table-cell>
          <table:table-cell table:formula="of:=AVERAGE([Greedy_MSTRGMT.D2:.D6])" office:value-type="float" office:value="0.0533333333333333" calcext:value-type="float">
            <text:p>0,053333333333333</text:p>
          </table:table-cell>
          <table:table-cell table:formula="of:=AVERAGE([Greedy_MSTRGMT.E2:.E6])" office:value-type="float" office:value="0" calcext:value-type="float">
            <text:p>0</text:p>
          </table:table-cell>
          <table:table-cell table:formula="of:=AVERAGE([Greedy_MSTRGMT.F2:.F6])" office:value-type="float" office:value="0" calcext:value-type="float">
            <text:p>0</text:p>
          </table:table-cell>
          <table:table-cell table:formula="of:=AVERAGE([Greedy_MSTRGMT.G2:.G6])" office:value-type="float" office:value="0.0000222222222222222" calcext:value-type="float">
            <text:p>2,22E-05</text:p>
          </table:table-cell>
          <table:table-cell table:formula="of:=AVERAGE([Greedy_MSTRGMT.H2:.H6])" office:value-type="float" office:value="0.000266666666666667" calcext:value-type="float">
            <text:p>2,67E-04</text:p>
          </table:table-cell>
          <table:table-cell table:formula="of:=AVERAGE([Greedy_MSTRGMT.I2:.I6])" office:value-type="float" office:value="0.00106769800314465" calcext:value-type="float">
            <text:p>0,001067698003145</text:p>
          </table:table-cell>
          <table:table-cell table:formula="of:=AVERAGE([Greedy_MSTRGMT.J2:.J6])" office:value-type="float" office:value="0.00959090182462107" calcext:value-type="float">
            <text:p>0,009590901824621</text:p>
          </table:table-cell>
          <table:table-cell table:style-name="ce1" table:formula="of:=AVERAGE([Greedy_MSTRGMT.K2:.K6])" office:value-type="float" office:value="0.0605068202940776" calcext:value-type="float">
            <text:p>6,05E-02</text:p>
          </table:table-cell>
          <table:table-cell table:formula="of:=AVERAGE([Greedy_MSTRGMT.L2:.L6])" office:value-type="float" office:value="0" calcext:value-type="float">
            <text:p>0</text:p>
          </table:table-cell>
          <table:table-cell table:formula="of:=AVERAGE([Greedy_MSTRGMT.M2:.M6])" office:value-type="float" office:value="1.09268586441414" calcext:value-type="float">
            <text:p>1,09268586441414</text:p>
          </table:table-cell>
          <table:table-cell table:formula="of:=AVERAGE([Greedy_MSTRGMT.N2:.N6])" office:value-type="float" office:value="0.0364480012" calcext:value-type="float">
            <text:p>0,03644800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Greedy_MSTRGMT.B7:.B11])" office:value-type="float" office:value="10" calcext:value-type="float">
            <text:p>10</text:p>
          </table:table-cell>
          <table:table-cell table:formula="of:=AVERAGE([Greedy_MSTRGMT.C7:.C11])" office:value-type="float" office:value="2711.47735849057" calcext:value-type="float">
            <text:p>2711,47735849057</text:p>
          </table:table-cell>
          <table:table-cell table:formula="of:=AVERAGE([Greedy_MSTRGMT.D7:.D11])" office:value-type="float" office:value="0.173333333333333" calcext:value-type="float">
            <text:p>0,173333333333333</text:p>
          </table:table-cell>
          <table:table-cell table:formula="of:=AVERAGE([Greedy_MSTRGMT.E7:.E11])" office:value-type="float" office:value="0" calcext:value-type="float">
            <text:p>0</text:p>
          </table:table-cell>
          <table:table-cell table:formula="of:=AVERAGE([Greedy_MSTRGMT.F7:.F11])" office:value-type="float" office:value="0" calcext:value-type="float">
            <text:p>0</text:p>
          </table:table-cell>
          <table:table-cell table:style-name="Default" table:formula="of:=AVERAGE([Greedy_MSTRGMT.G7:.G11])" office:value-type="float" office:value="0.0000222222222222222" calcext:value-type="float">
            <text:p>2,22222222222222E-05</text:p>
          </table:table-cell>
          <table:table-cell table:formula="of:=AVERAGE([Greedy_MSTRGMT.H7:.H11])" office:value-type="float" office:value="0.000555555555555556" calcext:value-type="float">
            <text:p>5,56E-04</text:p>
          </table:table-cell>
          <table:table-cell table:style-name="ce1" table:formula="of:=AVERAGE([Greedy_MSTRGMT.I7:.I11])" office:value-type="float" office:value="0.00102723845387841" calcext:value-type="float">
            <text:p>1,03E-03</text:p>
          </table:table-cell>
          <table:table-cell table:formula="of:=AVERAGE([Greedy_MSTRGMT.J7:.J11])" office:value-type="float" office:value="0.0307397688060854" calcext:value-type="float">
            <text:p>0,030739768806086</text:p>
          </table:table-cell>
          <table:table-cell table:formula="of:=AVERAGE([Greedy_MSTRGMT.K7:.K11])" office:value-type="float" office:value="0.119644969017367" calcext:value-type="float">
            <text:p>0,119644969017367</text:p>
          </table:table-cell>
          <table:table-cell table:formula="of:=AVERAGE([Greedy_MSTRGMT.L7:.L11])" office:value-type="float" office:value="0" calcext:value-type="float">
            <text:p>0</text:p>
          </table:table-cell>
          <table:table-cell table:formula="of:=AVERAGE([Greedy_MSTRGMT.M7:.M11])" office:value-type="float" office:value="1.16739004678556" calcext:value-type="float">
            <text:p>1,16739004678556</text:p>
          </table:table-cell>
          <table:table-cell table:formula="of:=AVERAGE([Greedy_MSTRGMT.N7:.N11])" office:value-type="float" office:value="0.0459159482" calcext:value-type="float">
            <text:p>0,04591594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Greedy_MSTRGMT.B12:.B16])" office:value-type="float" office:value="15" calcext:value-type="float">
            <text:p>15</text:p>
          </table:table-cell>
          <table:table-cell table:formula="of:=AVERAGE([Greedy_MSTRGMT.C12:.C16])" office:value-type="float" office:value="2712.97547169811" calcext:value-type="float">
            <text:p>2712,97547169811</text:p>
          </table:table-cell>
          <table:table-cell table:formula="of:=AVERAGE([Greedy_MSTRGMT.D12:.D16])" office:value-type="float" office:value="0.271111111111111" calcext:value-type="float">
            <text:p>0,271111111111111</text:p>
          </table:table-cell>
          <table:table-cell table:formula="of:=AVERAGE([Greedy_MSTRGMT.E12:.E16])" office:value-type="float" office:value="0" calcext:value-type="float">
            <text:p>0</text:p>
          </table:table-cell>
          <table:table-cell table:formula="of:=AVERAGE([Greedy_MSTRGMT.F12:.F16])" office:value-type="float" office:value="0" calcext:value-type="float">
            <text:p>0</text:p>
          </table:table-cell>
          <table:table-cell table:formula="of:=AVERAGE([Greedy_MSTRGMT.G12:.G16])" office:value-type="float" office:value="0" calcext:value-type="float">
            <text:p>0,00E+00</text:p>
          </table:table-cell>
          <table:table-cell table:formula="of:=AVERAGE([Greedy_MSTRGMT.H12:.H16])" office:value-type="float" office:value="0.0006" calcext:value-type="float">
            <text:p>6,00E-04</text:p>
          </table:table-cell>
          <table:table-cell table:formula="of:=AVERAGE([Greedy_MSTRGMT.I12:.I16])" office:value-type="float" office:value="0.00097800856918239" calcext:value-type="float">
            <text:p>0,000978008569182</text:p>
          </table:table-cell>
          <table:table-cell table:formula="of:=AVERAGE([Greedy_MSTRGMT.J12:.J16])" office:value-type="float" office:value="0.0479693117996358" calcext:value-type="float">
            <text:p>0,047969311799636</text:p>
          </table:table-cell>
          <table:table-cell table:formula="of:=AVERAGE([Greedy_MSTRGMT.K12:.K16])" office:value-type="float" office:value="0.173710387675235" calcext:value-type="float">
            <text:p>0,173710387675235</text:p>
          </table:table-cell>
          <table:table-cell table:formula="of:=AVERAGE([Greedy_MSTRGMT.L12:.L16])" office:value-type="float" office:value="0" calcext:value-type="float">
            <text:p>0</text:p>
          </table:table-cell>
          <table:table-cell table:formula="of:=AVERAGE([Greedy_MSTRGMT.M12:.M16])" office:value-type="float" office:value="1.22167969947487" calcext:value-type="float">
            <text:p>1,22167969947487</text:p>
          </table:table-cell>
          <table:table-cell table:formula="of:=AVERAGE([Greedy_MSTRGMT.N12:.N16])" office:value-type="float" office:value="0.0499586014" calcext:value-type="float">
            <text:p>0,04995860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Greedy_MSTRGMT.B17:.B21])" office:value-type="float" office:value="20" calcext:value-type="float">
            <text:p>20</text:p>
          </table:table-cell>
          <table:table-cell table:formula="of:=AVERAGE([Greedy_MSTRGMT.C17:.C21])" office:value-type="float" office:value="2615.24024770198" calcext:value-type="float">
            <text:p>2615,24024770198</text:p>
          </table:table-cell>
          <table:table-cell table:formula="of:=AVERAGE([Greedy_MSTRGMT.D17:.D21])" office:value-type="float" office:value="0.392222222222222" calcext:value-type="float">
            <text:p>0,392222222222222</text:p>
          </table:table-cell>
          <table:table-cell table:formula="of:=AVERAGE([Greedy_MSTRGMT.E17:.E21])" office:value-type="float" office:value="0" calcext:value-type="float">
            <text:p>0</text:p>
          </table:table-cell>
          <table:table-cell table:formula="of:=AVERAGE([Greedy_MSTRGMT.F17:.F21])" office:value-type="float" office:value="0" calcext:value-type="float">
            <text:p>0</text:p>
          </table:table-cell>
          <table:table-cell table:formula="of:=AVERAGE([Greedy_MSTRGMT.G17:.G21])" office:value-type="float" office:value="0.0000222222222222222" calcext:value-type="float">
            <text:p>2,22E-05</text:p>
          </table:table-cell>
          <table:table-cell table:formula="of:=AVERAGE([Greedy_MSTRGMT.H17:.H21])" office:value-type="float" office:value="0.000622222222222222" calcext:value-type="float">
            <text:p>6,22E-04</text:p>
          </table:table-cell>
          <table:table-cell table:formula="of:=AVERAGE([Greedy_MSTRGMT.I17:.I21])" office:value-type="float" office:value="0.000900090509154435" calcext:value-type="float">
            <text:p>0,000900090509154</text:p>
          </table:table-cell>
          <table:table-cell table:formula="of:=AVERAGE([Greedy_MSTRGMT.J17:.J21])" office:value-type="float" office:value="0.0693074637345417" calcext:value-type="float">
            <text:p>0,069307463734542</text:p>
          </table:table-cell>
          <table:table-cell table:formula="of:=AVERAGE([Greedy_MSTRGMT.K17:.K21])" office:value-type="float" office:value="0.230032520710506" calcext:value-type="float">
            <text:p>0,230032520710506</text:p>
          </table:table-cell>
          <table:table-cell table:formula="of:=AVERAGE([Greedy_MSTRGMT.L17:.L21])" office:value-type="float" office:value="0" calcext:value-type="float">
            <text:p>0</text:p>
          </table:table-cell>
          <table:table-cell table:formula="of:=AVERAGE([Greedy_MSTRGMT.M17:.M21])" office:value-type="float" office:value="1.29933998444505" calcext:value-type="float">
            <text:p>1,29933998444505</text:p>
          </table:table-cell>
          <table:table-cell table:formula="of:=AVERAGE([Greedy_MSTRGMT.N17:.N21])" office:value-type="float" office:value="0.0560101726" calcext:value-type="float">
            <text:p>0,05601017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Greedy_MSTRGMT.B22:.B26])" office:value-type="float" office:value="25" calcext:value-type="float">
            <text:p>25</text:p>
          </table:table-cell>
          <table:table-cell table:formula="of:=AVERAGE([Greedy_MSTRGMT.C22:.C26])" office:value-type="float" office:value="2715.16981132075" calcext:value-type="float">
            <text:p>2715,16981132075</text:p>
          </table:table-cell>
          <table:table-cell table:formula="of:=AVERAGE([Greedy_MSTRGMT.D22:.D26])" office:value-type="float" office:value="0.437777777777778" calcext:value-type="float">
            <text:p>0,437777777777778</text:p>
          </table:table-cell>
          <table:table-cell table:formula="of:=AVERAGE([Greedy_MSTRGMT.E22:.E26])" office:value-type="float" office:value="0" calcext:value-type="float">
            <text:p>0</text:p>
          </table:table-cell>
          <table:table-cell table:formula="of:=AVERAGE([Greedy_MSTRGMT.F22:.F26])" office:value-type="float" office:value="0" calcext:value-type="float">
            <text:p>0</text:p>
          </table:table-cell>
          <table:table-cell table:formula="of:=AVERAGE([Greedy_MSTRGMT.G22:.G26])" office:value-type="float" office:value="0.0000444444444444444" calcext:value-type="float">
            <text:p>4,44E-05</text:p>
          </table:table-cell>
          <table:table-cell table:formula="of:=AVERAGE([Greedy_MSTRGMT.H22:.H26])" office:value-type="float" office:value="0.000666666666666667" calcext:value-type="float">
            <text:p>6,67E-04</text:p>
          </table:table-cell>
          <table:table-cell table:formula="of:=AVERAGE([Greedy_MSTRGMT.I22:.I26])" office:value-type="float" office:value="0.000955208134171908" calcext:value-type="float">
            <text:p>0,000955208134172</text:p>
          </table:table-cell>
          <table:table-cell table:formula="of:=AVERAGE([Greedy_MSTRGMT.J22:.J26])" office:value-type="float" office:value="0.0773486254162767" calcext:value-type="float">
            <text:p>0,077348625416277</text:p>
          </table:table-cell>
          <table:table-cell table:formula="of:=AVERAGE([Greedy_MSTRGMT.K22:.K26])" office:value-type="float" office:value="0.293355356692602" calcext:value-type="float">
            <text:p>0,293355356692602</text:p>
          </table:table-cell>
          <table:table-cell table:formula="of:=AVERAGE([Greedy_MSTRGMT.L22:.L26])" office:value-type="float" office:value="0" calcext:value-type="float">
            <text:p>0</text:p>
          </table:table-cell>
          <table:table-cell table:formula="of:=AVERAGE([Greedy_MSTRGMT.M22:.M26])" office:value-type="float" office:value="1.37070398210888" calcext:value-type="float">
            <text:p>1,37070398210888</text:p>
          </table:table-cell>
          <table:table-cell table:formula="of:=AVERAGE([Greedy_MSTRGMT.N22:.N26])" office:value-type="float" office:value="0.0668171792" calcext:value-type="float">
            <text:p>0,06681717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Greedy_MSTRGMT.B7:.B11])" office:value-type="float" office:value="10" calcext:value-type="float">
            <text:p>10</text:p>
          </table:table-cell>
          <table:table-cell table:formula="of:=AVERAGE([Greedy_MSTRGMT.C27:.C31])" office:value-type="float" office:value="2569.97885123101" calcext:value-type="float">
            <text:p>2569,97885123101</text:p>
          </table:table-cell>
          <table:table-cell table:formula="of:=AVERAGE([Greedy_MSTRGMT.D27:.D31])" office:value-type="float" office:value="0.566666666666667" calcext:value-type="float">
            <text:p>0,566666666666667</text:p>
          </table:table-cell>
          <table:table-cell table:formula="of:=AVERAGE([Greedy_MSTRGMT.E27:.E31])" office:value-type="float" office:value="0" calcext:value-type="float">
            <text:p>0</text:p>
          </table:table-cell>
          <table:table-cell table:formula="of:=AVERAGE([Greedy_MSTRGMT.F27:.F31])" office:value-type="float" office:value="0" calcext:value-type="float">
            <text:p>0</text:p>
          </table:table-cell>
          <table:table-cell table:formula="of:=AVERAGE([Greedy_MSTRGMT.G27:.G31])" office:value-type="float" office:value="0" calcext:value-type="float">
            <text:p>0,00E+00</text:p>
          </table:table-cell>
          <table:table-cell table:formula="of:=AVERAGE([Greedy_MSTRGMT.H27:.H31])" office:value-type="float" office:value="0.000622222222222222" calcext:value-type="float">
            <text:p>6,22E-04</text:p>
          </table:table-cell>
          <table:table-cell table:formula="of:=AVERAGE([Greedy_MSTRGMT.I27:.I31])" office:value-type="float" office:value="0.000871087501995129" calcext:value-type="float">
            <text:p>0,000871087501995</text:p>
          </table:table-cell>
          <table:table-cell table:style-name="ce1" table:formula="of:=AVERAGE([Greedy_MSTRGMT.J27:.J31])" office:value-type="float" office:value="0.100056906059935" calcext:value-type="float">
            <text:p>1,00E-01</text:p>
          </table:table-cell>
          <table:table-cell table:formula="of:=AVERAGE([Greedy_MSTRGMT.K27:.K31])" office:value-type="float" office:value="0.350611251060725" calcext:value-type="float">
            <text:p>0,350611251060725</text:p>
          </table:table-cell>
          <table:table-cell table:formula="of:=AVERAGE([Greedy_MSTRGMT.L27:.L31])" office:value-type="float" office:value="0" calcext:value-type="float">
            <text:p>0</text:p>
          </table:table-cell>
          <table:table-cell table:formula="of:=AVERAGE([Greedy_MSTRGMT.M27:.M31])" office:value-type="float" office:value="1.45066815712066" calcext:value-type="float">
            <text:p>1,45066815712066</text:p>
          </table:table-cell>
          <table:table-cell table:formula="of:=AVERAGE([Greedy_MSTRGMT.N27:.N31])" office:value-type="float" office:value="0.0657920264" calcext:value-type="float">
            <text:p>0,06579202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Greedy_MSTRGMT.B32:.B36])" office:value-type="float" office:value="35" calcext:value-type="float">
            <text:p>35</text:p>
          </table:table-cell>
          <table:table-cell table:formula="of:=AVERAGE([Greedy_MSTRGMT.C32:.C36])" office:value-type="float" office:value="2717.13018867925" calcext:value-type="float">
            <text:p>2717,13018867925</text:p>
          </table:table-cell>
          <table:table-cell table:formula="of:=AVERAGE([Greedy_MSTRGMT.D32:.D36])" office:value-type="float" office:value="0.64" calcext:value-type="float">
            <text:p>0,64</text:p>
          </table:table-cell>
          <table:table-cell table:formula="of:=AVERAGE([Greedy_MSTRGMT.E32:.E36])" office:value-type="float" office:value="0" calcext:value-type="float">
            <text:p>0</text:p>
          </table:table-cell>
          <table:table-cell table:formula="of:=AVERAGE([Greedy_MSTRGMT.F32:.F36])" office:value-type="float" office:value="0" calcext:value-type="float">
            <text:p>0</text:p>
          </table:table-cell>
          <table:table-cell table:formula="of:=AVERAGE([Greedy_MSTRGMT.G32:.G36])" office:value-type="float" office:value="0" calcext:value-type="float">
            <text:p>0,00E+00</text:p>
          </table:table-cell>
          <table:table-cell table:formula="of:=AVERAGE([Greedy_MSTRGMT.H32:.H36])" office:value-type="float" office:value="0.000622222222222222" calcext:value-type="float">
            <text:p>6,22E-04</text:p>
          </table:table-cell>
          <table:table-cell table:formula="of:=AVERAGE([Greedy_MSTRGMT.I32:.I36])" office:value-type="float" office:value="0.000909250309224319" calcext:value-type="float">
            <text:p>0,000909250309224</text:p>
          </table:table-cell>
          <table:table-cell table:style-name="ce1" table:formula="of:=AVERAGE([Greedy_MSTRGMT.J32:.J36])" office:value-type="float" office:value="0.112992300829516" calcext:value-type="float">
            <text:p>1,13E-01</text:p>
          </table:table-cell>
          <table:table-cell table:formula="of:=AVERAGE([Greedy_MSTRGMT.K32:.K36])" office:value-type="float" office:value="0.401486194008338" calcext:value-type="float">
            <text:p>0,401486194008338</text:p>
          </table:table-cell>
          <table:table-cell table:formula="of:=AVERAGE([Greedy_MSTRGMT.L32:.L36])" office:value-type="float" office:value="0" calcext:value-type="float">
            <text:p>0</text:p>
          </table:table-cell>
          <table:table-cell table:formula="of:=AVERAGE([Greedy_MSTRGMT.M32:.M36])" office:value-type="float" office:value="1.51447849483785" calcext:value-type="float">
            <text:p>1,51447849483785</text:p>
          </table:table-cell>
          <table:table-cell table:formula="of:=AVERAGE([Greedy_MSTRGMT.N32:.N36])" office:value-type="float" office:value="0.0671767422" calcext:value-type="float">
            <text:p>0,0671767422</text:p>
          </table:table-cell>
        </table:table-row>
        <table:table-row table:style-name="ro1">
          <table:table-cell table:formula="of:=AVERAGE([Greedy_MSTRGMT.A37:.A41])" office:value-type="float" office:value="20" calcext:value-type="float">
            <text:p>20</text:p>
          </table:table-cell>
          <table:table-cell table:formula="of:=AVERAGE([Greedy_MSTRGMT.B37:.B41])" office:value-type="float" office:value="40" calcext:value-type="float">
            <text:p>40</text:p>
          </table:table-cell>
          <table:table-cell table:formula="of:=AVERAGE([Greedy_MSTRGMT.C37:.C41])" office:value-type="float" office:value="2717.3641509434" calcext:value-type="float">
            <text:p>2717,3641509434</text:p>
          </table:table-cell>
          <table:table-cell table:formula="of:=AVERAGE([Greedy_MSTRGMT.D37:.D41])" office:value-type="float" office:value="0.753333333333333" calcext:value-type="float">
            <text:p>0,753333333333333</text:p>
          </table:table-cell>
          <table:table-cell table:formula="of:=AVERAGE([Greedy_MSTRGMT.E37:.E41])" office:value-type="float" office:value="0" calcext:value-type="float">
            <text:p>0</text:p>
          </table:table-cell>
          <table:table-cell table:formula="of:=AVERAGE([Greedy_MSTRGMT.F37:.F41])" office:value-type="float" office:value="0" calcext:value-type="float">
            <text:p>0</text:p>
          </table:table-cell>
          <table:table-cell table:formula="of:=AVERAGE([Greedy_MSTRGMT.G37:.G41])" office:value-type="float" office:value="0" calcext:value-type="float">
            <text:p>0,00E+00</text:p>
          </table:table-cell>
          <table:table-cell table:formula="of:=AVERAGE([Greedy_MSTRGMT.H37:.H41])" office:value-type="float" office:value="0.000733333333333333" calcext:value-type="float">
            <text:p>7,33E-04</text:p>
          </table:table-cell>
          <table:table-cell table:formula="of:=AVERAGE([Greedy_MSTRGMT.I37:.I41])" office:value-type="float" office:value="0.000860020424528302" calcext:value-type="float">
            <text:p>0,000860020424528</text:p>
          </table:table-cell>
          <table:table-cell table:style-name="ce1" table:formula="of:=AVERAGE([Greedy_MSTRGMT.J37:.J41])" office:value-type="float" office:value="0.132964288267511" calcext:value-type="float">
            <text:p>1,33E-01</text:p>
          </table:table-cell>
          <table:table-cell table:formula="of:=AVERAGE([Greedy_MSTRGMT.K37:.K41])" office:value-type="float" office:value="0.455551612666206" calcext:value-type="float">
            <text:p>0,455551612666206</text:p>
          </table:table-cell>
          <table:table-cell table:formula="of:=AVERAGE([Greedy_MSTRGMT.L37:.L41])" office:value-type="float" office:value="0" calcext:value-type="float">
            <text:p>0</text:p>
          </table:table-cell>
          <table:table-cell table:formula="of:=AVERAGE([Greedy_MSTRGMT.M37:.M41])" office:value-type="float" office:value="1.58851590093372" calcext:value-type="float">
            <text:p>1,58851590093372</text:p>
          </table:table-cell>
          <table:table-cell table:formula="of:=AVERAGE([Greedy_MSTRGMT.N37:.N41])" office:value-type="float" office:value="0.0701869084" calcext:value-type="float">
            <text:p>0,0701869084</text:p>
          </table:table-cell>
        </table:table-row>
        <table:table-row table:style-name="ro1">
          <table:table-cell table:formula="of:=AVERAGE([Greedy_MSTRGMT.A42:.A46])" office:value-type="float" office:value="20" calcext:value-type="float">
            <text:p>20</text:p>
          </table:table-cell>
          <table:table-cell table:formula="of:=AVERAGE([Greedy_MSTRGMT.B42:.B46])" office:value-type="float" office:value="45" calcext:value-type="float">
            <text:p>45</text:p>
          </table:table-cell>
          <table:table-cell table:formula="of:=AVERAGE([Greedy_MSTRGMT.C42:.C46])" office:value-type="float" office:value="2570.44677575931" calcext:value-type="float">
            <text:p>2570,44677575931</text:p>
          </table:table-cell>
          <table:table-cell table:formula="of:=AVERAGE([Greedy_MSTRGMT.D42:.D46])" office:value-type="float" office:value="0.811111111111111" calcext:value-type="float">
            <text:p>0,811111111111111</text:p>
          </table:table-cell>
          <table:table-cell table:formula="of:=AVERAGE([Greedy_MSTRGMT.E42:.E46])" office:value-type="float" office:value="0" calcext:value-type="float">
            <text:p>0</text:p>
          </table:table-cell>
          <table:table-cell table:formula="of:=AVERAGE([Greedy_MSTRGMT.F42:.F46])" office:value-type="float" office:value="0" calcext:value-type="float">
            <text:p>0</text:p>
          </table:table-cell>
          <table:table-cell table:formula="of:=AVERAGE([Greedy_MSTRGMT.G42:.G46])" office:value-type="float" office:value="0.0000222222222222222" calcext:value-type="float">
            <text:p>2,22E-05</text:p>
          </table:table-cell>
          <table:table-cell table:formula="of:=AVERAGE([Greedy_MSTRGMT.H42:.H46])" office:value-type="float" office:value="0.0006" calcext:value-type="float">
            <text:p>6,00E-04</text:p>
          </table:table-cell>
          <table:table-cell table:formula="of:=AVERAGE([Greedy_MSTRGMT.I42:.I46])" office:value-type="float" office:value="0.000859824293649908" calcext:value-type="float">
            <text:p>0,00085982429365</text:p>
          </table:table-cell>
          <table:table-cell table:style-name="ce1" table:formula="of:=AVERAGE([Greedy_MSTRGMT.J42:.J46])" office:value-type="float" office:value="0.143150475911859" calcext:value-type="float">
            <text:p>1,43E-01</text:p>
          </table:table-cell>
          <table:table-cell table:formula="of:=AVERAGE([Greedy_MSTRGMT.K42:.K46])" office:value-type="float" office:value="0.525916876591087" calcext:value-type="float">
            <text:p>0,525916876591087</text:p>
          </table:table-cell>
          <table:table-cell table:formula="of:=AVERAGE([Greedy_MSTRGMT.L42:.L46])" office:value-type="float" office:value="0" calcext:value-type="float">
            <text:p>0</text:p>
          </table:table-cell>
          <table:table-cell table:formula="of:=AVERAGE([Greedy_MSTRGMT.M42:.M46])" office:value-type="float" office:value="1.66906735250295" calcext:value-type="float">
            <text:p>1,66906735250295</text:p>
          </table:table-cell>
          <table:table-cell table:formula="of:=AVERAGE([Greedy_MSTRGMT.N42:.N46])" office:value-type="float" office:value="0.0731423868" calcext:value-type="float">
            <text:p>0,0731423868</text:p>
          </table:table-cell>
        </table:table-row>
        <table:table-row table:style-name="ro1">
          <table:table-cell table:formula="of:=AVERAGE([Greedy_MSTRGMT.A47:.A51])" office:value-type="float" office:value="20" calcext:value-type="float">
            <text:p>20</text:p>
          </table:table-cell>
          <table:table-cell table:formula="of:=AVERAGE([Greedy_MSTRGMT.B47:.B51])" office:value-type="float" office:value="50" calcext:value-type="float">
            <text:p>50</text:p>
          </table:table-cell>
          <table:table-cell table:formula="of:=AVERAGE([Greedy_MSTRGMT.C47:.C51])" office:value-type="float" office:value="2708.25849056604" calcext:value-type="float">
            <text:p>2708,25849056604</text:p>
          </table:table-cell>
          <table:table-cell table:formula="of:=AVERAGE([Greedy_MSTRGMT.D47:.D51])" office:value-type="float" office:value="0.0533333333333333" calcext:value-type="float">
            <text:p>0,053333333333333</text:p>
          </table:table-cell>
          <table:table-cell table:formula="of:=AVERAGE([Greedy_MSTRGMT.E47:.E51])" office:value-type="float" office:value="0" calcext:value-type="float">
            <text:p>0</text:p>
          </table:table-cell>
          <table:table-cell table:formula="of:=AVERAGE([Greedy_MSTRGMT.F47:.F51])" office:value-type="float" office:value="0" calcext:value-type="float">
            <text:p>0</text:p>
          </table:table-cell>
          <table:table-cell table:style-name="Default" table:formula="of:=AVERAGE([Greedy_MSTRGMT.G47:.G51])" office:value-type="float" office:value="0.0000222222222222222" calcext:value-type="float">
            <text:p>2,22222222222222E-05</text:p>
          </table:table-cell>
          <table:table-cell table:style-name="Default" table:formula="of:=AVERAGE([Greedy_MSTRGMT.H47:.H51])" office:value-type="float" office:value="0.000266666666666667" calcext:value-type="float">
            <text:p>0,000266666666667</text:p>
          </table:table-cell>
          <table:table-cell table:formula="of:=AVERAGE([Greedy_MSTRGMT.I47:.I51])" office:value-type="float" office:value="0.00106769800314465" calcext:value-type="float">
            <text:p>0,001067698003145</text:p>
          </table:table-cell>
          <table:table-cell table:formula="of:=AVERAGE([Greedy_MSTRGMT.J47:.J51])" office:value-type="float" office:value="0.00959090182462107" calcext:value-type="float">
            <text:p>0,009590901824621</text:p>
          </table:table-cell>
          <table:table-cell table:formula="of:=AVERAGE([Greedy_MSTRGMT.K47:.K51])" office:value-type="float" office:value="0.0605068202940776" calcext:value-type="float">
            <text:p>0,060506820294078</text:p>
          </table:table-cell>
          <table:table-cell table:formula="of:=AVERAGE([Greedy_MSTRGMT.L47:.L51])" office:value-type="float" office:value="0" calcext:value-type="float">
            <text:p>0</text:p>
          </table:table-cell>
          <table:table-cell table:formula="of:=AVERAGE([Greedy_MSTRGMT.M47:.M51])" office:value-type="float" office:value="1.0700977221187" calcext:value-type="float">
            <text:p>1,0700977221187</text:p>
          </table:table-cell>
          <table:table-cell table:formula="of:=AVERAGE([Greedy_MSTRGMT.N47:.N51])" office:value-type="float" office:value="0.0364480012" calcext:value-type="float">
            <text:p>0,0364480012</text:p>
          </table:table-cell>
        </table:table-row>
      </table:table>
      <table:table table:name="HPSD_MSTRGMT" table:style-name="ta1">
        <table:table-column table:style-name="co14" table:number-columns-repeated="7" table:default-cell-style-name="Default"/>
        <table:table-column table:style-name="co14" table:number-columns-repeated="2" table:default-cell-style-name="ce1"/>
        <table:table-column table:style-name="co14" table:number-columns-repeated="5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table:style-name="Default"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1.82641509434" calcext:value-type="float">
            <text:p>2701,82641509434</text:p>
          </table:table-cell>
          <table:table-cell office:value-type="float" office:value="0.186666666666667" calcext:value-type="float">
            <text:p>0,18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22222222222222" calcext:value-type="float">
            <text:p>0,005222222222222</text:p>
          </table:table-cell>
          <table:table-cell table:style-name="Default" office:value-type="float" office:value="0.00555555555555556" calcext:value-type="float">
            <text:p>0,005555555555556</text:p>
          </table:table-cell>
          <table:table-cell office:value-type="float" office:value="0.000857690225366877" calcext:value-type="float">
            <text:p>8,58E-04</text:p>
          </table:table-cell>
          <table:table-cell office:value-type="float" office:value="0.0330605441200655" calcext:value-type="float">
            <text:p>0,033060544120066</text:p>
          </table:table-cell>
          <table:table-cell office:value-type="float" office:value="0.0605068202940776" calcext:value-type="float">
            <text:p>0,060506820294078</text:p>
          </table:table-cell>
          <table:table-cell office:value-type="float" office:value="0" calcext:value-type="float">
            <text:p>0</text:p>
          </table:table-cell>
          <table:table-cell office:value-type="float" office:value="0.3567364414143" calcext:value-type="float">
            <text:p>0,3567364414143</text:p>
          </table:table-cell>
          <table:table-cell office:value-type="float" office:value="0.163824748" calcext:value-type="float">
            <text:p>0,1638247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1.82641509434" calcext:value-type="float">
            <text:p>2701,82641509434</text:p>
          </table:table-cell>
          <table:table-cell office:value-type="float" office:value="0.186666666666667" calcext:value-type="float">
            <text:p>0,186666666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77777777777778" calcext:value-type="float">
            <text:p>7,78E-04</text:p>
          </table:table-cell>
          <table:table-cell office:value-type="float" office:value="0.000857690225366877" calcext:value-type="float">
            <text:p>8,58E-04</text:p>
          </table:table-cell>
          <table:table-cell office:value-type="float" office:value="0.0330605441200655" calcext:value-type="float">
            <text:p>0,033060544120066</text:p>
          </table:table-cell>
          <table:table-cell office:value-type="float" office:value="0.0605068202940776" calcext:value-type="float">
            <text:p>0,060506820294078</text:p>
          </table:table-cell>
          <table:table-cell office:value-type="float" office:value="0" calcext:value-type="float">
            <text:p>0</text:p>
          </table:table-cell>
          <table:table-cell office:value-type="float" office:value="0.3567364414143" calcext:value-type="float">
            <text:p>0,3567364414143</text:p>
          </table:table-cell>
          <table:table-cell office:value-type="float" office:value="0.033201225" calcext:value-type="float">
            <text:p>0,0332012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1.82641509434" calcext:value-type="float">
            <text:p>2701,82641509434</text:p>
          </table:table-cell>
          <table:table-cell office:value-type="float" office:value="0.186666666666667" calcext:value-type="float">
            <text:p>0,186666666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0857690225366877" calcext:value-type="float">
            <text:p>8,58E-04</text:p>
          </table:table-cell>
          <table:table-cell office:value-type="float" office:value="0.0330605441200655" calcext:value-type="float">
            <text:p>0,033060544120066</text:p>
          </table:table-cell>
          <table:table-cell office:value-type="float" office:value="0.0605068202940776" calcext:value-type="float">
            <text:p>0,060506820294078</text:p>
          </table:table-cell>
          <table:table-cell office:value-type="float" office:value="0" calcext:value-type="float">
            <text:p>0</text:p>
          </table:table-cell>
          <table:table-cell office:value-type="float" office:value="0.3567364414143" calcext:value-type="float">
            <text:p>0,3567364414143</text:p>
          </table:table-cell>
          <table:table-cell office:value-type="float" office:value="0.032274799" calcext:value-type="float">
            <text:p>0,0322747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1.82641509434" calcext:value-type="float">
            <text:p>2701,82641509434</text:p>
          </table:table-cell>
          <table:table-cell office:value-type="float" office:value="0.186666666666667" calcext:value-type="float">
            <text:p>0,1866666666666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555555555555556" calcext:value-type="float">
            <text:p>5,56E-04</text:p>
          </table:table-cell>
          <table:table-cell office:value-type="float" office:value="0.000857690225366877" calcext:value-type="float">
            <text:p>8,58E-04</text:p>
          </table:table-cell>
          <table:table-cell office:value-type="float" office:value="0.0330605441200655" calcext:value-type="float">
            <text:p>0,033060544120066</text:p>
          </table:table-cell>
          <table:table-cell office:value-type="float" office:value="0.0605068202940776" calcext:value-type="float">
            <text:p>0,060506820294078</text:p>
          </table:table-cell>
          <table:table-cell office:value-type="float" office:value="0" calcext:value-type="float">
            <text:p>0</text:p>
          </table:table-cell>
          <table:table-cell office:value-type="float" office:value="0.3567364414143" calcext:value-type="float">
            <text:p>0,3567364414143</text:p>
          </table:table-cell>
          <table:table-cell office:value-type="float" office:value="0.027876308" calcext:value-type="float">
            <text:p>0,0278763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1.82641509434" calcext:value-type="float">
            <text:p>2701,82641509434</text:p>
          </table:table-cell>
          <table:table-cell office:value-type="float" office:value="0.186666666666667" calcext:value-type="float">
            <text:p>0,186666666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44444444444444" calcext:value-type="float">
            <text:p>4,44E-04</text:p>
          </table:table-cell>
          <table:table-cell office:value-type="float" office:value="0.000857690225366877" calcext:value-type="float">
            <text:p>8,58E-04</text:p>
          </table:table-cell>
          <table:table-cell office:value-type="float" office:value="0.0330605441200655" calcext:value-type="float">
            <text:p>0,033060544120066</text:p>
          </table:table-cell>
          <table:table-cell office:value-type="float" office:value="0.0605068202940776" calcext:value-type="float">
            <text:p>0,060506820294078</text:p>
          </table:table-cell>
          <table:table-cell office:value-type="float" office:value="0" calcext:value-type="float">
            <text:p>0</text:p>
          </table:table-cell>
          <table:table-cell office:value-type="float" office:value="0.3567364414143" calcext:value-type="float">
            <text:p>0,3567364414143</text:p>
          </table:table-cell>
          <table:table-cell office:value-type="float" office:value="0.026894268" calcext:value-type="float">
            <text:p>0,0268942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282222222222222" calcext:value-type="float">
            <text:p>0,282222222222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77777777777778" calcext:value-type="float">
            <text:p>7,78E-04</text:p>
          </table:table-cell>
          <table:table-cell office:value-type="float" office:value="0.000817230676100629" calcext:value-type="float">
            <text:p>8,17E-04</text:p>
          </table:table-cell>
          <table:table-cell office:value-type="float" office:value="0.0498998555459743" calcext:value-type="float">
            <text:p>0,049899855545974</text:p>
          </table:table-cell>
          <table:table-cell office:value-type="float" office:value="0.119644969017367" calcext:value-type="float">
            <text:p>0,119644969017367</text:p>
          </table:table-cell>
          <table:table-cell office:value-type="float" office:value="0" calcext:value-type="float">
            <text:p>0</text:p>
          </table:table-cell>
          <table:table-cell office:value-type="float" office:value="0.69544824563341" calcext:value-type="float">
            <text:p>0,69544824563341</text:p>
          </table:table-cell>
          <table:table-cell office:value-type="float" office:value="0.156345971" calcext:value-type="float">
            <text:p>0,1563459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282222222222222" calcext:value-type="float">
            <text:p>0,282222222222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0817230676100629" calcext:value-type="float">
            <text:p>8,17E-04</text:p>
          </table:table-cell>
          <table:table-cell office:value-type="float" office:value="0.0498998555459743" calcext:value-type="float">
            <text:p>0,049899855545974</text:p>
          </table:table-cell>
          <table:table-cell office:value-type="float" office:value="0.119644969017367" calcext:value-type="float">
            <text:p>0,119644969017367</text:p>
          </table:table-cell>
          <table:table-cell office:value-type="float" office:value="0" calcext:value-type="float">
            <text:p>0</text:p>
          </table:table-cell>
          <table:table-cell office:value-type="float" office:value="0.69544824563341" calcext:value-type="float">
            <text:p>0,69544824563341</text:p>
          </table:table-cell>
          <table:table-cell office:value-type="float" office:value="0.032793244" calcext:value-type="float">
            <text:p>0,0327932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282222222222222" calcext:value-type="float">
            <text:p>0,282222222222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44444444444444" calcext:value-type="float">
            <text:p>4,44E-04</text:p>
          </table:table-cell>
          <table:table-cell office:value-type="float" office:value="0.000817230676100629" calcext:value-type="float">
            <text:p>8,17E-04</text:p>
          </table:table-cell>
          <table:table-cell office:value-type="float" office:value="0.0498998555459743" calcext:value-type="float">
            <text:p>0,049899855545974</text:p>
          </table:table-cell>
          <table:table-cell office:value-type="float" office:value="0.119644969017367" calcext:value-type="float">
            <text:p>0,119644969017367</text:p>
          </table:table-cell>
          <table:table-cell office:value-type="float" office:value="0" calcext:value-type="float">
            <text:p>0</text:p>
          </table:table-cell>
          <table:table-cell office:value-type="float" office:value="0.69544824563341" calcext:value-type="float">
            <text:p>0,69544824563341</text:p>
          </table:table-cell>
          <table:table-cell office:value-type="float" office:value="0.027208503" calcext:value-type="float">
            <text:p>0,0272085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282222222222222" calcext:value-type="float">
            <text:p>0,282222222222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0817230676100629" calcext:value-type="float">
            <text:p>8,17E-04</text:p>
          </table:table-cell>
          <table:table-cell office:value-type="float" office:value="0.0498998555459743" calcext:value-type="float">
            <text:p>0,049899855545974</text:p>
          </table:table-cell>
          <table:table-cell office:value-type="float" office:value="0.119644969017367" calcext:value-type="float">
            <text:p>0,119644969017367</text:p>
          </table:table-cell>
          <table:table-cell office:value-type="float" office:value="0" calcext:value-type="float">
            <text:p>0</text:p>
          </table:table-cell>
          <table:table-cell office:value-type="float" office:value="0.69544824563341" calcext:value-type="float">
            <text:p>0,69544824563341</text:p>
          </table:table-cell>
          <table:table-cell office:value-type="float" office:value="0.02586382" calcext:value-type="float">
            <text:p>0,025863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282222222222222" calcext:value-type="float">
            <text:p>0,282222222222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0817230676100629" calcext:value-type="float">
            <text:p>8,17E-04</text:p>
          </table:table-cell>
          <table:table-cell office:value-type="float" office:value="0.0498998555459743" calcext:value-type="float">
            <text:p>0,049899855545974</text:p>
          </table:table-cell>
          <table:table-cell office:value-type="float" office:value="0.119644969017367" calcext:value-type="float">
            <text:p>0,119644969017367</text:p>
          </table:table-cell>
          <table:table-cell office:value-type="float" office:value="0" calcext:value-type="float">
            <text:p>0</text:p>
          </table:table-cell>
          <table:table-cell office:value-type="float" office:value="0.69544824563341" calcext:value-type="float">
            <text:p>0,69544824563341</text:p>
          </table:table-cell>
          <table:table-cell office:value-type="float" office:value="0.032068304" calcext:value-type="float">
            <text:p>0,0320683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463333333333333" calcext:value-type="float">
            <text:p>0,4633333333333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222222222222222" calcext:value-type="float">
            <text:p>2,22E-04</text:p>
          </table:table-cell>
          <table:table-cell table:style-name="Default" office:value-type="float" office:value="0.00133333333333333" calcext:value-type="float">
            <text:p>0,001333333333333</text:p>
          </table:table-cell>
          <table:table-cell office:value-type="float" office:value="0.000662996902515723" calcext:value-type="float">
            <text:p>6,63E-04</text:p>
          </table:table-cell>
          <table:table-cell office:value-type="float" office:value="0.0818025530205802" calcext:value-type="float">
            <text:p>0,08180255302058</text:p>
          </table:table-cell>
          <table:table-cell office:value-type="float" office:value="0.173710387675235" calcext:value-type="float">
            <text:p>0,173710387675235</text:p>
          </table:table-cell>
          <table:table-cell office:value-type="float" office:value="0" calcext:value-type="float">
            <text:p>0</text:p>
          </table:table-cell>
          <table:table-cell office:value-type="float" office:value="0.55512940695815" calcext:value-type="float">
            <text:p>0,55512940695815</text:p>
          </table:table-cell>
          <table:table-cell office:value-type="float" office:value="0.195167136" calcext:value-type="float">
            <text:p>0,1951671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463333333333333" calcext:value-type="float">
            <text:p>0,4633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0662996902515723" calcext:value-type="float">
            <text:p>6,63E-04</text:p>
          </table:table-cell>
          <table:table-cell office:value-type="float" office:value="0.0818025530205802" calcext:value-type="float">
            <text:p>0,08180255302058</text:p>
          </table:table-cell>
          <table:table-cell office:value-type="float" office:value="0.173710387675235" calcext:value-type="float">
            <text:p>0,173710387675235</text:p>
          </table:table-cell>
          <table:table-cell office:value-type="float" office:value="0" calcext:value-type="float">
            <text:p>0</text:p>
          </table:table-cell>
          <table:table-cell office:value-type="float" office:value="0.55512940695815" calcext:value-type="float">
            <text:p>0,55512940695815</text:p>
          </table:table-cell>
          <table:table-cell office:value-type="float" office:value="0.04099805" calcext:value-type="float">
            <text:p>0,040998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463333333333333" calcext:value-type="float">
            <text:p>0,4633333333333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0662996902515723" calcext:value-type="float">
            <text:p>6,63E-04</text:p>
          </table:table-cell>
          <table:table-cell office:value-type="float" office:value="0.0818025530205802" calcext:value-type="float">
            <text:p>0,08180255302058</text:p>
          </table:table-cell>
          <table:table-cell office:value-type="float" office:value="0.173710387675235" calcext:value-type="float">
            <text:p>0,173710387675235</text:p>
          </table:table-cell>
          <table:table-cell office:value-type="float" office:value="0" calcext:value-type="float">
            <text:p>0</text:p>
          </table:table-cell>
          <table:table-cell office:value-type="float" office:value="0.55512940695815" calcext:value-type="float">
            <text:p>0,55512940695815</text:p>
          </table:table-cell>
          <table:table-cell office:value-type="float" office:value="0.037746319" calcext:value-type="float">
            <text:p>0,0377463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463333333333333" calcext:value-type="float">
            <text:p>0,4633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0662996902515723" calcext:value-type="float">
            <text:p>6,63E-04</text:p>
          </table:table-cell>
          <table:table-cell office:value-type="float" office:value="0.0818025530205802" calcext:value-type="float">
            <text:p>0,08180255302058</text:p>
          </table:table-cell>
          <table:table-cell office:value-type="float" office:value="0.173710387675235" calcext:value-type="float">
            <text:p>0,173710387675235</text:p>
          </table:table-cell>
          <table:table-cell office:value-type="float" office:value="0" calcext:value-type="float">
            <text:p>0</text:p>
          </table:table-cell>
          <table:table-cell office:value-type="float" office:value="0.55512940695815" calcext:value-type="float">
            <text:p>0,55512940695815</text:p>
          </table:table-cell>
          <table:table-cell office:value-type="float" office:value="0.031335923" calcext:value-type="float">
            <text:p>0,0313359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463333333333333" calcext:value-type="float">
            <text:p>0,4633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office:value-type="float" office:value="0.000662996902515723" calcext:value-type="float">
            <text:p>6,63E-04</text:p>
          </table:table-cell>
          <table:table-cell office:value-type="float" office:value="0.0818025530205802" calcext:value-type="float">
            <text:p>0,08180255302058</text:p>
          </table:table-cell>
          <table:table-cell office:value-type="float" office:value="0.173710387675235" calcext:value-type="float">
            <text:p>0,173710387675235</text:p>
          </table:table-cell>
          <table:table-cell office:value-type="float" office:value="0" calcext:value-type="float">
            <text:p>0</text:p>
          </table:table-cell>
          <table:table-cell office:value-type="float" office:value="0.55512940695815" calcext:value-type="float">
            <text:p>0,55512940695815</text:p>
          </table:table-cell>
          <table:table-cell office:value-type="float" office:value="0.023327694" calcext:value-type="float">
            <text:p>0,02332769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05.41194581518" calcext:value-type="float">
            <text:p>2605,41194581518</text:p>
          </table:table-cell>
          <table:table-cell office:value-type="float" office:value="0.566666666666667" calcext:value-type="float">
            <text:p>0,5666666666666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0596508580884802" calcext:value-type="float">
            <text:p>5,97E-04</text:p>
          </table:table-cell>
          <table:table-cell office:value-type="float" office:value="0.100008497796143" calcext:value-type="float">
            <text:p>0,100008497796143</text:p>
          </table:table-cell>
          <table:table-cell office:value-type="float" office:value="0.230032520710506" calcext:value-type="float">
            <text:p>0,230032520710506</text:p>
          </table:table-cell>
          <table:table-cell office:value-type="float" office:value="0" calcext:value-type="float">
            <text:p>0</text:p>
          </table:table-cell>
          <table:table-cell office:value-type="float" office:value="0.4101850665" calcext:value-type="float">
            <text:p>0,4101850665</text:p>
          </table:table-cell>
          <table:table-cell office:value-type="float" office:value="0.151454435" calcext:value-type="float">
            <text:p>0,15145443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05.41194581518" calcext:value-type="float">
            <text:p>2605,41194581518</text:p>
          </table:table-cell>
          <table:table-cell office:value-type="float" office:value="0.566666666666667" calcext:value-type="float">
            <text:p>0,566666666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0596508580884802" calcext:value-type="float">
            <text:p>5,97E-04</text:p>
          </table:table-cell>
          <table:table-cell office:value-type="float" office:value="0.100008497796143" calcext:value-type="float">
            <text:p>0,100008497796143</text:p>
          </table:table-cell>
          <table:table-cell office:value-type="float" office:value="0.230032520710506" calcext:value-type="float">
            <text:p>0,230032520710506</text:p>
          </table:table-cell>
          <table:table-cell office:value-type="float" office:value="0" calcext:value-type="float">
            <text:p>0</text:p>
          </table:table-cell>
          <table:table-cell office:value-type="float" office:value="0.4101850665" calcext:value-type="float">
            <text:p>0,4101850665</text:p>
          </table:table-cell>
          <table:table-cell office:value-type="float" office:value="0.045884722" calcext:value-type="float">
            <text:p>0,04588472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05.41194581518" calcext:value-type="float">
            <text:p>2605,41194581518</text:p>
          </table:table-cell>
          <table:table-cell office:value-type="float" office:value="0.566666666666667" calcext:value-type="float">
            <text:p>0,566666666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44444444444444" calcext:value-type="float">
            <text:p>4,44E-04</text:p>
          </table:table-cell>
          <table:table-cell office:value-type="float" office:value="0.000596508580884802" calcext:value-type="float">
            <text:p>5,97E-04</text:p>
          </table:table-cell>
          <table:table-cell office:value-type="float" office:value="0.100008497796143" calcext:value-type="float">
            <text:p>0,100008497796143</text:p>
          </table:table-cell>
          <table:table-cell office:value-type="float" office:value="0.230032520710506" calcext:value-type="float">
            <text:p>0,230032520710506</text:p>
          </table:table-cell>
          <table:table-cell office:value-type="float" office:value="0" calcext:value-type="float">
            <text:p>0</text:p>
          </table:table-cell>
          <table:table-cell office:value-type="float" office:value="0.4101850665" calcext:value-type="float">
            <text:p>0,4101850665</text:p>
          </table:table-cell>
          <table:table-cell office:value-type="float" office:value="0.049491914" calcext:value-type="float">
            <text:p>0,04949191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05.41194581518" calcext:value-type="float">
            <text:p>2605,41194581518</text:p>
          </table:table-cell>
          <table:table-cell office:value-type="float" office:value="0.566666666666667" calcext:value-type="float">
            <text:p>0,566666666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44444444444444" calcext:value-type="float">
            <text:p>4,44E-04</text:p>
          </table:table-cell>
          <table:table-cell office:value-type="float" office:value="0.000596508580884802" calcext:value-type="float">
            <text:p>5,97E-04</text:p>
          </table:table-cell>
          <table:table-cell office:value-type="float" office:value="0.100008497796143" calcext:value-type="float">
            <text:p>0,100008497796143</text:p>
          </table:table-cell>
          <table:table-cell office:value-type="float" office:value="0.230032520710506" calcext:value-type="float">
            <text:p>0,230032520710506</text:p>
          </table:table-cell>
          <table:table-cell office:value-type="float" office:value="0" calcext:value-type="float">
            <text:p>0</text:p>
          </table:table-cell>
          <table:table-cell office:value-type="float" office:value="0.4101850665" calcext:value-type="float">
            <text:p>0,4101850665</text:p>
          </table:table-cell>
          <table:table-cell office:value-type="float" office:value="0.040937746" calcext:value-type="float">
            <text:p>0,04093774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05.41194581518" calcext:value-type="float">
            <text:p>2605,41194581518</text:p>
          </table:table-cell>
          <table:table-cell office:value-type="float" office:value="0.566666666666667" calcext:value-type="float">
            <text:p>0,566666666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0596508580884802" calcext:value-type="float">
            <text:p>5,97E-04</text:p>
          </table:table-cell>
          <table:table-cell office:value-type="float" office:value="0.100008497796143" calcext:value-type="float">
            <text:p>0,100008497796143</text:p>
          </table:table-cell>
          <table:table-cell office:value-type="float" office:value="0.230032520710506" calcext:value-type="float">
            <text:p>0,230032520710506</text:p>
          </table:table-cell>
          <table:table-cell office:value-type="float" office:value="0" calcext:value-type="float">
            <text:p>0</text:p>
          </table:table-cell>
          <table:table-cell office:value-type="float" office:value="0.4101850665" calcext:value-type="float">
            <text:p>0,4101850665</text:p>
          </table:table-cell>
          <table:table-cell office:value-type="float" office:value="0.033945961" calcext:value-type="float">
            <text:p>0,0339459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03.74716981132" calcext:value-type="float">
            <text:p>2703,74716981132</text:p>
          </table:table-cell>
          <table:table-cell office:value-type="float" office:value="0.615555555555556" calcext:value-type="float">
            <text:p>0,6155555555555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444444444444444" calcext:value-type="float">
            <text:p>4,44E-04</text:p>
          </table:table-cell>
          <table:table-cell office:value-type="float" office:value="0.000640196467505241" calcext:value-type="float">
            <text:p>6,40E-04</text:p>
          </table:table-cell>
          <table:table-cell office:value-type="float" office:value="0.108635311081666" calcext:value-type="float">
            <text:p>0,108635311081666</text:p>
          </table:table-cell>
          <table:table-cell office:value-type="float" office:value="0.293355356692602" calcext:value-type="float">
            <text:p>0,293355356692602</text:p>
          </table:table-cell>
          <table:table-cell office:value-type="float" office:value="0" calcext:value-type="float">
            <text:p>0</text:p>
          </table:table-cell>
          <table:table-cell office:value-type="float" office:value="0.4990667774268" calcext:value-type="float">
            <text:p>0,4990667774268</text:p>
          </table:table-cell>
          <table:table-cell office:value-type="float" office:value="0.172091714" calcext:value-type="float">
            <text:p>0,1720917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03.74716981132" calcext:value-type="float">
            <text:p>2703,74716981132</text:p>
          </table:table-cell>
          <table:table-cell office:value-type="float" office:value="0.615555555555556" calcext:value-type="float">
            <text:p>0,6155555555555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0640196467505241" calcext:value-type="float">
            <text:p>6,40E-04</text:p>
          </table:table-cell>
          <table:table-cell office:value-type="float" office:value="0.108635311081666" calcext:value-type="float">
            <text:p>0,108635311081666</text:p>
          </table:table-cell>
          <table:table-cell office:value-type="float" office:value="0.293355356692602" calcext:value-type="float">
            <text:p>0,293355356692602</text:p>
          </table:table-cell>
          <table:table-cell office:value-type="float" office:value="0" calcext:value-type="float">
            <text:p>0</text:p>
          </table:table-cell>
          <table:table-cell office:value-type="float" office:value="0.4990667774268" calcext:value-type="float">
            <text:p>0,4990667774268</text:p>
          </table:table-cell>
          <table:table-cell office:value-type="float" office:value="0.051910583" calcext:value-type="float">
            <text:p>0,0519105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03.74716981132" calcext:value-type="float">
            <text:p>2703,74716981132</text:p>
          </table:table-cell>
          <table:table-cell office:value-type="float" office:value="0.615555555555556" calcext:value-type="float">
            <text:p>0,615555555555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0640196467505241" calcext:value-type="float">
            <text:p>6,40E-04</text:p>
          </table:table-cell>
          <table:table-cell office:value-type="float" office:value="0.108635311081666" calcext:value-type="float">
            <text:p>0,108635311081666</text:p>
          </table:table-cell>
          <table:table-cell office:value-type="float" office:value="0.293355356692602" calcext:value-type="float">
            <text:p>0,293355356692602</text:p>
          </table:table-cell>
          <table:table-cell office:value-type="float" office:value="0" calcext:value-type="float">
            <text:p>0</text:p>
          </table:table-cell>
          <table:table-cell office:value-type="float" office:value="0.4990667774268" calcext:value-type="float">
            <text:p>0,4990667774268</text:p>
          </table:table-cell>
          <table:table-cell office:value-type="float" office:value="0.057032403" calcext:value-type="float">
            <text:p>0,0570324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03.74716981132" calcext:value-type="float">
            <text:p>2703,74716981132</text:p>
          </table:table-cell>
          <table:table-cell office:value-type="float" office:value="0.615555555555556" calcext:value-type="float">
            <text:p>0,6155555555555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0640196467505241" calcext:value-type="float">
            <text:p>6,40E-04</text:p>
          </table:table-cell>
          <table:table-cell office:value-type="float" office:value="0.108635311081666" calcext:value-type="float">
            <text:p>0,108635311081666</text:p>
          </table:table-cell>
          <table:table-cell office:value-type="float" office:value="0.293355356692602" calcext:value-type="float">
            <text:p>0,293355356692602</text:p>
          </table:table-cell>
          <table:table-cell office:value-type="float" office:value="0" calcext:value-type="float">
            <text:p>0</text:p>
          </table:table-cell>
          <table:table-cell office:value-type="float" office:value="0.4990667774268" calcext:value-type="float">
            <text:p>0,4990667774268</text:p>
          </table:table-cell>
          <table:table-cell office:value-type="float" office:value="0.045574832" calcext:value-type="float">
            <text:p>0,0455748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03.74716981132" calcext:value-type="float">
            <text:p>2703,74716981132</text:p>
          </table:table-cell>
          <table:table-cell office:value-type="float" office:value="0.615555555555556" calcext:value-type="float">
            <text:p>0,615555555555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0640196467505241" calcext:value-type="float">
            <text:p>6,40E-04</text:p>
          </table:table-cell>
          <table:table-cell office:value-type="float" office:value="0.108635311081666" calcext:value-type="float">
            <text:p>0,108635311081666</text:p>
          </table:table-cell>
          <table:table-cell office:value-type="float" office:value="0.293355356692602" calcext:value-type="float">
            <text:p>0,293355356692602</text:p>
          </table:table-cell>
          <table:table-cell office:value-type="float" office:value="0" calcext:value-type="float">
            <text:p>0</text:p>
          </table:table-cell>
          <table:table-cell office:value-type="float" office:value="0.4990667774268" calcext:value-type="float">
            <text:p>0,4990667774268</text:p>
          </table:table-cell>
          <table:table-cell office:value-type="float" office:value="0.035038859" calcext:value-type="float">
            <text:p>0,0350388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57.95620972158" calcext:value-type="float">
            <text:p>2557,95620972158</text:p>
          </table:table-cell>
          <table:table-cell office:value-type="float" office:value="0.652222222222222" calcext:value-type="float">
            <text:p>0,6522222222222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222222222222222" calcext:value-type="float">
            <text:p>2,22E-04</text:p>
          </table:table-cell>
          <table:table-cell office:value-type="float" office:value="0.000888888888888889" calcext:value-type="float">
            <text:p>8,89E-04</text:p>
          </table:table-cell>
          <table:table-cell office:value-type="float" office:value="0.000672506631176113" calcext:value-type="float">
            <text:p>6,73E-04</text:p>
          </table:table-cell>
          <table:table-cell office:value-type="float" office:value="0.115105340696854" calcext:value-type="float">
            <text:p>0,115105340696854</text:p>
          </table:table-cell>
          <table:table-cell office:value-type="float" office:value="0.350611251060725" calcext:value-type="float">
            <text:p>0,350611251060725</text:p>
          </table:table-cell>
          <table:table-cell office:value-type="float" office:value="0" calcext:value-type="float">
            <text:p>0</text:p>
          </table:table-cell>
          <table:table-cell office:value-type="float" office:value="0.5716591757579" calcext:value-type="float">
            <text:p>0,5716591757579</text:p>
          </table:table-cell>
          <table:table-cell office:value-type="float" office:value="0.19644712" calcext:value-type="float">
            <text:p>0,196447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57.95620972158" calcext:value-type="float">
            <text:p>2557,95620972158</text:p>
          </table:table-cell>
          <table:table-cell office:value-type="float" office:value="0.652222222222222" calcext:value-type="float">
            <text:p>0,6522222222222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777777777777778" calcext:value-type="float">
            <text:p>7,78E-04</text:p>
          </table:table-cell>
          <table:table-cell office:value-type="float" office:value="0.000672506631176113" calcext:value-type="float">
            <text:p>6,73E-04</text:p>
          </table:table-cell>
          <table:table-cell office:value-type="float" office:value="0.115105340696854" calcext:value-type="float">
            <text:p>0,115105340696854</text:p>
          </table:table-cell>
          <table:table-cell office:value-type="float" office:value="0.350611251060725" calcext:value-type="float">
            <text:p>0,350611251060725</text:p>
          </table:table-cell>
          <table:table-cell office:value-type="float" office:value="0" calcext:value-type="float">
            <text:p>0</text:p>
          </table:table-cell>
          <table:table-cell office:value-type="float" office:value="0.5716591757579" calcext:value-type="float">
            <text:p>0,5716591757579</text:p>
          </table:table-cell>
          <table:table-cell office:value-type="float" office:value="0.062913075" calcext:value-type="float">
            <text:p>0,0629130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57.95620972158" calcext:value-type="float">
            <text:p>2557,95620972158</text:p>
          </table:table-cell>
          <table:table-cell office:value-type="float" office:value="0.652222222222222" calcext:value-type="float">
            <text:p>0,6522222222222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0672506631176113" calcext:value-type="float">
            <text:p>6,73E-04</text:p>
          </table:table-cell>
          <table:table-cell office:value-type="float" office:value="0.115105340696854" calcext:value-type="float">
            <text:p>0,115105340696854</text:p>
          </table:table-cell>
          <table:table-cell office:value-type="float" office:value="0.350611251060725" calcext:value-type="float">
            <text:p>0,350611251060725</text:p>
          </table:table-cell>
          <table:table-cell office:value-type="float" office:value="0" calcext:value-type="float">
            <text:p>0</text:p>
          </table:table-cell>
          <table:table-cell office:value-type="float" office:value="0.5716591757579" calcext:value-type="float">
            <text:p>0,5716591757579</text:p>
          </table:table-cell>
          <table:table-cell office:value-type="float" office:value="0.038473086" calcext:value-type="float">
            <text:p>0,0384730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57.95620972158" calcext:value-type="float">
            <text:p>2557,95620972158</text:p>
          </table:table-cell>
          <table:table-cell office:value-type="float" office:value="0.652222222222222" calcext:value-type="float">
            <text:p>0,652222222222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0672506631176113" calcext:value-type="float">
            <text:p>6,73E-04</text:p>
          </table:table-cell>
          <table:table-cell office:value-type="float" office:value="0.115105340696854" calcext:value-type="float">
            <text:p>0,115105340696854</text:p>
          </table:table-cell>
          <table:table-cell office:value-type="float" office:value="0.350611251060725" calcext:value-type="float">
            <text:p>0,350611251060725</text:p>
          </table:table-cell>
          <table:table-cell office:value-type="float" office:value="0" calcext:value-type="float">
            <text:p>0</text:p>
          </table:table-cell>
          <table:table-cell office:value-type="float" office:value="0.5716591757579" calcext:value-type="float">
            <text:p>0,5716591757579</text:p>
          </table:table-cell>
          <table:table-cell office:value-type="float" office:value="0.029538713" calcext:value-type="float">
            <text:p>0,0295387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57.95620972158" calcext:value-type="float">
            <text:p>2557,95620972158</text:p>
          </table:table-cell>
          <table:table-cell office:value-type="float" office:value="0.652222222222222" calcext:value-type="float">
            <text:p>0,652222222222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0672506631176113" calcext:value-type="float">
            <text:p>6,73E-04</text:p>
          </table:table-cell>
          <table:table-cell office:value-type="float" office:value="0.115105340696854" calcext:value-type="float">
            <text:p>0,115105340696854</text:p>
          </table:table-cell>
          <table:table-cell office:value-type="float" office:value="0.350611251060725" calcext:value-type="float">
            <text:p>0,350611251060725</text:p>
          </table:table-cell>
          <table:table-cell office:value-type="float" office:value="0" calcext:value-type="float">
            <text:p>0</text:p>
          </table:table-cell>
          <table:table-cell office:value-type="float" office:value="0.5716591757579" calcext:value-type="float">
            <text:p>0,5716591757579</text:p>
          </table:table-cell>
          <table:table-cell office:value-type="float" office:value="0.031754434" calcext:value-type="float">
            <text:p>0,0317544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05.4679245283" calcext:value-type="float">
            <text:p>2705,4679245283</text:p>
          </table:table-cell>
          <table:table-cell office:value-type="float" office:value="0.693333333333333" calcext:value-type="float">
            <text:p>0,69333333333333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.001" calcext:value-type="float">
            <text:p>0,001</text:p>
          </table:table-cell>
          <table:table-cell office:value-type="float" office:value="0.000751744475890985" calcext:value-type="float">
            <text:p>7,52E-04</text:p>
          </table:table-cell>
          <table:table-cell office:value-type="float" office:value="0.122367199217766" calcext:value-type="float">
            <text:p>0,122367199217766</text:p>
          </table:table-cell>
          <table:table-cell office:value-type="float" office:value="0.401486194008338" calcext:value-type="float">
            <text:p>0,401486194008338</text:p>
          </table:table-cell>
          <table:table-cell office:value-type="float" office:value="0" calcext:value-type="float">
            <text:p>0</text:p>
          </table:table-cell>
          <table:table-cell office:value-type="float" office:value="0.5853393226105" calcext:value-type="float">
            <text:p>0,5853393226105</text:p>
          </table:table-cell>
          <table:table-cell office:value-type="float" office:value="0.192902916" calcext:value-type="float">
            <text:p>0,1929029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05.4679245283" calcext:value-type="float">
            <text:p>2705,4679245283</text:p>
          </table:table-cell>
          <table:table-cell office:value-type="float" office:value="0.693333333333333" calcext:value-type="float">
            <text:p>0,6933333333333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0751744475890985" calcext:value-type="float">
            <text:p>7,52E-04</text:p>
          </table:table-cell>
          <table:table-cell office:value-type="float" office:value="0.122367199217766" calcext:value-type="float">
            <text:p>0,122367199217766</text:p>
          </table:table-cell>
          <table:table-cell office:value-type="float" office:value="0.401486194008338" calcext:value-type="float">
            <text:p>0,401486194008338</text:p>
          </table:table-cell>
          <table:table-cell office:value-type="float" office:value="0" calcext:value-type="float">
            <text:p>0</text:p>
          </table:table-cell>
          <table:table-cell office:value-type="float" office:value="0.5853393226105" calcext:value-type="float">
            <text:p>0,5853393226105</text:p>
          </table:table-cell>
          <table:table-cell office:value-type="float" office:value="0.077198153" calcext:value-type="float">
            <text:p>0,0771981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05.4679245283" calcext:value-type="float">
            <text:p>2705,4679245283</text:p>
          </table:table-cell>
          <table:table-cell office:value-type="float" office:value="0.693333333333333" calcext:value-type="float">
            <text:p>0,6933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55555555555556" calcext:value-type="float">
            <text:p>5,56E-04</text:p>
          </table:table-cell>
          <table:table-cell office:value-type="float" office:value="0.000751744475890985" calcext:value-type="float">
            <text:p>7,52E-04</text:p>
          </table:table-cell>
          <table:table-cell office:value-type="float" office:value="0.122367199217766" calcext:value-type="float">
            <text:p>0,122367199217766</text:p>
          </table:table-cell>
          <table:table-cell office:value-type="float" office:value="0.401486194008338" calcext:value-type="float">
            <text:p>0,401486194008338</text:p>
          </table:table-cell>
          <table:table-cell office:value-type="float" office:value="0" calcext:value-type="float">
            <text:p>0</text:p>
          </table:table-cell>
          <table:table-cell office:value-type="float" office:value="0.5853393226105" calcext:value-type="float">
            <text:p>0,5853393226105</text:p>
          </table:table-cell>
          <table:table-cell office:value-type="float" office:value="0.055294073" calcext:value-type="float">
            <text:p>0,0552940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05.4679245283" calcext:value-type="float">
            <text:p>2705,4679245283</text:p>
          </table:table-cell>
          <table:table-cell office:value-type="float" office:value="0.693333333333333" calcext:value-type="float">
            <text:p>0,6933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0751744475890985" calcext:value-type="float">
            <text:p>7,52E-04</text:p>
          </table:table-cell>
          <table:table-cell office:value-type="float" office:value="0.122367199217766" calcext:value-type="float">
            <text:p>0,122367199217766</text:p>
          </table:table-cell>
          <table:table-cell office:value-type="float" office:value="0.401486194008338" calcext:value-type="float">
            <text:p>0,401486194008338</text:p>
          </table:table-cell>
          <table:table-cell office:value-type="float" office:value="0" calcext:value-type="float">
            <text:p>0</text:p>
          </table:table-cell>
          <table:table-cell office:value-type="float" office:value="0.5853393226105" calcext:value-type="float">
            <text:p>0,5853393226105</text:p>
          </table:table-cell>
          <table:table-cell office:value-type="float" office:value="0.049726416" calcext:value-type="float">
            <text:p>0,0497264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05.4679245283" calcext:value-type="float">
            <text:p>2705,4679245283</text:p>
          </table:table-cell>
          <table:table-cell office:value-type="float" office:value="0.693333333333333" calcext:value-type="float">
            <text:p>0,693333333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0751744475890985" calcext:value-type="float">
            <text:p>7,52E-04</text:p>
          </table:table-cell>
          <table:table-cell office:value-type="float" office:value="0.122367199217766" calcext:value-type="float">
            <text:p>0,122367199217766</text:p>
          </table:table-cell>
          <table:table-cell office:value-type="float" office:value="0.401486194008338" calcext:value-type="float">
            <text:p>0,401486194008338</text:p>
          </table:table-cell>
          <table:table-cell office:value-type="float" office:value="0" calcext:value-type="float">
            <text:p>0</text:p>
          </table:table-cell>
          <table:table-cell office:value-type="float" office:value="0.5853393226105" calcext:value-type="float">
            <text:p>0,5853393226105</text:p>
          </table:table-cell>
          <table:table-cell office:value-type="float" office:value="0.039145764" calcext:value-type="float">
            <text:p>0,0391457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05.4679245283" calcext:value-type="float">
            <text:p>2705,4679245283</text:p>
          </table:table-cell>
          <table:table-cell office:value-type="float" office:value="0.725555555555555" calcext:value-type="float">
            <text:p>0,7255555555555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table:style-name="Default" office:value-type="float" office:value="0.00111111111111111" calcext:value-type="float">
            <text:p>0,001111111111111</text:p>
          </table:table-cell>
          <table:table-cell office:value-type="float" office:value="0.000807518480083857" calcext:value-type="float">
            <text:p>8,08E-04</text:p>
          </table:table-cell>
          <table:table-cell office:value-type="float" office:value="0.128057809952483" calcext:value-type="float">
            <text:p>0,128057809952483</text:p>
          </table:table-cell>
          <table:table-cell office:value-type="float" office:value="0.455551612666206" calcext:value-type="float">
            <text:p>0,455551612666206</text:p>
          </table:table-cell>
          <table:table-cell office:value-type="float" office:value="0" calcext:value-type="float">
            <text:p>0</text:p>
          </table:table-cell>
          <table:table-cell office:value-type="float" office:value="0.60942261869" calcext:value-type="float">
            <text:p>0,60942261869</text:p>
          </table:table-cell>
          <table:table-cell office:value-type="float" office:value="0.204815905" calcext:value-type="float">
            <text:p>0,2048159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05.4679245283" calcext:value-type="float">
            <text:p>2705,4679245283</text:p>
          </table:table-cell>
          <table:table-cell office:value-type="float" office:value="0.725555555555555" calcext:value-type="float">
            <text:p>0,7255555555555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0807518480083857" calcext:value-type="float">
            <text:p>8,08E-04</text:p>
          </table:table-cell>
          <table:table-cell office:value-type="float" office:value="0.128057809952483" calcext:value-type="float">
            <text:p>0,128057809952483</text:p>
          </table:table-cell>
          <table:table-cell office:value-type="float" office:value="0.455551612666206" calcext:value-type="float">
            <text:p>0,455551612666206</text:p>
          </table:table-cell>
          <table:table-cell office:value-type="float" office:value="0" calcext:value-type="float">
            <text:p>0</text:p>
          </table:table-cell>
          <table:table-cell office:value-type="float" office:value="0.60942261869" calcext:value-type="float">
            <text:p>0,60942261869</text:p>
          </table:table-cell>
          <table:table-cell office:value-type="float" office:value="0.074239192" calcext:value-type="float">
            <text:p>0,0742391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05.4679245283" calcext:value-type="float">
            <text:p>2705,4679245283</text:p>
          </table:table-cell>
          <table:table-cell office:value-type="float" office:value="0.725555555555555" calcext:value-type="float">
            <text:p>0,7255555555555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0807518480083857" calcext:value-type="float">
            <text:p>8,08E-04</text:p>
          </table:table-cell>
          <table:table-cell office:value-type="float" office:value="0.128057809952483" calcext:value-type="float">
            <text:p>0,128057809952483</text:p>
          </table:table-cell>
          <table:table-cell office:value-type="float" office:value="0.455551612666206" calcext:value-type="float">
            <text:p>0,455551612666206</text:p>
          </table:table-cell>
          <table:table-cell office:value-type="float" office:value="0" calcext:value-type="float">
            <text:p>0</text:p>
          </table:table-cell>
          <table:table-cell office:value-type="float" office:value="0.60942261869" calcext:value-type="float">
            <text:p>0,60942261869</text:p>
          </table:table-cell>
          <table:table-cell office:value-type="float" office:value="0.041797287" calcext:value-type="float">
            <text:p>0,0417972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05.4679245283" calcext:value-type="float">
            <text:p>2705,4679245283</text:p>
          </table:table-cell>
          <table:table-cell office:value-type="float" office:value="0.725555555555555" calcext:value-type="float">
            <text:p>0,725555555555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44444444444444" calcext:value-type="float">
            <text:p>4,44E-04</text:p>
          </table:table-cell>
          <table:table-cell office:value-type="float" office:value="0.000807518480083857" calcext:value-type="float">
            <text:p>8,08E-04</text:p>
          </table:table-cell>
          <table:table-cell office:value-type="float" office:value="0.128057809952483" calcext:value-type="float">
            <text:p>0,128057809952483</text:p>
          </table:table-cell>
          <table:table-cell office:value-type="float" office:value="0.455551612666206" calcext:value-type="float">
            <text:p>0,455551612666206</text:p>
          </table:table-cell>
          <table:table-cell office:value-type="float" office:value="0" calcext:value-type="float">
            <text:p>0</text:p>
          </table:table-cell>
          <table:table-cell office:value-type="float" office:value="0.60942261869" calcext:value-type="float">
            <text:p>0,60942261869</text:p>
          </table:table-cell>
          <table:table-cell office:value-type="float" office:value="0.039206316" calcext:value-type="float">
            <text:p>0,0392063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05.4679245283" calcext:value-type="float">
            <text:p>2705,4679245283</text:p>
          </table:table-cell>
          <table:table-cell office:value-type="float" office:value="0.725555555555555" calcext:value-type="float">
            <text:p>0,725555555555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77777777777778" calcext:value-type="float">
            <text:p>7,78E-04</text:p>
          </table:table-cell>
          <table:table-cell office:value-type="float" office:value="0.000807518480083857" calcext:value-type="float">
            <text:p>8,08E-04</text:p>
          </table:table-cell>
          <table:table-cell office:value-type="float" office:value="0.128057809952483" calcext:value-type="float">
            <text:p>0,128057809952483</text:p>
          </table:table-cell>
          <table:table-cell office:value-type="float" office:value="0.455551612666206" calcext:value-type="float">
            <text:p>0,455551612666206</text:p>
          </table:table-cell>
          <table:table-cell office:value-type="float" office:value="0" calcext:value-type="float">
            <text:p>0</text:p>
          </table:table-cell>
          <table:table-cell office:value-type="float" office:value="0.60942261869" calcext:value-type="float">
            <text:p>0,60942261869</text:p>
          </table:table-cell>
          <table:table-cell office:value-type="float" office:value="0.047287187" calcext:value-type="float">
            <text:p>0,0472871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59.51092670271" calcext:value-type="float">
            <text:p>2559,5109267027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222222222222222" calcext:value-type="float">
            <text:p>2,22E-04</text:p>
          </table:table-cell>
          <table:table-cell table:style-name="Default" office:value-type="float" office:value="0.00111111111111111" calcext:value-type="float">
            <text:p>0,001111111111111</text:p>
          </table:table-cell>
          <table:table-cell office:value-type="float" office:value="0.000859824293649908" calcext:value-type="float">
            <text:p>8,60E-04</text:p>
          </table:table-cell>
          <table:table-cell office:value-type="float" office:value="0.132376587022971" calcext:value-type="float">
            <text:p>0,132376587022971</text:p>
          </table:table-cell>
          <table:table-cell office:value-type="float" office:value="0.525916876591088" calcext:value-type="float">
            <text:p>0,525916876591088</text:p>
          </table:table-cell>
          <table:table-cell office:value-type="float" office:value="0" calcext:value-type="float">
            <text:p>0</text:p>
          </table:table-cell>
          <table:table-cell office:value-type="float" office:value="0.693463614058" calcext:value-type="float">
            <text:p>0,693463614058</text:p>
          </table:table-cell>
          <table:table-cell office:value-type="float" office:value="0.20408747" calcext:value-type="float">
            <text:p>0,204087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59.51092670271" calcext:value-type="float">
            <text:p>2559,51092670271</text:p>
          </table:table-cell>
          <table:table-cell office:value-type="float" office:value="0.75" calcext:value-type="float">
            <text:p>0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55555555555556" calcext:value-type="float">
            <text:p>5,56E-04</text:p>
          </table:table-cell>
          <table:table-cell office:value-type="float" office:value="0.000859824293649908" calcext:value-type="float">
            <text:p>8,60E-04</text:p>
          </table:table-cell>
          <table:table-cell office:value-type="float" office:value="0.132376587022971" calcext:value-type="float">
            <text:p>0,132376587022971</text:p>
          </table:table-cell>
          <table:table-cell office:value-type="float" office:value="0.525916876591088" calcext:value-type="float">
            <text:p>0,525916876591088</text:p>
          </table:table-cell>
          <table:table-cell office:value-type="float" office:value="0" calcext:value-type="float">
            <text:p>0</text:p>
          </table:table-cell>
          <table:table-cell office:value-type="float" office:value="0.693463614058" calcext:value-type="float">
            <text:p>0,693463614058</text:p>
          </table:table-cell>
          <table:table-cell office:value-type="float" office:value="0.079933634" calcext:value-type="float">
            <text:p>0,0799336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59.51092670271" calcext:value-type="float">
            <text:p>2559,51092670271</text:p>
          </table:table-cell>
          <table:table-cell office:value-type="float" office:value="0.75" calcext:value-type="float">
            <text:p>0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77777777777778" calcext:value-type="float">
            <text:p>7,78E-04</text:p>
          </table:table-cell>
          <table:table-cell office:value-type="float" office:value="0.000859824293649908" calcext:value-type="float">
            <text:p>8,60E-04</text:p>
          </table:table-cell>
          <table:table-cell office:value-type="float" office:value="0.132376587022971" calcext:value-type="float">
            <text:p>0,132376587022971</text:p>
          </table:table-cell>
          <table:table-cell office:value-type="float" office:value="0.525916876591088" calcext:value-type="float">
            <text:p>0,525916876591088</text:p>
          </table:table-cell>
          <table:table-cell office:value-type="float" office:value="0" calcext:value-type="float">
            <text:p>0</text:p>
          </table:table-cell>
          <table:table-cell office:value-type="float" office:value="0.693463614058" calcext:value-type="float">
            <text:p>0,693463614058</text:p>
          </table:table-cell>
          <table:table-cell office:value-type="float" office:value="0.060848893" calcext:value-type="float">
            <text:p>0,0608488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59.51092670271" calcext:value-type="float">
            <text:p>2559,51092670271</text:p>
          </table:table-cell>
          <table:table-cell office:value-type="float" office:value="0.75" calcext:value-type="float">
            <text:p>0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77777777777778" calcext:value-type="float">
            <text:p>7,78E-04</text:p>
          </table:table-cell>
          <table:table-cell office:value-type="float" office:value="0.000859824293649908" calcext:value-type="float">
            <text:p>8,60E-04</text:p>
          </table:table-cell>
          <table:table-cell office:value-type="float" office:value="0.132376587022971" calcext:value-type="float">
            <text:p>0,132376587022971</text:p>
          </table:table-cell>
          <table:table-cell office:value-type="float" office:value="0.525916876591088" calcext:value-type="float">
            <text:p>0,525916876591088</text:p>
          </table:table-cell>
          <table:table-cell office:value-type="float" office:value="0" calcext:value-type="float">
            <text:p>0</text:p>
          </table:table-cell>
          <table:table-cell office:value-type="float" office:value="0.693463614058" calcext:value-type="float">
            <text:p>0,693463614058</text:p>
          </table:table-cell>
          <table:table-cell office:value-type="float" office:value="0.045612952" calcext:value-type="float">
            <text:p>0,0456129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59.51092670271" calcext:value-type="float">
            <text:p>2559,51092670271</text:p>
          </table:table-cell>
          <table:table-cell office:value-type="float" office:value="0.75" calcext:value-type="float">
            <text:p>0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55555555555556" calcext:value-type="float">
            <text:p>5,56E-04</text:p>
          </table:table-cell>
          <table:table-cell office:value-type="float" office:value="0.000859824293649908" calcext:value-type="float">
            <text:p>8,60E-04</text:p>
          </table:table-cell>
          <table:table-cell office:value-type="float" office:value="0.132376587022971" calcext:value-type="float">
            <text:p>0,132376587022971</text:p>
          </table:table-cell>
          <table:table-cell office:value-type="float" office:value="0.525916876591088" calcext:value-type="float">
            <text:p>0,525916876591088</text:p>
          </table:table-cell>
          <table:table-cell office:value-type="float" office:value="0" calcext:value-type="float">
            <text:p>0</text:p>
          </table:table-cell>
          <table:table-cell office:value-type="float" office:value="0.693463614058" calcext:value-type="float">
            <text:p>0,693463614058</text:p>
          </table:table-cell>
          <table:table-cell office:value-type="float" office:value="0.039530456" calcext:value-type="float">
            <text:p>0,0395304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8.91509433962" calcext:value-type="float">
            <text:p>2708,91509433962</text:p>
          </table:table-cell>
          <table:table-cell office:value-type="float" office:value="0.73" calcext:value-type="float">
            <text:p>0,7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.00133333333333333" calcext:value-type="float">
            <text:p>0,001333333333333</text:p>
          </table:table-cell>
          <table:table-cell office:value-type="float" office:value="0.000942223878406709" calcext:value-type="float">
            <text:p>9,42E-04</text:p>
          </table:table-cell>
          <table:table-cell office:value-type="float" office:value="0.128865114069763" calcext:value-type="float">
            <text:p>0,128865114069763</text:p>
          </table:table-cell>
          <table:table-cell office:value-type="float" office:value="0.575196581683573" calcext:value-type="float">
            <text:p>0,575196581683573</text:p>
          </table:table-cell>
          <table:table-cell office:value-type="float" office:value="0" calcext:value-type="float">
            <text:p>0</text:p>
          </table:table-cell>
          <table:table-cell office:value-type="float" office:value="0.7461695753336" calcext:value-type="float">
            <text:p>0,7461695753336</text:p>
          </table:table-cell>
          <table:table-cell office:value-type="float" office:value="0.22181493" calcext:value-type="float">
            <text:p>0,221814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8.91509433962" calcext:value-type="float">
            <text:p>2708,91509433962</text:p>
          </table:table-cell>
          <table:table-cell office:value-type="float" office:value="0.73" calcext:value-type="float">
            <text:p>0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44444444444444" calcext:value-type="float">
            <text:p>4,44E-04</text:p>
          </table:table-cell>
          <table:table-cell office:value-type="float" office:value="0.000942223878406709" calcext:value-type="float">
            <text:p>9,42E-04</text:p>
          </table:table-cell>
          <table:table-cell office:value-type="float" office:value="0.128865114069763" calcext:value-type="float">
            <text:p>0,128865114069763</text:p>
          </table:table-cell>
          <table:table-cell office:value-type="float" office:value="0.575196581683573" calcext:value-type="float">
            <text:p>0,575196581683573</text:p>
          </table:table-cell>
          <table:table-cell office:value-type="float" office:value="0" calcext:value-type="float">
            <text:p>0</text:p>
          </table:table-cell>
          <table:table-cell office:value-type="float" office:value="0.7461695753336" calcext:value-type="float">
            <text:p>0,7461695753336</text:p>
          </table:table-cell>
          <table:table-cell office:value-type="float" office:value="0.064498959" calcext:value-type="float">
            <text:p>0,0644989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8.91509433962" calcext:value-type="float">
            <text:p>2708,91509433962</text:p>
          </table:table-cell>
          <table:table-cell office:value-type="float" office:value="0.73" calcext:value-type="float">
            <text:p>0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0942223878406709" calcext:value-type="float">
            <text:p>9,42E-04</text:p>
          </table:table-cell>
          <table:table-cell office:value-type="float" office:value="0.128865114069763" calcext:value-type="float">
            <text:p>0,128865114069763</text:p>
          </table:table-cell>
          <table:table-cell office:value-type="float" office:value="0.575196581683573" calcext:value-type="float">
            <text:p>0,575196581683573</text:p>
          </table:table-cell>
          <table:table-cell office:value-type="float" office:value="0" calcext:value-type="float">
            <text:p>0</text:p>
          </table:table-cell>
          <table:table-cell office:value-type="float" office:value="0.7461695753336" calcext:value-type="float">
            <text:p>0,7461695753336</text:p>
          </table:table-cell>
          <table:table-cell office:value-type="float" office:value="0.055146028" calcext:value-type="float">
            <text:p>0,0551460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8.91509433962" calcext:value-type="float">
            <text:p>2708,91509433962</text:p>
          </table:table-cell>
          <table:table-cell office:value-type="float" office:value="0.73" calcext:value-type="float">
            <text:p>0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55555555555556" calcext:value-type="float">
            <text:p>5,56E-04</text:p>
          </table:table-cell>
          <table:table-cell office:value-type="float" office:value="0.000942223878406709" calcext:value-type="float">
            <text:p>9,42E-04</text:p>
          </table:table-cell>
          <table:table-cell office:value-type="float" office:value="0.128865114069763" calcext:value-type="float">
            <text:p>0,128865114069763</text:p>
          </table:table-cell>
          <table:table-cell office:value-type="float" office:value="0.575196581683573" calcext:value-type="float">
            <text:p>0,575196581683573</text:p>
          </table:table-cell>
          <table:table-cell office:value-type="float" office:value="0" calcext:value-type="float">
            <text:p>0</text:p>
          </table:table-cell>
          <table:table-cell office:value-type="float" office:value="0.7461695753336" calcext:value-type="float">
            <text:p>0,7461695753336</text:p>
          </table:table-cell>
          <table:table-cell office:value-type="float" office:value="0.050281637" calcext:value-type="float">
            <text:p>0,0502816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08.91509433962" calcext:value-type="float">
            <text:p>2708,91509433962</text:p>
          </table:table-cell>
          <table:table-cell office:value-type="float" office:value="0.73" calcext:value-type="float">
            <text:p>0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0942223878406709" calcext:value-type="float">
            <text:p>9,42E-04</text:p>
          </table:table-cell>
          <table:table-cell office:value-type="float" office:value="0.128865114069763" calcext:value-type="float">
            <text:p>0,128865114069763</text:p>
          </table:table-cell>
          <table:table-cell office:value-type="float" office:value="0.575196581683573" calcext:value-type="float">
            <text:p>0,575196581683573</text:p>
          </table:table-cell>
          <table:table-cell office:value-type="float" office:value="0" calcext:value-type="float">
            <text:p>0</text:p>
          </table:table-cell>
          <table:table-cell office:value-type="float" office:value="0.7461695753336" calcext:value-type="float">
            <text:p>0,7461695753336</text:p>
          </table:table-cell>
          <table:table-cell office:value-type="float" office:value="0.044417115" calcext:value-type="float">
            <text:p>0,044417115</text:p>
          </table:table-cell>
        </table:table-row>
      </table:table>
      <table:table table:name="HPSD_MSTRGMT_AVG" table:style-name="ta1">
        <table:table-column table:style-name="co14" table:number-columns-repeated="6" table:default-cell-style-name="Default"/>
        <table:table-column table:style-name="co14" table:number-columns-repeated="2" table:default-cell-style-name="ce1"/>
        <table:table-column table:style-name="co14" table:number-columns-repeated="6" table:default-cell-style-name="Default"/>
        <table:table-row table:style-name="ro1">
          <table:table-cell table:number-columns-repeated="2" office:value-type="string" calcext:value-type="string">
            <text:p>#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formula="of:=AVERAGE([HPSD_MSTRGMT.A2:.A6])" office:value-type="float" office:value="20" calcext:value-type="float">
            <text:p>20</text:p>
          </table:table-cell>
          <table:table-cell table:formula="of:=AVERAGE([HPSD_MSTRGMT.B2:.B6])" office:value-type="float" office:value="5" calcext:value-type="float">
            <text:p>5</text:p>
          </table:table-cell>
          <table:table-cell table:formula="of:=AVERAGE([HPSD_MSTRGMT.C2:.C6])" office:value-type="float" office:value="2701.82641509434" calcext:value-type="float">
            <text:p>2701,82641509434</text:p>
          </table:table-cell>
          <table:table-cell table:formula="of:=AVERAGE([HPSD_MSTRGMT.D2:.D6])" office:value-type="float" office:value="0.186666666666667" calcext:value-type="float">
            <text:p>0,186666666666667</text:p>
          </table:table-cell>
          <table:table-cell table:formula="of:=AVERAGE([HPSD_MSTRGMT.E2:.E6])" office:value-type="float" office:value="0" calcext:value-type="float">
            <text:p>0</text:p>
          </table:table-cell>
          <table:table-cell table:formula="of:=AVERAGE([HPSD_MSTRGMT.F2:.F6])" office:value-type="float" office:value="0" calcext:value-type="float">
            <text:p>0</text:p>
          </table:table-cell>
          <table:table-cell table:formula="of:=AVERAGE([HPSD_MSTRGMT.G2:.G6])" office:value-type="float" office:value="0.00106666666666667" calcext:value-type="float">
            <text:p>1,07E-03</text:p>
          </table:table-cell>
          <table:table-cell table:formula="of:=AVERAGE([HPSD_MSTRGMT.H2:.H6])" office:value-type="float" office:value="0.00153333333333333" calcext:value-type="float">
            <text:p>1,53E-03</text:p>
          </table:table-cell>
          <table:table-cell table:formula="of:=AVERAGE([HPSD_MSTRGMT.I2:.I6])" office:value-type="float" office:value="0.000857690225366876" calcext:value-type="float">
            <text:p>0,000857690225367</text:p>
          </table:table-cell>
          <table:table-cell table:formula="of:=AVERAGE([HPSD_MSTRGMT.J2:.J6])" office:value-type="float" office:value="0.0330605441200655" calcext:value-type="float">
            <text:p>0,033060544120066</text:p>
          </table:table-cell>
          <table:table-cell table:style-name="ce1" table:formula="of:=AVERAGE([HPSD_MSTRGMT.K2:.K6])" office:value-type="float" office:value="0.0605068202940776" calcext:value-type="float">
            <text:p>6,05E-02</text:p>
          </table:table-cell>
          <table:table-cell table:formula="of:=AVERAGE([HPSD_MSTRGMT.L2:.L6])" office:value-type="float" office:value="0" calcext:value-type="float">
            <text:p>0</text:p>
          </table:table-cell>
          <table:table-cell table:formula="of:=AVERAGE([HPSD_MSTRGMT.M2:.M6])" office:value-type="float" office:value="0.3567364414143" calcext:value-type="float">
            <text:p>0,3567364414143</text:p>
          </table:table-cell>
          <table:table-cell table:formula="of:=AVERAGE([HPSD_MSTRGMT.N2:.N6])" office:value-type="float" office:value="0.0568142696" calcext:value-type="float">
            <text:p>0,05681426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SD_MSTRGMT.B7:.B11])" office:value-type="float" office:value="10" calcext:value-type="float">
            <text:p>10</text:p>
          </table:table-cell>
          <table:table-cell table:formula="of:=AVERAGE([HPSD_MSTRGMT.C7:.C11])" office:value-type="float" office:value="2703.54716981132" calcext:value-type="float">
            <text:p>2703,54716981132</text:p>
          </table:table-cell>
          <table:table-cell table:formula="of:=AVERAGE([HPSD_MSTRGMT.D7:.D11])" office:value-type="float" office:value="0.282222222222222" calcext:value-type="float">
            <text:p>0,282222222222222</text:p>
          </table:table-cell>
          <table:table-cell table:formula="of:=AVERAGE([HPSD_MSTRGMT.E7:.E11])" office:value-type="float" office:value="0" calcext:value-type="float">
            <text:p>0</text:p>
          </table:table-cell>
          <table:table-cell table:formula="of:=AVERAGE([HPSD_MSTRGMT.F7:.F11])" office:value-type="float" office:value="0" calcext:value-type="float">
            <text:p>0</text:p>
          </table:table-cell>
          <table:table-cell table:formula="of:=AVERAGE([HPSD_MSTRGMT.G7:.G11])" office:value-type="float" office:value="0" calcext:value-type="float">
            <text:p>0,00E+00</text:p>
          </table:table-cell>
          <table:table-cell table:formula="of:=AVERAGE([HPSD_MSTRGMT.H7:.H11])" office:value-type="float" office:value="0.000422222222222222" calcext:value-type="float">
            <text:p>4,22E-04</text:p>
          </table:table-cell>
          <table:table-cell table:style-name="ce1" table:formula="of:=AVERAGE([HPSD_MSTRGMT.I7:.I11])" office:value-type="float" office:value="0.000817230676100629" calcext:value-type="float">
            <text:p>8,17E-04</text:p>
          </table:table-cell>
          <table:table-cell table:formula="of:=AVERAGE([HPSD_MSTRGMT.J7:.J11])" office:value-type="float" office:value="0.0498998555459743" calcext:value-type="float">
            <text:p>0,049899855545974</text:p>
          </table:table-cell>
          <table:table-cell table:formula="of:=AVERAGE([HPSD_MSTRGMT.K7:.K11])" office:value-type="float" office:value="0.119644969017367" calcext:value-type="float">
            <text:p>0,119644969017367</text:p>
          </table:table-cell>
          <table:table-cell table:formula="of:=AVERAGE([HPSD_MSTRGMT.L7:.L11])" office:value-type="float" office:value="0" calcext:value-type="float">
            <text:p>0</text:p>
          </table:table-cell>
          <table:table-cell table:formula="of:=AVERAGE([HPSD_MSTRGMT.M7:.M11])" office:value-type="float" office:value="0.69544824563341" calcext:value-type="float">
            <text:p>0,69544824563341</text:p>
          </table:table-cell>
          <table:table-cell table:formula="of:=AVERAGE([HPSD_MSTRGMT.N7:.N11])" office:value-type="float" office:value="0.0548559684" calcext:value-type="float">
            <text:p>0,05485596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SD_MSTRGMT.B12:.B16])" office:value-type="float" office:value="15" calcext:value-type="float">
            <text:p>15</text:p>
          </table:table-cell>
          <table:table-cell table:formula="of:=AVERAGE([HPSD_MSTRGMT.C12:.C16])" office:value-type="float" office:value="2703.54716981132" calcext:value-type="float">
            <text:p>2703,54716981132</text:p>
          </table:table-cell>
          <table:table-cell table:formula="of:=AVERAGE([HPSD_MSTRGMT.D12:.D16])" office:value-type="float" office:value="0.463333333333333" calcext:value-type="float">
            <text:p>0,463333333333333</text:p>
          </table:table-cell>
          <table:table-cell table:formula="of:=AVERAGE([HPSD_MSTRGMT.E12:.E16])" office:value-type="float" office:value="0" calcext:value-type="float">
            <text:p>0</text:p>
          </table:table-cell>
          <table:table-cell table:formula="of:=AVERAGE([HPSD_MSTRGMT.F12:.F16])" office:value-type="float" office:value="0" calcext:value-type="float">
            <text:p>0</text:p>
          </table:table-cell>
          <table:table-cell table:formula="of:=AVERAGE([HPSD_MSTRGMT.G12:.G16])" office:value-type="float" office:value="0.0000666666666666667" calcext:value-type="float">
            <text:p>6,67E-05</text:p>
          </table:table-cell>
          <table:table-cell table:formula="of:=AVERAGE([HPSD_MSTRGMT.H12:.H16])" office:value-type="float" office:value="0.000511111111111111" calcext:value-type="float">
            <text:p>5,11E-04</text:p>
          </table:table-cell>
          <table:table-cell table:formula="of:=AVERAGE([HPSD_MSTRGMT.I12:.I16])" office:value-type="float" office:value="0.000662996902515723" calcext:value-type="float">
            <text:p>0,000662996902516</text:p>
          </table:table-cell>
          <table:table-cell table:formula="of:=AVERAGE([HPSD_MSTRGMT.J12:.J16])" office:value-type="float" office:value="0.0818025530205802" calcext:value-type="float">
            <text:p>0,08180255302058</text:p>
          </table:table-cell>
          <table:table-cell table:formula="of:=AVERAGE([HPSD_MSTRGMT.K12:.K16])" office:value-type="float" office:value="0.173710387675235" calcext:value-type="float">
            <text:p>0,173710387675235</text:p>
          </table:table-cell>
          <table:table-cell table:formula="of:=AVERAGE([HPSD_MSTRGMT.L12:.L16])" office:value-type="float" office:value="0" calcext:value-type="float">
            <text:p>0</text:p>
          </table:table-cell>
          <table:table-cell table:formula="of:=AVERAGE([HPSD_MSTRGMT.M12:.M16])" office:value-type="float" office:value="0.55512940695815" calcext:value-type="float">
            <text:p>0,55512940695815</text:p>
          </table:table-cell>
          <table:table-cell table:formula="of:=AVERAGE([HPSD_MSTRGMT.N12:.N16])" office:value-type="float" office:value="0.0657150244" calcext:value-type="float">
            <text:p>0,06571502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SD_MSTRGMT.B17:.B21])" office:value-type="float" office:value="20" calcext:value-type="float">
            <text:p>20</text:p>
          </table:table-cell>
          <table:table-cell table:formula="of:=AVERAGE([HPSD_MSTRGMT.C17:.C21])" office:value-type="float" office:value="2605.41194581518" calcext:value-type="float">
            <text:p>2605,41194581518</text:p>
          </table:table-cell>
          <table:table-cell table:formula="of:=AVERAGE([HPSD_MSTRGMT.D17:.D21])" office:value-type="float" office:value="0.566666666666667" calcext:value-type="float">
            <text:p>0,566666666666667</text:p>
          </table:table-cell>
          <table:table-cell table:formula="of:=AVERAGE([HPSD_MSTRGMT.E17:.E21])" office:value-type="float" office:value="0" calcext:value-type="float">
            <text:p>0</text:p>
          </table:table-cell>
          <table:table-cell table:formula="of:=AVERAGE([HPSD_MSTRGMT.F17:.F21])" office:value-type="float" office:value="0" calcext:value-type="float">
            <text:p>0</text:p>
          </table:table-cell>
          <table:table-cell table:formula="of:=AVERAGE([HPSD_MSTRGMT.G17:.G21])" office:value-type="float" office:value="0.0000222222222222222" calcext:value-type="float">
            <text:p>2,22E-05</text:p>
          </table:table-cell>
          <table:table-cell table:formula="of:=AVERAGE([HPSD_MSTRGMT.H17:.H21])" office:value-type="float" office:value="0.000444444444444444" calcext:value-type="float">
            <text:p>4,44E-04</text:p>
          </table:table-cell>
          <table:table-cell table:formula="of:=AVERAGE([HPSD_MSTRGMT.I17:.I21])" office:value-type="float" office:value="0.000596508580884802" calcext:value-type="float">
            <text:p>0,000596508580885</text:p>
          </table:table-cell>
          <table:table-cell table:formula="of:=AVERAGE([HPSD_MSTRGMT.J17:.J21])" office:value-type="float" office:value="0.100008497796143" calcext:value-type="float">
            <text:p>0,100008497796143</text:p>
          </table:table-cell>
          <table:table-cell table:formula="of:=AVERAGE([HPSD_MSTRGMT.K17:.K21])" office:value-type="float" office:value="0.230032520710506" calcext:value-type="float">
            <text:p>0,230032520710506</text:p>
          </table:table-cell>
          <table:table-cell table:formula="of:=AVERAGE([HPSD_MSTRGMT.L17:.L21])" office:value-type="float" office:value="0" calcext:value-type="float">
            <text:p>0</text:p>
          </table:table-cell>
          <table:table-cell table:formula="of:=AVERAGE([HPSD_MSTRGMT.M17:.M21])" office:value-type="float" office:value="0.4101850665" calcext:value-type="float">
            <text:p>0,4101850665</text:p>
          </table:table-cell>
          <table:table-cell table:formula="of:=AVERAGE([HPSD_MSTRGMT.N17:.N21])" office:value-type="float" office:value="0.0643429556" calcext:value-type="float">
            <text:p>0,06434295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SD_MSTRGMT.B22:.B26])" office:value-type="float" office:value="25" calcext:value-type="float">
            <text:p>25</text:p>
          </table:table-cell>
          <table:table-cell table:formula="of:=AVERAGE([HPSD_MSTRGMT.C22:.C26])" office:value-type="float" office:value="2703.74716981132" calcext:value-type="float">
            <text:p>2703,74716981132</text:p>
          </table:table-cell>
          <table:table-cell table:formula="of:=AVERAGE([HPSD_MSTRGMT.D22:.D26])" office:value-type="float" office:value="0.615555555555556" calcext:value-type="float">
            <text:p>0,615555555555556</text:p>
          </table:table-cell>
          <table:table-cell table:formula="of:=AVERAGE([HPSD_MSTRGMT.E22:.E26])" office:value-type="float" office:value="0" calcext:value-type="float">
            <text:p>0</text:p>
          </table:table-cell>
          <table:table-cell table:formula="of:=AVERAGE([HPSD_MSTRGMT.F22:.F26])" office:value-type="float" office:value="0" calcext:value-type="float">
            <text:p>0</text:p>
          </table:table-cell>
          <table:table-cell table:formula="of:=AVERAGE([HPSD_MSTRGMT.G22:.G26])" office:value-type="float" office:value="0.0000666666666666667" calcext:value-type="float">
            <text:p>6,67E-05</text:p>
          </table:table-cell>
          <table:table-cell table:formula="of:=AVERAGE([HPSD_MSTRGMT.H22:.H26])" office:value-type="float" office:value="0.000466666666666667" calcext:value-type="float">
            <text:p>4,67E-04</text:p>
          </table:table-cell>
          <table:table-cell table:formula="of:=AVERAGE([HPSD_MSTRGMT.I22:.I26])" office:value-type="float" office:value="0.000640196467505241" calcext:value-type="float">
            <text:p>0,000640196467505</text:p>
          </table:table-cell>
          <table:table-cell table:formula="of:=AVERAGE([HPSD_MSTRGMT.J22:.J26])" office:value-type="float" office:value="0.108635311081666" calcext:value-type="float">
            <text:p>0,108635311081666</text:p>
          </table:table-cell>
          <table:table-cell table:formula="of:=AVERAGE([HPSD_MSTRGMT.K22:.K26])" office:value-type="float" office:value="0.293355356692602" calcext:value-type="float">
            <text:p>0,293355356692602</text:p>
          </table:table-cell>
          <table:table-cell table:formula="of:=AVERAGE([HPSD_MSTRGMT.L22:.L26])" office:value-type="float" office:value="0" calcext:value-type="float">
            <text:p>0</text:p>
          </table:table-cell>
          <table:table-cell table:formula="of:=AVERAGE([HPSD_MSTRGMT.M22:.M26])" office:value-type="float" office:value="0.4990667774268" calcext:value-type="float">
            <text:p>0,4990667774268</text:p>
          </table:table-cell>
          <table:table-cell table:formula="of:=AVERAGE([HPSD_MSTRGMT.N22:.N26])" office:value-type="float" office:value="0.0723296782" calcext:value-type="float">
            <text:p>0,07232967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SD_MSTRGMT.B7:.B11])" office:value-type="float" office:value="10" calcext:value-type="float">
            <text:p>10</text:p>
          </table:table-cell>
          <table:table-cell table:formula="of:=AVERAGE([HPSD_MSTRGMT.C27:.C31])" office:value-type="float" office:value="2557.95620972158" calcext:value-type="float">
            <text:p>2557,95620972158</text:p>
          </table:table-cell>
          <table:table-cell table:formula="of:=AVERAGE([HPSD_MSTRGMT.D27:.D31])" office:value-type="float" office:value="0.652222222222222" calcext:value-type="float">
            <text:p>0,652222222222222</text:p>
          </table:table-cell>
          <table:table-cell table:formula="of:=AVERAGE([HPSD_MSTRGMT.E27:.E31])" office:value-type="float" office:value="0" calcext:value-type="float">
            <text:p>0</text:p>
          </table:table-cell>
          <table:table-cell table:formula="of:=AVERAGE([HPSD_MSTRGMT.F27:.F31])" office:value-type="float" office:value="0" calcext:value-type="float">
            <text:p>0</text:p>
          </table:table-cell>
          <table:table-cell table:formula="of:=AVERAGE([HPSD_MSTRGMT.G27:.G31])" office:value-type="float" office:value="0.0000888888888888889" calcext:value-type="float">
            <text:p>8,89E-05</text:p>
          </table:table-cell>
          <table:table-cell table:formula="of:=AVERAGE([HPSD_MSTRGMT.H27:.H31])" office:value-type="float" office:value="0.0006" calcext:value-type="float">
            <text:p>6,00E-04</text:p>
          </table:table-cell>
          <table:table-cell table:formula="of:=AVERAGE([HPSD_MSTRGMT.I27:.I31])" office:value-type="float" office:value="0.000672506631176113" calcext:value-type="float">
            <text:p>0,000672506631176</text:p>
          </table:table-cell>
          <table:table-cell table:style-name="ce1" table:formula="of:=AVERAGE([HPSD_MSTRGMT.J27:.J31])" office:value-type="float" office:value="0.115105340696854" calcext:value-type="float">
            <text:p>1,15E-01</text:p>
          </table:table-cell>
          <table:table-cell table:formula="of:=AVERAGE([HPSD_MSTRGMT.K27:.K31])" office:value-type="float" office:value="0.350611251060725" calcext:value-type="float">
            <text:p>0,350611251060725</text:p>
          </table:table-cell>
          <table:table-cell table:formula="of:=AVERAGE([HPSD_MSTRGMT.L27:.L31])" office:value-type="float" office:value="0" calcext:value-type="float">
            <text:p>0</text:p>
          </table:table-cell>
          <table:table-cell table:formula="of:=AVERAGE([HPSD_MSTRGMT.M27:.M31])" office:value-type="float" office:value="0.5716591757579" calcext:value-type="float">
            <text:p>0,5716591757579</text:p>
          </table:table-cell>
          <table:table-cell table:formula="of:=AVERAGE([HPSD_MSTRGMT.N27:.N31])" office:value-type="float" office:value="0.0718252856" calcext:value-type="float">
            <text:p>0,07182528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SD_MSTRGMT.B32:.B36])" office:value-type="float" office:value="35" calcext:value-type="float">
            <text:p>35</text:p>
          </table:table-cell>
          <table:table-cell table:formula="of:=AVERAGE([HPSD_MSTRGMT.C32:.C36])" office:value-type="float" office:value="2705.4679245283" calcext:value-type="float">
            <text:p>2705,4679245283</text:p>
          </table:table-cell>
          <table:table-cell table:formula="of:=AVERAGE([HPSD_MSTRGMT.D32:.D36])" office:value-type="float" office:value="0.693333333333333" calcext:value-type="float">
            <text:p>0,693333333333333</text:p>
          </table:table-cell>
          <table:table-cell table:formula="of:=AVERAGE([HPSD_MSTRGMT.E32:.E36])" office:value-type="float" office:value="0" calcext:value-type="float">
            <text:p>0</text:p>
          </table:table-cell>
          <table:table-cell table:formula="of:=AVERAGE([HPSD_MSTRGMT.F32:.F36])" office:value-type="float" office:value="0" calcext:value-type="float">
            <text:p>0</text:p>
          </table:table-cell>
          <table:table-cell table:formula="of:=AVERAGE([HPSD_MSTRGMT.G32:.G36])" office:value-type="float" office:value="0.0000222222222222222" calcext:value-type="float">
            <text:p>2,22E-05</text:p>
          </table:table-cell>
          <table:table-cell table:formula="of:=AVERAGE([HPSD_MSTRGMT.H32:.H36])" office:value-type="float" office:value="0.000555555555555555" calcext:value-type="float">
            <text:p>5,56E-04</text:p>
          </table:table-cell>
          <table:table-cell table:formula="of:=AVERAGE([HPSD_MSTRGMT.I32:.I36])" office:value-type="float" office:value="0.000751744475890985" calcext:value-type="float">
            <text:p>0,000751744475891</text:p>
          </table:table-cell>
          <table:table-cell table:style-name="ce1" table:formula="of:=AVERAGE([HPSD_MSTRGMT.J32:.J36])" office:value-type="float" office:value="0.122367199217766" calcext:value-type="float">
            <text:p>1,22E-01</text:p>
          </table:table-cell>
          <table:table-cell table:formula="of:=AVERAGE([HPSD_MSTRGMT.K32:.K36])" office:value-type="float" office:value="0.401486194008338" calcext:value-type="float">
            <text:p>0,401486194008338</text:p>
          </table:table-cell>
          <table:table-cell table:formula="of:=AVERAGE([HPSD_MSTRGMT.L32:.L36])" office:value-type="float" office:value="0" calcext:value-type="float">
            <text:p>0</text:p>
          </table:table-cell>
          <table:table-cell table:formula="of:=AVERAGE([HPSD_MSTRGMT.M32:.M36])" office:value-type="float" office:value="0.5853393226105" calcext:value-type="float">
            <text:p>0,5853393226105</text:p>
          </table:table-cell>
          <table:table-cell table:formula="of:=AVERAGE([HPSD_MSTRGMT.N32:.N36])" office:value-type="float" office:value="0.0828534644" calcext:value-type="float">
            <text:p>0,0828534644</text:p>
          </table:table-cell>
        </table:table-row>
        <table:table-row table:style-name="ro1">
          <table:table-cell table:formula="of:=AVERAGE([HPSD_MSTRGMT.A37:.A41])" office:value-type="float" office:value="20" calcext:value-type="float">
            <text:p>20</text:p>
          </table:table-cell>
          <table:table-cell table:formula="of:=AVERAGE([HPSD_MSTRGMT.B37:.B41])" office:value-type="float" office:value="40" calcext:value-type="float">
            <text:p>40</text:p>
          </table:table-cell>
          <table:table-cell table:formula="of:=AVERAGE([HPSD_MSTRGMT.C37:.C41])" office:value-type="float" office:value="2705.4679245283" calcext:value-type="float">
            <text:p>2705,4679245283</text:p>
          </table:table-cell>
          <table:table-cell table:formula="of:=AVERAGE([HPSD_MSTRGMT.D37:.D41])" office:value-type="float" office:value="0.725555555555555" calcext:value-type="float">
            <text:p>0,725555555555555</text:p>
          </table:table-cell>
          <table:table-cell table:formula="of:=AVERAGE([HPSD_MSTRGMT.E37:.E41])" office:value-type="float" office:value="0" calcext:value-type="float">
            <text:p>0</text:p>
          </table:table-cell>
          <table:table-cell table:formula="of:=AVERAGE([HPSD_MSTRGMT.F37:.F41])" office:value-type="float" office:value="0" calcext:value-type="float">
            <text:p>0</text:p>
          </table:table-cell>
          <table:table-cell table:formula="of:=AVERAGE([HPSD_MSTRGMT.G37:.G41])" office:value-type="float" office:value="0.0000666666666666667" calcext:value-type="float">
            <text:p>6,67E-05</text:p>
          </table:table-cell>
          <table:table-cell table:formula="of:=AVERAGE([HPSD_MSTRGMT.H37:.H41])" office:value-type="float" office:value="0.000644444444444445" calcext:value-type="float">
            <text:p>6,44E-04</text:p>
          </table:table-cell>
          <table:table-cell table:formula="of:=AVERAGE([HPSD_MSTRGMT.I37:.I41])" office:value-type="float" office:value="0.000807518480083857" calcext:value-type="float">
            <text:p>0,000807518480084</text:p>
          </table:table-cell>
          <table:table-cell table:style-name="ce1" table:formula="of:=AVERAGE([HPSD_MSTRGMT.J37:.J41])" office:value-type="float" office:value="0.128057809952483" calcext:value-type="float">
            <text:p>1,28E-01</text:p>
          </table:table-cell>
          <table:table-cell table:formula="of:=AVERAGE([HPSD_MSTRGMT.K37:.K41])" office:value-type="float" office:value="0.455551612666206" calcext:value-type="float">
            <text:p>0,455551612666206</text:p>
          </table:table-cell>
          <table:table-cell table:formula="of:=AVERAGE([HPSD_MSTRGMT.L37:.L41])" office:value-type="float" office:value="0" calcext:value-type="float">
            <text:p>0</text:p>
          </table:table-cell>
          <table:table-cell table:formula="of:=AVERAGE([HPSD_MSTRGMT.M37:.M41])" office:value-type="float" office:value="0.60942261869" calcext:value-type="float">
            <text:p>0,60942261869</text:p>
          </table:table-cell>
          <table:table-cell table:formula="of:=AVERAGE([HPSD_MSTRGMT.N37:.N41])" office:value-type="float" office:value="0.0814691774" calcext:value-type="float">
            <text:p>0,0814691774</text:p>
          </table:table-cell>
        </table:table-row>
        <table:table-row table:style-name="ro1">
          <table:table-cell table:formula="of:=AVERAGE([HPSD_MSTRGMT.A42:.A46])" office:value-type="float" office:value="20" calcext:value-type="float">
            <text:p>20</text:p>
          </table:table-cell>
          <table:table-cell table:formula="of:=AVERAGE([HPSD_MSTRGMT.B42:.B46])" office:value-type="float" office:value="45" calcext:value-type="float">
            <text:p>45</text:p>
          </table:table-cell>
          <table:table-cell table:formula="of:=AVERAGE([HPSD_MSTRGMT.C42:.C46])" office:value-type="float" office:value="2559.51092670271" calcext:value-type="float">
            <text:p>2559,51092670271</text:p>
          </table:table-cell>
          <table:table-cell table:formula="of:=AVERAGE([HPSD_MSTRGMT.D42:.D46])" office:value-type="float" office:value="0.75" calcext:value-type="float">
            <text:p>0,75</text:p>
          </table:table-cell>
          <table:table-cell table:formula="of:=AVERAGE([HPSD_MSTRGMT.E42:.E46])" office:value-type="float" office:value="0" calcext:value-type="float">
            <text:p>0</text:p>
          </table:table-cell>
          <table:table-cell table:formula="of:=AVERAGE([HPSD_MSTRGMT.F42:.F46])" office:value-type="float" office:value="0" calcext:value-type="float">
            <text:p>0</text:p>
          </table:table-cell>
          <table:table-cell table:formula="of:=AVERAGE([HPSD_MSTRGMT.G42:.G46])" office:value-type="float" office:value="0.0000444444444444444" calcext:value-type="float">
            <text:p>4,44E-05</text:p>
          </table:table-cell>
          <table:table-cell table:formula="of:=AVERAGE([HPSD_MSTRGMT.H42:.H46])" office:value-type="float" office:value="0.000755555555555556" calcext:value-type="float">
            <text:p>7,56E-04</text:p>
          </table:table-cell>
          <table:table-cell table:formula="of:=AVERAGE([HPSD_MSTRGMT.I42:.I46])" office:value-type="float" office:value="0.000859824293649908" calcext:value-type="float">
            <text:p>0,00085982429365</text:p>
          </table:table-cell>
          <table:table-cell table:style-name="ce1" table:formula="of:=AVERAGE([HPSD_MSTRGMT.J42:.J46])" office:value-type="float" office:value="0.132376587022971" calcext:value-type="float">
            <text:p>1,32E-01</text:p>
          </table:table-cell>
          <table:table-cell table:formula="of:=AVERAGE([HPSD_MSTRGMT.K42:.K46])" office:value-type="float" office:value="0.525916876591088" calcext:value-type="float">
            <text:p>0,525916876591088</text:p>
          </table:table-cell>
          <table:table-cell table:formula="of:=AVERAGE([HPSD_MSTRGMT.L42:.L46])" office:value-type="float" office:value="0" calcext:value-type="float">
            <text:p>0</text:p>
          </table:table-cell>
          <table:table-cell table:formula="of:=AVERAGE([HPSD_MSTRGMT.M42:.M46])" office:value-type="float" office:value="0.693463614058" calcext:value-type="float">
            <text:p>0,693463614058</text:p>
          </table:table-cell>
          <table:table-cell table:formula="of:=AVERAGE([HPSD_MSTRGMT.N42:.N46])" office:value-type="float" office:value="0.086002681" calcext:value-type="float">
            <text:p>0,086002681</text:p>
          </table:table-cell>
        </table:table-row>
        <table:table-row table:style-name="ro1">
          <table:table-cell table:formula="of:=AVERAGE([HPSD_MSTRGMT.A47:.A51])" office:value-type="float" office:value="20" calcext:value-type="float">
            <text:p>20</text:p>
          </table:table-cell>
          <table:table-cell table:formula="of:=AVERAGE([HPSD_MSTRGMT.B47:.B51])" office:value-type="float" office:value="50" calcext:value-type="float">
            <text:p>50</text:p>
          </table:table-cell>
          <table:table-cell table:formula="of:=AVERAGE([HPSD_MSTRGMT.C47:.C51])" office:value-type="float" office:value="2708.91509433962" calcext:value-type="float">
            <text:p>2708,91509433962</text:p>
          </table:table-cell>
          <table:table-cell table:formula="of:=AVERAGE([HPSD_MSTRGMT.D47:.D51])" office:value-type="float" office:value="0.73" calcext:value-type="float">
            <text:p>0,73</text:p>
          </table:table-cell>
          <table:table-cell table:formula="of:=AVERAGE([HPSD_MSTRGMT.E42:.E46])" office:value-type="float" office:value="0" calcext:value-type="float">
            <text:p>0</text:p>
          </table:table-cell>
          <table:table-cell table:formula="of:=AVERAGE([HPSD_MSTRGMT.F39:.F43])" office:value-type="float" office:value="0" calcext:value-type="float">
            <text:p>0</text:p>
          </table:table-cell>
          <table:table-cell table:style-name="Default" table:formula="of:=AVERAGE([HPSD_MSTRGMT.G47:.G51])" office:value-type="float" office:value="0" calcext:value-type="float">
            <text:p>0</text:p>
          </table:table-cell>
          <table:table-cell table:formula="of:=AVERAGE([HPSD_MSTRGMT.H47:.H51])" office:value-type="float" office:value="0.000733333333333333" calcext:value-type="float">
            <text:p>7,33E-04</text:p>
          </table:table-cell>
          <table:table-cell table:style-name="ce1" table:formula="of:=AVERAGE([HPSD_MSTRGMT.I47:.I51])" office:value-type="float" office:value="0.000942223878406709" calcext:value-type="float">
            <text:p>9,42E-04</text:p>
          </table:table-cell>
          <table:table-cell table:formula="of:=AVERAGE([HPSD_MSTRGMT.J47:.J51])" office:value-type="float" office:value="0.128865114069763" calcext:value-type="float">
            <text:p>0,128865114069763</text:p>
          </table:table-cell>
          <table:table-cell table:formula="of:=AVERAGE([HPSD_MSTRGMT.K47:.K51])" office:value-type="float" office:value="0.575196581683573" calcext:value-type="float">
            <text:p>0,575196581683573</text:p>
          </table:table-cell>
          <table:table-cell table:formula="of:=AVERAGE([HPSD_MSTRGMT.L47:.L51])" office:value-type="float" office:value="0" calcext:value-type="float">
            <text:p>0</text:p>
          </table:table-cell>
          <table:table-cell table:formula="of:=AVERAGE([HPSD_MSTRGMT.M47:.M51])" office:value-type="float" office:value="0.7461695753336" calcext:value-type="float">
            <text:p>0,7461695753336</text:p>
          </table:table-cell>
          <table:table-cell table:formula="of:=AVERAGE([HPSD_MSTRGMT.N47:.N51])" office:value-type="float" office:value="0.0872317338" calcext:value-type="float">
            <text:p>0,0872317338</text:p>
          </table:table-cell>
        </table:table-row>
      </table:table>
      <table:table table:name="HPPM_MSTRG" table:style-name="ta1">
        <table:table-column table:style-name="co14" table:number-columns-repeated="7" table:default-cell-style-name="Default"/>
        <table:table-column table:style-name="co14" table:default-cell-style-name="ce1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VM</text:p>
          </table:table-cell>
          <table:table-cell office:value-type="string" calcext:value-type="string">
            <text:p>sim_time</text:p>
          </table:table-cell>
          <table:table-cell office:value-type="string" calcext:value-type="string">
            <text:p>cpu_energy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</text:p>
          </table:table-cell>
          <table:table-cell office:value-type="string" calcext:value-type="string">
            <text:p>vm_realloc_mean</text:p>
          </table:table-cell>
          <table:table-cell table:style-name="Default" office:value-type="string" calcext:value-type="string">
            <text:p>exe_time_mean</text:p>
          </table:table-cell>
          <table:table-cell office:value-type="string" calcext:value-type="string">
            <text:p>strg_egy</text:p>
          </table:table-cell>
          <table:table-cell office:value-type="string" calcext:value-type="string">
            <text:p>egy_cost</text:p>
          </table:table-cell>
          <table:table-cell office:value-type="string" calcext:value-type="string">
            <text:p>wo_cost</text:p>
          </table:table-cell>
          <table:table-cell office:value-type="string" calcext:value-type="string">
            <text:p>sla_cost</text:p>
          </table:table-cell>
          <table:table-cell office:value-type="string" calcext:value-type="string">
            <text:p>all_cost</text:p>
          </table:table-cell>
          <table:table-cell office:value-type="string" calcext:value-type="string">
            <text:p>all_tim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8.25849056604" calcext:value-type="float">
            <text:p>2708,25849056604</text:p>
          </table:table-cell>
          <table:table-cell office:value-type="float" office:value="0.0505777777777778" calcext:value-type="float">
            <text:p>0,050577777777778</text:p>
          </table:table-cell>
          <table:table-cell office:value-type="float" office:value="4" calcext:value-type="float">
            <text:p>4</text:p>
          </table:table-cell>
          <table:table-cell office:value-type="float" office:value="0.00231481481481481" calcext:value-type="float">
            <text:p>0,002314814814815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888888888888889" calcext:value-type="float">
            <text:p>8,89E-04</text:p>
          </table:table-cell>
          <table:table-cell office:value-type="float" office:value="0.00104953681865828" calcext:value-type="float">
            <text:p>0,001049536818658</text:p>
          </table:table-cell>
          <table:table-cell office:value-type="float" office:value="0.00910189556335168" calcext:value-type="float">
            <text:p>0,009101895563352</text:p>
          </table:table-cell>
          <table:table-cell office:value-type="float" office:value="0.0731968691718299" calcext:value-type="float">
            <text:p>0,07319686917183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915632098068515" calcext:value-type="float">
            <text:p>0,915632098068515</text:p>
          </table:table-cell>
          <table:table-cell office:value-type="float" office:value="0.126907882" calcext:value-type="float">
            <text:p>0,1269078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8.25849056604" calcext:value-type="float">
            <text:p>2708,25849056604</text:p>
          </table:table-cell>
          <table:table-cell office:value-type="float" office:value="0.0505777777777778" calcext:value-type="float">
            <text:p>0,050577777777778</text:p>
          </table:table-cell>
          <table:table-cell office:value-type="float" office:value="4" calcext:value-type="float">
            <text:p>4</text:p>
          </table:table-cell>
          <table:table-cell office:value-type="float" office:value="0.00231481481481481" calcext:value-type="float">
            <text:p>0,002314814814815</text:p>
          </table:table-cell>
          <table:table-cell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104953681865828" calcext:value-type="float">
            <text:p>0,001049536818658</text:p>
          </table:table-cell>
          <table:table-cell office:value-type="float" office:value="0.00910189556335168" calcext:value-type="float">
            <text:p>0,009101895563352</text:p>
          </table:table-cell>
          <table:table-cell office:value-type="float" office:value="0.0731968691718299" calcext:value-type="float">
            <text:p>0,07319686917183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915632098068515" calcext:value-type="float">
            <text:p>0,915632098068515</text:p>
          </table:table-cell>
          <table:table-cell office:value-type="float" office:value="0.024356381" calcext:value-type="float">
            <text:p>0,0243563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8.25849056604" calcext:value-type="float">
            <text:p>2708,25849056604</text:p>
          </table:table-cell>
          <table:table-cell office:value-type="float" office:value="0.0505777777777778" calcext:value-type="float">
            <text:p>0,050577777777778</text:p>
          </table:table-cell>
          <table:table-cell office:value-type="float" office:value="4" calcext:value-type="float">
            <text:p>4</text:p>
          </table:table-cell>
          <table:table-cell office:value-type="float" office:value="0.00231481481481481" calcext:value-type="float">
            <text:p>0,002314814814815</text:p>
          </table:table-cell>
          <table:table-cell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104953681865828" calcext:value-type="float">
            <text:p>0,001049536818658</text:p>
          </table:table-cell>
          <table:table-cell office:value-type="float" office:value="0.00910189556335168" calcext:value-type="float">
            <text:p>0,009101895563352</text:p>
          </table:table-cell>
          <table:table-cell office:value-type="float" office:value="0.0731968691718299" calcext:value-type="float">
            <text:p>0,07319686917183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915632098068515" calcext:value-type="float">
            <text:p>0,915632098068515</text:p>
          </table:table-cell>
          <table:table-cell office:value-type="float" office:value="0.021476006" calcext:value-type="float">
            <text:p>0,021476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8.25849056604" calcext:value-type="float">
            <text:p>2708,25849056604</text:p>
          </table:table-cell>
          <table:table-cell office:value-type="float" office:value="0.0505777777777778" calcext:value-type="float">
            <text:p>0,050577777777778</text:p>
          </table:table-cell>
          <table:table-cell office:value-type="float" office:value="4" calcext:value-type="float">
            <text:p>4</text:p>
          </table:table-cell>
          <table:table-cell office:value-type="float" office:value="0.00231481481481481" calcext:value-type="float">
            <text:p>0,002314814814815</text:p>
          </table:table-cell>
          <table:table-cell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104953681865828" calcext:value-type="float">
            <text:p>0,001049536818658</text:p>
          </table:table-cell>
          <table:table-cell office:value-type="float" office:value="0.00910189556335168" calcext:value-type="float">
            <text:p>0,009101895563352</text:p>
          </table:table-cell>
          <table:table-cell office:value-type="float" office:value="0.0731968691718299" calcext:value-type="float">
            <text:p>0,07319686917183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915632098068515" calcext:value-type="float">
            <text:p>0,915632098068515</text:p>
          </table:table-cell>
          <table:table-cell office:value-type="float" office:value="0.019679747" calcext:value-type="float">
            <text:p>0,0196797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8.25849056604" calcext:value-type="float">
            <text:p>2708,25849056604</text:p>
          </table:table-cell>
          <table:table-cell office:value-type="float" office:value="0.0505777777777778" calcext:value-type="float">
            <text:p>0,050577777777778</text:p>
          </table:table-cell>
          <table:table-cell office:value-type="float" office:value="4" calcext:value-type="float">
            <text:p>4</text:p>
          </table:table-cell>
          <table:table-cell office:value-type="float" office:value="0.00231481481481481" calcext:value-type="float">
            <text:p>0,002314814814815</text:p>
          </table:table-cell>
          <table:table-cell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104953681865828" calcext:value-type="float">
            <text:p>0,001049536818658</text:p>
          </table:table-cell>
          <table:table-cell office:value-type="float" office:value="0.00910189556335168" calcext:value-type="float">
            <text:p>0,009101895563352</text:p>
          </table:table-cell>
          <table:table-cell office:value-type="float" office:value="0.0731968691718299" calcext:value-type="float">
            <text:p>0,07319686917183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915632098068515" calcext:value-type="float">
            <text:p>0,915632098068515</text:p>
          </table:table-cell>
          <table:table-cell office:value-type="float" office:value="0.017753994" calcext:value-type="float">
            <text:p>0,0177539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09.97924528302" calcext:value-type="float">
            <text:p>2709,97924528302</text:p>
          </table:table-cell>
          <table:table-cell office:value-type="float" office:value="0.118385185185185" calcext:value-type="float">
            <text:p>0,118385185185185</text:p>
          </table:table-cell>
          <table:table-cell office:value-type="float" office:value="6" calcext:value-type="float">
            <text:p>6</text:p>
          </table:table-cell>
          <table:table-cell office:value-type="float" office:value="0.0016969696969697" calcext:value-type="float">
            <text:p>0,00169696969697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888888888888889" calcext:value-type="float">
            <text:p>8,89E-04</text:p>
          </table:table-cell>
          <table:table-cell office:value-type="float" office:value="0.00106310934486373" calcext:value-type="float">
            <text:p>0,001063109344864</text:p>
          </table:table-cell>
          <table:table-cell office:value-type="float" office:value="0.0210587343256476" calcext:value-type="float">
            <text:p>0,021058734325648</text:p>
          </table:table-cell>
          <table:table-cell office:value-type="float" office:value="0.141319336911863" calcext:value-type="float">
            <text:p>0,141319336911863</text:p>
          </table:table-cell>
          <table:table-cell office:value-type="float" office:value="0.610909090909091" calcext:value-type="float">
            <text:p>0,610909090909091</text:p>
          </table:table-cell>
          <table:table-cell office:value-type="float" office:value="0.773287162146602" calcext:value-type="float">
            <text:p>0,773287162146602</text:p>
          </table:table-cell>
          <table:table-cell office:value-type="float" office:value="0.140129063" calcext:value-type="float">
            <text:p>0,1401290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09.97924528302" calcext:value-type="float">
            <text:p>2709,97924528302</text:p>
          </table:table-cell>
          <table:table-cell office:value-type="float" office:value="0.118385185185185" calcext:value-type="float">
            <text:p>0,118385185185185</text:p>
          </table:table-cell>
          <table:table-cell office:value-type="float" office:value="6" calcext:value-type="float">
            <text:p>6</text:p>
          </table:table-cell>
          <table:table-cell office:value-type="float" office:value="0.0016969696969697" calcext:value-type="float">
            <text:p>0,00169696969697</text:p>
          </table:table-cell>
          <table:table-cell office:value-type="float" office:value="0" calcext:value-type="float">
            <text:p>0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106310934486373" calcext:value-type="float">
            <text:p>0,001063109344864</text:p>
          </table:table-cell>
          <table:table-cell office:value-type="float" office:value="0.0210587343256476" calcext:value-type="float">
            <text:p>0,021058734325648</text:p>
          </table:table-cell>
          <table:table-cell office:value-type="float" office:value="0.141319336911863" calcext:value-type="float">
            <text:p>0,141319336911863</text:p>
          </table:table-cell>
          <table:table-cell office:value-type="float" office:value="0.610909090909091" calcext:value-type="float">
            <text:p>0,610909090909091</text:p>
          </table:table-cell>
          <table:table-cell office:value-type="float" office:value="0.773287162146602" calcext:value-type="float">
            <text:p>0,773287162146602</text:p>
          </table:table-cell>
          <table:table-cell office:value-type="float" office:value="0.034694166" calcext:value-type="float">
            <text:p>0,0346941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09.97924528302" calcext:value-type="float">
            <text:p>2709,97924528302</text:p>
          </table:table-cell>
          <table:table-cell office:value-type="float" office:value="0.118385185185185" calcext:value-type="float">
            <text:p>0,118385185185185</text:p>
          </table:table-cell>
          <table:table-cell office:value-type="float" office:value="6" calcext:value-type="float">
            <text:p>6</text:p>
          </table:table-cell>
          <table:table-cell office:value-type="float" office:value="0.0016969696969697" calcext:value-type="float">
            <text:p>0,00169696969697</text:p>
          </table:table-cell>
          <table:table-cell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office:value-type="float" office:value="0.00106310934486373" calcext:value-type="float">
            <text:p>0,001063109344864</text:p>
          </table:table-cell>
          <table:table-cell office:value-type="float" office:value="0.0210587343256476" calcext:value-type="float">
            <text:p>0,021058734325648</text:p>
          </table:table-cell>
          <table:table-cell office:value-type="float" office:value="0.141319336911863" calcext:value-type="float">
            <text:p>0,141319336911863</text:p>
          </table:table-cell>
          <table:table-cell office:value-type="float" office:value="0.610909090909091" calcext:value-type="float">
            <text:p>0,610909090909091</text:p>
          </table:table-cell>
          <table:table-cell office:value-type="float" office:value="0.773287162146602" calcext:value-type="float">
            <text:p>0,773287162146602</text:p>
          </table:table-cell>
          <table:table-cell office:value-type="float" office:value="0.029291647" calcext:value-type="float">
            <text:p>0,0292916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09.97924528302" calcext:value-type="float">
            <text:p>2709,97924528302</text:p>
          </table:table-cell>
          <table:table-cell office:value-type="float" office:value="0.118385185185185" calcext:value-type="float">
            <text:p>0,118385185185185</text:p>
          </table:table-cell>
          <table:table-cell office:value-type="float" office:value="6" calcext:value-type="float">
            <text:p>6</text:p>
          </table:table-cell>
          <table:table-cell office:value-type="float" office:value="0.0016969696969697" calcext:value-type="float">
            <text:p>0,00169696969697</text:p>
          </table:table-cell>
          <table:table-cell office:value-type="float" office:value="0" calcext:value-type="float">
            <text:p>0</text:p>
          </table:table-cell>
          <table:table-cell office:value-type="float" office:value="0.000444444444444444" calcext:value-type="float">
            <text:p>4,44E-04</text:p>
          </table:table-cell>
          <table:table-cell office:value-type="float" office:value="0.00106310934486373" calcext:value-type="float">
            <text:p>0,001063109344864</text:p>
          </table:table-cell>
          <table:table-cell office:value-type="float" office:value="0.0210587343256476" calcext:value-type="float">
            <text:p>0,021058734325648</text:p>
          </table:table-cell>
          <table:table-cell office:value-type="float" office:value="0.141319336911863" calcext:value-type="float">
            <text:p>0,141319336911863</text:p>
          </table:table-cell>
          <table:table-cell office:value-type="float" office:value="0.610909090909091" calcext:value-type="float">
            <text:p>0,610909090909091</text:p>
          </table:table-cell>
          <table:table-cell office:value-type="float" office:value="0.773287162146602" calcext:value-type="float">
            <text:p>0,773287162146602</text:p>
          </table:table-cell>
          <table:table-cell office:value-type="float" office:value="0.028088244" calcext:value-type="float">
            <text:p>0,0280882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09.97924528302" calcext:value-type="float">
            <text:p>2709,97924528302</text:p>
          </table:table-cell>
          <table:table-cell office:value-type="float" office:value="0.118385185185185" calcext:value-type="float">
            <text:p>0,118385185185185</text:p>
          </table:table-cell>
          <table:table-cell office:value-type="float" office:value="6" calcext:value-type="float">
            <text:p>6</text:p>
          </table:table-cell>
          <table:table-cell office:value-type="float" office:value="0.0016969696969697" calcext:value-type="float">
            <text:p>0,00169696969697</text:p>
          </table:table-cell>
          <table:table-cell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106310934486373" calcext:value-type="float">
            <text:p>0,001063109344864</text:p>
          </table:table-cell>
          <table:table-cell office:value-type="float" office:value="0.0210587343256476" calcext:value-type="float">
            <text:p>0,021058734325648</text:p>
          </table:table-cell>
          <table:table-cell office:value-type="float" office:value="0.141319336911863" calcext:value-type="float">
            <text:p>0,141319336911863</text:p>
          </table:table-cell>
          <table:table-cell office:value-type="float" office:value="0.610909090909091" calcext:value-type="float">
            <text:p>0,610909090909091</text:p>
          </table:table-cell>
          <table:table-cell office:value-type="float" office:value="0.773287162146602" calcext:value-type="float">
            <text:p>0,773287162146602</text:p>
          </table:table-cell>
          <table:table-cell office:value-type="float" office:value="0.035699366" calcext:value-type="float">
            <text:p>0,0356993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09.51698113208" calcext:value-type="float">
            <text:p>2709,51698113208</text:p>
          </table:table-cell>
          <table:table-cell office:value-type="float" office:value="0.230701851851852" calcext:value-type="float">
            <text:p>0,230701851851852</text:p>
          </table:table-cell>
          <table:table-cell office:value-type="float" office:value="9" calcext:value-type="float">
            <text:p>9</text:p>
          </table:table-cell>
          <table:table-cell office:value-type="float" office:value="0.00123706702654071" calcext:value-type="float">
            <text:p>0,001237067026541</text:p>
          </table:table-cell>
          <table:table-cell table:style-name="ce1" office:value-type="float" office:value="0.000111111111111111" calcext:value-type="float">
            <text:p>1,11E-04</text:p>
          </table:table-cell>
          <table:table-cell table:style-name="Default" office:value-type="float" office:value="0.001" calcext:value-type="float">
            <text:p>0,001</text:p>
          </table:table-cell>
          <table:table-cell office:value-type="float" office:value="0.00100677048742138" calcext:value-type="float">
            <text:p>0,001006770487421</text:p>
          </table:table-cell>
          <table:table-cell office:value-type="float" office:value="0.0408502301184139" calcext:value-type="float">
            <text:p>0,040850230118414</text:p>
          </table:table-cell>
          <table:table-cell office:value-type="float" office:value="0.205698787050791" calcext:value-type="float">
            <text:p>0,205698787050791</text:p>
          </table:table-cell>
          <table:table-cell office:value-type="float" office:value="0.445344129554656" calcext:value-type="float">
            <text:p>0,445344129554656</text:p>
          </table:table-cell>
          <table:table-cell office:value-type="float" office:value="0.691893146723861" calcext:value-type="float">
            <text:p>0,691893146723861</text:p>
          </table:table-cell>
          <table:table-cell office:value-type="float" office:value="0.153054827" calcext:value-type="float">
            <text:p>0,1530548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09.51698113208" calcext:value-type="float">
            <text:p>2709,51698113208</text:p>
          </table:table-cell>
          <table:table-cell office:value-type="float" office:value="0.230701851851852" calcext:value-type="float">
            <text:p>0,230701851851852</text:p>
          </table:table-cell>
          <table:table-cell office:value-type="float" office:value="9" calcext:value-type="float">
            <text:p>9</text:p>
          </table:table-cell>
          <table:table-cell office:value-type="float" office:value="0.00123706702654071" calcext:value-type="float">
            <text:p>0,001237067026541</text:p>
          </table:table-cell>
          <table:table-cell office:value-type="float" office:value="0" calcext:value-type="float">
            <text:p>0</text:p>
          </table:table-cell>
          <table:table-cell office:value-type="float" office:value="0.000555555555555556" calcext:value-type="float">
            <text:p>5,56E-04</text:p>
          </table:table-cell>
          <table:table-cell office:value-type="float" office:value="0.00100677048742138" calcext:value-type="float">
            <text:p>0,001006770487421</text:p>
          </table:table-cell>
          <table:table-cell office:value-type="float" office:value="0.0408502301184139" calcext:value-type="float">
            <text:p>0,040850230118414</text:p>
          </table:table-cell>
          <table:table-cell office:value-type="float" office:value="0.205698787050791" calcext:value-type="float">
            <text:p>0,205698787050791</text:p>
          </table:table-cell>
          <table:table-cell office:value-type="float" office:value="0.445344129554656" calcext:value-type="float">
            <text:p>0,445344129554656</text:p>
          </table:table-cell>
          <table:table-cell office:value-type="float" office:value="0.691893146723861" calcext:value-type="float">
            <text:p>0,691893146723861</text:p>
          </table:table-cell>
          <table:table-cell office:value-type="float" office:value="0.041856495" calcext:value-type="float">
            <text:p>0,0418564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09.51698113208" calcext:value-type="float">
            <text:p>2709,51698113208</text:p>
          </table:table-cell>
          <table:table-cell office:value-type="float" office:value="0.230701851851852" calcext:value-type="float">
            <text:p>0,230701851851852</text:p>
          </table:table-cell>
          <table:table-cell office:value-type="float" office:value="9" calcext:value-type="float">
            <text:p>9</text:p>
          </table:table-cell>
          <table:table-cell office:value-type="float" office:value="0.00123706702654071" calcext:value-type="float">
            <text:p>0,001237067026541</text:p>
          </table:table-cell>
          <table:table-cell office:value-type="float" office:value="0" calcext:value-type="float">
            <text:p>0</text:p>
          </table:table-cell>
          <table:table-cell office:value-type="float" office:value="0.000555555555555556" calcext:value-type="float">
            <text:p>5,56E-04</text:p>
          </table:table-cell>
          <table:table-cell office:value-type="float" office:value="0.00100677048742138" calcext:value-type="float">
            <text:p>0,001006770487421</text:p>
          </table:table-cell>
          <table:table-cell office:value-type="float" office:value="0.0408502301184139" calcext:value-type="float">
            <text:p>0,040850230118414</text:p>
          </table:table-cell>
          <table:table-cell office:value-type="float" office:value="0.205698787050791" calcext:value-type="float">
            <text:p>0,205698787050791</text:p>
          </table:table-cell>
          <table:table-cell office:value-type="float" office:value="0.445344129554656" calcext:value-type="float">
            <text:p>0,445344129554656</text:p>
          </table:table-cell>
          <table:table-cell office:value-type="float" office:value="0.691893146723861" calcext:value-type="float">
            <text:p>0,691893146723861</text:p>
          </table:table-cell>
          <table:table-cell office:value-type="float" office:value="0.035666007" calcext:value-type="float">
            <text:p>0,0356660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09.51698113208" calcext:value-type="float">
            <text:p>2709,51698113208</text:p>
          </table:table-cell>
          <table:table-cell office:value-type="float" office:value="0.230701851851852" calcext:value-type="float">
            <text:p>0,230701851851852</text:p>
          </table:table-cell>
          <table:table-cell office:value-type="float" office:value="9" calcext:value-type="float">
            <text:p>9</text:p>
          </table:table-cell>
          <table:table-cell office:value-type="float" office:value="0.00123706702654071" calcext:value-type="float">
            <text:p>0,001237067026541</text:p>
          </table:table-cell>
          <table:table-cell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100677048742138" calcext:value-type="float">
            <text:p>0,001006770487421</text:p>
          </table:table-cell>
          <table:table-cell office:value-type="float" office:value="0.0408502301184139" calcext:value-type="float">
            <text:p>0,040850230118414</text:p>
          </table:table-cell>
          <table:table-cell office:value-type="float" office:value="0.205698787050791" calcext:value-type="float">
            <text:p>0,205698787050791</text:p>
          </table:table-cell>
          <table:table-cell office:value-type="float" office:value="0.445344129554656" calcext:value-type="float">
            <text:p>0,445344129554656</text:p>
          </table:table-cell>
          <table:table-cell office:value-type="float" office:value="0.691893146723861" calcext:value-type="float">
            <text:p>0,691893146723861</text:p>
          </table:table-cell>
          <table:table-cell office:value-type="float" office:value="0.03177922" calcext:value-type="float">
            <text:p>0,031779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09.51698113208" calcext:value-type="float">
            <text:p>2709,51698113208</text:p>
          </table:table-cell>
          <table:table-cell office:value-type="float" office:value="0.230701851851852" calcext:value-type="float">
            <text:p>0,230701851851852</text:p>
          </table:table-cell>
          <table:table-cell office:value-type="float" office:value="9" calcext:value-type="float">
            <text:p>9</text:p>
          </table:table-cell>
          <table:table-cell office:value-type="float" office:value="0.00123706702654071" calcext:value-type="float">
            <text:p>0,001237067026541</text:p>
          </table:table-cell>
          <table:table-cell office:value-type="float" office:value="0" calcext:value-type="float">
            <text:p>0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100677048742138" calcext:value-type="float">
            <text:p>0,001006770487421</text:p>
          </table:table-cell>
          <table:table-cell office:value-type="float" office:value="0.0408502301184139" calcext:value-type="float">
            <text:p>0,040850230118414</text:p>
          </table:table-cell>
          <table:table-cell office:value-type="float" office:value="0.205698787050791" calcext:value-type="float">
            <text:p>0,205698787050791</text:p>
          </table:table-cell>
          <table:table-cell office:value-type="float" office:value="0.445344129554656" calcext:value-type="float">
            <text:p>0,445344129554656</text:p>
          </table:table-cell>
          <table:table-cell office:value-type="float" office:value="0.691893146723861" calcext:value-type="float">
            <text:p>0,691893146723861</text:p>
          </table:table-cell>
          <table:table-cell office:value-type="float" office:value="0.03407287" calcext:value-type="float">
            <text:p>0,0340728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10.48930430575" calcext:value-type="float">
            <text:p>2610,48930430575</text:p>
          </table:table-cell>
          <table:table-cell office:value-type="float" office:value="0.332985185185185" calcext:value-type="float">
            <text:p>0,332985185185185</text:p>
          </table:table-cell>
          <table:table-cell office:value-type="float" office:value="11" calcext:value-type="float">
            <text:p>11</text:p>
          </table:table-cell>
          <table:table-cell office:value-type="float" office:value="0.00145322434150772" calcext:value-type="float">
            <text:p>0,001453224341508</text:p>
          </table:table-cell>
          <table:table-cell table:style-name="ce1" office:value-type="float" office:value="0.000111111111111111" calcext:value-type="float">
            <text:p>1,11E-04</text:p>
          </table:table-cell>
          <table:table-cell table:style-name="Default" office:value-type="float" office:value="0.00155555555555556" calcext:value-type="float">
            <text:p>0,001555555555556</text:p>
          </table:table-cell>
          <table:table-cell table:style-name="ce1" office:value-type="float" office:value="0.000936918958243293" calcext:value-type="float">
            <text:p>9,37E-04</text:p>
          </table:table-cell>
          <table:table-cell office:value-type="float" office:value="0.0588704669604865" calcext:value-type="float">
            <text:p>0,058870466960487</text:p>
          </table:table-cell>
          <table:table-cell office:value-type="float" office:value="0.268494728480921" calcext:value-type="float">
            <text:p>0,268494728480921</text:p>
          </table:table-cell>
          <table:table-cell office:value-type="float" office:value="0.523160762942779" calcext:value-type="float">
            <text:p>0,523160762942779</text:p>
          </table:table-cell>
          <table:table-cell office:value-type="float" office:value="0.850525958384186" calcext:value-type="float">
            <text:p>0,850525958384186</text:p>
          </table:table-cell>
          <table:table-cell office:value-type="float" office:value="0.160011974" calcext:value-type="float">
            <text:p>0,16001197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10.48930430575" calcext:value-type="float">
            <text:p>2610,48930430575</text:p>
          </table:table-cell>
          <table:table-cell office:value-type="float" office:value="0.332985185185185" calcext:value-type="float">
            <text:p>0,332985185185185</text:p>
          </table:table-cell>
          <table:table-cell office:value-type="float" office:value="11" calcext:value-type="float">
            <text:p>11</text:p>
          </table:table-cell>
          <table:table-cell office:value-type="float" office:value="0.00145322434150772" calcext:value-type="float">
            <text:p>0,00145322434150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1" calcext:value-type="float">
            <text:p>0,001</text:p>
          </table:table-cell>
          <table:table-cell table:style-name="ce1" office:value-type="float" office:value="0.000936918958243293" calcext:value-type="float">
            <text:p>9,37E-04</text:p>
          </table:table-cell>
          <table:table-cell office:value-type="float" office:value="0.0588704669604865" calcext:value-type="float">
            <text:p>0,058870466960487</text:p>
          </table:table-cell>
          <table:table-cell office:value-type="float" office:value="0.268494728480921" calcext:value-type="float">
            <text:p>0,268494728480921</text:p>
          </table:table-cell>
          <table:table-cell office:value-type="float" office:value="0.523160762942779" calcext:value-type="float">
            <text:p>0,523160762942779</text:p>
          </table:table-cell>
          <table:table-cell office:value-type="float" office:value="0.850525958384186" calcext:value-type="float">
            <text:p>0,850525958384186</text:p>
          </table:table-cell>
          <table:table-cell office:value-type="float" office:value="0.056484682" calcext:value-type="float">
            <text:p>0,05648468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10.48930430575" calcext:value-type="float">
            <text:p>2610,48930430575</text:p>
          </table:table-cell>
          <table:table-cell office:value-type="float" office:value="0.332985185185185" calcext:value-type="float">
            <text:p>0,332985185185185</text:p>
          </table:table-cell>
          <table:table-cell office:value-type="float" office:value="11" calcext:value-type="float">
            <text:p>11</text:p>
          </table:table-cell>
          <table:table-cell office:value-type="float" office:value="0.00145322434150772" calcext:value-type="float">
            <text:p>0,001453224341508</text:p>
          </table:table-cell>
          <table:table-cell office:value-type="float" office:value="0" calcext:value-type="float">
            <text:p>0</text:p>
          </table:table-cell>
          <table:table-cell office:value-type="float" office:value="0.000888888888888889" calcext:value-type="float">
            <text:p>8,89E-04</text:p>
          </table:table-cell>
          <table:table-cell table:style-name="ce1" office:value-type="float" office:value="0.000936918958243293" calcext:value-type="float">
            <text:p>9,37E-04</text:p>
          </table:table-cell>
          <table:table-cell office:value-type="float" office:value="0.0588704669604865" calcext:value-type="float">
            <text:p>0,058870466960487</text:p>
          </table:table-cell>
          <table:table-cell office:value-type="float" office:value="0.268494728480921" calcext:value-type="float">
            <text:p>0,268494728480921</text:p>
          </table:table-cell>
          <table:table-cell office:value-type="float" office:value="0.523160762942779" calcext:value-type="float">
            <text:p>0,523160762942779</text:p>
          </table:table-cell>
          <table:table-cell office:value-type="float" office:value="0.850525958384186" calcext:value-type="float">
            <text:p>0,850525958384186</text:p>
          </table:table-cell>
          <table:table-cell office:value-type="float" office:value="0.056431005" calcext:value-type="float">
            <text:p>0,05643100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10.48930430575" calcext:value-type="float">
            <text:p>2610,48930430575</text:p>
          </table:table-cell>
          <table:table-cell office:value-type="float" office:value="0.332985185185185" calcext:value-type="float">
            <text:p>0,332985185185185</text:p>
          </table:table-cell>
          <table:table-cell office:value-type="float" office:value="11" calcext:value-type="float">
            <text:p>11</text:p>
          </table:table-cell>
          <table:table-cell office:value-type="float" office:value="0.00145322434150772" calcext:value-type="float">
            <text:p>0,001453224341508</text:p>
          </table:table-cell>
          <table:table-cell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table:style-name="ce1" office:value-type="float" office:value="0.000936918958243293" calcext:value-type="float">
            <text:p>9,37E-04</text:p>
          </table:table-cell>
          <table:table-cell office:value-type="float" office:value="0.0588704669604865" calcext:value-type="float">
            <text:p>0,058870466960487</text:p>
          </table:table-cell>
          <table:table-cell office:value-type="float" office:value="0.268494728480921" calcext:value-type="float">
            <text:p>0,268494728480921</text:p>
          </table:table-cell>
          <table:table-cell office:value-type="float" office:value="0.523160762942779" calcext:value-type="float">
            <text:p>0,523160762942779</text:p>
          </table:table-cell>
          <table:table-cell office:value-type="float" office:value="0.850525958384186" calcext:value-type="float">
            <text:p>0,850525958384186</text:p>
          </table:table-cell>
          <table:table-cell office:value-type="float" office:value="0.034928657" calcext:value-type="float">
            <text:p>0,03492865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10.48930430575" calcext:value-type="float">
            <text:p>2610,48930430575</text:p>
          </table:table-cell>
          <table:table-cell office:value-type="float" office:value="0.332985185185185" calcext:value-type="float">
            <text:p>0,332985185185185</text:p>
          </table:table-cell>
          <table:table-cell office:value-type="float" office:value="11" calcext:value-type="float">
            <text:p>11</text:p>
          </table:table-cell>
          <table:table-cell office:value-type="float" office:value="0.00145322434150772" calcext:value-type="float">
            <text:p>0,001453224341508</text:p>
          </table:table-cell>
          <table:table-cell office:value-type="float" office:value="0" calcext:value-type="float">
            <text:p>0</text:p>
          </table:table-cell>
          <table:table-cell office:value-type="float" office:value="0.000444444444444444" calcext:value-type="float">
            <text:p>4,44E-04</text:p>
          </table:table-cell>
          <table:table-cell table:style-name="ce1" office:value-type="float" office:value="0.000936918958243293" calcext:value-type="float">
            <text:p>9,37E-04</text:p>
          </table:table-cell>
          <table:table-cell office:value-type="float" office:value="0.0588704669604865" calcext:value-type="float">
            <text:p>0,058870466960487</text:p>
          </table:table-cell>
          <table:table-cell office:value-type="float" office:value="0.268494728480921" calcext:value-type="float">
            <text:p>0,268494728480921</text:p>
          </table:table-cell>
          <table:table-cell office:value-type="float" office:value="0.523160762942779" calcext:value-type="float">
            <text:p>0,523160762942779</text:p>
          </table:table-cell>
          <table:table-cell office:value-type="float" office:value="0.850525958384186" calcext:value-type="float">
            <text:p>0,850525958384186</text:p>
          </table:table-cell>
          <table:table-cell office:value-type="float" office:value="0.025213409" calcext:value-type="float">
            <text:p>0,0252134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08.92075471698" calcext:value-type="float">
            <text:p>2708,92075471698</text:p>
          </table:table-cell>
          <table:table-cell office:value-type="float" office:value="0.357848148148148" calcext:value-type="float">
            <text:p>0,357848148148148</text:p>
          </table:table-cell>
          <table:table-cell office:value-type="float" office:value="13" calcext:value-type="float">
            <text:p>13</text:p>
          </table:table-cell>
          <table:table-cell office:value-type="float" office:value="0.0014523988005997" calcext:value-type="float">
            <text:p>0,0014523988006</text:p>
          </table:table-cell>
          <table:table-cell table:style-name="ce1" office:value-type="float" office:value="0.000111111111111111" calcext:value-type="float">
            <text:p>1,11E-04</text:p>
          </table:table-cell>
          <table:table-cell table:style-name="Default" office:value-type="float" office:value="0.00155555555555556" calcext:value-type="float">
            <text:p>0,001555555555556</text:p>
          </table:table-cell>
          <table:table-cell office:value-type="float" office:value="0.00104629316561845" calcext:value-type="float">
            <text:p>0,001046293165618</text:p>
          </table:table-cell>
          <table:table-cell office:value-type="float" office:value="0.0632730900036171" calcext:value-type="float">
            <text:p>0,063273090003617</text:p>
          </table:table-cell>
          <table:table-cell office:value-type="float" office:value="0.347146464193051" calcext:value-type="float">
            <text:p>0,347146464193051</text:p>
          </table:table-cell>
          <table:table-cell office:value-type="float" office:value="0.522863568215892" calcext:value-type="float">
            <text:p>0,522863568215892</text:p>
          </table:table-cell>
          <table:table-cell office:value-type="float" office:value="0.93328312241256" calcext:value-type="float">
            <text:p>0,93328312241256</text:p>
          </table:table-cell>
          <table:table-cell office:value-type="float" office:value="0.170887378" calcext:value-type="float">
            <text:p>0,1708873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08.92075471698" calcext:value-type="float">
            <text:p>2708,92075471698</text:p>
          </table:table-cell>
          <table:table-cell office:value-type="float" office:value="0.357848148148148" calcext:value-type="float">
            <text:p>0,357848148148148</text:p>
          </table:table-cell>
          <table:table-cell office:value-type="float" office:value="13" calcext:value-type="float">
            <text:p>13</text:p>
          </table:table-cell>
          <table:table-cell office:value-type="float" office:value="0.0014523988005997" calcext:value-type="float">
            <text:p>0,0014523988006</text:p>
          </table:table-cell>
          <table:table-cell office:value-type="float" office:value="0" calcext:value-type="float">
            <text:p>0</text:p>
          </table:table-cell>
          <table:table-cell office:value-type="float" office:value="0.000777777777777778" calcext:value-type="float">
            <text:p>7,78E-04</text:p>
          </table:table-cell>
          <table:table-cell office:value-type="float" office:value="0.00104629316561845" calcext:value-type="float">
            <text:p>0,001046293165618</text:p>
          </table:table-cell>
          <table:table-cell office:value-type="float" office:value="0.0632730900036171" calcext:value-type="float">
            <text:p>0,063273090003617</text:p>
          </table:table-cell>
          <table:table-cell office:value-type="float" office:value="0.347146464193051" calcext:value-type="float">
            <text:p>0,347146464193051</text:p>
          </table:table-cell>
          <table:table-cell office:value-type="float" office:value="0.522863568215892" calcext:value-type="float">
            <text:p>0,522863568215892</text:p>
          </table:table-cell>
          <table:table-cell office:value-type="float" office:value="0.93328312241256" calcext:value-type="float">
            <text:p>0,93328312241256</text:p>
          </table:table-cell>
          <table:table-cell office:value-type="float" office:value="0.05398885" calcext:value-type="float">
            <text:p>0,053988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08.92075471698" calcext:value-type="float">
            <text:p>2708,92075471698</text:p>
          </table:table-cell>
          <table:table-cell office:value-type="float" office:value="0.357848148148148" calcext:value-type="float">
            <text:p>0,357848148148148</text:p>
          </table:table-cell>
          <table:table-cell office:value-type="float" office:value="13" calcext:value-type="float">
            <text:p>13</text:p>
          </table:table-cell>
          <table:table-cell office:value-type="float" office:value="0.0014523988005997" calcext:value-type="float">
            <text:p>0,0014523988006</text:p>
          </table:table-cell>
          <table:table-cell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104629316561845" calcext:value-type="float">
            <text:p>0,001046293165618</text:p>
          </table:table-cell>
          <table:table-cell office:value-type="float" office:value="0.0632730900036171" calcext:value-type="float">
            <text:p>0,063273090003617</text:p>
          </table:table-cell>
          <table:table-cell office:value-type="float" office:value="0.347146464193051" calcext:value-type="float">
            <text:p>0,347146464193051</text:p>
          </table:table-cell>
          <table:table-cell office:value-type="float" office:value="0.522863568215892" calcext:value-type="float">
            <text:p>0,522863568215892</text:p>
          </table:table-cell>
          <table:table-cell office:value-type="float" office:value="0.93328312241256" calcext:value-type="float">
            <text:p>0,93328312241256</text:p>
          </table:table-cell>
          <table:table-cell office:value-type="float" office:value="0.042283947" calcext:value-type="float">
            <text:p>0,0422839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08.92075471698" calcext:value-type="float">
            <text:p>2708,92075471698</text:p>
          </table:table-cell>
          <table:table-cell office:value-type="float" office:value="0.357848148148148" calcext:value-type="float">
            <text:p>0,357848148148148</text:p>
          </table:table-cell>
          <table:table-cell office:value-type="float" office:value="13" calcext:value-type="float">
            <text:p>13</text:p>
          </table:table-cell>
          <table:table-cell office:value-type="float" office:value="0.0014523988005997" calcext:value-type="float">
            <text:p>0,0014523988006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555555555555556" calcext:value-type="float">
            <text:p>5,56E-04</text:p>
          </table:table-cell>
          <table:table-cell office:value-type="float" office:value="0.00104629316561845" calcext:value-type="float">
            <text:p>0,001046293165618</text:p>
          </table:table-cell>
          <table:table-cell office:value-type="float" office:value="0.0632730900036171" calcext:value-type="float">
            <text:p>0,063273090003617</text:p>
          </table:table-cell>
          <table:table-cell office:value-type="float" office:value="0.347146464193051" calcext:value-type="float">
            <text:p>0,347146464193051</text:p>
          </table:table-cell>
          <table:table-cell office:value-type="float" office:value="0.522863568215892" calcext:value-type="float">
            <text:p>0,522863568215892</text:p>
          </table:table-cell>
          <table:table-cell office:value-type="float" office:value="0.93328312241256" calcext:value-type="float">
            <text:p>0,93328312241256</text:p>
          </table:table-cell>
          <table:table-cell office:value-type="float" office:value="0.034966232" calcext:value-type="float">
            <text:p>0,0349662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08.92075471698" calcext:value-type="float">
            <text:p>2708,92075471698</text:p>
          </table:table-cell>
          <table:table-cell office:value-type="float" office:value="0.357848148148148" calcext:value-type="float">
            <text:p>0,357848148148148</text:p>
          </table:table-cell>
          <table:table-cell office:value-type="float" office:value="13" calcext:value-type="float">
            <text:p>13</text:p>
          </table:table-cell>
          <table:table-cell office:value-type="float" office:value="0.0014523988005997" calcext:value-type="float">
            <text:p>0,0014523988006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444444444444444" calcext:value-type="float">
            <text:p>4,44E-04</text:p>
          </table:table-cell>
          <table:table-cell office:value-type="float" office:value="0.00104629316561845" calcext:value-type="float">
            <text:p>0,001046293165618</text:p>
          </table:table-cell>
          <table:table-cell office:value-type="float" office:value="0.0632730900036171" calcext:value-type="float">
            <text:p>0,063273090003617</text:p>
          </table:table-cell>
          <table:table-cell office:value-type="float" office:value="0.347146464193051" calcext:value-type="float">
            <text:p>0,347146464193051</text:p>
          </table:table-cell>
          <table:table-cell office:value-type="float" office:value="0.522863568215892" calcext:value-type="float">
            <text:p>0,522863568215892</text:p>
          </table:table-cell>
          <table:table-cell office:value-type="float" office:value="0.93328312241256" calcext:value-type="float">
            <text:p>0,93328312241256</text:p>
          </table:table-cell>
          <table:table-cell office:value-type="float" office:value="0.029175218" calcext:value-type="float">
            <text:p>0,0291752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61.83734179705" calcext:value-type="float">
            <text:p>2561,83734179705</text:p>
          </table:table-cell>
          <table:table-cell office:value-type="float" office:value="0.475062962962963" calcext:value-type="float">
            <text:p>0,475062962962963</text:p>
          </table:table-cell>
          <table:table-cell office:value-type="float" office:value="13" calcext:value-type="float">
            <text:p>13</text:p>
          </table:table-cell>
          <table:table-cell office:value-type="float" office:value="0.00113126473496083" calcext:value-type="float">
            <text:p>0,001131264734961</text:p>
          </table:table-cell>
          <table:table-cell table:style-name="ce1" office:value-type="float" office:value="0.000111111111111111" calcext:value-type="float">
            <text:p>1,11E-04</text:p>
          </table:table-cell>
          <table:table-cell table:style-name="Default" office:value-type="float" office:value="0.00144444444444445" calcext:value-type="float">
            <text:p>0,001444444444444</text:p>
          </table:table-cell>
          <table:table-cell table:style-name="ce1" office:value-type="float" office:value="0.000974001560221883" calcext:value-type="float">
            <text:p>9,74E-04</text:p>
          </table:table-cell>
          <table:table-cell office:value-type="float" office:value="0.0839253168454375" calcext:value-type="float">
            <text:p>0,083925316845438</text:p>
          </table:table-cell>
          <table:table-cell office:value-type="float" office:value="0.406376996583397" calcext:value-type="float">
            <text:p>0,406376996583397</text:p>
          </table:table-cell>
          <table:table-cell office:value-type="float" office:value="0.4072553045859" calcext:value-type="float">
            <text:p>0,4072553045859</text:p>
          </table:table-cell>
          <table:table-cell office:value-type="float" office:value="0.897557618014735" calcext:value-type="float">
            <text:p>0,897557618014735</text:p>
          </table:table-cell>
          <table:table-cell office:value-type="float" office:value="0.185906501" calcext:value-type="float">
            <text:p>0,1859065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61.83734179705" calcext:value-type="float">
            <text:p>2561,83734179705</text:p>
          </table:table-cell>
          <table:table-cell office:value-type="float" office:value="0.475062962962963" calcext:value-type="float">
            <text:p>0,475062962962963</text:p>
          </table:table-cell>
          <table:table-cell office:value-type="float" office:value="13" calcext:value-type="float">
            <text:p>13</text:p>
          </table:table-cell>
          <table:table-cell office:value-type="float" office:value="0.00113126473496083" calcext:value-type="float">
            <text:p>0,001131264734961</text:p>
          </table:table-cell>
          <table:table-cell office:value-type="float" office:value="0" calcext:value-type="float">
            <text:p>0</text:p>
          </table:table-cell>
          <table:table-cell office:value-type="float" office:value="0.000888888888888889" calcext:value-type="float">
            <text:p>8,89E-04</text:p>
          </table:table-cell>
          <table:table-cell table:style-name="ce1" office:value-type="float" office:value="0.000974001560221883" calcext:value-type="float">
            <text:p>9,74E-04</text:p>
          </table:table-cell>
          <table:table-cell office:value-type="float" office:value="0.0839253168454375" calcext:value-type="float">
            <text:p>0,083925316845438</text:p>
          </table:table-cell>
          <table:table-cell office:value-type="float" office:value="0.406376996583397" calcext:value-type="float">
            <text:p>0,406376996583397</text:p>
          </table:table-cell>
          <table:table-cell office:value-type="float" office:value="0.4072553045859" calcext:value-type="float">
            <text:p>0,4072553045859</text:p>
          </table:table-cell>
          <table:table-cell office:value-type="float" office:value="0.897557618014735" calcext:value-type="float">
            <text:p>0,897557618014735</text:p>
          </table:table-cell>
          <table:table-cell office:value-type="float" office:value="0.059764636" calcext:value-type="float">
            <text:p>0,0597646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61.83734179705" calcext:value-type="float">
            <text:p>2561,83734179705</text:p>
          </table:table-cell>
          <table:table-cell office:value-type="float" office:value="0.475062962962963" calcext:value-type="float">
            <text:p>0,475062962962963</text:p>
          </table:table-cell>
          <table:table-cell office:value-type="float" office:value="13" calcext:value-type="float">
            <text:p>13</text:p>
          </table:table-cell>
          <table:table-cell office:value-type="float" office:value="0.00113126473496083" calcext:value-type="float">
            <text:p>0,001131264734961</text:p>
          </table:table-cell>
          <table:table-cell office:value-type="float" office:value="0" calcext:value-type="float">
            <text:p>0</text:p>
          </table:table-cell>
          <table:table-cell office:value-type="float" office:value="0.000666666666666667" calcext:value-type="float">
            <text:p>6,67E-04</text:p>
          </table:table-cell>
          <table:table-cell table:style-name="ce1" office:value-type="float" office:value="0.000974001560221883" calcext:value-type="float">
            <text:p>9,74E-04</text:p>
          </table:table-cell>
          <table:table-cell office:value-type="float" office:value="0.0839253168454375" calcext:value-type="float">
            <text:p>0,083925316845438</text:p>
          </table:table-cell>
          <table:table-cell office:value-type="float" office:value="0.406376996583397" calcext:value-type="float">
            <text:p>0,406376996583397</text:p>
          </table:table-cell>
          <table:table-cell office:value-type="float" office:value="0.4072553045859" calcext:value-type="float">
            <text:p>0,4072553045859</text:p>
          </table:table-cell>
          <table:table-cell office:value-type="float" office:value="0.897557618014735" calcext:value-type="float">
            <text:p>0,897557618014735</text:p>
          </table:table-cell>
          <table:table-cell office:value-type="float" office:value="0.045031034" calcext:value-type="float">
            <text:p>0,0450310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61.83734179705" calcext:value-type="float">
            <text:p>2561,83734179705</text:p>
          </table:table-cell>
          <table:table-cell office:value-type="float" office:value="0.475062962962963" calcext:value-type="float">
            <text:p>0,475062962962963</text:p>
          </table:table-cell>
          <table:table-cell office:value-type="float" office:value="13" calcext:value-type="float">
            <text:p>13</text:p>
          </table:table-cell>
          <table:table-cell office:value-type="float" office:value="0.00113126473496083" calcext:value-type="float">
            <text:p>0,001131264734961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555555555555556" calcext:value-type="float">
            <text:p>5,56E-04</text:p>
          </table:table-cell>
          <table:table-cell table:style-name="ce1" office:value-type="float" office:value="0.000974001560221883" calcext:value-type="float">
            <text:p>9,74E-04</text:p>
          </table:table-cell>
          <table:table-cell office:value-type="float" office:value="0.0839253168454375" calcext:value-type="float">
            <text:p>0,083925316845438</text:p>
          </table:table-cell>
          <table:table-cell office:value-type="float" office:value="0.406376996583397" calcext:value-type="float">
            <text:p>0,406376996583397</text:p>
          </table:table-cell>
          <table:table-cell office:value-type="float" office:value="0.4072553045859" calcext:value-type="float">
            <text:p>0,4072553045859</text:p>
          </table:table-cell>
          <table:table-cell office:value-type="float" office:value="0.897557618014735" calcext:value-type="float">
            <text:p>0,897557618014735</text:p>
          </table:table-cell>
          <table:table-cell office:value-type="float" office:value="0.042446845" calcext:value-type="float">
            <text:p>0,0424468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61.83734179705" calcext:value-type="float">
            <text:p>2561,83734179705</text:p>
          </table:table-cell>
          <table:table-cell office:value-type="float" office:value="0.475062962962963" calcext:value-type="float">
            <text:p>0,475062962962963</text:p>
          </table:table-cell>
          <table:table-cell office:value-type="float" office:value="13" calcext:value-type="float">
            <text:p>13</text:p>
          </table:table-cell>
          <table:table-cell office:value-type="float" office:value="0.00113126473496083" calcext:value-type="float">
            <text:p>0,001131264734961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666666666666667" calcext:value-type="float">
            <text:p>6,67E-04</text:p>
          </table:table-cell>
          <table:table-cell table:style-name="ce1" office:value-type="float" office:value="0.000974001560221883" calcext:value-type="float">
            <text:p>9,74E-04</text:p>
          </table:table-cell>
          <table:table-cell office:value-type="float" office:value="0.0839253168454375" calcext:value-type="float">
            <text:p>0,083925316845438</text:p>
          </table:table-cell>
          <table:table-cell office:value-type="float" office:value="0.406376996583397" calcext:value-type="float">
            <text:p>0,406376996583397</text:p>
          </table:table-cell>
          <table:table-cell office:value-type="float" office:value="0.4072553045859" calcext:value-type="float">
            <text:p>0,4072553045859</text:p>
          </table:table-cell>
          <table:table-cell office:value-type="float" office:value="0.897557618014735" calcext:value-type="float">
            <text:p>0,897557618014735</text:p>
          </table:table-cell>
          <table:table-cell office:value-type="float" office:value="0.040464431" calcext:value-type="float">
            <text:p>0,0404644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08.49245283019" calcext:value-type="float">
            <text:p>2708,49245283019</text:p>
          </table:table-cell>
          <table:table-cell office:value-type="float" office:value="0.710625925925926" calcext:value-type="float">
            <text:p>0,71062592592592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.000511819839416525" calcext:value-type="float">
            <text:p>5,12E-04</text:p>
          </table:table-cell>
          <table:table-cell table:style-name="ce1" office:value-type="float" office:value="0.000111111111111111" calcext:value-type="float">
            <text:p>1,11E-04</text:p>
          </table:table-cell>
          <table:table-cell table:style-name="Default" office:value-type="float" office:value="0.00144444444444445" calcext:value-type="float">
            <text:p>0,001444444444444</text:p>
          </table:table-cell>
          <table:table-cell table:style-name="ce1" office:value-type="float" office:value="0.000861676839622642" calcext:value-type="float">
            <text:p>8,62E-04</text:p>
          </table:table-cell>
          <table:table-cell office:value-type="float" office:value="0.125435264367566" calcext:value-type="float">
            <text:p>0,125435264367566</text:p>
          </table:table-cell>
          <table:table-cell office:value-type="float" office:value="0.465201416526355" calcext:value-type="float">
            <text:p>0,465201416526355</text:p>
          </table:table-cell>
          <table:table-cell office:value-type="float" office:value="0.184255142189949" calcext:value-type="float">
            <text:p>0,184255142189949</text:p>
          </table:table-cell>
          <table:table-cell office:value-type="float" office:value="0.774891823083871" calcext:value-type="float">
            <text:p>0,774891823083871</text:p>
          </table:table-cell>
          <table:table-cell office:value-type="float" office:value="0.205553456" calcext:value-type="float">
            <text:p>0,2055534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08.49245283019" calcext:value-type="float">
            <text:p>2708,49245283019</text:p>
          </table:table-cell>
          <table:table-cell office:value-type="float" office:value="0.710625925925926" calcext:value-type="float">
            <text:p>0,71062592592592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.000511819839416525" calcext:value-type="float">
            <text:p>5,12E-0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111111111111111" calcext:value-type="float">
            <text:p>0,001111111111111</text:p>
          </table:table-cell>
          <table:table-cell table:style-name="ce1" office:value-type="float" office:value="0.000861676839622642" calcext:value-type="float">
            <text:p>8,62E-04</text:p>
          </table:table-cell>
          <table:table-cell office:value-type="float" office:value="0.125435264367566" calcext:value-type="float">
            <text:p>0,125435264367566</text:p>
          </table:table-cell>
          <table:table-cell office:value-type="float" office:value="0.465201416526355" calcext:value-type="float">
            <text:p>0,465201416526355</text:p>
          </table:table-cell>
          <table:table-cell office:value-type="float" office:value="0.184255142189949" calcext:value-type="float">
            <text:p>0,184255142189949</text:p>
          </table:table-cell>
          <table:table-cell office:value-type="float" office:value="0.774891823083871" calcext:value-type="float">
            <text:p>0,774891823083871</text:p>
          </table:table-cell>
          <table:table-cell office:value-type="float" office:value="0.065445461" calcext:value-type="float">
            <text:p>0,0654454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08.49245283019" calcext:value-type="float">
            <text:p>2708,49245283019</text:p>
          </table:table-cell>
          <table:table-cell office:value-type="float" office:value="0.710625925925926" calcext:value-type="float">
            <text:p>0,71062592592592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.000511819839416525" calcext:value-type="float">
            <text:p>5,12E-04</text:p>
          </table:table-cell>
          <table:table-cell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table:style-name="ce1" office:value-type="float" office:value="0.000861676839622642" calcext:value-type="float">
            <text:p>8,62E-04</text:p>
          </table:table-cell>
          <table:table-cell office:value-type="float" office:value="0.125435264367566" calcext:value-type="float">
            <text:p>0,125435264367566</text:p>
          </table:table-cell>
          <table:table-cell office:value-type="float" office:value="0.465201416526355" calcext:value-type="float">
            <text:p>0,465201416526355</text:p>
          </table:table-cell>
          <table:table-cell office:value-type="float" office:value="0.184255142189949" calcext:value-type="float">
            <text:p>0,184255142189949</text:p>
          </table:table-cell>
          <table:table-cell office:value-type="float" office:value="0.774891823083871" calcext:value-type="float">
            <text:p>0,774891823083871</text:p>
          </table:table-cell>
          <table:table-cell office:value-type="float" office:value="0.046342325" calcext:value-type="float">
            <text:p>0,0463423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08.49245283019" calcext:value-type="float">
            <text:p>2708,49245283019</text:p>
          </table:table-cell>
          <table:table-cell office:value-type="float" office:value="0.710625925925926" calcext:value-type="float">
            <text:p>0,71062592592592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.000511819839416525" calcext:value-type="float">
            <text:p>5,12E-04</text:p>
          </table:table-cell>
          <table:table-cell office:value-type="float" office:value="0" calcext:value-type="float">
            <text:p>0</text:p>
          </table:table-cell>
          <table:table-cell office:value-type="float" office:value="0.000444444444444444" calcext:value-type="float">
            <text:p>4,44E-04</text:p>
          </table:table-cell>
          <table:table-cell table:style-name="ce1" office:value-type="float" office:value="0.000861676839622642" calcext:value-type="float">
            <text:p>8,62E-04</text:p>
          </table:table-cell>
          <table:table-cell office:value-type="float" office:value="0.125435264367566" calcext:value-type="float">
            <text:p>0,125435264367566</text:p>
          </table:table-cell>
          <table:table-cell office:value-type="float" office:value="0.465201416526355" calcext:value-type="float">
            <text:p>0,465201416526355</text:p>
          </table:table-cell>
          <table:table-cell office:value-type="float" office:value="0.184255142189949" calcext:value-type="float">
            <text:p>0,184255142189949</text:p>
          </table:table-cell>
          <table:table-cell office:value-type="float" office:value="0.774891823083871" calcext:value-type="float">
            <text:p>0,774891823083871</text:p>
          </table:table-cell>
          <table:table-cell office:value-type="float" office:value="0.043357364" calcext:value-type="float">
            <text:p>0,0433573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08.49245283019" calcext:value-type="float">
            <text:p>2708,49245283019</text:p>
          </table:table-cell>
          <table:table-cell office:value-type="float" office:value="0.710625925925926" calcext:value-type="float">
            <text:p>0,71062592592592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.000511819839416525" calcext:value-type="float">
            <text:p>5,12E-04</text:p>
          </table:table-cell>
          <table:table-cell office:value-type="float" office:value="0" calcext:value-type="float">
            <text:p>0</text:p>
          </table:table-cell>
          <table:table-cell office:value-type="float" office:value="0.000666666666666667" calcext:value-type="float">
            <text:p>6,67E-04</text:p>
          </table:table-cell>
          <table:table-cell table:style-name="ce1" office:value-type="float" office:value="0.000861676839622642" calcext:value-type="float">
            <text:p>8,62E-04</text:p>
          </table:table-cell>
          <table:table-cell office:value-type="float" office:value="0.125435264367566" calcext:value-type="float">
            <text:p>0,125435264367566</text:p>
          </table:table-cell>
          <table:table-cell office:value-type="float" office:value="0.465201416526355" calcext:value-type="float">
            <text:p>0,465201416526355</text:p>
          </table:table-cell>
          <table:table-cell office:value-type="float" office:value="0.184255142189949" calcext:value-type="float">
            <text:p>0,184255142189949</text:p>
          </table:table-cell>
          <table:table-cell office:value-type="float" office:value="0.774891823083871" calcext:value-type="float">
            <text:p>0,774891823083871</text:p>
          </table:table-cell>
          <table:table-cell office:value-type="float" office:value="0.033916728" calcext:value-type="float">
            <text:p>0,0339167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0.593216666666667" calcext:value-type="float">
            <text:p>0,593216666666667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.000858085808580858" calcext:value-type="float">
            <text:p>8,58E-04</text:p>
          </table:table-cell>
          <table:table-cell table:style-name="ce1" office:value-type="float" office:value="0.000111111111111111" calcext:value-type="float">
            <text:p>1,11E-04</text:p>
          </table:table-cell>
          <table:table-cell table:style-name="Default" office:value-type="float" office:value="0.00144444444444445" calcext:value-type="float">
            <text:p>0,001444444444444</text:p>
          </table:table-cell>
          <table:table-cell office:value-type="float" office:value="0.00103518492662474" calcext:value-type="float">
            <text:p>0,001035184926625</text:p>
          </table:table-cell>
          <table:table-cell office:value-type="float" office:value="0.104766601435897" calcext:value-type="float">
            <text:p>0,104766601435897</text:p>
          </table:table-cell>
          <table:table-cell office:value-type="float" office:value="0.529039950384791" calcext:value-type="float">
            <text:p>0,529039950384791</text:p>
          </table:table-cell>
          <table:table-cell office:value-type="float" office:value="0.308910891089109" calcext:value-type="float">
            <text:p>0,308910891089109</text:p>
          </table:table-cell>
          <table:table-cell office:value-type="float" office:value="0.942717442909797" calcext:value-type="float">
            <text:p>0,942717442909797</text:p>
          </table:table-cell>
          <table:table-cell office:value-type="float" office:value="0.203884884" calcext:value-type="float">
            <text:p>0,2038848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0.593216666666667" calcext:value-type="float">
            <text:p>0,593216666666667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.000858085808580858" calcext:value-type="float">
            <text:p>8,58E-04</text:p>
          </table:table-cell>
          <table:table-cell office:value-type="float" office:value="0" calcext:value-type="float">
            <text:p>0</text:p>
          </table:table-cell>
          <table:table-cell office:value-type="float" office:value="0.000888888888888889" calcext:value-type="float">
            <text:p>8,89E-04</text:p>
          </table:table-cell>
          <table:table-cell office:value-type="float" office:value="0.00103518492662474" calcext:value-type="float">
            <text:p>0,001035184926625</text:p>
          </table:table-cell>
          <table:table-cell office:value-type="float" office:value="0.104766601435897" calcext:value-type="float">
            <text:p>0,104766601435897</text:p>
          </table:table-cell>
          <table:table-cell office:value-type="float" office:value="0.529039950384791" calcext:value-type="float">
            <text:p>0,529039950384791</text:p>
          </table:table-cell>
          <table:table-cell office:value-type="float" office:value="0.308910891089109" calcext:value-type="float">
            <text:p>0,308910891089109</text:p>
          </table:table-cell>
          <table:table-cell office:value-type="float" office:value="0.942717442909797" calcext:value-type="float">
            <text:p>0,942717442909797</text:p>
          </table:table-cell>
          <table:table-cell office:value-type="float" office:value="0.084769594" calcext:value-type="float">
            <text:p>0,0847695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0.593216666666667" calcext:value-type="float">
            <text:p>0,593216666666667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.000858085808580858" calcext:value-type="float">
            <text:p>8,58E-04</text:p>
          </table:table-cell>
          <table:table-cell office:value-type="float" office:value="0" calcext:value-type="float">
            <text:p>0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103518492662474" calcext:value-type="float">
            <text:p>0,001035184926625</text:p>
          </table:table-cell>
          <table:table-cell office:value-type="float" office:value="0.104766601435897" calcext:value-type="float">
            <text:p>0,104766601435897</text:p>
          </table:table-cell>
          <table:table-cell office:value-type="float" office:value="0.529039950384791" calcext:value-type="float">
            <text:p>0,529039950384791</text:p>
          </table:table-cell>
          <table:table-cell office:value-type="float" office:value="0.308910891089109" calcext:value-type="float">
            <text:p>0,308910891089109</text:p>
          </table:table-cell>
          <table:table-cell office:value-type="float" office:value="0.942717442909797" calcext:value-type="float">
            <text:p>0,942717442909797</text:p>
          </table:table-cell>
          <table:table-cell office:value-type="float" office:value="0.061840482" calcext:value-type="float">
            <text:p>0,0618404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0.593216666666667" calcext:value-type="float">
            <text:p>0,593216666666667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.000858085808580858" calcext:value-type="float">
            <text:p>8,58E-04</text:p>
          </table:table-cell>
          <table:table-cell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103518492662474" calcext:value-type="float">
            <text:p>0,001035184926625</text:p>
          </table:table-cell>
          <table:table-cell office:value-type="float" office:value="0.104766601435897" calcext:value-type="float">
            <text:p>0,104766601435897</text:p>
          </table:table-cell>
          <table:table-cell office:value-type="float" office:value="0.529039950384791" calcext:value-type="float">
            <text:p>0,529039950384791</text:p>
          </table:table-cell>
          <table:table-cell office:value-type="float" office:value="0.308910891089109" calcext:value-type="float">
            <text:p>0,308910891089109</text:p>
          </table:table-cell>
          <table:table-cell office:value-type="float" office:value="0.942717442909797" calcext:value-type="float">
            <text:p>0,942717442909797</text:p>
          </table:table-cell>
          <table:table-cell office:value-type="float" office:value="0.045086389" calcext:value-type="float">
            <text:p>0,0450863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10.40754716981" calcext:value-type="float">
            <text:p>2710,40754716981</text:p>
          </table:table-cell>
          <table:table-cell office:value-type="float" office:value="0.593216666666667" calcext:value-type="float">
            <text:p>0,593216666666667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.000858085808580858" calcext:value-type="float">
            <text:p>8,58E-04</text:p>
          </table:table-cell>
          <table:table-cell office:value-type="float" office:value="0" calcext:value-type="float">
            <text:p>0</text:p>
          </table:table-cell>
          <table:table-cell office:value-type="float" office:value="0.000555555555555556" calcext:value-type="float">
            <text:p>5,56E-04</text:p>
          </table:table-cell>
          <table:table-cell office:value-type="float" office:value="0.00103518492662474" calcext:value-type="float">
            <text:p>0,001035184926625</text:p>
          </table:table-cell>
          <table:table-cell office:value-type="float" office:value="0.104766601435897" calcext:value-type="float">
            <text:p>0,104766601435897</text:p>
          </table:table-cell>
          <table:table-cell office:value-type="float" office:value="0.529039950384791" calcext:value-type="float">
            <text:p>0,529039950384791</text:p>
          </table:table-cell>
          <table:table-cell office:value-type="float" office:value="0.308910891089109" calcext:value-type="float">
            <text:p>0,308910891089109</text:p>
          </table:table-cell>
          <table:table-cell office:value-type="float" office:value="0.942717442909797" calcext:value-type="float">
            <text:p>0,942717442909797</text:p>
          </table:table-cell>
          <table:table-cell office:value-type="float" office:value="0.035970047" calcext:value-type="float">
            <text:p>0,0359700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64.05054934422" calcext:value-type="float">
            <text:p>2564,05054934422</text:p>
          </table:table-cell>
          <table:table-cell office:value-type="float" office:value="0.723861111111111" calcext:value-type="float">
            <text:p>0,72386111111111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.000534922818279077" calcext:value-type="float">
            <text:p>5,35E-04</text:p>
          </table:table-cell>
          <table:table-cell table:style-name="ce1" office:value-type="float" office:value="0.000222222222222222" calcext:value-type="float">
            <text:p>2,22E-04</text:p>
          </table:table-cell>
          <table:table-cell table:style-name="Default" office:value-type="float" office:value="0.00155555555555556" calcext:value-type="float">
            <text:p>0,001555555555556</text:p>
          </table:table-cell>
          <table:table-cell table:style-name="ce1" office:value-type="float" office:value="0.000977697314140813" calcext:value-type="float">
            <text:p>9,78E-04</text:p>
          </table:table-cell>
          <table:table-cell office:value-type="float" office:value="0.127789081925372" calcext:value-type="float">
            <text:p>0,127789081925372</text:p>
          </table:table-cell>
          <table:table-cell office:value-type="float" office:value="0.604473684609466" calcext:value-type="float">
            <text:p>0,604473684609466</text:p>
          </table:table-cell>
          <table:table-cell office:value-type="float" office:value="0.192572214580468" calcext:value-type="float">
            <text:p>0,192572214580468</text:p>
          </table:table-cell>
          <table:table-cell office:value-type="float" office:value="0.924834981115305" calcext:value-type="float">
            <text:p>0,924834981115305</text:p>
          </table:table-cell>
          <table:table-cell office:value-type="float" office:value="0.227168855" calcext:value-type="float">
            <text:p>0,2271688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64.05054934422" calcext:value-type="float">
            <text:p>2564,05054934422</text:p>
          </table:table-cell>
          <table:table-cell office:value-type="float" office:value="0.723861111111111" calcext:value-type="float">
            <text:p>0,72386111111111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.000534922818279077" calcext:value-type="float">
            <text:p>5,35E-04</text:p>
          </table:table-cell>
          <table:table-cell office:value-type="float" office:value="0" calcext:value-type="float">
            <text:p>0</text:p>
          </table:table-cell>
          <table:table-cell office:value-type="float" office:value="0.000777777777777778" calcext:value-type="float">
            <text:p>7,78E-04</text:p>
          </table:table-cell>
          <table:table-cell table:style-name="ce1" office:value-type="float" office:value="0.000977697314140813" calcext:value-type="float">
            <text:p>9,78E-04</text:p>
          </table:table-cell>
          <table:table-cell office:value-type="float" office:value="0.127789081925372" calcext:value-type="float">
            <text:p>0,127789081925372</text:p>
          </table:table-cell>
          <table:table-cell office:value-type="float" office:value="0.604473684609466" calcext:value-type="float">
            <text:p>0,604473684609466</text:p>
          </table:table-cell>
          <table:table-cell office:value-type="float" office:value="0.192572214580468" calcext:value-type="float">
            <text:p>0,192572214580468</text:p>
          </table:table-cell>
          <table:table-cell office:value-type="float" office:value="0.924834981115305" calcext:value-type="float">
            <text:p>0,924834981115305</text:p>
          </table:table-cell>
          <table:table-cell office:value-type="float" office:value="0.065369631" calcext:value-type="float">
            <text:p>0,0653696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64.05054934422" calcext:value-type="float">
            <text:p>2564,05054934422</text:p>
          </table:table-cell>
          <table:table-cell office:value-type="float" office:value="0.723861111111111" calcext:value-type="float">
            <text:p>0,72386111111111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.000534922818279077" calcext:value-type="float">
            <text:p>5,35E-04</text:p>
          </table:table-cell>
          <table:table-cell office:value-type="float" office:value="0" calcext:value-type="float">
            <text:p>0</text:p>
          </table:table-cell>
          <table:table-cell office:value-type="float" office:value="0.000777777777777778" calcext:value-type="float">
            <text:p>7,78E-04</text:p>
          </table:table-cell>
          <table:table-cell table:style-name="ce1" office:value-type="float" office:value="0.000977697314140813" calcext:value-type="float">
            <text:p>9,78E-04</text:p>
          </table:table-cell>
          <table:table-cell office:value-type="float" office:value="0.127789081925372" calcext:value-type="float">
            <text:p>0,127789081925372</text:p>
          </table:table-cell>
          <table:table-cell office:value-type="float" office:value="0.604473684609466" calcext:value-type="float">
            <text:p>0,604473684609466</text:p>
          </table:table-cell>
          <table:table-cell office:value-type="float" office:value="0.192572214580468" calcext:value-type="float">
            <text:p>0,192572214580468</text:p>
          </table:table-cell>
          <table:table-cell office:value-type="float" office:value="0.924834981115305" calcext:value-type="float">
            <text:p>0,924834981115305</text:p>
          </table:table-cell>
          <table:table-cell office:value-type="float" office:value="0.051838684" calcext:value-type="float">
            <text:p>0,0518386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64.05054934422" calcext:value-type="float">
            <text:p>2564,05054934422</text:p>
          </table:table-cell>
          <table:table-cell office:value-type="float" office:value="0.723861111111111" calcext:value-type="float">
            <text:p>0,72386111111111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.000534922818279077" calcext:value-type="float">
            <text:p>5,35E-04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555555555555556" calcext:value-type="float">
            <text:p>5,56E-04</text:p>
          </table:table-cell>
          <table:table-cell table:style-name="ce1" office:value-type="float" office:value="0.000977697314140813" calcext:value-type="float">
            <text:p>9,78E-04</text:p>
          </table:table-cell>
          <table:table-cell office:value-type="float" office:value="0.127789081925372" calcext:value-type="float">
            <text:p>0,127789081925372</text:p>
          </table:table-cell>
          <table:table-cell office:value-type="float" office:value="0.604473684609466" calcext:value-type="float">
            <text:p>0,604473684609466</text:p>
          </table:table-cell>
          <table:table-cell office:value-type="float" office:value="0.192572214580468" calcext:value-type="float">
            <text:p>0,192572214580468</text:p>
          </table:table-cell>
          <table:table-cell office:value-type="float" office:value="0.924834981115305" calcext:value-type="float">
            <text:p>0,924834981115305</text:p>
          </table:table-cell>
          <table:table-cell office:value-type="float" office:value="0.03986284" calcext:value-type="float">
            <text:p>0,039862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64.05054934422" calcext:value-type="float">
            <text:p>2564,05054934422</text:p>
          </table:table-cell>
          <table:table-cell office:value-type="float" office:value="0.723861111111111" calcext:value-type="float">
            <text:p>0,72386111111111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.000534922818279077" calcext:value-type="float">
            <text:p>5,35E-04</text:p>
          </table:table-cell>
          <table:table-cell office:value-type="float" office:value="0" calcext:value-type="float">
            <text:p>0</text:p>
          </table:table-cell>
          <table:table-cell office:value-type="float" office:value="0.000777777777777778" calcext:value-type="float">
            <text:p>7,78E-04</text:p>
          </table:table-cell>
          <table:table-cell table:style-name="ce1" office:value-type="float" office:value="0.000977697314140813" calcext:value-type="float">
            <text:p>9,78E-04</text:p>
          </table:table-cell>
          <table:table-cell office:value-type="float" office:value="0.127789081925372" calcext:value-type="float">
            <text:p>0,127789081925372</text:p>
          </table:table-cell>
          <table:table-cell office:value-type="float" office:value="0.604473684609466" calcext:value-type="float">
            <text:p>0,604473684609466</text:p>
          </table:table-cell>
          <table:table-cell office:value-type="float" office:value="0.192572214580468" calcext:value-type="float">
            <text:p>0,192572214580468</text:p>
          </table:table-cell>
          <table:table-cell office:value-type="float" office:value="0.924834981115305" calcext:value-type="float">
            <text:p>0,924834981115305</text:p>
          </table:table-cell>
          <table:table-cell office:value-type="float" office:value="0.046056217" calcext:value-type="float">
            <text:p>0,0460562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612.99873826801" calcext:value-type="float">
            <text:p>2612,99873826801</text:p>
          </table:table-cell>
          <table:table-cell office:value-type="float" office:value="0.783861111111111" calcext:value-type="float">
            <text:p>0,78386111111111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.000476493011435832" calcext:value-type="float">
            <text:p>4,76E-04</text:p>
          </table:table-cell>
          <table:table-cell table:style-name="ce1" office:value-type="float" office:value="0.000111111111111111" calcext:value-type="float">
            <text:p>1,11E-04</text:p>
          </table:table-cell>
          <table:table-cell table:style-name="Default" office:value-type="float" office:value="0.00155555555555556" calcext:value-type="float">
            <text:p>0,001555555555556</text:p>
          </table:table-cell>
          <table:table-cell table:style-name="ce1" office:value-type="float" office:value="0.000934989727463313" calcext:value-type="float">
            <text:p>9,35E-04</text:p>
          </table:table-cell>
          <table:table-cell office:value-type="float" office:value="0.138359552577841" calcext:value-type="float">
            <text:p>0,138359552577841</text:p>
          </table:table-cell>
          <table:table-cell office:value-type="float" office:value="0.614173437179773" calcext:value-type="float">
            <text:p>0,614173437179773</text:p>
          </table:table-cell>
          <table:table-cell office:value-type="float" office:value="0.1715374841169" calcext:value-type="float">
            <text:p>0,1715374841169</text:p>
          </table:table-cell>
          <table:table-cell office:value-type="float" office:value="0.924070473874514" calcext:value-type="float">
            <text:p>0,924070473874514</text:p>
          </table:table-cell>
          <table:table-cell office:value-type="float" office:value="0.217090976" calcext:value-type="float">
            <text:p>0,2170909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612.99873826801" calcext:value-type="float">
            <text:p>2612,99873826801</text:p>
          </table:table-cell>
          <table:table-cell office:value-type="float" office:value="0.783861111111111" calcext:value-type="float">
            <text:p>0,78386111111111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.000476493011435832" calcext:value-type="float">
            <text:p>4,76E-0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122222222222222" calcext:value-type="float">
            <text:p>0,001222222222222</text:p>
          </table:table-cell>
          <table:table-cell table:style-name="ce1" office:value-type="float" office:value="0.000934989727463313" calcext:value-type="float">
            <text:p>9,35E-04</text:p>
          </table:table-cell>
          <table:table-cell office:value-type="float" office:value="0.138359552577841" calcext:value-type="float">
            <text:p>0,138359552577841</text:p>
          </table:table-cell>
          <table:table-cell office:value-type="float" office:value="0.614173437179773" calcext:value-type="float">
            <text:p>0,614173437179773</text:p>
          </table:table-cell>
          <table:table-cell office:value-type="float" office:value="0.1715374841169" calcext:value-type="float">
            <text:p>0,1715374841169</text:p>
          </table:table-cell>
          <table:table-cell office:value-type="float" office:value="0.924070473874514" calcext:value-type="float">
            <text:p>0,924070473874514</text:p>
          </table:table-cell>
          <table:table-cell office:value-type="float" office:value="0.094317273" calcext:value-type="float">
            <text:p>0,0943172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612.99873826801" calcext:value-type="float">
            <text:p>2612,99873826801</text:p>
          </table:table-cell>
          <table:table-cell office:value-type="float" office:value="0.783861111111111" calcext:value-type="float">
            <text:p>0,78386111111111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.000476493011435832" calcext:value-type="float">
            <text:p>4,76E-04</text:p>
          </table:table-cell>
          <table:table-cell office:value-type="float" office:value="0" calcext:value-type="float">
            <text:p>0</text:p>
          </table:table-cell>
          <table:table-cell office:value-type="float" office:value="0.000777777777777778" calcext:value-type="float">
            <text:p>7,78E-04</text:p>
          </table:table-cell>
          <table:table-cell table:style-name="ce1" office:value-type="float" office:value="0.000934989727463313" calcext:value-type="float">
            <text:p>9,35E-04</text:p>
          </table:table-cell>
          <table:table-cell office:value-type="float" office:value="0.138359552577841" calcext:value-type="float">
            <text:p>0,138359552577841</text:p>
          </table:table-cell>
          <table:table-cell office:value-type="float" office:value="0.614173437179773" calcext:value-type="float">
            <text:p>0,614173437179773</text:p>
          </table:table-cell>
          <table:table-cell office:value-type="float" office:value="0.1715374841169" calcext:value-type="float">
            <text:p>0,1715374841169</text:p>
          </table:table-cell>
          <table:table-cell office:value-type="float" office:value="0.924070473874514" calcext:value-type="float">
            <text:p>0,924070473874514</text:p>
          </table:table-cell>
          <table:table-cell office:value-type="float" office:value="0.052214971" calcext:value-type="float">
            <text:p>0,0522149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612.99873826801" calcext:value-type="float">
            <text:p>2612,99873826801</text:p>
          </table:table-cell>
          <table:table-cell office:value-type="float" office:value="0.783861111111111" calcext:value-type="float">
            <text:p>0,78386111111111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.000476493011435832" calcext:value-type="float">
            <text:p>4,76E-04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666666666666667" calcext:value-type="float">
            <text:p>6,67E-04</text:p>
          </table:table-cell>
          <table:table-cell table:style-name="ce1" office:value-type="float" office:value="0.000934989727463313" calcext:value-type="float">
            <text:p>9,35E-04</text:p>
          </table:table-cell>
          <table:table-cell office:value-type="float" office:value="0.138359552577841" calcext:value-type="float">
            <text:p>0,138359552577841</text:p>
          </table:table-cell>
          <table:table-cell office:value-type="float" office:value="0.614173437179773" calcext:value-type="float">
            <text:p>0,614173437179773</text:p>
          </table:table-cell>
          <table:table-cell office:value-type="float" office:value="0.1715374841169" calcext:value-type="float">
            <text:p>0,1715374841169</text:p>
          </table:table-cell>
          <table:table-cell office:value-type="float" office:value="0.924070473874514" calcext:value-type="float">
            <text:p>0,924070473874514</text:p>
          </table:table-cell>
          <table:table-cell office:value-type="float" office:value="0.039029319" calcext:value-type="float">
            <text:p>0,0390293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612.99873826801" calcext:value-type="float">
            <text:p>2612,99873826801</text:p>
          </table:table-cell>
          <table:table-cell office:value-type="float" office:value="0.783861111111111" calcext:value-type="float">
            <text:p>0,783861111111111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.000476493011435832" calcext:value-type="float">
            <text:p>4,76E-04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0444444444444444" calcext:value-type="float">
            <text:p>4,44E-04</text:p>
          </table:table-cell>
          <table:table-cell table:style-name="ce1" office:value-type="float" office:value="0.000934989727463313" calcext:value-type="float">
            <text:p>9,35E-04</text:p>
          </table:table-cell>
          <table:table-cell office:value-type="float" office:value="0.138359552577841" calcext:value-type="float">
            <text:p>0,138359552577841</text:p>
          </table:table-cell>
          <table:table-cell office:value-type="float" office:value="0.614173437179773" calcext:value-type="float">
            <text:p>0,614173437179773</text:p>
          </table:table-cell>
          <table:table-cell office:value-type="float" office:value="0.1715374841169" calcext:value-type="float">
            <text:p>0,1715374841169</text:p>
          </table:table-cell>
          <table:table-cell office:value-type="float" office:value="0.924070473874514" calcext:value-type="float">
            <text:p>0,924070473874514</text:p>
          </table:table-cell>
          <table:table-cell office:value-type="float" office:value="0.041652377" calcext:value-type="float">
            <text:p>0,041652377</text:p>
          </table:table-cell>
        </table:table-row>
      </table:table>
      <table:table table:name="HPPM_MSTRG_AVG" table:style-name="ta1">
        <table:table-column table:style-name="co14" table:number-columns-repeated="5" table:default-cell-style-name="Default"/>
        <table:table-column table:style-name="co14" table:number-columns-repeated="3" table:default-cell-style-name="ce1"/>
        <table:table-column table:style-name="co14" table:number-columns-repeated="6" table:default-cell-style-name="Default"/>
        <table:table-row table:style-name="ro1">
          <table:table-cell table:number-columns-repeated="2" office:value-type="string" calcext:value-type="string">
            <text:p>#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formula="of:=AVERAGE([HPPM_MSTRG.A2:.A6])" office:value-type="float" office:value="20" calcext:value-type="float">
            <text:p>20</text:p>
          </table:table-cell>
          <table:table-cell table:formula="of:=AVERAGE([HPPM_MSTRG.B2:.B6])" office:value-type="float" office:value="5" calcext:value-type="float">
            <text:p>5</text:p>
          </table:table-cell>
          <table:table-cell table:formula="of:=AVERAGE([HPPM_MSTRG.C2:.C6])" office:value-type="float" office:value="2708.25849056604" calcext:value-type="float">
            <text:p>2708,25849056604</text:p>
          </table:table-cell>
          <table:table-cell table:formula="of:=AVERAGE([HPPM_MSTRG.D2:.D6])" office:value-type="float" office:value="0.0505777777777778" calcext:value-type="float">
            <text:p>0,050577777777778</text:p>
          </table:table-cell>
          <table:table-cell table:formula="of:=AVERAGE([HPPM_MSTRG.E2:.E6])" office:value-type="float" office:value="4" calcext:value-type="float">
            <text:p>4</text:p>
          </table:table-cell>
          <table:table-cell table:style-name="Default" table:formula="of:=AVERAGE([HPPM_MSTRG.F2:.F6])" office:value-type="float" office:value="0.00231481481481481" calcext:value-type="float">
            <text:p>0,002314814814815</text:p>
          </table:table-cell>
          <table:table-cell table:formula="of:=AVERAGE([HPPM_MSTRG.G2:.G6])" office:value-type="float" office:value="0.0000222222222222222" calcext:value-type="float">
            <text:p>2,22E-05</text:p>
          </table:table-cell>
          <table:table-cell table:formula="of:=AVERAGE([HPPM_MSTRG.H2:.H6])" office:value-type="float" office:value="0.0004" calcext:value-type="float">
            <text:p>4,00E-04</text:p>
          </table:table-cell>
          <table:table-cell table:formula="of:=AVERAGE([HPPM_MSTRG.I2:.I6])" office:value-type="float" office:value="0.00104953681865828" calcext:value-type="float">
            <text:p>0,001049536818658</text:p>
          </table:table-cell>
          <table:table-cell table:formula="of:=AVERAGE([HPPM_MSTRG.J2:.J6])" office:value-type="float" office:value="0.00910189556335168" calcext:value-type="float">
            <text:p>0,009101895563352</text:p>
          </table:table-cell>
          <table:table-cell table:style-name="ce1" table:formula="of:=AVERAGE([HPPM_MSTRG.K2:.K6])" office:value-type="float" office:value="0.0731968691718299" calcext:value-type="float">
            <text:p>7,32E-02</text:p>
          </table:table-cell>
          <table:table-cell table:formula="of:=AVERAGE([HPPM_MSTRG.L2:.L6])" office:value-type="float" office:value="0.833333333333333" calcext:value-type="float">
            <text:p>0,833333333333333</text:p>
          </table:table-cell>
          <table:table-cell table:formula="of:=AVERAGE([HPPM_MSTRG.M2:.M6])" office:value-type="float" office:value="0.915632098068515" calcext:value-type="float">
            <text:p>0,915632098068515</text:p>
          </table:table-cell>
          <table:table-cell table:formula="of:=AVERAGE([HPPM_MSTRG.N2:.N6])" office:value-type="float" office:value="0.042034802" calcext:value-type="float">
            <text:p>0,0420348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PM_MSTRG.B7:.B11])" office:value-type="float" office:value="10" calcext:value-type="float">
            <text:p>10</text:p>
          </table:table-cell>
          <table:table-cell table:formula="of:=AVERAGE([HPPM_MSTRG.C7:.C11])" office:value-type="float" office:value="2709.97924528302" calcext:value-type="float">
            <text:p>2709,97924528302</text:p>
          </table:table-cell>
          <table:table-cell table:formula="of:=AVERAGE([HPPM_MSTRG.D7:.D11])" office:value-type="float" office:value="0.118385185185185" calcext:value-type="float">
            <text:p>0,118385185185185</text:p>
          </table:table-cell>
          <table:table-cell table:formula="of:=AVERAGE([HPPM_MSTRG.E7:.E11])" office:value-type="float" office:value="6" calcext:value-type="float">
            <text:p>6</text:p>
          </table:table-cell>
          <table:table-cell table:style-name="Default" table:formula="of:=AVERAGE([HPPM_MSTRG.F7:.F11])" office:value-type="float" office:value="0.0016969696969697" calcext:value-type="float">
            <text:p>0,00169696969697</text:p>
          </table:table-cell>
          <table:table-cell table:formula="of:=AVERAGE([HPPM_MSTRG.G7:.G11])" office:value-type="float" office:value="0.0000222222222222222" calcext:value-type="float">
            <text:p>2,22E-05</text:p>
          </table:table-cell>
          <table:table-cell table:formula="of:=AVERAGE([HPPM_MSTRG.H7:.H11])" office:value-type="float" office:value="0.000488888888888889" calcext:value-type="float">
            <text:p>4,89E-04</text:p>
          </table:table-cell>
          <table:table-cell table:style-name="ce1" table:formula="of:=AVERAGE([HPPM_MSTRG.I7:.I11])" office:value-type="float" office:value="0.00106310934486373" calcext:value-type="float">
            <text:p>1,06E-03</text:p>
          </table:table-cell>
          <table:table-cell table:formula="of:=AVERAGE([HPPM_MSTRG.J7:.J11])" office:value-type="float" office:value="0.0210587343256476" calcext:value-type="float">
            <text:p>0,021058734325648</text:p>
          </table:table-cell>
          <table:table-cell table:formula="of:=AVERAGE([HPPM_MSTRG.K7:.K11])" office:value-type="float" office:value="0.141319336911863" calcext:value-type="float">
            <text:p>0,141319336911863</text:p>
          </table:table-cell>
          <table:table-cell table:formula="of:=AVERAGE([HPPM_MSTRG.L7:.L11])" office:value-type="float" office:value="0.610909090909091" calcext:value-type="float">
            <text:p>0,610909090909091</text:p>
          </table:table-cell>
          <table:table-cell table:formula="of:=AVERAGE([HPPM_MSTRG.M7:.M11])" office:value-type="float" office:value="0.773287162146602" calcext:value-type="float">
            <text:p>0,773287162146602</text:p>
          </table:table-cell>
          <table:table-cell table:formula="of:=AVERAGE([HPPM_MSTRG.N7:.N11])" office:value-type="float" office:value="0.0535804972" calcext:value-type="float">
            <text:p>0,05358049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PM_MSTRG.B12:.B16])" office:value-type="float" office:value="15" calcext:value-type="float">
            <text:p>15</text:p>
          </table:table-cell>
          <table:table-cell table:formula="of:=AVERAGE([HPPM_MSTRG.C12:.C16])" office:value-type="float" office:value="2709.51698113208" calcext:value-type="float">
            <text:p>2709,51698113208</text:p>
          </table:table-cell>
          <table:table-cell table:formula="of:=AVERAGE([HPPM_MSTRG.D12:.D16])" office:value-type="float" office:value="0.230701851851852" calcext:value-type="float">
            <text:p>0,230701851851852</text:p>
          </table:table-cell>
          <table:table-cell table:formula="of:=AVERAGE([HPPM_MSTRG.E12:.E16])" office:value-type="float" office:value="9" calcext:value-type="float">
            <text:p>9</text:p>
          </table:table-cell>
          <table:table-cell table:formula="of:=AVERAGE([HPPM_MSTRG.F12:.F16])" office:value-type="float" office:value="0.00123706702654071" calcext:value-type="float">
            <text:p>1,24E-03</text:p>
          </table:table-cell>
          <table:table-cell table:formula="of:=AVERAGE([HPPM_MSTRG.G12:.G16])" office:value-type="float" office:value="0.0000222222222222222" calcext:value-type="float">
            <text:p>2,22E-05</text:p>
          </table:table-cell>
          <table:table-cell table:formula="of:=AVERAGE([HPPM_MSTRG.H12:.H16])" office:value-type="float" office:value="0.000622222222222222" calcext:value-type="float">
            <text:p>6,22E-04</text:p>
          </table:table-cell>
          <table:table-cell table:formula="of:=AVERAGE([HPPM_MSTRG.I12:.I16])" office:value-type="float" office:value="0.00100677048742138" calcext:value-type="float">
            <text:p>0,001006770487421</text:p>
          </table:table-cell>
          <table:table-cell table:formula="of:=AVERAGE([HPPM_MSTRG.J12:.J16])" office:value-type="float" office:value="0.0408502301184139" calcext:value-type="float">
            <text:p>0,040850230118414</text:p>
          </table:table-cell>
          <table:table-cell table:formula="of:=AVERAGE([HPPM_MSTRG.K12:.K16])" office:value-type="float" office:value="0.205698787050791" calcext:value-type="float">
            <text:p>0,205698787050791</text:p>
          </table:table-cell>
          <table:table-cell table:formula="of:=AVERAGE([HPPM_MSTRG.L12:.L16])" office:value-type="float" office:value="0.445344129554656" calcext:value-type="float">
            <text:p>0,445344129554656</text:p>
          </table:table-cell>
          <table:table-cell table:formula="of:=AVERAGE([HPPM_MSTRG.M12:.M16])" office:value-type="float" office:value="0.691893146723861" calcext:value-type="float">
            <text:p>0,691893146723861</text:p>
          </table:table-cell>
          <table:table-cell table:formula="of:=AVERAGE([HPPM_MSTRG.N12:.N16])" office:value-type="float" office:value="0.0592858838" calcext:value-type="float">
            <text:p>0,05928588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PM_MSTRG.B17:.B21])" office:value-type="float" office:value="20" calcext:value-type="float">
            <text:p>20</text:p>
          </table:table-cell>
          <table:table-cell table:formula="of:=AVERAGE([HPPM_MSTRG.C17:.C21])" office:value-type="float" office:value="2610.48930430575" calcext:value-type="float">
            <text:p>2610,48930430575</text:p>
          </table:table-cell>
          <table:table-cell table:formula="of:=AVERAGE([HPPM_MSTRG.D17:.D21])" office:value-type="float" office:value="0.332985185185185" calcext:value-type="float">
            <text:p>0,332985185185185</text:p>
          </table:table-cell>
          <table:table-cell table:formula="of:=AVERAGE([HPPM_MSTRG.E17:.E21])" office:value-type="float" office:value="11" calcext:value-type="float">
            <text:p>11</text:p>
          </table:table-cell>
          <table:table-cell table:formula="of:=AVERAGE([HPPM_MSTRG.F17:.F21])" office:value-type="float" office:value="0.00145322434150772" calcext:value-type="float">
            <text:p>1,45E-03</text:p>
          </table:table-cell>
          <table:table-cell table:formula="of:=AVERAGE([HPPM_MSTRG.G17:.G21])" office:value-type="float" office:value="0.0000222222222222222" calcext:value-type="float">
            <text:p>2,22E-05</text:p>
          </table:table-cell>
          <table:table-cell table:formula="of:=AVERAGE([HPPM_MSTRG.H17:.H21])" office:value-type="float" office:value="0.000844444444444444" calcext:value-type="float">
            <text:p>8,44E-04</text:p>
          </table:table-cell>
          <table:table-cell table:formula="of:=AVERAGE([HPPM_MSTRG.I17:.I21])" office:value-type="float" office:value="0.000936918958243293" calcext:value-type="float">
            <text:p>0,000936918958243</text:p>
          </table:table-cell>
          <table:table-cell table:formula="of:=AVERAGE([HPPM_MSTRG.J17:.J21])" office:value-type="float" office:value="0.0588704669604865" calcext:value-type="float">
            <text:p>0,058870466960487</text:p>
          </table:table-cell>
          <table:table-cell table:formula="of:=AVERAGE([HPPM_MSTRG.K17:.K21])" office:value-type="float" office:value="0.268494728480921" calcext:value-type="float">
            <text:p>0,268494728480921</text:p>
          </table:table-cell>
          <table:table-cell table:formula="of:=AVERAGE([HPPM_MSTRG.L17:.L21])" office:value-type="float" office:value="0.523160762942779" calcext:value-type="float">
            <text:p>0,523160762942779</text:p>
          </table:table-cell>
          <table:table-cell table:formula="of:=AVERAGE([HPPM_MSTRG.M17:.M21])" office:value-type="float" office:value="0.850525958384186" calcext:value-type="float">
            <text:p>0,850525958384186</text:p>
          </table:table-cell>
          <table:table-cell table:formula="of:=AVERAGE([HPPM_MSTRG.N17:.N21])" office:value-type="float" office:value="0.0666139454" calcext:value-type="float">
            <text:p>0,06661394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PM_MSTRG.B22:.B26])" office:value-type="float" office:value="25" calcext:value-type="float">
            <text:p>25</text:p>
          </table:table-cell>
          <table:table-cell table:formula="of:=AVERAGE([HPPM_MSTRG.C22:.C26])" office:value-type="float" office:value="2708.92075471698" calcext:value-type="float">
            <text:p>2708,92075471698</text:p>
          </table:table-cell>
          <table:table-cell table:formula="of:=AVERAGE([HPPM_MSTRG.D22:.D26])" office:value-type="float" office:value="0.357848148148148" calcext:value-type="float">
            <text:p>0,357848148148148</text:p>
          </table:table-cell>
          <table:table-cell table:formula="of:=AVERAGE([HPPM_MSTRG.E22:.E26])" office:value-type="float" office:value="13" calcext:value-type="float">
            <text:p>13</text:p>
          </table:table-cell>
          <table:table-cell table:formula="of:=AVERAGE([HPPM_MSTRG.F22:.F26])" office:value-type="float" office:value="0.0014523988005997" calcext:value-type="float">
            <text:p>1,45E-03</text:p>
          </table:table-cell>
          <table:table-cell table:formula="of:=AVERAGE([HPPM_MSTRG.G22:.G26])" office:value-type="float" office:value="0.0000666666666666667" calcext:value-type="float">
            <text:p>6,67E-05</text:p>
          </table:table-cell>
          <table:table-cell table:formula="of:=AVERAGE([HPPM_MSTRG.H22:.H26])" office:value-type="float" office:value="0.000733333333333333" calcext:value-type="float">
            <text:p>7,33E-04</text:p>
          </table:table-cell>
          <table:table-cell table:formula="of:=AVERAGE([HPPM_MSTRG.I22:.I26])" office:value-type="float" office:value="0.00104629316561845" calcext:value-type="float">
            <text:p>0,001046293165618</text:p>
          </table:table-cell>
          <table:table-cell table:formula="of:=AVERAGE([HPPM_MSTRG.J22:.J26])" office:value-type="float" office:value="0.0632730900036171" calcext:value-type="float">
            <text:p>0,063273090003617</text:p>
          </table:table-cell>
          <table:table-cell table:formula="of:=AVERAGE([HPPM_MSTRG.K22:.K26])" office:value-type="float" office:value="0.347146464193051" calcext:value-type="float">
            <text:p>0,347146464193051</text:p>
          </table:table-cell>
          <table:table-cell table:formula="of:=AVERAGE([HPPM_MSTRG.L22:.L26])" office:value-type="float" office:value="0.522863568215892" calcext:value-type="float">
            <text:p>0,522863568215892</text:p>
          </table:table-cell>
          <table:table-cell table:formula="of:=AVERAGE([HPPM_MSTRG.M22:.M26])" office:value-type="float" office:value="0.93328312241256" calcext:value-type="float">
            <text:p>0,93328312241256</text:p>
          </table:table-cell>
          <table:table-cell table:formula="of:=AVERAGE([HPPM_MSTRG.N22:.N26])" office:value-type="float" office:value="0.066260325" calcext:value-type="float">
            <text:p>0,0662603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PM_MSTRG.B7:.B11])" office:value-type="float" office:value="10" calcext:value-type="float">
            <text:p>10</text:p>
          </table:table-cell>
          <table:table-cell table:formula="of:=AVERAGE([HPPM_MSTRG.C27:.C31])" office:value-type="float" office:value="2561.83734179705" calcext:value-type="float">
            <text:p>2561,83734179705</text:p>
          </table:table-cell>
          <table:table-cell table:formula="of:=AVERAGE([HPPM_MSTRG.D27:.D31])" office:value-type="float" office:value="0.475062962962963" calcext:value-type="float">
            <text:p>0,475062962962963</text:p>
          </table:table-cell>
          <table:table-cell table:formula="of:=AVERAGE([HPPM_MSTRG.E27:.E31])" office:value-type="float" office:value="13" calcext:value-type="float">
            <text:p>13</text:p>
          </table:table-cell>
          <table:table-cell table:formula="of:=AVERAGE([HPPM_MSTRG.F27:.F31])" office:value-type="float" office:value="0.00113126473496083" calcext:value-type="float">
            <text:p>1,13E-03</text:p>
          </table:table-cell>
          <table:table-cell table:formula="of:=AVERAGE([HPPM_MSTRG.G27:.G31])" office:value-type="float" office:value="0.0000666666666666667" calcext:value-type="float">
            <text:p>6,67E-05</text:p>
          </table:table-cell>
          <table:table-cell table:formula="of:=AVERAGE([HPPM_MSTRG.H27:.H31])" office:value-type="float" office:value="0.000844444444444444" calcext:value-type="float">
            <text:p>8,44E-04</text:p>
          </table:table-cell>
          <table:table-cell table:formula="of:=AVERAGE([HPPM_MSTRG.I27:.I31])" office:value-type="float" office:value="0.000974001560221883" calcext:value-type="float">
            <text:p>0,000974001560222</text:p>
          </table:table-cell>
          <table:table-cell table:style-name="ce1" table:formula="of:=AVERAGE([HPPM_MSTRG.J27:.J31])" office:value-type="float" office:value="0.0839253168454375" calcext:value-type="float">
            <text:p>8,39E-02</text:p>
          </table:table-cell>
          <table:table-cell table:formula="of:=AVERAGE([HPPM_MSTRG.K27:.K31])" office:value-type="float" office:value="0.406376996583397" calcext:value-type="float">
            <text:p>0,406376996583397</text:p>
          </table:table-cell>
          <table:table-cell table:formula="of:=AVERAGE([HPPM_MSTRG.L27:.L31])" office:value-type="float" office:value="0.4072553045859" calcext:value-type="float">
            <text:p>0,4072553045859</text:p>
          </table:table-cell>
          <table:table-cell table:formula="of:=AVERAGE([HPPM_MSTRG.M27:.M31])" office:value-type="float" office:value="0.897557618014735" calcext:value-type="float">
            <text:p>0,897557618014735</text:p>
          </table:table-cell>
          <table:table-cell table:formula="of:=AVERAGE([HPPM_MSTRG.N27:.N31])" office:value-type="float" office:value="0.0747226894" calcext:value-type="float">
            <text:p>0,07472268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HPPM_MSTRG.B32:.B36])" office:value-type="float" office:value="35" calcext:value-type="float">
            <text:p>35</text:p>
          </table:table-cell>
          <table:table-cell table:formula="of:=AVERAGE([HPPM_MSTRG.C32:.C36])" office:value-type="float" office:value="2708.49245283019" calcext:value-type="float">
            <text:p>2708,49245283019</text:p>
          </table:table-cell>
          <table:table-cell table:formula="of:=AVERAGE([HPPM_MSTRG.D32:.D36])" office:value-type="float" office:value="0.710625925925926" calcext:value-type="float">
            <text:p>0,710625925925926</text:p>
          </table:table-cell>
          <table:table-cell table:formula="of:=AVERAGE([HPPM_MSTRG.E32:.E36])" office:value-type="float" office:value="13" calcext:value-type="float">
            <text:p>13</text:p>
          </table:table-cell>
          <table:table-cell table:formula="of:=AVERAGE([HPPM_MSTRG.F32:.F36])" office:value-type="float" office:value="0.000511819839416525" calcext:value-type="float">
            <text:p>5,12E-04</text:p>
          </table:table-cell>
          <table:table-cell table:formula="of:=AVERAGE([HPPM_MSTRG.G32:.G36])" office:value-type="float" office:value="0.0000222222222222222" calcext:value-type="float">
            <text:p>2,22E-05</text:p>
          </table:table-cell>
          <table:table-cell table:formula="of:=AVERAGE([HPPM_MSTRG.H32:.H36])" office:value-type="float" office:value="0.0008" calcext:value-type="float">
            <text:p>8,00E-04</text:p>
          </table:table-cell>
          <table:table-cell table:formula="of:=AVERAGE([HPPM_MSTRG.I32:.I36])" office:value-type="float" office:value="0.000861676839622642" calcext:value-type="float">
            <text:p>0,000861676839623</text:p>
          </table:table-cell>
          <table:table-cell table:style-name="ce1" table:formula="of:=AVERAGE([HPPM_MSTRG.J32:.J36])" office:value-type="float" office:value="0.125435264367566" calcext:value-type="float">
            <text:p>1,25E-01</text:p>
          </table:table-cell>
          <table:table-cell table:formula="of:=AVERAGE([HPPM_MSTRG.K32:.K36])" office:value-type="float" office:value="0.465201416526355" calcext:value-type="float">
            <text:p>0,465201416526355</text:p>
          </table:table-cell>
          <table:table-cell table:formula="of:=AVERAGE([HPPM_MSTRG.L32:.L36])" office:value-type="float" office:value="0.184255142189949" calcext:value-type="float">
            <text:p>0,184255142189949</text:p>
          </table:table-cell>
          <table:table-cell table:formula="of:=AVERAGE([HPPM_MSTRG.M32:.M36])" office:value-type="float" office:value="0.774891823083871" calcext:value-type="float">
            <text:p>0,774891823083871</text:p>
          </table:table-cell>
          <table:table-cell table:formula="of:=AVERAGE([HPPM_MSTRG.N32:.N36])" office:value-type="float" office:value="0.0789230668" calcext:value-type="float">
            <text:p>0,0789230668</text:p>
          </table:table-cell>
        </table:table-row>
        <table:table-row table:style-name="ro1">
          <table:table-cell table:formula="of:=AVERAGE([HPPM_MSTRG.A37:.A41])" office:value-type="float" office:value="20" calcext:value-type="float">
            <text:p>20</text:p>
          </table:table-cell>
          <table:table-cell table:formula="of:=AVERAGE([HPPM_MSTRG.B37:.B41])" office:value-type="float" office:value="40" calcext:value-type="float">
            <text:p>40</text:p>
          </table:table-cell>
          <table:table-cell table:formula="of:=AVERAGE([HPPM_MSTRG.C37:.C41])" office:value-type="float" office:value="2710.40754716981" calcext:value-type="float">
            <text:p>2710,40754716981</text:p>
          </table:table-cell>
          <table:table-cell table:formula="of:=AVERAGE([HPPM_MSTRG.D37:.D41])" office:value-type="float" office:value="0.593216666666667" calcext:value-type="float">
            <text:p>0,593216666666667</text:p>
          </table:table-cell>
          <table:table-cell table:formula="of:=AVERAGE([HPPM_MSTRG.E37:.E41])" office:value-type="float" office:value="15" calcext:value-type="float">
            <text:p>15</text:p>
          </table:table-cell>
          <table:table-cell table:formula="of:=AVERAGE([HPPM_MSTRG.F37:.F41])" office:value-type="float" office:value="0.000858085808580858" calcext:value-type="float">
            <text:p>8,58E-04</text:p>
          </table:table-cell>
          <table:table-cell table:formula="of:=AVERAGE([HPPM_MSTRG.G37:.G41])" office:value-type="float" office:value="0.0000222222222222222" calcext:value-type="float">
            <text:p>2,22E-05</text:p>
          </table:table-cell>
          <table:table-cell table:formula="of:=AVERAGE([HPPM_MSTRG.H37:.H41])" office:value-type="float" office:value="0.000755555555555556" calcext:value-type="float">
            <text:p>7,56E-04</text:p>
          </table:table-cell>
          <table:table-cell table:formula="of:=AVERAGE([HPPM_MSTRG.I37:.I41])" office:value-type="float" office:value="0.00103518492662474" calcext:value-type="float">
            <text:p>0,001035184926625</text:p>
          </table:table-cell>
          <table:table-cell table:style-name="ce1" table:formula="of:=AVERAGE([HPPM_MSTRG.J37:.J41])" office:value-type="float" office:value="0.104766601435897" calcext:value-type="float">
            <text:p>1,05E-01</text:p>
          </table:table-cell>
          <table:table-cell table:formula="of:=AVERAGE([HPPM_MSTRG.K37:.K41])" office:value-type="float" office:value="0.529039950384791" calcext:value-type="float">
            <text:p>0,529039950384791</text:p>
          </table:table-cell>
          <table:table-cell table:formula="of:=AVERAGE([HPPM_MSTRG.L37:.L41])" office:value-type="float" office:value="0.308910891089109" calcext:value-type="float">
            <text:p>0,308910891089109</text:p>
          </table:table-cell>
          <table:table-cell table:formula="of:=AVERAGE([HPPM_MSTRG.M37:.M41])" office:value-type="float" office:value="0.942717442909797" calcext:value-type="float">
            <text:p>0,942717442909797</text:p>
          </table:table-cell>
          <table:table-cell table:formula="of:=AVERAGE([HPPM_MSTRG.N37:.N41])" office:value-type="float" office:value="0.0863102792" calcext:value-type="float">
            <text:p>0,0863102792</text:p>
          </table:table-cell>
        </table:table-row>
        <table:table-row table:style-name="ro1">
          <table:table-cell table:formula="of:=AVERAGE([HPPM_MSTRG.A42:.A46])" office:value-type="float" office:value="20" calcext:value-type="float">
            <text:p>20</text:p>
          </table:table-cell>
          <table:table-cell table:formula="of:=AVERAGE([HPPM_MSTRG.B42:.B46])" office:value-type="float" office:value="45" calcext:value-type="float">
            <text:p>45</text:p>
          </table:table-cell>
          <table:table-cell table:formula="of:=AVERAGE([HPPM_MSTRG.C42:.C46])" office:value-type="float" office:value="2564.05054934422" calcext:value-type="float">
            <text:p>2564,05054934422</text:p>
          </table:table-cell>
          <table:table-cell table:formula="of:=AVERAGE([HPPM_MSTRG.D42:.D46])" office:value-type="float" office:value="0.723861111111111" calcext:value-type="float">
            <text:p>0,723861111111111</text:p>
          </table:table-cell>
          <table:table-cell table:formula="of:=AVERAGE([HPPM_MSTRG.E42:.E46])" office:value-type="float" office:value="16" calcext:value-type="float">
            <text:p>16</text:p>
          </table:table-cell>
          <table:table-cell table:formula="of:=AVERAGE([HPPM_MSTRG.F42:.F46])" office:value-type="float" office:value="0.000534922818279077" calcext:value-type="float">
            <text:p>5,35E-04</text:p>
          </table:table-cell>
          <table:table-cell table:formula="of:=AVERAGE([HPPM_MSTRG.G42:.G46])" office:value-type="float" office:value="0.0000666666666666667" calcext:value-type="float">
            <text:p>6,67E-05</text:p>
          </table:table-cell>
          <table:table-cell table:formula="of:=AVERAGE([HPPM_MSTRG.H42:.H46])" office:value-type="float" office:value="0.000888888888888889" calcext:value-type="float">
            <text:p>8,89E-04</text:p>
          </table:table-cell>
          <table:table-cell table:formula="of:=AVERAGE([HPPM_MSTRG.I42:.I46])" office:value-type="float" office:value="0.000977697314140813" calcext:value-type="float">
            <text:p>0,000977697314141</text:p>
          </table:table-cell>
          <table:table-cell table:style-name="ce1" table:formula="of:=AVERAGE([HPPM_MSTRG.J42:.J46])" office:value-type="float" office:value="0.127789081925372" calcext:value-type="float">
            <text:p>1,28E-01</text:p>
          </table:table-cell>
          <table:table-cell table:formula="of:=AVERAGE([HPPM_MSTRG.K42:.K46])" office:value-type="float" office:value="0.604473684609466" calcext:value-type="float">
            <text:p>0,604473684609466</text:p>
          </table:table-cell>
          <table:table-cell table:formula="of:=AVERAGE([HPPM_MSTRG.L42:.L46])" office:value-type="float" office:value="0.192572214580468" calcext:value-type="float">
            <text:p>0,192572214580468</text:p>
          </table:table-cell>
          <table:table-cell table:formula="of:=AVERAGE([HPPM_MSTRG.M42:.M46])" office:value-type="float" office:value="0.924834981115305" calcext:value-type="float">
            <text:p>0,924834981115305</text:p>
          </table:table-cell>
          <table:table-cell table:formula="of:=AVERAGE([HPPM_MSTRG.N42:.N46])" office:value-type="float" office:value="0.0860592454" calcext:value-type="float">
            <text:p>0,0860592454</text:p>
          </table:table-cell>
        </table:table-row>
        <table:table-row table:style-name="ro1">
          <table:table-cell table:formula="of:=AVERAGE([HPPM_MSTRG.A47:.A51])" office:value-type="float" office:value="20" calcext:value-type="float">
            <text:p>20</text:p>
          </table:table-cell>
          <table:table-cell table:formula="of:=AVERAGE([HPPM_MSTRG.B47:.B51])" office:value-type="float" office:value="50" calcext:value-type="float">
            <text:p>50</text:p>
          </table:table-cell>
          <table:table-cell table:formula="of:=AVERAGE([HPPM_MSTRG.C47:.C51])" office:value-type="float" office:value="2612.99873826801" calcext:value-type="float">
            <text:p>2612,99873826801</text:p>
          </table:table-cell>
          <table:table-cell table:formula="of:=AVERAGE([HPPM_MSTRG.D47:.D51])" office:value-type="float" office:value="0.783861111111111" calcext:value-type="float">
            <text:p>0,783861111111111</text:p>
          </table:table-cell>
          <table:table-cell table:formula="of:=AVERAGE([HPPM_MSTRG.E47:.E51])" office:value-type="float" office:value="16" calcext:value-type="float">
            <text:p>16</text:p>
          </table:table-cell>
          <table:table-cell table:style-name="Default" table:formula="of:=AVERAGE([HPPM_MSTRG.F47:.F51])" office:value-type="float" office:value="0.000476493011435832" calcext:value-type="float">
            <text:p>0,000476493011436</text:p>
          </table:table-cell>
          <table:table-cell table:style-name="Default" table:formula="of:=AVERAGE([HPPM_MSTRG.G47:.G51])" office:value-type="float" office:value="0.0000666666666666667" calcext:value-type="float">
            <text:p>6,66666666666667E-05</text:p>
          </table:table-cell>
          <table:table-cell table:style-name="Default" table:formula="of:=AVERAGE([HPPM_MSTRG.H47:.H51])" office:value-type="float" office:value="0.000933333333333333" calcext:value-type="float">
            <text:p>0,000933333333333</text:p>
          </table:table-cell>
          <table:table-cell table:formula="of:=AVERAGE([HPPM_MSTRG.I47:.I51])" office:value-type="float" office:value="0.000934989727463313" calcext:value-type="float">
            <text:p>0,000934989727463</text:p>
          </table:table-cell>
          <table:table-cell table:formula="of:=AVERAGE([HPPM_MSTRG.J47:.J51])" office:value-type="float" office:value="0.138359552577841" calcext:value-type="float">
            <text:p>0,138359552577841</text:p>
          </table:table-cell>
          <table:table-cell table:formula="of:=AVERAGE([HPPM_MSTRG.K47:.K51])" office:value-type="float" office:value="0.614173437179773" calcext:value-type="float">
            <text:p>0,614173437179773</text:p>
          </table:table-cell>
          <table:table-cell table:formula="of:=AVERAGE([HPPM_MSTRG.L47:.L51])" office:value-type="float" office:value="0.1715374841169" calcext:value-type="float">
            <text:p>0,1715374841169</text:p>
          </table:table-cell>
          <table:table-cell table:formula="of:=AVERAGE([HPPM_MSTRG.M47:.M51])" office:value-type="float" office:value="0.924070473874514" calcext:value-type="float">
            <text:p>0,924070473874514</text:p>
          </table:table-cell>
          <table:table-cell table:formula="of:=AVERAGE([HPPM_MSTRG.N47:.N51])" office:value-type="float" office:value="0.0888609832" calcext:value-type="float">
            <text:p>0,0888609832</text:p>
          </table:table-cell>
        </table:table-row>
      </table:table>
      <table:table table:name="NO_STORAGE" table:style-name="ta1">
        <table:table-column table:style-name="co14" table:number-columns-repeated="6" table:default-cell-style-name="Default"/>
        <table:table-column table:style-name="co14" table:number-columns-repeated="2" table:default-cell-style-name="ce1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1.82641509434" calcext:value-type="float">
            <text:p>2701,82641509434</text:p>
          </table:table-cell>
          <table:table-cell office:value-type="float" office:value="0.186666666666667" calcext:value-type="float">
            <text:p>0,18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56509751336478" calcext:value-type="float">
            <text:p>0,056509751336478</text:p>
          </table:table-cell>
          <table:table-cell office:value-type="float" office:value="0.0428720024939544" calcext:value-type="float">
            <text:p>0,042872002493954</text:p>
          </table:table-cell>
          <table:table-cell office:value-type="float" office:value="0.366109042014466" calcext:value-type="float">
            <text:p>0,366109042014466</text:p>
          </table:table-cell>
          <table:table-cell office:value-type="float" office:value="0" calcext:value-type="float">
            <text:p>0</text:p>
          </table:table-cell>
          <table:table-cell office:value-type="float" office:value="0.40898104450842" calcext:value-type="float">
            <text:p>0,40898104450842</text:p>
          </table:table-cell>
          <table:table-cell office:value-type="float" office:value="0.112439514" calcext:value-type="float">
            <text:p>0,1124395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1.82641509434" calcext:value-type="float">
            <text:p>2701,82641509434</text:p>
          </table:table-cell>
          <table:table-cell office:value-type="float" office:value="0.186666666666667" calcext:value-type="float">
            <text:p>0,1866666666666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44444444444444" calcext:value-type="float">
            <text:p>4,44E-04</text:p>
          </table:table-cell>
          <table:table-cell office:value-type="float" office:value="0.056509751336478" calcext:value-type="float">
            <text:p>0,056509751336478</text:p>
          </table:table-cell>
          <table:table-cell office:value-type="float" office:value="0.0428720024939544" calcext:value-type="float">
            <text:p>0,042872002493954</text:p>
          </table:table-cell>
          <table:table-cell office:value-type="float" office:value="0.366109042014466" calcext:value-type="float">
            <text:p>0,366109042014466</text:p>
          </table:table-cell>
          <table:table-cell office:value-type="float" office:value="0" calcext:value-type="float">
            <text:p>0</text:p>
          </table:table-cell>
          <table:table-cell office:value-type="float" office:value="0.40898104450842" calcext:value-type="float">
            <text:p>0,40898104450842</text:p>
          </table:table-cell>
          <table:table-cell office:value-type="float" office:value="0.024475257" calcext:value-type="float">
            <text:p>0,0244752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1.82641509434" calcext:value-type="float">
            <text:p>2701,82641509434</text:p>
          </table:table-cell>
          <table:table-cell office:value-type="float" office:value="0.186666666666667" calcext:value-type="float">
            <text:p>0,1866666666666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56509751336478" calcext:value-type="float">
            <text:p>0,056509751336478</text:p>
          </table:table-cell>
          <table:table-cell office:value-type="float" office:value="0.0428720024939544" calcext:value-type="float">
            <text:p>0,042872002493954</text:p>
          </table:table-cell>
          <table:table-cell office:value-type="float" office:value="0.366109042014466" calcext:value-type="float">
            <text:p>0,366109042014466</text:p>
          </table:table-cell>
          <table:table-cell office:value-type="float" office:value="0" calcext:value-type="float">
            <text:p>0</text:p>
          </table:table-cell>
          <table:table-cell office:value-type="float" office:value="0.40898104450842" calcext:value-type="float">
            <text:p>0,40898104450842</text:p>
          </table:table-cell>
          <table:table-cell office:value-type="float" office:value="0.022959244" calcext:value-type="float">
            <text:p>0,0229592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1.82641509434" calcext:value-type="float">
            <text:p>2701,82641509434</text:p>
          </table:table-cell>
          <table:table-cell office:value-type="float" office:value="0.186666666666667" calcext:value-type="float">
            <text:p>0,18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56509751336478" calcext:value-type="float">
            <text:p>0,056509751336478</text:p>
          </table:table-cell>
          <table:table-cell office:value-type="float" office:value="0.0428720024939544" calcext:value-type="float">
            <text:p>0,042872002493954</text:p>
          </table:table-cell>
          <table:table-cell office:value-type="float" office:value="0.366109042014466" calcext:value-type="float">
            <text:p>0,366109042014466</text:p>
          </table:table-cell>
          <table:table-cell office:value-type="float" office:value="0" calcext:value-type="float">
            <text:p>0</text:p>
          </table:table-cell>
          <table:table-cell office:value-type="float" office:value="0.40898104450842" calcext:value-type="float">
            <text:p>0,40898104450842</text:p>
          </table:table-cell>
          <table:table-cell office:value-type="float" office:value="0.020769215" calcext:value-type="float">
            <text:p>0,0207692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1.82641509434" calcext:value-type="float">
            <text:p>2701,82641509434</text:p>
          </table:table-cell>
          <table:table-cell office:value-type="float" office:value="0.186666666666667" calcext:value-type="float">
            <text:p>0,186666666666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56509751336478" calcext:value-type="float">
            <text:p>0,056509751336478</text:p>
          </table:table-cell>
          <table:table-cell office:value-type="float" office:value="0.0428720024939544" calcext:value-type="float">
            <text:p>0,042872002493954</text:p>
          </table:table-cell>
          <table:table-cell office:value-type="float" office:value="0.366109042014466" calcext:value-type="float">
            <text:p>0,366109042014466</text:p>
          </table:table-cell>
          <table:table-cell office:value-type="float" office:value="0" calcext:value-type="float">
            <text:p>0</text:p>
          </table:table-cell>
          <table:table-cell office:value-type="float" office:value="0.40898104450842" calcext:value-type="float">
            <text:p>0,40898104450842</text:p>
          </table:table-cell>
          <table:table-cell office:value-type="float" office:value="0.018339152" calcext:value-type="float">
            <text:p>0,0183391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282222222222222" calcext:value-type="float">
            <text:p>0,2822222222222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564692917872117" calcext:value-type="float">
            <text:p>0,056469291787212</text:p>
          </table:table-cell>
          <table:table-cell office:value-type="float" office:value="0.0597113139198632" calcext:value-type="float">
            <text:p>0,059711313919863</text:p>
          </table:table-cell>
          <table:table-cell office:value-type="float" office:value="0.723936653354203" calcext:value-type="float">
            <text:p>0,723936653354203</text:p>
          </table:table-cell>
          <table:table-cell office:value-type="float" office:value="0" calcext:value-type="float">
            <text:p>0</text:p>
          </table:table-cell>
          <table:table-cell office:value-type="float" office:value="0.783647967274066" calcext:value-type="float">
            <text:p>0,783647967274066</text:p>
          </table:table-cell>
          <table:table-cell office:value-type="float" office:value="0.129007328" calcext:value-type="float">
            <text:p>0,1290073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282222222222222" calcext:value-type="float">
            <text:p>0,2822222222222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564692917872117" calcext:value-type="float">
            <text:p>0,056469291787212</text:p>
          </table:table-cell>
          <table:table-cell office:value-type="float" office:value="0.0597113139198632" calcext:value-type="float">
            <text:p>0,059711313919863</text:p>
          </table:table-cell>
          <table:table-cell office:value-type="float" office:value="0.723936653354203" calcext:value-type="float">
            <text:p>0,723936653354203</text:p>
          </table:table-cell>
          <table:table-cell office:value-type="float" office:value="0" calcext:value-type="float">
            <text:p>0</text:p>
          </table:table-cell>
          <table:table-cell office:value-type="float" office:value="0.783647967274066" calcext:value-type="float">
            <text:p>0,783647967274066</text:p>
          </table:table-cell>
          <table:table-cell office:value-type="float" office:value="0.033026687" calcext:value-type="float">
            <text:p>0,0330266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282222222222222" calcext:value-type="float">
            <text:p>0,28222222222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564692917872117" calcext:value-type="float">
            <text:p>0,056469291787212</text:p>
          </table:table-cell>
          <table:table-cell office:value-type="float" office:value="0.0597113139198632" calcext:value-type="float">
            <text:p>0,059711313919863</text:p>
          </table:table-cell>
          <table:table-cell office:value-type="float" office:value="0.723936653354203" calcext:value-type="float">
            <text:p>0,723936653354203</text:p>
          </table:table-cell>
          <table:table-cell office:value-type="float" office:value="0" calcext:value-type="float">
            <text:p>0</text:p>
          </table:table-cell>
          <table:table-cell office:value-type="float" office:value="0.783647967274066" calcext:value-type="float">
            <text:p>0,783647967274066</text:p>
          </table:table-cell>
          <table:table-cell office:value-type="float" office:value="0.028599623" calcext:value-type="float">
            <text:p>0,0285996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282222222222222" calcext:value-type="float">
            <text:p>0,2822222222222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564692917872117" calcext:value-type="float">
            <text:p>0,056469291787212</text:p>
          </table:table-cell>
          <table:table-cell office:value-type="float" office:value="0.0597113139198632" calcext:value-type="float">
            <text:p>0,059711313919863</text:p>
          </table:table-cell>
          <table:table-cell office:value-type="float" office:value="0.723936653354203" calcext:value-type="float">
            <text:p>0,723936653354203</text:p>
          </table:table-cell>
          <table:table-cell office:value-type="float" office:value="0" calcext:value-type="float">
            <text:p>0</text:p>
          </table:table-cell>
          <table:table-cell office:value-type="float" office:value="0.783647967274066" calcext:value-type="float">
            <text:p>0,783647967274066</text:p>
          </table:table-cell>
          <table:table-cell office:value-type="float" office:value="0.026155332" calcext:value-type="float">
            <text:p>0,0261553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282222222222222" calcext:value-type="float">
            <text:p>0,2822222222222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564692917872117" calcext:value-type="float">
            <text:p>0,056469291787212</text:p>
          </table:table-cell>
          <table:table-cell office:value-type="float" office:value="0.0597113139198632" calcext:value-type="float">
            <text:p>0,059711313919863</text:p>
          </table:table-cell>
          <table:table-cell office:value-type="float" office:value="0.723936653354203" calcext:value-type="float">
            <text:p>0,723936653354203</text:p>
          </table:table-cell>
          <table:table-cell office:value-type="float" office:value="0" calcext:value-type="float">
            <text:p>0</text:p>
          </table:table-cell>
          <table:table-cell office:value-type="float" office:value="0.783647967274066" calcext:value-type="float">
            <text:p>0,783647967274066</text:p>
          </table:table-cell>
          <table:table-cell office:value-type="float" office:value="0.029296404" calcext:value-type="float">
            <text:p>0,0292964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463333333333333" calcext:value-type="float">
            <text:p>0,46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table:style-name="Default" office:value-type="float" office:value="0.00111111111111111" calcext:value-type="float">
            <text:p>0,001111111111111</text:p>
          </table:table-cell>
          <table:table-cell office:value-type="float" office:value="0.0563150580136269" calcext:value-type="float">
            <text:p>0,056315058013627</text:p>
          </table:table-cell>
          <table:table-cell office:value-type="float" office:value="0.0916140113944691" calcext:value-type="float">
            <text:p>0,091614011394469</text:p>
          </table:table-cell>
          <table:table-cell office:value-type="float" office:value="1.05107066130141" calcext:value-type="float">
            <text:p>1,05107066130141</text:p>
          </table:table-cell>
          <table:table-cell office:value-type="float" office:value="0" calcext:value-type="float">
            <text:p>0</text:p>
          </table:table-cell>
          <table:table-cell office:value-type="float" office:value="1.14268467269588" calcext:value-type="float">
            <text:p>1,14268467269588</text:p>
          </table:table-cell>
          <table:table-cell office:value-type="float" office:value="0.169148214" calcext:value-type="float">
            <text:p>0,1691482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463333333333333" calcext:value-type="float">
            <text:p>0,4633333333333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55555555555556" calcext:value-type="float">
            <text:p>5,56E-04</text:p>
          </table:table-cell>
          <table:table-cell office:value-type="float" office:value="0.0563150580136269" calcext:value-type="float">
            <text:p>0,056315058013627</text:p>
          </table:table-cell>
          <table:table-cell office:value-type="float" office:value="0.0916140113944691" calcext:value-type="float">
            <text:p>0,091614011394469</text:p>
          </table:table-cell>
          <table:table-cell office:value-type="float" office:value="1.05107066130141" calcext:value-type="float">
            <text:p>1,05107066130141</text:p>
          </table:table-cell>
          <table:table-cell office:value-type="float" office:value="0" calcext:value-type="float">
            <text:p>0</text:p>
          </table:table-cell>
          <table:table-cell office:value-type="float" office:value="1.14268467269588" calcext:value-type="float">
            <text:p>1,14268467269588</text:p>
          </table:table-cell>
          <table:table-cell office:value-type="float" office:value="0.063575391" calcext:value-type="float">
            <text:p>0,0635753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463333333333333" calcext:value-type="float">
            <text:p>0,463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office:value-type="float" office:value="0.000444444444444444" calcext:value-type="float">
            <text:p>4,44E-04</text:p>
          </table:table-cell>
          <table:table-cell office:value-type="float" office:value="0.0563150580136269" calcext:value-type="float">
            <text:p>0,056315058013627</text:p>
          </table:table-cell>
          <table:table-cell office:value-type="float" office:value="0.0916140113944691" calcext:value-type="float">
            <text:p>0,091614011394469</text:p>
          </table:table-cell>
          <table:table-cell office:value-type="float" office:value="1.05107066130141" calcext:value-type="float">
            <text:p>1,05107066130141</text:p>
          </table:table-cell>
          <table:table-cell office:value-type="float" office:value="0" calcext:value-type="float">
            <text:p>0</text:p>
          </table:table-cell>
          <table:table-cell office:value-type="float" office:value="1.14268467269588" calcext:value-type="float">
            <text:p>1,14268467269588</text:p>
          </table:table-cell>
          <table:table-cell office:value-type="float" office:value="0.044692176" calcext:value-type="float">
            <text:p>0,0446921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463333333333333" calcext:value-type="float">
            <text:p>0,4633333333333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office:value-type="float" office:value="0.0563150580136269" calcext:value-type="float">
            <text:p>0,056315058013627</text:p>
          </table:table-cell>
          <table:table-cell office:value-type="float" office:value="0.0916140113944691" calcext:value-type="float">
            <text:p>0,091614011394469</text:p>
          </table:table-cell>
          <table:table-cell office:value-type="float" office:value="1.05107066130141" calcext:value-type="float">
            <text:p>1,05107066130141</text:p>
          </table:table-cell>
          <table:table-cell office:value-type="float" office:value="0" calcext:value-type="float">
            <text:p>0</text:p>
          </table:table-cell>
          <table:table-cell office:value-type="float" office:value="1.14268467269588" calcext:value-type="float">
            <text:p>1,14268467269588</text:p>
          </table:table-cell>
          <table:table-cell office:value-type="float" office:value="0.037666482" calcext:value-type="float">
            <text:p>0,0376664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03.54716981132" calcext:value-type="float">
            <text:p>2703,54716981132</text:p>
          </table:table-cell>
          <table:table-cell office:value-type="float" office:value="0.463333333333333" calcext:value-type="float">
            <text:p>0,4633333333333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55555555555556" calcext:value-type="float">
            <text:p>5,56E-04</text:p>
          </table:table-cell>
          <table:table-cell office:value-type="float" office:value="0.0563150580136269" calcext:value-type="float">
            <text:p>0,056315058013627</text:p>
          </table:table-cell>
          <table:table-cell office:value-type="float" office:value="0.0916140113944691" calcext:value-type="float">
            <text:p>0,091614011394469</text:p>
          </table:table-cell>
          <table:table-cell office:value-type="float" office:value="1.05107066130141" calcext:value-type="float">
            <text:p>1,05107066130141</text:p>
          </table:table-cell>
          <table:table-cell office:value-type="float" office:value="0" calcext:value-type="float">
            <text:p>0</text:p>
          </table:table-cell>
          <table:table-cell office:value-type="float" office:value="1.14268467269588" calcext:value-type="float">
            <text:p>1,14268467269588</text:p>
          </table:table-cell>
          <table:table-cell office:value-type="float" office:value="0.036791622" calcext:value-type="float">
            <text:p>0,03679162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05.41194581518" calcext:value-type="float">
            <text:p>2605,41194581518</text:p>
          </table:table-cell>
          <table:table-cell office:value-type="float" office:value="0.566666666666667" calcext:value-type="float">
            <text:p>0,56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table:style-name="Default" office:value-type="float" office:value="0.001" calcext:value-type="float">
            <text:p>0,001</text:p>
          </table:table-cell>
          <table:table-cell office:value-type="float" office:value="0.05422931590852" calcext:value-type="float">
            <text:p>0,05422931590852</text:p>
          </table:table-cell>
          <table:table-cell office:value-type="float" office:value="0.109463961728005" calcext:value-type="float">
            <text:p>0,109463961728005</text:p>
          </table:table-cell>
          <table:table-cell office:value-type="float" office:value="1.39185938676304" calcext:value-type="float">
            <text:p>1,39185938676304</text:p>
          </table:table-cell>
          <table:table-cell office:value-type="float" office:value="0" calcext:value-type="float">
            <text:p>0</text:p>
          </table:table-cell>
          <table:table-cell office:value-type="float" office:value="1.50132334849104" calcext:value-type="float">
            <text:p>1,50132334849104</text:p>
          </table:table-cell>
          <table:table-cell office:value-type="float" office:value="0.173326032" calcext:value-type="float">
            <text:p>0,17332603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05.41194581518" calcext:value-type="float">
            <text:p>2605,41194581518</text:p>
          </table:table-cell>
          <table:table-cell office:value-type="float" office:value="0.566666666666667" calcext:value-type="float">
            <text:p>0,5666666666666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777777777777778" calcext:value-type="float">
            <text:p>7,78E-04</text:p>
          </table:table-cell>
          <table:table-cell office:value-type="float" office:value="0.05422931590852" calcext:value-type="float">
            <text:p>0,05422931590852</text:p>
          </table:table-cell>
          <table:table-cell office:value-type="float" office:value="0.109463961728005" calcext:value-type="float">
            <text:p>0,109463961728005</text:p>
          </table:table-cell>
          <table:table-cell office:value-type="float" office:value="1.39185938676304" calcext:value-type="float">
            <text:p>1,39185938676304</text:p>
          </table:table-cell>
          <table:table-cell office:value-type="float" office:value="0" calcext:value-type="float">
            <text:p>0</text:p>
          </table:table-cell>
          <table:table-cell office:value-type="float" office:value="1.50132334849104" calcext:value-type="float">
            <text:p>1,50132334849104</text:p>
          </table:table-cell>
          <table:table-cell office:value-type="float" office:value="0.050314983" calcext:value-type="float">
            <text:p>0,05031498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05.41194581518" calcext:value-type="float">
            <text:p>2605,41194581518</text:p>
          </table:table-cell>
          <table:table-cell office:value-type="float" office:value="0.566666666666667" calcext:value-type="float">
            <text:p>0,5666666666666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55555555555556" calcext:value-type="float">
            <text:p>5,56E-04</text:p>
          </table:table-cell>
          <table:table-cell office:value-type="float" office:value="0.05422931590852" calcext:value-type="float">
            <text:p>0,05422931590852</text:p>
          </table:table-cell>
          <table:table-cell office:value-type="float" office:value="0.109463961728005" calcext:value-type="float">
            <text:p>0,109463961728005</text:p>
          </table:table-cell>
          <table:table-cell office:value-type="float" office:value="1.39185938676304" calcext:value-type="float">
            <text:p>1,39185938676304</text:p>
          </table:table-cell>
          <table:table-cell office:value-type="float" office:value="0" calcext:value-type="float">
            <text:p>0</text:p>
          </table:table-cell>
          <table:table-cell office:value-type="float" office:value="1.50132334849104" calcext:value-type="float">
            <text:p>1,50132334849104</text:p>
          </table:table-cell>
          <table:table-cell office:value-type="float" office:value="0.044275825" calcext:value-type="float">
            <text:p>0,04427582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05.41194581518" calcext:value-type="float">
            <text:p>2605,41194581518</text:p>
          </table:table-cell>
          <table:table-cell office:value-type="float" office:value="0.566666666666667" calcext:value-type="float">
            <text:p>0,5666666666666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5422931590852" calcext:value-type="float">
            <text:p>0,05422931590852</text:p>
          </table:table-cell>
          <table:table-cell office:value-type="float" office:value="0.109463961728005" calcext:value-type="float">
            <text:p>0,109463961728005</text:p>
          </table:table-cell>
          <table:table-cell office:value-type="float" office:value="1.39185938676304" calcext:value-type="float">
            <text:p>1,39185938676304</text:p>
          </table:table-cell>
          <table:table-cell office:value-type="float" office:value="0" calcext:value-type="float">
            <text:p>0</text:p>
          </table:table-cell>
          <table:table-cell office:value-type="float" office:value="1.50132334849104" calcext:value-type="float">
            <text:p>1,50132334849104</text:p>
          </table:table-cell>
          <table:table-cell office:value-type="float" office:value="0.026829801" calcext:value-type="float">
            <text:p>0,026829801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05.41194581518" calcext:value-type="float">
            <text:p>2605,41194581518</text:p>
          </table:table-cell>
          <table:table-cell office:value-type="float" office:value="0.566666666666667" calcext:value-type="float">
            <text:p>0,5666666666666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5422931590852" calcext:value-type="float">
            <text:p>0,05422931590852</text:p>
          </table:table-cell>
          <table:table-cell office:value-type="float" office:value="0.109463961728005" calcext:value-type="float">
            <text:p>0,109463961728005</text:p>
          </table:table-cell>
          <table:table-cell office:value-type="float" office:value="1.39185938676304" calcext:value-type="float">
            <text:p>1,39185938676304</text:p>
          </table:table-cell>
          <table:table-cell office:value-type="float" office:value="0" calcext:value-type="float">
            <text:p>0</text:p>
          </table:table-cell>
          <table:table-cell office:value-type="float" office:value="1.50132334849104" calcext:value-type="float">
            <text:p>1,50132334849104</text:p>
          </table:table-cell>
          <table:table-cell office:value-type="float" office:value="0.024584077" calcext:value-type="float">
            <text:p>0,0245840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03.74716981132" calcext:value-type="float">
            <text:p>2703,74716981132</text:p>
          </table:table-cell>
          <table:table-cell office:value-type="float" office:value="0.615555555555556" calcext:value-type="float">
            <text:p>0,61555555555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office:value-type="float" office:value="0.000777777777777778" calcext:value-type="float">
            <text:p>7,78E-04</text:p>
          </table:table-cell>
          <table:table-cell office:value-type="float" office:value="0.0562922575786164" calcext:value-type="float">
            <text:p>0,056292257578616</text:p>
          </table:table-cell>
          <table:table-cell office:value-type="float" office:value="0.118446769455555" calcext:value-type="float">
            <text:p>0,118446769455555</text:p>
          </table:table-cell>
          <table:table-cell office:value-type="float" office:value="1.77500731465561" calcext:value-type="float">
            <text:p>1,77500731465561</text:p>
          </table:table-cell>
          <table:table-cell office:value-type="float" office:value="0" calcext:value-type="float">
            <text:p>0</text:p>
          </table:table-cell>
          <table:table-cell office:value-type="float" office:value="1.89345408411117" calcext:value-type="float">
            <text:p>1,89345408411117</text:p>
          </table:table-cell>
          <table:table-cell office:value-type="float" office:value="0.176934248" calcext:value-type="float">
            <text:p>0,1769342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03.74716981132" calcext:value-type="float">
            <text:p>2703,74716981132</text:p>
          </table:table-cell>
          <table:table-cell office:value-type="float" office:value="0.615555555555556" calcext:value-type="float">
            <text:p>0,61555555555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1111111111111" calcext:value-type="float">
            <text:p>1,11E-04</text:p>
          </table:table-cell>
          <table:table-cell office:value-type="float" office:value="0.000777777777777778" calcext:value-type="float">
            <text:p>7,78E-04</text:p>
          </table:table-cell>
          <table:table-cell office:value-type="float" office:value="0.0562922575786164" calcext:value-type="float">
            <text:p>0,056292257578616</text:p>
          </table:table-cell>
          <table:table-cell office:value-type="float" office:value="0.118446769455555" calcext:value-type="float">
            <text:p>0,118446769455555</text:p>
          </table:table-cell>
          <table:table-cell office:value-type="float" office:value="1.77500731465561" calcext:value-type="float">
            <text:p>1,77500731465561</text:p>
          </table:table-cell>
          <table:table-cell office:value-type="float" office:value="0" calcext:value-type="float">
            <text:p>0</text:p>
          </table:table-cell>
          <table:table-cell office:value-type="float" office:value="1.89345408411117" calcext:value-type="float">
            <text:p>1,89345408411117</text:p>
          </table:table-cell>
          <table:table-cell office:value-type="float" office:value="0.06332102" calcext:value-type="float">
            <text:p>0,063321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03.74716981132" calcext:value-type="float">
            <text:p>2703,74716981132</text:p>
          </table:table-cell>
          <table:table-cell office:value-type="float" office:value="0.615555555555556" calcext:value-type="float">
            <text:p>0,6155555555555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44444444444444" calcext:value-type="float">
            <text:p>4,44E-04</text:p>
          </table:table-cell>
          <table:table-cell office:value-type="float" office:value="0.0562922575786164" calcext:value-type="float">
            <text:p>0,056292257578616</text:p>
          </table:table-cell>
          <table:table-cell office:value-type="float" office:value="0.118446769455555" calcext:value-type="float">
            <text:p>0,118446769455555</text:p>
          </table:table-cell>
          <table:table-cell office:value-type="float" office:value="1.77500731465561" calcext:value-type="float">
            <text:p>1,77500731465561</text:p>
          </table:table-cell>
          <table:table-cell office:value-type="float" office:value="0" calcext:value-type="float">
            <text:p>0</text:p>
          </table:table-cell>
          <table:table-cell office:value-type="float" office:value="1.89345408411117" calcext:value-type="float">
            <text:p>1,89345408411117</text:p>
          </table:table-cell>
          <table:table-cell office:value-type="float" office:value="0.052890414" calcext:value-type="float">
            <text:p>0,0528904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03.74716981132" calcext:value-type="float">
            <text:p>2703,74716981132</text:p>
          </table:table-cell>
          <table:table-cell office:value-type="float" office:value="0.615555555555556" calcext:value-type="float">
            <text:p>0,6155555555555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55555555555556" calcext:value-type="float">
            <text:p>5,56E-04</text:p>
          </table:table-cell>
          <table:table-cell office:value-type="float" office:value="0.0562922575786164" calcext:value-type="float">
            <text:p>0,056292257578616</text:p>
          </table:table-cell>
          <table:table-cell office:value-type="float" office:value="0.118446769455555" calcext:value-type="float">
            <text:p>0,118446769455555</text:p>
          </table:table-cell>
          <table:table-cell office:value-type="float" office:value="1.77500731465561" calcext:value-type="float">
            <text:p>1,77500731465561</text:p>
          </table:table-cell>
          <table:table-cell office:value-type="float" office:value="0" calcext:value-type="float">
            <text:p>0</text:p>
          </table:table-cell>
          <table:table-cell office:value-type="float" office:value="1.89345408411117" calcext:value-type="float">
            <text:p>1,89345408411117</text:p>
          </table:table-cell>
          <table:table-cell office:value-type="float" office:value="0.038033663" calcext:value-type="float">
            <text:p>0,0380336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03.74716981132" calcext:value-type="float">
            <text:p>2703,74716981132</text:p>
          </table:table-cell>
          <table:table-cell office:value-type="float" office:value="0.615555555555556" calcext:value-type="float">
            <text:p>0,615555555555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111111111111111" calcext:value-type="float">
            <text:p>1,11E-04</text:p>
          </table:table-cell>
          <table:table-cell office:value-type="float" office:value="0.0562922575786164" calcext:value-type="float">
            <text:p>0,056292257578616</text:p>
          </table:table-cell>
          <table:table-cell office:value-type="float" office:value="0.118446769455555" calcext:value-type="float">
            <text:p>0,118446769455555</text:p>
          </table:table-cell>
          <table:table-cell office:value-type="float" office:value="1.77500731465561" calcext:value-type="float">
            <text:p>1,77500731465561</text:p>
          </table:table-cell>
          <table:table-cell office:value-type="float" office:value="0" calcext:value-type="float">
            <text:p>0</text:p>
          </table:table-cell>
          <table:table-cell office:value-type="float" office:value="1.89345408411117" calcext:value-type="float">
            <text:p>1,89345408411117</text:p>
          </table:table-cell>
          <table:table-cell office:value-type="float" office:value="0.028623688" calcext:value-type="float">
            <text:p>0,0286236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93.61092670271" calcext:value-type="float">
            <text:p>2593,61092670271</text:p>
          </table:table-cell>
          <table:table-cell office:value-type="float" office:value="0.714279629629629" calcext:value-type="float">
            <text:p>0,71427962962962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8109374436849" calcext:value-type="float">
            <text:p>8,11E-04</text:p>
          </table:table-cell>
          <table:table-cell office:value-type="float" office:value="0.000888888888888889" calcext:value-type="float">
            <text:p>8,89E-04</text:p>
          </table:table-cell>
          <table:table-cell table:style-name="Default" office:value-type="float" office:value="0.00133333333333333" calcext:value-type="float">
            <text:p>0,001333333333333</text:p>
          </table:table-cell>
          <table:table-cell office:value-type="float" office:value="0.0544263299163596" calcext:value-type="float">
            <text:p>0,05442632991636</text:p>
          </table:table-cell>
          <table:table-cell office:value-type="float" office:value="0.135522860667958" calcext:value-type="float">
            <text:p>0,135522860667958</text:p>
          </table:table-cell>
          <table:table-cell office:value-type="float" office:value="4.09829948452421" calcext:value-type="float">
            <text:p>4,09829948452421</text:p>
          </table:table-cell>
          <table:table-cell office:value-type="float" office:value="0.291937479726564" calcext:value-type="float">
            <text:p>0,291937479726564</text:p>
          </table:table-cell>
          <table:table-cell office:value-type="float" office:value="4.52575982491873" calcext:value-type="float">
            <text:p>4,52575982491873</text:p>
          </table:table-cell>
          <table:table-cell office:value-type="float" office:value="0.219389021" calcext:value-type="float">
            <text:p>0,2193890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93.61092670271" calcext:value-type="float">
            <text:p>2593,61092670271</text:p>
          </table:table-cell>
          <table:table-cell office:value-type="float" office:value="0.714279629629629" calcext:value-type="float">
            <text:p>0,71427962962962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8109374436849" calcext:value-type="float">
            <text:p>8,11E-04</text:p>
          </table:table-cell>
          <table:table-cell office:value-type="float" office:value="0.000111111111111111" calcext:value-type="float">
            <text:p>1,11E-04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544263299163596" calcext:value-type="float">
            <text:p>0,05442632991636</text:p>
          </table:table-cell>
          <table:table-cell office:value-type="float" office:value="0.135522860667958" calcext:value-type="float">
            <text:p>0,135522860667958</text:p>
          </table:table-cell>
          <table:table-cell office:value-type="float" office:value="4.09829948452421" calcext:value-type="float">
            <text:p>4,09829948452421</text:p>
          </table:table-cell>
          <table:table-cell office:value-type="float" office:value="0.291937479726564" calcext:value-type="float">
            <text:p>0,291937479726564</text:p>
          </table:table-cell>
          <table:table-cell office:value-type="float" office:value="4.52575982491873" calcext:value-type="float">
            <text:p>4,52575982491873</text:p>
          </table:table-cell>
          <table:table-cell office:value-type="float" office:value="0.066677324" calcext:value-type="float">
            <text:p>0,0666773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93.61092670271" calcext:value-type="float">
            <text:p>2593,61092670271</text:p>
          </table:table-cell>
          <table:table-cell office:value-type="float" office:value="0.714279629629629" calcext:value-type="float">
            <text:p>0,71427962962962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8109374436849" calcext:value-type="float">
            <text:p>8,11E-04</text:p>
          </table:table-cell>
          <table:table-cell office:value-type="float" office:value="0.000555555555555556" calcext:value-type="float">
            <text:p>5,56E-04</text:p>
          </table:table-cell>
          <table:table-cell table:style-name="Default" office:value-type="float" office:value="0.00111111111111111" calcext:value-type="float">
            <text:p>0,001111111111111</text:p>
          </table:table-cell>
          <table:table-cell office:value-type="float" office:value="0.0544263299163596" calcext:value-type="float">
            <text:p>0,05442632991636</text:p>
          </table:table-cell>
          <table:table-cell office:value-type="float" office:value="0.135522860667958" calcext:value-type="float">
            <text:p>0,135522860667958</text:p>
          </table:table-cell>
          <table:table-cell office:value-type="float" office:value="4.09829948452421" calcext:value-type="float">
            <text:p>4,09829948452421</text:p>
          </table:table-cell>
          <table:table-cell office:value-type="float" office:value="0.291937479726564" calcext:value-type="float">
            <text:p>0,291937479726564</text:p>
          </table:table-cell>
          <table:table-cell office:value-type="float" office:value="4.52575982491873" calcext:value-type="float">
            <text:p>4,52575982491873</text:p>
          </table:table-cell>
          <table:table-cell office:value-type="float" office:value="0.067710556" calcext:value-type="float">
            <text:p>0,0677105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93.61092670271" calcext:value-type="float">
            <text:p>2593,61092670271</text:p>
          </table:table-cell>
          <table:table-cell office:value-type="float" office:value="0.714279629629629" calcext:value-type="float">
            <text:p>0,71427962962962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8109374436849" calcext:value-type="float">
            <text:p>8,11E-04</text:p>
          </table:table-cell>
          <table:table-cell office:value-type="float" office:value="0.000111111111111111" calcext:value-type="float">
            <text:p>1,11E-04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544263299163596" calcext:value-type="float">
            <text:p>0,05442632991636</text:p>
          </table:table-cell>
          <table:table-cell office:value-type="float" office:value="0.135522860667958" calcext:value-type="float">
            <text:p>0,135522860667958</text:p>
          </table:table-cell>
          <table:table-cell office:value-type="float" office:value="4.09829948452421" calcext:value-type="float">
            <text:p>4,09829948452421</text:p>
          </table:table-cell>
          <table:table-cell office:value-type="float" office:value="0.291937479726564" calcext:value-type="float">
            <text:p>0,291937479726564</text:p>
          </table:table-cell>
          <table:table-cell office:value-type="float" office:value="4.52575982491873" calcext:value-type="float">
            <text:p>4,52575982491873</text:p>
          </table:table-cell>
          <table:table-cell office:value-type="float" office:value="0.056798947" calcext:value-type="float">
            <text:p>0,0567989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93.61092670271" calcext:value-type="float">
            <text:p>2593,61092670271</text:p>
          </table:table-cell>
          <table:table-cell office:value-type="float" office:value="0.714279629629629" calcext:value-type="float">
            <text:p>0,71427962962962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8109374436849" calcext:value-type="float">
            <text:p>8,11E-04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544263299163596" calcext:value-type="float">
            <text:p>0,05442632991636</text:p>
          </table:table-cell>
          <table:table-cell office:value-type="float" office:value="0.135522860667958" calcext:value-type="float">
            <text:p>0,135522860667958</text:p>
          </table:table-cell>
          <table:table-cell office:value-type="float" office:value="4.09829948452421" calcext:value-type="float">
            <text:p>4,09829948452421</text:p>
          </table:table-cell>
          <table:table-cell office:value-type="float" office:value="0.291937479726564" calcext:value-type="float">
            <text:p>0,291937479726564</text:p>
          </table:table-cell>
          <table:table-cell office:value-type="float" office:value="4.52575982491873" calcext:value-type="float">
            <text:p>4,52575982491873</text:p>
          </table:table-cell>
          <table:table-cell office:value-type="float" office:value="0.040406405" calcext:value-type="float">
            <text:p>0,0404064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40.52830188679" calcext:value-type="float">
            <text:p>2740,52830188679</text:p>
          </table:table-cell>
          <table:table-cell office:value-type="float" office:value="0.954029629629629" calcext:value-type="float">
            <text:p>0,95402962962962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537175174814044" calcext:value-type="float">
            <text:p>5,37E-04</text:p>
          </table:table-cell>
          <table:table-cell table:style-name="Default" office:value-type="float" office:value="0.00233333333333333" calcext:value-type="float">
            <text:p>0,002333333333333</text:p>
          </table:table-cell>
          <table:table-cell table:style-name="Default" office:value-type="float" office:value="0.00255555555555556" calcext:value-type="float">
            <text:p>0,002555555555556</text:p>
          </table:table-cell>
          <table:table-cell office:value-type="float" office:value="0.0573767960744235" calcext:value-type="float">
            <text:p>0,057376796074424</text:p>
          </table:table-cell>
          <table:table-cell office:value-type="float" office:value="0.178310952851625" calcext:value-type="float">
            <text:p>0,178310952851625</text:p>
          </table:table-cell>
          <table:table-cell office:value-type="float" office:value="4.66291737762555" calcext:value-type="float">
            <text:p>4,66291737762555</text:p>
          </table:table-cell>
          <table:table-cell office:value-type="float" office:value="0.193383062933056" calcext:value-type="float">
            <text:p>0,193383062933056</text:p>
          </table:table-cell>
          <table:table-cell office:value-type="float" office:value="5.03461139341023" calcext:value-type="float">
            <text:p>5,03461139341023</text:p>
          </table:table-cell>
          <table:table-cell office:value-type="float" office:value="0.239680368" calcext:value-type="float">
            <text:p>0,2396803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40.52830188679" calcext:value-type="float">
            <text:p>2740,52830188679</text:p>
          </table:table-cell>
          <table:table-cell office:value-type="float" office:value="0.954029629629629" calcext:value-type="float">
            <text:p>0,95402962962962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537175174814044" calcext:value-type="float">
            <text:p>5,37E-04</text:p>
          </table:table-cell>
          <table:table-cell table:style-name="Default" office:value-type="float" office:value="0.001" calcext:value-type="float">
            <text:p>0,001</text:p>
          </table:table-cell>
          <table:table-cell table:style-name="Default" office:value-type="float" office:value="0.00111111111111111" calcext:value-type="float">
            <text:p>0,001111111111111</text:p>
          </table:table-cell>
          <table:table-cell office:value-type="float" office:value="0.0573767960744235" calcext:value-type="float">
            <text:p>0,057376796074424</text:p>
          </table:table-cell>
          <table:table-cell office:value-type="float" office:value="0.178310952851625" calcext:value-type="float">
            <text:p>0,178310952851625</text:p>
          </table:table-cell>
          <table:table-cell office:value-type="float" office:value="4.66291737762555" calcext:value-type="float">
            <text:p>4,66291737762555</text:p>
          </table:table-cell>
          <table:table-cell office:value-type="float" office:value="0.193383062933056" calcext:value-type="float">
            <text:p>0,193383062933056</text:p>
          </table:table-cell>
          <table:table-cell office:value-type="float" office:value="5.03461139341023" calcext:value-type="float">
            <text:p>5,03461139341023</text:p>
          </table:table-cell>
          <table:table-cell office:value-type="float" office:value="0.074325103" calcext:value-type="float">
            <text:p>0,0743251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40.52830188679" calcext:value-type="float">
            <text:p>2740,52830188679</text:p>
          </table:table-cell>
          <table:table-cell office:value-type="float" office:value="0.954029629629629" calcext:value-type="float">
            <text:p>0,95402962962962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537175174814044" calcext:value-type="float">
            <text:p>5,37E-04</text:p>
          </table:table-cell>
          <table:table-cell office:value-type="float" office:value="0.000666666666666667" calcext:value-type="float">
            <text:p>6,67E-04</text:p>
          </table:table-cell>
          <table:table-cell table:style-name="Default" office:value-type="float" office:value="0.00122222222222222" calcext:value-type="float">
            <text:p>0,001222222222222</text:p>
          </table:table-cell>
          <table:table-cell office:value-type="float" office:value="0.0573767960744235" calcext:value-type="float">
            <text:p>0,057376796074424</text:p>
          </table:table-cell>
          <table:table-cell office:value-type="float" office:value="0.178310952851625" calcext:value-type="float">
            <text:p>0,178310952851625</text:p>
          </table:table-cell>
          <table:table-cell office:value-type="float" office:value="4.66291737762555" calcext:value-type="float">
            <text:p>4,66291737762555</text:p>
          </table:table-cell>
          <table:table-cell office:value-type="float" office:value="0.193383062933056" calcext:value-type="float">
            <text:p>0,193383062933056</text:p>
          </table:table-cell>
          <table:table-cell office:value-type="float" office:value="5.03461139341023" calcext:value-type="float">
            <text:p>5,03461139341023</text:p>
          </table:table-cell>
          <table:table-cell office:value-type="float" office:value="0.058504737" calcext:value-type="float">
            <text:p>0,0585047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40.52830188679" calcext:value-type="float">
            <text:p>2740,52830188679</text:p>
          </table:table-cell>
          <table:table-cell office:value-type="float" office:value="0.954029629629629" calcext:value-type="float">
            <text:p>0,95402962962962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537175174814044" calcext:value-type="float">
            <text:p>5,37E-04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00777777777777778" calcext:value-type="float">
            <text:p>7,78E-04</text:p>
          </table:table-cell>
          <table:table-cell office:value-type="float" office:value="0.0573767960744235" calcext:value-type="float">
            <text:p>0,057376796074424</text:p>
          </table:table-cell>
          <table:table-cell office:value-type="float" office:value="0.178310952851625" calcext:value-type="float">
            <text:p>0,178310952851625</text:p>
          </table:table-cell>
          <table:table-cell office:value-type="float" office:value="4.66291737762555" calcext:value-type="float">
            <text:p>4,66291737762555</text:p>
          </table:table-cell>
          <table:table-cell office:value-type="float" office:value="0.193383062933056" calcext:value-type="float">
            <text:p>0,193383062933056</text:p>
          </table:table-cell>
          <table:table-cell office:value-type="float" office:value="5.03461139341023" calcext:value-type="float">
            <text:p>5,03461139341023</text:p>
          </table:table-cell>
          <table:table-cell office:value-type="float" office:value="0.059574372" calcext:value-type="float">
            <text:p>0,0595743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40.52830188679" calcext:value-type="float">
            <text:p>2740,52830188679</text:p>
          </table:table-cell>
          <table:table-cell office:value-type="float" office:value="0.954029629629629" calcext:value-type="float">
            <text:p>0,95402962962962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537175174814044" calcext:value-type="float">
            <text:p>5,37E-04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0444444444444444" calcext:value-type="float">
            <text:p>4,44E-04</text:p>
          </table:table-cell>
          <table:table-cell office:value-type="float" office:value="0.0573767960744235" calcext:value-type="float">
            <text:p>0,057376796074424</text:p>
          </table:table-cell>
          <table:table-cell office:value-type="float" office:value="0.178310952851625" calcext:value-type="float">
            <text:p>0,178310952851625</text:p>
          </table:table-cell>
          <table:table-cell office:value-type="float" office:value="4.66291737762555" calcext:value-type="float">
            <text:p>4,66291737762555</text:p>
          </table:table-cell>
          <table:table-cell office:value-type="float" office:value="0.193383062933056" calcext:value-type="float">
            <text:p>0,193383062933056</text:p>
          </table:table-cell>
          <table:table-cell office:value-type="float" office:value="5.03461139341023" calcext:value-type="float">
            <text:p>5,03461139341023</text:p>
          </table:table-cell>
          <table:table-cell office:value-type="float" office:value="0.047659473" calcext:value-type="float">
            <text:p>0,0476594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40.52830188679" calcext:value-type="float">
            <text:p>2740,52830188679</text:p>
          </table:table-cell>
          <table:table-cell office:value-type="float" office:value="0.795022222222222" calcext:value-type="float">
            <text:p>0,795022222222222</text:p>
          </table:table-cell>
          <table:table-cell office:value-type="float" office:value="18" calcext:value-type="float">
            <text:p>18</text:p>
          </table:table-cell>
          <table:table-cell office:value-type="float" office:value="0.00217014470310545" calcext:value-type="float">
            <text:p>0,002170144703105</text:p>
          </table:table-cell>
          <table:table-cell table:style-name="Default" office:value-type="float" office:value="0.00122222222222222" calcext:value-type="float">
            <text:p>0,001222222222222</text:p>
          </table:table-cell>
          <table:table-cell table:style-name="Default" office:value-type="float" office:value="0.00233333333333333" calcext:value-type="float">
            <text:p>0,002333333333333</text:p>
          </table:table-cell>
          <table:table-cell office:value-type="float" office:value="0.057640858721174" calcext:value-type="float">
            <text:p>0,057640858721174</text:p>
          </table:table-cell>
          <table:table-cell office:value-type="float" office:value="0.150324501170321" calcext:value-type="float">
            <text:p>0,150324501170321</text:p>
          </table:table-cell>
          <table:table-cell office:value-type="float" office:value="5.33604845837298" calcext:value-type="float">
            <text:p>5,33604845837298</text:p>
          </table:table-cell>
          <table:table-cell office:value-type="float" office:value="0.781252093117962" calcext:value-type="float">
            <text:p>0,781252093117962</text:p>
          </table:table-cell>
          <table:table-cell office:value-type="float" office:value="6.26762505266126" calcext:value-type="float">
            <text:p>6,26762505266126</text:p>
          </table:table-cell>
          <table:table-cell office:value-type="float" office:value="0.283305301" calcext:value-type="float">
            <text:p>0,2833053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40.52830188679" calcext:value-type="float">
            <text:p>2740,52830188679</text:p>
          </table:table-cell>
          <table:table-cell office:value-type="float" office:value="0.795022222222222" calcext:value-type="float">
            <text:p>0,795022222222222</text:p>
          </table:table-cell>
          <table:table-cell office:value-type="float" office:value="18" calcext:value-type="float">
            <text:p>18</text:p>
          </table:table-cell>
          <table:table-cell office:value-type="float" office:value="0.00217014470310545" calcext:value-type="float">
            <text:p>0,002170144703105</text:p>
          </table:table-cell>
          <table:table-cell office:value-type="float" office:value="0.000555555555555556" calcext:value-type="float">
            <text:p>5,56E-04</text:p>
          </table:table-cell>
          <table:table-cell table:style-name="Default" office:value-type="float" office:value="0.001" calcext:value-type="float">
            <text:p>0,001</text:p>
          </table:table-cell>
          <table:table-cell office:value-type="float" office:value="0.057640858721174" calcext:value-type="float">
            <text:p>0,057640858721174</text:p>
          </table:table-cell>
          <table:table-cell office:value-type="float" office:value="0.150324501170321" calcext:value-type="float">
            <text:p>0,150324501170321</text:p>
          </table:table-cell>
          <table:table-cell office:value-type="float" office:value="5.33604845837298" calcext:value-type="float">
            <text:p>5,33604845837298</text:p>
          </table:table-cell>
          <table:table-cell office:value-type="float" office:value="0.781252093117962" calcext:value-type="float">
            <text:p>0,781252093117962</text:p>
          </table:table-cell>
          <table:table-cell office:value-type="float" office:value="6.26762505266126" calcext:value-type="float">
            <text:p>6,26762505266126</text:p>
          </table:table-cell>
          <table:table-cell office:value-type="float" office:value="0.09744669" calcext:value-type="float">
            <text:p>0,097446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40.52830188679" calcext:value-type="float">
            <text:p>2740,52830188679</text:p>
          </table:table-cell>
          <table:table-cell office:value-type="float" office:value="0.795022222222222" calcext:value-type="float">
            <text:p>0,795022222222222</text:p>
          </table:table-cell>
          <table:table-cell office:value-type="float" office:value="18" calcext:value-type="float">
            <text:p>18</text:p>
          </table:table-cell>
          <table:table-cell office:value-type="float" office:value="0.00217014470310545" calcext:value-type="float">
            <text:p>0,002170144703105</text:p>
          </table:table-cell>
          <table:table-cell office:value-type="float" office:value="0.000222222222222222" calcext:value-type="float">
            <text:p>2,22E-04</text:p>
          </table:table-cell>
          <table:table-cell table:style-name="Default" office:value-type="float" office:value="0.00122222222222222" calcext:value-type="float">
            <text:p>0,001222222222222</text:p>
          </table:table-cell>
          <table:table-cell office:value-type="float" office:value="0.057640858721174" calcext:value-type="float">
            <text:p>0,057640858721174</text:p>
          </table:table-cell>
          <table:table-cell office:value-type="float" office:value="0.150324501170321" calcext:value-type="float">
            <text:p>0,150324501170321</text:p>
          </table:table-cell>
          <table:table-cell office:value-type="float" office:value="5.33604845837298" calcext:value-type="float">
            <text:p>5,33604845837298</text:p>
          </table:table-cell>
          <table:table-cell office:value-type="float" office:value="0.781252093117962" calcext:value-type="float">
            <text:p>0,781252093117962</text:p>
          </table:table-cell>
          <table:table-cell office:value-type="float" office:value="6.26762505266126" calcext:value-type="float">
            <text:p>6,26762505266126</text:p>
          </table:table-cell>
          <table:table-cell office:value-type="float" office:value="0.080399482" calcext:value-type="float">
            <text:p>0,0803994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40.52830188679" calcext:value-type="float">
            <text:p>2740,52830188679</text:p>
          </table:table-cell>
          <table:table-cell office:value-type="float" office:value="0.795022222222222" calcext:value-type="float">
            <text:p>0,795022222222222</text:p>
          </table:table-cell>
          <table:table-cell office:value-type="float" office:value="18" calcext:value-type="float">
            <text:p>18</text:p>
          </table:table-cell>
          <table:table-cell office:value-type="float" office:value="0.00217014470310545" calcext:value-type="float">
            <text:p>0,002170144703105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0777777777777778" calcext:value-type="float">
            <text:p>7,78E-04</text:p>
          </table:table-cell>
          <table:table-cell office:value-type="float" office:value="0.057640858721174" calcext:value-type="float">
            <text:p>0,057640858721174</text:p>
          </table:table-cell>
          <table:table-cell office:value-type="float" office:value="0.150324501170321" calcext:value-type="float">
            <text:p>0,150324501170321</text:p>
          </table:table-cell>
          <table:table-cell office:value-type="float" office:value="5.33604845837298" calcext:value-type="float">
            <text:p>5,33604845837298</text:p>
          </table:table-cell>
          <table:table-cell office:value-type="float" office:value="0.781252093117962" calcext:value-type="float">
            <text:p>0,781252093117962</text:p>
          </table:table-cell>
          <table:table-cell office:value-type="float" office:value="6.26762505266126" calcext:value-type="float">
            <text:p>6,26762505266126</text:p>
          </table:table-cell>
          <table:table-cell office:value-type="float" office:value="0.066676317" calcext:value-type="float">
            <text:p>0,0666763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740.52830188679" calcext:value-type="float">
            <text:p>2740,52830188679</text:p>
          </table:table-cell>
          <table:table-cell office:value-type="float" office:value="0.795022222222222" calcext:value-type="float">
            <text:p>0,795022222222222</text:p>
          </table:table-cell>
          <table:table-cell office:value-type="float" office:value="18" calcext:value-type="float">
            <text:p>18</text:p>
          </table:table-cell>
          <table:table-cell office:value-type="float" office:value="0.00217014470310545" calcext:value-type="float">
            <text:p>0,002170144703105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0444444444444444" calcext:value-type="float">
            <text:p>4,44E-04</text:p>
          </table:table-cell>
          <table:table-cell office:value-type="float" office:value="0.057640858721174" calcext:value-type="float">
            <text:p>0,057640858721174</text:p>
          </table:table-cell>
          <table:table-cell office:value-type="float" office:value="0.150324501170321" calcext:value-type="float">
            <text:p>0,150324501170321</text:p>
          </table:table-cell>
          <table:table-cell office:value-type="float" office:value="5.33604845837298" calcext:value-type="float">
            <text:p>5,33604845837298</text:p>
          </table:table-cell>
          <table:table-cell office:value-type="float" office:value="0.781252093117962" calcext:value-type="float">
            <text:p>0,781252093117962</text:p>
          </table:table-cell>
          <table:table-cell office:value-type="float" office:value="6.26762505266126" calcext:value-type="float">
            <text:p>6,26762505266126</text:p>
          </table:table-cell>
          <table:table-cell office:value-type="float" office:value="0.058408726" calcext:value-type="float">
            <text:p>0,0584087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93.61092670271" calcext:value-type="float">
            <text:p>2593,61092670271</text:p>
          </table:table-cell>
          <table:table-cell office:value-type="float" office:value="0.961872222222222" calcext:value-type="float">
            <text:p>0,96187222222222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427818106529878" calcext:value-type="float">
            <text:p>4,28E-04</text:p>
          </table:table-cell>
          <table:table-cell table:style-name="Default" office:value-type="float" office:value="0.00177777777777778" calcext:value-type="float">
            <text:p>0,001777777777778</text:p>
          </table:table-cell>
          <table:table-cell table:style-name="Default" office:value-type="float" office:value="0.00222222222222222" calcext:value-type="float">
            <text:p>0,002222222222222</text:p>
          </table:table-cell>
          <table:table-cell office:value-type="float" office:value="0.0545848355759389" calcext:value-type="float">
            <text:p>0,054584835575939</text:p>
          </table:table-cell>
          <table:table-cell office:value-type="float" office:value="0.179201379289816" calcext:value-type="float">
            <text:p>0,179201379289816</text:p>
          </table:table-cell>
          <table:table-cell office:value-type="float" office:value="6.12106696117218" calcext:value-type="float">
            <text:p>6,12106696117218</text:p>
          </table:table-cell>
          <table:table-cell office:value-type="float" office:value="0.154014518350756" calcext:value-type="float">
            <text:p>0,154014518350756</text:p>
          </table:table-cell>
          <table:table-cell office:value-type="float" office:value="6.45428285881276" calcext:value-type="float">
            <text:p>6,45428285881276</text:p>
          </table:table-cell>
          <table:table-cell office:value-type="float" office:value="0.260727492" calcext:value-type="float">
            <text:p>0,2607274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93.61092670271" calcext:value-type="float">
            <text:p>2593,61092670271</text:p>
          </table:table-cell>
          <table:table-cell office:value-type="float" office:value="0.961872222222222" calcext:value-type="float">
            <text:p>0,96187222222222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427818106529878" calcext:value-type="float">
            <text:p>4,28E-04</text:p>
          </table:table-cell>
          <table:table-cell office:value-type="float" office:value="0.000555555555555556" calcext:value-type="float">
            <text:p>5,56E-04</text:p>
          </table:table-cell>
          <table:table-cell table:style-name="Default" office:value-type="float" office:value="0.00122222222222222" calcext:value-type="float">
            <text:p>0,001222222222222</text:p>
          </table:table-cell>
          <table:table-cell office:value-type="float" office:value="0.0545848355759389" calcext:value-type="float">
            <text:p>0,054584835575939</text:p>
          </table:table-cell>
          <table:table-cell office:value-type="float" office:value="0.179201379289816" calcext:value-type="float">
            <text:p>0,179201379289816</text:p>
          </table:table-cell>
          <table:table-cell office:value-type="float" office:value="6.12106696117218" calcext:value-type="float">
            <text:p>6,12106696117218</text:p>
          </table:table-cell>
          <table:table-cell office:value-type="float" office:value="0.154014518350756" calcext:value-type="float">
            <text:p>0,154014518350756</text:p>
          </table:table-cell>
          <table:table-cell office:value-type="float" office:value="6.45428285881276" calcext:value-type="float">
            <text:p>6,45428285881276</text:p>
          </table:table-cell>
          <table:table-cell office:value-type="float" office:value="0.079036297" calcext:value-type="float">
            <text:p>0,0790362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93.61092670271" calcext:value-type="float">
            <text:p>2593,61092670271</text:p>
          </table:table-cell>
          <table:table-cell office:value-type="float" office:value="0.961872222222222" calcext:value-type="float">
            <text:p>0,96187222222222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427818106529878" calcext:value-type="float">
            <text:p>4,28E-04</text:p>
          </table:table-cell>
          <table:table-cell office:value-type="float" office:value="0.000555555555555556" calcext:value-type="float">
            <text:p>5,56E-04</text:p>
          </table:table-cell>
          <table:table-cell office:value-type="float" office:value="0.000777777777777778" calcext:value-type="float">
            <text:p>7,78E-04</text:p>
          </table:table-cell>
          <table:table-cell office:value-type="float" office:value="0.0545848355759389" calcext:value-type="float">
            <text:p>0,054584835575939</text:p>
          </table:table-cell>
          <table:table-cell office:value-type="float" office:value="0.179201379289816" calcext:value-type="float">
            <text:p>0,179201379289816</text:p>
          </table:table-cell>
          <table:table-cell office:value-type="float" office:value="6.12106696117218" calcext:value-type="float">
            <text:p>6,12106696117218</text:p>
          </table:table-cell>
          <table:table-cell office:value-type="float" office:value="0.154014518350756" calcext:value-type="float">
            <text:p>0,154014518350756</text:p>
          </table:table-cell>
          <table:table-cell office:value-type="float" office:value="6.45428285881276" calcext:value-type="float">
            <text:p>6,45428285881276</text:p>
          </table:table-cell>
          <table:table-cell office:value-type="float" office:value="0.064490834" calcext:value-type="float">
            <text:p>0,0644908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93.61092670271" calcext:value-type="float">
            <text:p>2593,61092670271</text:p>
          </table:table-cell>
          <table:table-cell office:value-type="float" office:value="0.961872222222222" calcext:value-type="float">
            <text:p>0,96187222222222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427818106529878" calcext:value-type="float">
            <text:p>4,28E-04</text:p>
          </table:table-cell>
          <table:table-cell office:value-type="float" office:value="0.000444444444444444" calcext:value-type="float">
            <text:p>4,44E-04</text:p>
          </table:table-cell>
          <table:table-cell office:value-type="float" office:value="0.000666666666666667" calcext:value-type="float">
            <text:p>6,67E-04</text:p>
          </table:table-cell>
          <table:table-cell office:value-type="float" office:value="0.0545848355759389" calcext:value-type="float">
            <text:p>0,054584835575939</text:p>
          </table:table-cell>
          <table:table-cell office:value-type="float" office:value="0.179201379289816" calcext:value-type="float">
            <text:p>0,179201379289816</text:p>
          </table:table-cell>
          <table:table-cell office:value-type="float" office:value="6.12106696117218" calcext:value-type="float">
            <text:p>6,12106696117218</text:p>
          </table:table-cell>
          <table:table-cell office:value-type="float" office:value="0.154014518350756" calcext:value-type="float">
            <text:p>0,154014518350756</text:p>
          </table:table-cell>
          <table:table-cell office:value-type="float" office:value="6.45428285881276" calcext:value-type="float">
            <text:p>6,45428285881276</text:p>
          </table:table-cell>
          <table:table-cell office:value-type="float" office:value="0.059951664" calcext:value-type="float">
            <text:p>0,0599516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93.61092670271" calcext:value-type="float">
            <text:p>2593,61092670271</text:p>
          </table:table-cell>
          <table:table-cell office:value-type="float" office:value="0.961872222222222" calcext:value-type="float">
            <text:p>0,96187222222222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0427818106529878" calcext:value-type="float">
            <text:p>4,28E-04</text:p>
          </table:table-cell>
          <table:table-cell office:value-type="float" office:value="0.000888888888888889" calcext:value-type="float">
            <text:p>8,89E-04</text:p>
          </table:table-cell>
          <table:table-cell table:style-name="Default" office:value-type="float" office:value="0.00111111111111111" calcext:value-type="float">
            <text:p>0,001111111111111</text:p>
          </table:table-cell>
          <table:table-cell office:value-type="float" office:value="0.0545848355759389" calcext:value-type="float">
            <text:p>0,054584835575939</text:p>
          </table:table-cell>
          <table:table-cell office:value-type="float" office:value="0.179201379289816" calcext:value-type="float">
            <text:p>0,179201379289816</text:p>
          </table:table-cell>
          <table:table-cell office:value-type="float" office:value="6.12106696117218" calcext:value-type="float">
            <text:p>6,12106696117218</text:p>
          </table:table-cell>
          <table:table-cell office:value-type="float" office:value="0.154014518350756" calcext:value-type="float">
            <text:p>0,154014518350756</text:p>
          </table:table-cell>
          <table:table-cell office:value-type="float" office:value="6.45428285881276" calcext:value-type="float">
            <text:p>6,45428285881276</text:p>
          </table:table-cell>
          <table:table-cell office:value-type="float" office:value="0.068886709" calcext:value-type="float">
            <text:p>0,0688867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40.52830188679" calcext:value-type="float">
            <text:p>2740,52830188679</text:p>
          </table:table-cell>
          <table:table-cell office:value-type="float" office:value="0.823031481481481" calcext:value-type="float">
            <text:p>0,823031481481481</text:p>
          </table:table-cell>
          <table:table-cell office:value-type="float" office:value="18" calcext:value-type="float">
            <text:p>18</text:p>
          </table:table-cell>
          <table:table-cell office:value-type="float" office:value="0.00177923435811375" calcext:value-type="float">
            <text:p>0,001779234358114</text:p>
          </table:table-cell>
          <table:table-cell office:value-type="float" office:value="0.000666666666666667" calcext:value-type="float">
            <text:p>6,67E-04</text:p>
          </table:table-cell>
          <table:table-cell table:style-name="Default" office:value-type="float" office:value="0.00155555555555556" calcext:value-type="float">
            <text:p>0,001555555555556</text:p>
          </table:table-cell>
          <table:table-cell office:value-type="float" office:value="0.0578971400104822" calcext:value-type="float">
            <text:p>0,057897140010482</text:p>
          </table:table-cell>
          <table:table-cell office:value-type="float" office:value="0.155307715969033" calcext:value-type="float">
            <text:p>0,155307715969033</text:p>
          </table:table-cell>
          <table:table-cell office:value-type="float" office:value="6.70930360016209" calcext:value-type="float">
            <text:p>6,70930360016209</text:p>
          </table:table-cell>
          <table:table-cell office:value-type="float" office:value="0.640524368920949" calcext:value-type="float">
            <text:p>0,640524368920949</text:p>
          </table:table-cell>
          <table:table-cell office:value-type="float" office:value="7.50513568505207" calcext:value-type="float">
            <text:p>7,50513568505207</text:p>
          </table:table-cell>
          <table:table-cell office:value-type="float" office:value="0.264748848" calcext:value-type="float">
            <text:p>0,2647488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40.52830188679" calcext:value-type="float">
            <text:p>2740,52830188679</text:p>
          </table:table-cell>
          <table:table-cell office:value-type="float" office:value="0.823031481481481" calcext:value-type="float">
            <text:p>0,823031481481481</text:p>
          </table:table-cell>
          <table:table-cell office:value-type="float" office:value="18" calcext:value-type="float">
            <text:p>18</text:p>
          </table:table-cell>
          <table:table-cell office:value-type="float" office:value="0.00177923435811375" calcext:value-type="float">
            <text:p>0,001779234358114</text:p>
          </table:table-cell>
          <table:table-cell table:number-columns-repeated="2" office:value-type="float" office:value="0.000888888888888889" calcext:value-type="float">
            <text:p>8,89E-04</text:p>
          </table:table-cell>
          <table:table-cell office:value-type="float" office:value="0.0578971400104822" calcext:value-type="float">
            <text:p>0,057897140010482</text:p>
          </table:table-cell>
          <table:table-cell office:value-type="float" office:value="0.155307715969033" calcext:value-type="float">
            <text:p>0,155307715969033</text:p>
          </table:table-cell>
          <table:table-cell office:value-type="float" office:value="6.70930360016209" calcext:value-type="float">
            <text:p>6,70930360016209</text:p>
          </table:table-cell>
          <table:table-cell office:value-type="float" office:value="0.640524368920949" calcext:value-type="float">
            <text:p>0,640524368920949</text:p>
          </table:table-cell>
          <table:table-cell office:value-type="float" office:value="7.50513568505207" calcext:value-type="float">
            <text:p>7,50513568505207</text:p>
          </table:table-cell>
          <table:table-cell office:value-type="float" office:value="0.082762097" calcext:value-type="float">
            <text:p>0,0827620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40.52830188679" calcext:value-type="float">
            <text:p>2740,52830188679</text:p>
          </table:table-cell>
          <table:table-cell office:value-type="float" office:value="0.823031481481481" calcext:value-type="float">
            <text:p>0,823031481481481</text:p>
          </table:table-cell>
          <table:table-cell office:value-type="float" office:value="18" calcext:value-type="float">
            <text:p>18</text:p>
          </table:table-cell>
          <table:table-cell office:value-type="float" office:value="0.00177923435811375" calcext:value-type="float">
            <text:p>0,001779234358114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00888888888888889" calcext:value-type="float">
            <text:p>8,89E-04</text:p>
          </table:table-cell>
          <table:table-cell office:value-type="float" office:value="0.0578971400104822" calcext:value-type="float">
            <text:p>0,057897140010482</text:p>
          </table:table-cell>
          <table:table-cell office:value-type="float" office:value="0.155307715969033" calcext:value-type="float">
            <text:p>0,155307715969033</text:p>
          </table:table-cell>
          <table:table-cell office:value-type="float" office:value="6.70930360016209" calcext:value-type="float">
            <text:p>6,70930360016209</text:p>
          </table:table-cell>
          <table:table-cell office:value-type="float" office:value="0.640524368920949" calcext:value-type="float">
            <text:p>0,640524368920949</text:p>
          </table:table-cell>
          <table:table-cell office:value-type="float" office:value="7.50513568505207" calcext:value-type="float">
            <text:p>7,50513568505207</text:p>
          </table:table-cell>
          <table:table-cell office:value-type="float" office:value="0.07042106" calcext:value-type="float">
            <text:p>0,07042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40.52830188679" calcext:value-type="float">
            <text:p>2740,52830188679</text:p>
          </table:table-cell>
          <table:table-cell office:value-type="float" office:value="0.823031481481481" calcext:value-type="float">
            <text:p>0,823031481481481</text:p>
          </table:table-cell>
          <table:table-cell office:value-type="float" office:value="18" calcext:value-type="float">
            <text:p>18</text:p>
          </table:table-cell>
          <table:table-cell office:value-type="float" office:value="0.00177923435811375" calcext:value-type="float">
            <text:p>0,001779234358114</text:p>
          </table:table-cell>
          <table:table-cell office:value-type="float" office:value="0.000222222222222222" calcext:value-type="float">
            <text:p>2,22E-04</text:p>
          </table:table-cell>
          <table:table-cell office:value-type="float" office:value="0.000333333333333333" calcext:value-type="float">
            <text:p>3,33E-04</text:p>
          </table:table-cell>
          <table:table-cell office:value-type="float" office:value="0.0578971400104822" calcext:value-type="float">
            <text:p>0,057897140010482</text:p>
          </table:table-cell>
          <table:table-cell office:value-type="float" office:value="0.155307715969033" calcext:value-type="float">
            <text:p>0,155307715969033</text:p>
          </table:table-cell>
          <table:table-cell office:value-type="float" office:value="6.70930360016209" calcext:value-type="float">
            <text:p>6,70930360016209</text:p>
          </table:table-cell>
          <table:table-cell office:value-type="float" office:value="0.640524368920949" calcext:value-type="float">
            <text:p>0,640524368920949</text:p>
          </table:table-cell>
          <table:table-cell office:value-type="float" office:value="7.50513568505207" calcext:value-type="float">
            <text:p>7,50513568505207</text:p>
          </table:table-cell>
          <table:table-cell office:value-type="float" office:value="0.05789412" calcext:value-type="float">
            <text:p>0,057894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740.52830188679" calcext:value-type="float">
            <text:p>2740,52830188679</text:p>
          </table:table-cell>
          <table:table-cell office:value-type="float" office:value="0.823031481481481" calcext:value-type="float">
            <text:p>0,823031481481481</text:p>
          </table:table-cell>
          <table:table-cell office:value-type="float" office:value="18" calcext:value-type="float">
            <text:p>18</text:p>
          </table:table-cell>
          <table:table-cell office:value-type="float" office:value="0.00177923435811375" calcext:value-type="float">
            <text:p>0,001779234358114</text:p>
          </table:table-cell>
          <table:table-cell office:value-type="float" office:value="0.000111111111111111" calcext:value-type="float">
            <text:p>1,11E-04</text:p>
          </table:table-cell>
          <table:table-cell office:value-type="float" office:value="0.000444444444444444" calcext:value-type="float">
            <text:p>4,44E-04</text:p>
          </table:table-cell>
          <table:table-cell office:value-type="float" office:value="0.0578971400104822" calcext:value-type="float">
            <text:p>0,057897140010482</text:p>
          </table:table-cell>
          <table:table-cell office:value-type="float" office:value="0.155307715969033" calcext:value-type="float">
            <text:p>0,155307715969033</text:p>
          </table:table-cell>
          <table:table-cell office:value-type="float" office:value="6.70930360016209" calcext:value-type="float">
            <text:p>6,70930360016209</text:p>
          </table:table-cell>
          <table:table-cell office:value-type="float" office:value="0.640524368920949" calcext:value-type="float">
            <text:p>0,640524368920949</text:p>
          </table:table-cell>
          <table:table-cell office:value-type="float" office:value="7.50513568505207" calcext:value-type="float">
            <text:p>7,50513568505207</text:p>
          </table:table-cell>
          <table:table-cell office:value-type="float" office:value="0.052476311" calcext:value-type="float">
            <text:p>0,052476311</text:p>
          </table:table-cell>
        </table:table-row>
      </table:table>
      <table:table table:name="NO_STORAGE_AVG" table:style-name="ta1">
        <table:table-column table:style-name="co14" table:number-columns-repeated="5" table:default-cell-style-name="Default"/>
        <table:table-column table:style-name="co14" table:number-columns-repeated="3" table:default-cell-style-name="ce1"/>
        <table:table-column table:style-name="co14" table:number-columns-repeated="6" table:default-cell-style-name="Default"/>
        <table:table-row table:style-name="ro1">
          <table:table-cell table:number-columns-repeated="2" office:value-type="string" calcext:value-type="string">
            <text:p>#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formula="of:=AVERAGE([NO_STORAGE.A2:.A6])" office:value-type="float" office:value="20" calcext:value-type="float">
            <text:p>20</text:p>
          </table:table-cell>
          <table:table-cell table:formula="of:=AVERAGE([NO_STORAGE.B2:.B6])" office:value-type="float" office:value="5" calcext:value-type="float">
            <text:p>5</text:p>
          </table:table-cell>
          <table:table-cell table:formula="of:=AVERAGE([NO_STORAGE.C2:.C6])" office:value-type="float" office:value="2701.82641509434" calcext:value-type="float">
            <text:p>2701,82641509434</text:p>
          </table:table-cell>
          <table:table-cell table:formula="of:=AVERAGE([NO_STORAGE.D2:.D6])" office:value-type="float" office:value="0.186666666666667" calcext:value-type="float">
            <text:p>0,186666666666667</text:p>
          </table:table-cell>
          <table:table-cell table:formula="of:=AVERAGE([NO_STORAGE.E2:.E6])" office:value-type="float" office:value="0" calcext:value-type="float">
            <text:p>0</text:p>
          </table:table-cell>
          <table:table-cell table:style-name="Default" table:formula="of:=AVERAGE([NO_STORAGE.F2:.F6])" office:value-type="float" office:value="0" calcext:value-type="float">
            <text:p>0</text:p>
          </table:table-cell>
          <table:table-cell table:formula="of:=AVERAGE([NO_STORAGE.G2:.G6])" office:value-type="float" office:value="0.0000444444444444444" calcext:value-type="float">
            <text:p>4,44E-05</text:p>
          </table:table-cell>
          <table:table-cell table:formula="of:=AVERAGE([NO_STORAGE.H2:.H6])" office:value-type="float" office:value="0.000244444444444444" calcext:value-type="float">
            <text:p>2,44E-04</text:p>
          </table:table-cell>
          <table:table-cell table:formula="of:=AVERAGE([NO_STORAGE.I2:.I6])" office:value-type="float" office:value="0.056509751336478" calcext:value-type="float">
            <text:p>0,056509751336478</text:p>
          </table:table-cell>
          <table:table-cell table:formula="of:=AVERAGE([NO_STORAGE.J2:.J6])" office:value-type="float" office:value="0.0428720024939544" calcext:value-type="float">
            <text:p>0,042872002493954</text:p>
          </table:table-cell>
          <table:table-cell table:style-name="ce1" table:formula="of:=AVERAGE([NO_STORAGE.K2:.K6])" office:value-type="float" office:value="0.366109042014466" calcext:value-type="float">
            <text:p>3,66E-01</text:p>
          </table:table-cell>
          <table:table-cell table:formula="of:=AVERAGE([NO_STORAGE.L2:.L6])" office:value-type="float" office:value="0" calcext:value-type="float">
            <text:p>0</text:p>
          </table:table-cell>
          <table:table-cell table:formula="of:=AVERAGE([NO_STORAGE.M2:.M6])" office:value-type="float" office:value="0.40898104450842" calcext:value-type="float">
            <text:p>0,40898104450842</text:p>
          </table:table-cell>
          <table:table-cell table:formula="of:=AVERAGE([NO_STORAGE.N2:.N6])" office:value-type="float" office:value="0.0397964764" calcext:value-type="float">
            <text:p>0,03979647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NO_STORAGE.B7:.B11])" office:value-type="float" office:value="10" calcext:value-type="float">
            <text:p>10</text:p>
          </table:table-cell>
          <table:table-cell table:formula="of:=AVERAGE([NO_STORAGE.C7:.C11])" office:value-type="float" office:value="2703.54716981132" calcext:value-type="float">
            <text:p>2703,54716981132</text:p>
          </table:table-cell>
          <table:table-cell table:formula="of:=AVERAGE([NO_STORAGE.D7:.D11])" office:value-type="float" office:value="0.282222222222222" calcext:value-type="float">
            <text:p>0,282222222222222</text:p>
          </table:table-cell>
          <table:table-cell table:formula="of:=AVERAGE([NO_STORAGE.E7:.E11])" office:value-type="float" office:value="0" calcext:value-type="float">
            <text:p>0</text:p>
          </table:table-cell>
          <table:table-cell table:style-name="Default" table:formula="of:=AVERAGE([NO_STORAGE.F7:.F11])" office:value-type="float" office:value="0" calcext:value-type="float">
            <text:p>0</text:p>
          </table:table-cell>
          <table:table-cell table:formula="of:=AVERAGE([NO_STORAGE.G7:.G11])" office:value-type="float" office:value="0.0000222222222222222" calcext:value-type="float">
            <text:p>2,22E-05</text:p>
          </table:table-cell>
          <table:table-cell table:formula="of:=AVERAGE([NO_STORAGE.H7:.H11])" office:value-type="float" office:value="0.000377777777777778" calcext:value-type="float">
            <text:p>3,78E-04</text:p>
          </table:table-cell>
          <table:table-cell table:style-name="ce1" table:formula="of:=AVERAGE([NO_STORAGE.I7:.I11])" office:value-type="float" office:value="0.0564692917872117" calcext:value-type="float">
            <text:p>5,65E-02</text:p>
          </table:table-cell>
          <table:table-cell table:formula="of:=AVERAGE([NO_STORAGE.J7:.J11])" office:value-type="float" office:value="0.0597113139198632" calcext:value-type="float">
            <text:p>0,059711313919863</text:p>
          </table:table-cell>
          <table:table-cell table:formula="of:=AVERAGE([NO_STORAGE.K7:.K11])" office:value-type="float" office:value="0.723936653354203" calcext:value-type="float">
            <text:p>0,723936653354203</text:p>
          </table:table-cell>
          <table:table-cell table:formula="of:=AVERAGE([NO_STORAGE.L7:.L11])" office:value-type="float" office:value="0" calcext:value-type="float">
            <text:p>0</text:p>
          </table:table-cell>
          <table:table-cell table:formula="of:=AVERAGE([NO_STORAGE.M7:.M11])" office:value-type="float" office:value="0.783647967274066" calcext:value-type="float">
            <text:p>0,783647967274066</text:p>
          </table:table-cell>
          <table:table-cell table:formula="of:=AVERAGE([NO_STORAGE.N7:.N11])" office:value-type="float" office:value="0.0492170748" calcext:value-type="float">
            <text:p>0,04921707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NO_STORAGE.B12:.B16])" office:value-type="float" office:value="15" calcext:value-type="float">
            <text:p>15</text:p>
          </table:table-cell>
          <table:table-cell table:formula="of:=AVERAGE([NO_STORAGE.C12:.C16])" office:value-type="float" office:value="2703.54716981132" calcext:value-type="float">
            <text:p>2703,54716981132</text:p>
          </table:table-cell>
          <table:table-cell table:formula="of:=AVERAGE([NO_STORAGE.D12:.D16])" office:value-type="float" office:value="0.463333333333333" calcext:value-type="float">
            <text:p>0,463333333333333</text:p>
          </table:table-cell>
          <table:table-cell table:formula="of:=AVERAGE([NO_STORAGE.E12:.E16])" office:value-type="float" office:value="0" calcext:value-type="float">
            <text:p>0</text:p>
          </table:table-cell>
          <table:table-cell table:formula="of:=AVERAGE([NO_STORAGE.F12:.F16])" office:value-type="float" office:value="0" calcext:value-type="float">
            <text:p>0,00E+00</text:p>
          </table:table-cell>
          <table:table-cell table:formula="of:=AVERAGE([NO_STORAGE.G12:.G16])" office:value-type="float" office:value="0.0000444444444444444" calcext:value-type="float">
            <text:p>4,44E-05</text:p>
          </table:table-cell>
          <table:table-cell table:formula="of:=AVERAGE([NO_STORAGE.H12:.H16])" office:value-type="float" office:value="0.000555555555555556" calcext:value-type="float">
            <text:p>5,56E-04</text:p>
          </table:table-cell>
          <table:table-cell table:formula="of:=AVERAGE([NO_STORAGE.I12:.I16])" office:value-type="float" office:value="0.0563150580136269" calcext:value-type="float">
            <text:p>0,056315058013627</text:p>
          </table:table-cell>
          <table:table-cell table:formula="of:=AVERAGE([NO_STORAGE.J12:.J16])" office:value-type="float" office:value="0.0916140113944691" calcext:value-type="float">
            <text:p>0,091614011394469</text:p>
          </table:table-cell>
          <table:table-cell table:formula="of:=AVERAGE([NO_STORAGE.K12:.K16])" office:value-type="float" office:value="1.05107066130141" calcext:value-type="float">
            <text:p>1,05107066130141</text:p>
          </table:table-cell>
          <table:table-cell table:formula="of:=AVERAGE([NO_STORAGE.L12:.L16])" office:value-type="float" office:value="0" calcext:value-type="float">
            <text:p>0</text:p>
          </table:table-cell>
          <table:table-cell table:formula="of:=AVERAGE([NO_STORAGE.M12:.M16])" office:value-type="float" office:value="1.14268467269588" calcext:value-type="float">
            <text:p>1,14268467269588</text:p>
          </table:table-cell>
          <table:table-cell table:formula="of:=AVERAGE([NO_STORAGE.N12:.N16])" office:value-type="float" office:value="0.070374777" calcext:value-type="float">
            <text:p>0,0703747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NO_STORAGE.B17:.B21])" office:value-type="float" office:value="20" calcext:value-type="float">
            <text:p>20</text:p>
          </table:table-cell>
          <table:table-cell table:formula="of:=AVERAGE([NO_STORAGE.C17:.C21])" office:value-type="float" office:value="2605.41194581518" calcext:value-type="float">
            <text:p>2605,41194581518</text:p>
          </table:table-cell>
          <table:table-cell table:formula="of:=AVERAGE([NO_STORAGE.D17:.D21])" office:value-type="float" office:value="0.566666666666667" calcext:value-type="float">
            <text:p>0,566666666666667</text:p>
          </table:table-cell>
          <table:table-cell table:formula="of:=AVERAGE([NO_STORAGE.E17:.E21])" office:value-type="float" office:value="0" calcext:value-type="float">
            <text:p>0</text:p>
          </table:table-cell>
          <table:table-cell table:formula="of:=AVERAGE([NO_STORAGE.F17:.F21])" office:value-type="float" office:value="0" calcext:value-type="float">
            <text:p>0,00E+00</text:p>
          </table:table-cell>
          <table:table-cell table:formula="of:=AVERAGE([NO_STORAGE.G17:.G21])" office:value-type="float" office:value="0.0000222222222222222" calcext:value-type="float">
            <text:p>2,22E-05</text:p>
          </table:table-cell>
          <table:table-cell table:formula="of:=AVERAGE([NO_STORAGE.H17:.H21])" office:value-type="float" office:value="0.000577777777777778" calcext:value-type="float">
            <text:p>5,78E-04</text:p>
          </table:table-cell>
          <table:table-cell table:formula="of:=AVERAGE([NO_STORAGE.I17:.I21])" office:value-type="float" office:value="0.05422931590852" calcext:value-type="float">
            <text:p>0,05422931590852</text:p>
          </table:table-cell>
          <table:table-cell table:formula="of:=AVERAGE([NO_STORAGE.J17:.J21])" office:value-type="float" office:value="0.109463961728005" calcext:value-type="float">
            <text:p>0,109463961728005</text:p>
          </table:table-cell>
          <table:table-cell table:formula="of:=AVERAGE([NO_STORAGE.K17:.K21])" office:value-type="float" office:value="1.39185938676304" calcext:value-type="float">
            <text:p>1,39185938676304</text:p>
          </table:table-cell>
          <table:table-cell table:formula="of:=AVERAGE([NO_STORAGE.L17:.L21])" office:value-type="float" office:value="0" calcext:value-type="float">
            <text:p>0</text:p>
          </table:table-cell>
          <table:table-cell table:formula="of:=AVERAGE([NO_STORAGE.M17:.M21])" office:value-type="float" office:value="1.50132334849104" calcext:value-type="float">
            <text:p>1,50132334849104</text:p>
          </table:table-cell>
          <table:table-cell table:formula="of:=AVERAGE([NO_STORAGE.N17:.N21])" office:value-type="float" office:value="0.0638661436" calcext:value-type="float">
            <text:p>0,06386614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NO_STORAGE.B22:.B26])" office:value-type="float" office:value="25" calcext:value-type="float">
            <text:p>25</text:p>
          </table:table-cell>
          <table:table-cell table:formula="of:=AVERAGE([NO_STORAGE.C22:.C26])" office:value-type="float" office:value="2703.74716981132" calcext:value-type="float">
            <text:p>2703,74716981132</text:p>
          </table:table-cell>
          <table:table-cell table:formula="of:=AVERAGE([NO_STORAGE.D22:.D26])" office:value-type="float" office:value="0.615555555555556" calcext:value-type="float">
            <text:p>0,615555555555556</text:p>
          </table:table-cell>
          <table:table-cell table:formula="of:=AVERAGE([NO_STORAGE.E22:.E26])" office:value-type="float" office:value="0" calcext:value-type="float">
            <text:p>0</text:p>
          </table:table-cell>
          <table:table-cell table:formula="of:=AVERAGE([NO_STORAGE.F22:.F26])" office:value-type="float" office:value="0" calcext:value-type="float">
            <text:p>0,00E+00</text:p>
          </table:table-cell>
          <table:table-cell table:formula="of:=AVERAGE([NO_STORAGE.G22:.G26])" office:value-type="float" office:value="0.0000666666666666667" calcext:value-type="float">
            <text:p>6,67E-05</text:p>
          </table:table-cell>
          <table:table-cell table:formula="of:=AVERAGE([NO_STORAGE.H22:.H26])" office:value-type="float" office:value="0.000533333333333333" calcext:value-type="float">
            <text:p>5,33E-04</text:p>
          </table:table-cell>
          <table:table-cell table:formula="of:=AVERAGE([NO_STORAGE.I22:.I26])" office:value-type="float" office:value="0.0562922575786164" calcext:value-type="float">
            <text:p>0,056292257578616</text:p>
          </table:table-cell>
          <table:table-cell table:formula="of:=AVERAGE([NO_STORAGE.J22:.J26])" office:value-type="float" office:value="0.118446769455555" calcext:value-type="float">
            <text:p>0,118446769455555</text:p>
          </table:table-cell>
          <table:table-cell table:formula="of:=AVERAGE([NO_STORAGE.K22:.K26])" office:value-type="float" office:value="1.77500731465561" calcext:value-type="float">
            <text:p>1,77500731465561</text:p>
          </table:table-cell>
          <table:table-cell table:formula="of:=AVERAGE([NO_STORAGE.L22:.L26])" office:value-type="float" office:value="0" calcext:value-type="float">
            <text:p>0</text:p>
          </table:table-cell>
          <table:table-cell table:formula="of:=AVERAGE([NO_STORAGE.M22:.M26])" office:value-type="float" office:value="1.89345408411117" calcext:value-type="float">
            <text:p>1,89345408411117</text:p>
          </table:table-cell>
          <table:table-cell table:formula="of:=AVERAGE([NO_STORAGE.N22:.N26])" office:value-type="float" office:value="0.0719606066" calcext:value-type="float">
            <text:p>0,07196060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NO_STORAGE.B7:.B11])" office:value-type="float" office:value="10" calcext:value-type="float">
            <text:p>10</text:p>
          </table:table-cell>
          <table:table-cell table:formula="of:=AVERAGE([NO_STORAGE.C27:.C31])" office:value-type="float" office:value="2593.61092670271" calcext:value-type="float">
            <text:p>2593,61092670271</text:p>
          </table:table-cell>
          <table:table-cell table:formula="of:=AVERAGE([NO_STORAGE.D27:.D31])" office:value-type="float" office:value="0.714279629629629" calcext:value-type="float">
            <text:p>0,714279629629629</text:p>
          </table:table-cell>
          <table:table-cell table:formula="of:=AVERAGE([NO_STORAGE.E27:.E31])" office:value-type="float" office:value="9" calcext:value-type="float">
            <text:p>9</text:p>
          </table:table-cell>
          <table:table-cell table:formula="of:=AVERAGE([NO_STORAGE.F27:.F31])" office:value-type="float" office:value="0.0008109374436849" calcext:value-type="float">
            <text:p>8,11E-04</text:p>
          </table:table-cell>
          <table:table-cell table:formula="of:=AVERAGE([NO_STORAGE.G27:.G31])" office:value-type="float" office:value="0.000377777777777778" calcext:value-type="float">
            <text:p>3,78E-04</text:p>
          </table:table-cell>
          <table:table-cell table:formula="of:=AVERAGE([NO_STORAGE.H27:.H31])" office:value-type="float" office:value="0.000688888888888889" calcext:value-type="float">
            <text:p>6,89E-04</text:p>
          </table:table-cell>
          <table:table-cell table:formula="of:=AVERAGE([NO_STORAGE.I27:.I31])" office:value-type="float" office:value="0.0544263299163596" calcext:value-type="float">
            <text:p>0,05442632991636</text:p>
          </table:table-cell>
          <table:table-cell table:style-name="ce1" table:formula="of:=AVERAGE([NO_STORAGE.J27:.J31])" office:value-type="float" office:value="0.135522860667958" calcext:value-type="float">
            <text:p>1,36E-01</text:p>
          </table:table-cell>
          <table:table-cell table:formula="of:=AVERAGE([NO_STORAGE.K27:.K31])" office:value-type="float" office:value="4.09829948452421" calcext:value-type="float">
            <text:p>4,09829948452421</text:p>
          </table:table-cell>
          <table:table-cell table:formula="of:=AVERAGE([NO_STORAGE.L27:.L31])" office:value-type="float" office:value="0.291937479726564" calcext:value-type="float">
            <text:p>0,291937479726564</text:p>
          </table:table-cell>
          <table:table-cell table:formula="of:=AVERAGE([NO_STORAGE.M27:.M31])" office:value-type="float" office:value="4.52575982491873" calcext:value-type="float">
            <text:p>4,52575982491873</text:p>
          </table:table-cell>
          <table:table-cell table:formula="of:=AVERAGE([NO_STORAGE.N27:.N31])" office:value-type="float" office:value="0.0901964506" calcext:value-type="float">
            <text:p>0,09019645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NO_STORAGE.B32:.B36])" office:value-type="float" office:value="35" calcext:value-type="float">
            <text:p>35</text:p>
          </table:table-cell>
          <table:table-cell table:formula="of:=AVERAGE([NO_STORAGE.C32:.C36])" office:value-type="float" office:value="2740.52830188679" calcext:value-type="float">
            <text:p>2740,52830188679</text:p>
          </table:table-cell>
          <table:table-cell table:formula="of:=AVERAGE([NO_STORAGE.D32:.D36])" office:value-type="float" office:value="0.954029629629629" calcext:value-type="float">
            <text:p>0,954029629629629</text:p>
          </table:table-cell>
          <table:table-cell table:formula="of:=AVERAGE([NO_STORAGE.E32:.E36])" office:value-type="float" office:value="9" calcext:value-type="float">
            <text:p>9</text:p>
          </table:table-cell>
          <table:table-cell table:formula="of:=AVERAGE([NO_STORAGE.F32:.F36])" office:value-type="float" office:value="0.000537175174814044" calcext:value-type="float">
            <text:p>5,37E-04</text:p>
          </table:table-cell>
          <table:table-cell table:formula="of:=AVERAGE([NO_STORAGE.G32:.G36])" office:value-type="float" office:value="0.001" calcext:value-type="float">
            <text:p>1,00E-03</text:p>
          </table:table-cell>
          <table:table-cell table:formula="of:=AVERAGE([NO_STORAGE.H32:.H36])" office:value-type="float" office:value="0.00122222222222222" calcext:value-type="float">
            <text:p>1,22E-03</text:p>
          </table:table-cell>
          <table:table-cell table:formula="of:=AVERAGE([NO_STORAGE.I32:.I36])" office:value-type="float" office:value="0.0573767960744235" calcext:value-type="float">
            <text:p>0,057376796074424</text:p>
          </table:table-cell>
          <table:table-cell table:style-name="ce1" table:formula="of:=AVERAGE([NO_STORAGE.J32:.J36])" office:value-type="float" office:value="0.178310952851625" calcext:value-type="float">
            <text:p>1,78E-01</text:p>
          </table:table-cell>
          <table:table-cell table:formula="of:=AVERAGE([NO_STORAGE.K32:.K36])" office:value-type="float" office:value="4.66291737762555" calcext:value-type="float">
            <text:p>4,66291737762555</text:p>
          </table:table-cell>
          <table:table-cell table:formula="of:=AVERAGE([NO_STORAGE.L32:.L36])" office:value-type="float" office:value="0.193383062933056" calcext:value-type="float">
            <text:p>0,193383062933056</text:p>
          </table:table-cell>
          <table:table-cell table:formula="of:=AVERAGE([NO_STORAGE.M32:.M36])" office:value-type="float" office:value="5.03461139341023" calcext:value-type="float">
            <text:p>5,03461139341023</text:p>
          </table:table-cell>
          <table:table-cell table:formula="of:=AVERAGE([NO_STORAGE.N32:.N36])" office:value-type="float" office:value="0.0959488106" calcext:value-type="float">
            <text:p>0,0959488106</text:p>
          </table:table-cell>
        </table:table-row>
        <table:table-row table:style-name="ro1">
          <table:table-cell table:formula="of:=AVERAGE([NO_STORAGE.A37:.A41])" office:value-type="float" office:value="20" calcext:value-type="float">
            <text:p>20</text:p>
          </table:table-cell>
          <table:table-cell table:formula="of:=AVERAGE([NO_STORAGE.B37:.B41])" office:value-type="float" office:value="40" calcext:value-type="float">
            <text:p>40</text:p>
          </table:table-cell>
          <table:table-cell table:formula="of:=AVERAGE([NO_STORAGE.C37:.C41])" office:value-type="float" office:value="2740.52830188679" calcext:value-type="float">
            <text:p>2740,52830188679</text:p>
          </table:table-cell>
          <table:table-cell table:formula="of:=AVERAGE([NO_STORAGE.D37:.D41])" office:value-type="float" office:value="0.795022222222222" calcext:value-type="float">
            <text:p>0,795022222222222</text:p>
          </table:table-cell>
          <table:table-cell table:formula="of:=AVERAGE([NO_STORAGE.E37:.E41])" office:value-type="float" office:value="18" calcext:value-type="float">
            <text:p>18</text:p>
          </table:table-cell>
          <table:table-cell table:formula="of:=AVERAGE([NO_STORAGE.F37:.F41])" office:value-type="float" office:value="0.00217014470310545" calcext:value-type="float">
            <text:p>2,17E-03</text:p>
          </table:table-cell>
          <table:table-cell table:formula="of:=AVERAGE([NO_STORAGE.G37:.G41])" office:value-type="float" office:value="0.000511111111111111" calcext:value-type="float">
            <text:p>5,11E-04</text:p>
          </table:table-cell>
          <table:table-cell table:formula="of:=AVERAGE([NO_STORAGE.H37:.H41])" office:value-type="float" office:value="0.00115555555555556" calcext:value-type="float">
            <text:p>1,16E-03</text:p>
          </table:table-cell>
          <table:table-cell table:formula="of:=AVERAGE([NO_STORAGE.I37:.I41])" office:value-type="float" office:value="0.057640858721174" calcext:value-type="float">
            <text:p>0,057640858721174</text:p>
          </table:table-cell>
          <table:table-cell table:style-name="ce1" table:formula="of:=AVERAGE([NO_STORAGE.J37:.J41])" office:value-type="float" office:value="0.150324501170321" calcext:value-type="float">
            <text:p>1,50E-01</text:p>
          </table:table-cell>
          <table:table-cell table:formula="of:=AVERAGE([NO_STORAGE.K37:.K41])" office:value-type="float" office:value="5.33604845837298" calcext:value-type="float">
            <text:p>5,33604845837298</text:p>
          </table:table-cell>
          <table:table-cell table:formula="of:=AVERAGE([NO_STORAGE.L37:.L41])" office:value-type="float" office:value="0.781252093117962" calcext:value-type="float">
            <text:p>0,781252093117962</text:p>
          </table:table-cell>
          <table:table-cell table:formula="of:=AVERAGE([NO_STORAGE.M37:.M41])" office:value-type="float" office:value="6.26762505266126" calcext:value-type="float">
            <text:p>6,26762505266126</text:p>
          </table:table-cell>
          <table:table-cell table:formula="of:=AVERAGE([NO_STORAGE.N37:.N41])" office:value-type="float" office:value="0.1172473032" calcext:value-type="float">
            <text:p>0,1172473032</text:p>
          </table:table-cell>
        </table:table-row>
        <table:table-row table:style-name="ro1">
          <table:table-cell table:formula="of:=AVERAGE([NO_STORAGE.A42:.A46])" office:value-type="float" office:value="20" calcext:value-type="float">
            <text:p>20</text:p>
          </table:table-cell>
          <table:table-cell table:formula="of:=AVERAGE([NO_STORAGE.B42:.B46])" office:value-type="float" office:value="45" calcext:value-type="float">
            <text:p>45</text:p>
          </table:table-cell>
          <table:table-cell table:formula="of:=AVERAGE([NO_STORAGE.C42:.C46])" office:value-type="float" office:value="2593.61092670271" calcext:value-type="float">
            <text:p>2593,61092670271</text:p>
          </table:table-cell>
          <table:table-cell table:formula="of:=AVERAGE([NO_STORAGE.D42:.D46])" office:value-type="float" office:value="0.961872222222222" calcext:value-type="float">
            <text:p>0,961872222222222</text:p>
          </table:table-cell>
          <table:table-cell table:formula="of:=AVERAGE([NO_STORAGE.E42:.E46])" office:value-type="float" office:value="9" calcext:value-type="float">
            <text:p>9</text:p>
          </table:table-cell>
          <table:table-cell table:formula="of:=AVERAGE([NO_STORAGE.F42:.F46])" office:value-type="float" office:value="0.000427818106529878" calcext:value-type="float">
            <text:p>4,28E-04</text:p>
          </table:table-cell>
          <table:table-cell table:formula="of:=AVERAGE([NO_STORAGE.G42:.G46])" office:value-type="float" office:value="0.000844444444444444" calcext:value-type="float">
            <text:p>8,44E-04</text:p>
          </table:table-cell>
          <table:table-cell table:formula="of:=AVERAGE([NO_STORAGE.H42:.H46])" office:value-type="float" office:value="0.0012" calcext:value-type="float">
            <text:p>1,20E-03</text:p>
          </table:table-cell>
          <table:table-cell table:formula="of:=AVERAGE([NO_STORAGE.I42:.I46])" office:value-type="float" office:value="0.0545848355759389" calcext:value-type="float">
            <text:p>0,054584835575939</text:p>
          </table:table-cell>
          <table:table-cell table:style-name="ce1" table:formula="of:=AVERAGE([NO_STORAGE.J42:.J46])" office:value-type="float" office:value="0.179201379289816" calcext:value-type="float">
            <text:p>1,79E-01</text:p>
          </table:table-cell>
          <table:table-cell table:formula="of:=AVERAGE([NO_STORAGE.K42:.K46])" office:value-type="float" office:value="6.12106696117218" calcext:value-type="float">
            <text:p>6,12106696117218</text:p>
          </table:table-cell>
          <table:table-cell table:formula="of:=AVERAGE([NO_STORAGE.L42:.L46])" office:value-type="float" office:value="0.154014518350756" calcext:value-type="float">
            <text:p>0,154014518350756</text:p>
          </table:table-cell>
          <table:table-cell table:formula="of:=AVERAGE([NO_STORAGE.M42:.M46])" office:value-type="float" office:value="6.45428285881276" calcext:value-type="float">
            <text:p>6,45428285881276</text:p>
          </table:table-cell>
          <table:table-cell table:formula="of:=AVERAGE([NO_STORAGE.N42:.N46])" office:value-type="float" office:value="0.1066185992" calcext:value-type="float">
            <text:p>0,1066185992</text:p>
          </table:table-cell>
        </table:table-row>
        <table:table-row table:style-name="ro1">
          <table:table-cell table:formula="of:=AVERAGE([NO_STORAGE.A47:.A51])" office:value-type="float" office:value="20" calcext:value-type="float">
            <text:p>20</text:p>
          </table:table-cell>
          <table:table-cell table:formula="of:=AVERAGE([NO_STORAGE.B47:.B51])" office:value-type="float" office:value="50" calcext:value-type="float">
            <text:p>50</text:p>
          </table:table-cell>
          <table:table-cell table:formula="of:=AVERAGE([NO_STORAGE.C47:.C51])" office:value-type="float" office:value="2740.52830188679" calcext:value-type="float">
            <text:p>2740,52830188679</text:p>
          </table:table-cell>
          <table:table-cell table:formula="of:=AVERAGE([NO_STORAGE.D47:.D51])" office:value-type="float" office:value="0.823031481481481" calcext:value-type="float">
            <text:p>0,823031481481481</text:p>
          </table:table-cell>
          <table:table-cell table:formula="of:=AVERAGE([NO_STORAGE.E47:.E51])" office:value-type="float" office:value="18" calcext:value-type="float">
            <text:p>18</text:p>
          </table:table-cell>
          <table:table-cell table:style-name="Default" table:formula="of:=AVERAGE([NO_STORAGE.F47:.F51])" office:value-type="float" office:value="0.00177923435811375" calcext:value-type="float">
            <text:p>0,001779234358114</text:p>
          </table:table-cell>
          <table:table-cell table:formula="of:=AVERAGE([NO_STORAGE.G47:.G51])" office:value-type="float" office:value="0.000444444444444444" calcext:value-type="float">
            <text:p>4,44E-04</text:p>
          </table:table-cell>
          <table:table-cell table:formula="of:=AVERAGE([NO_STORAGE.H47:.H51])" office:value-type="float" office:value="0.000822222222222222" calcext:value-type="float">
            <text:p>8,22E-04</text:p>
          </table:table-cell>
          <table:table-cell table:formula="of:=AVERAGE([NO_STORAGE.I47:.I51])" office:value-type="float" office:value="0.0578971400104822" calcext:value-type="float">
            <text:p>0,057897140010482</text:p>
          </table:table-cell>
          <table:table-cell table:formula="of:=AVERAGE([NO_STORAGE.J47:.J51])" office:value-type="float" office:value="0.155307715969033" calcext:value-type="float">
            <text:p>0,155307715969033</text:p>
          </table:table-cell>
          <table:table-cell table:formula="of:=AVERAGE([NO_STORAGE.K47:.K51])" office:value-type="float" office:value="6.70930360016209" calcext:value-type="float">
            <text:p>6,70930360016209</text:p>
          </table:table-cell>
          <table:table-cell table:formula="of:=AVERAGE([NO_STORAGE.L47:.L51])" office:value-type="float" office:value="0.640524368920949" calcext:value-type="float">
            <text:p>0,640524368920949</text:p>
          </table:table-cell>
          <table:table-cell table:formula="of:=AVERAGE([NO_STORAGE.M47:.M51])" office:value-type="float" office:value="7.50513568505207" calcext:value-type="float">
            <text:p>7,50513568505207</text:p>
          </table:table-cell>
          <table:table-cell table:formula="of:=AVERAGE([NO_STORAGE.N47:.N51])" office:value-type="float" office:value="0.1056604872" calcext:value-type="float">
            <text:p>0,1056604872</text:p>
          </table:table-cell>
        </table:table-row>
      </table:table>
      <table:table table:name="GREEDY_ERROR_RATE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Greedy_MSTRGMT_AVG.C2]-[BFMC_RS_AVG.C2])/[BFMC_RS_AVG.C2]" office:value-type="float" office:value="0.00238063979083336" calcext:value-type="float">
            <text:p>0,002380639790833</text:p>
          </table:table-cell>
          <table:table-cell table:formula="of:=ABS([Greedy_MSTRGMT_AVG.D2]-[BFMC_RS_AVG.D2])/[BFMC_RS_AVG.D2]" office:value-type="float" office:value="0.714285714285714" calcext:value-type="float">
            <text:p>0,714285714285714</text:p>
          </table:table-cell>
          <table:table-cell table:formula="of:=ABS([Greedy_MSTRGMT_AVG.E2]-[BFMC_RS_AVG.E2])/[BFMC_RS_AVG.E2]" office:value-type="string" office:string-value="" calcext:value-type="error">
            <text:p>#DIV/0!</text:p>
          </table:table-cell>
          <table:table-cell table:formula="of:=ABS([Greedy_MSTRGMT_AVG.F2]-[BFMC_RS_AVG.F2])/[BFMC_RS_AVG.F2]" office:value-type="string" office:string-value="" calcext:value-type="error">
            <text:p>#DIV/0!</text:p>
          </table:table-cell>
          <table:table-cell table:formula="of:=ABS([Greedy_MSTRGMT_AVG.G2]-[BFMC_RS_AVG.G2])/[BFMC_RS_AVG.G2]" office:value-type="float" office:value="0.975" calcext:value-type="float">
            <text:p>0,975</text:p>
          </table:table-cell>
          <table:table-cell table:formula="of:=ABS([Greedy_MSTRGMT_AVG.H2]-[BFMC_RS_AVG.H2])/[BFMC_RS_AVG.H2]" office:value-type="float" office:value="0.781818181818182" calcext:value-type="float">
            <text:p>0,781818181818182</text:p>
          </table:table-cell>
          <table:table-cell table:formula="of:=ABS([Greedy_MSTRGMT_AVG.I2]-[BFMC_RS_AVG.I2])/[BFMC_RS_AVG.I2]" office:value-type="float" office:value="0.244852712047578" calcext:value-type="float">
            <text:p>0,244852712047578</text:p>
          </table:table-cell>
          <table:table-cell table:formula="of:=ABS([Greedy_MSTRGMT_AVG.J2]-[BFMC_RS_AVG.J2])/[BFMC_RS_AVG.J2]" office:value-type="float" office:value="0.70989885133802" calcext:value-type="float">
            <text:p>0,70989885133802</text:p>
          </table:table-cell>
          <table:table-cell table:formula="of:=ABS([Greedy_MSTRGMT_AVG.K2]-[BFMC_RS_AVG.K2])/[BFMC_RS_AVG.K2]" office:value-type="float" office:value="0" calcext:value-type="float">
            <text:p>0</text:p>
          </table:table-cell>
          <table:table-cell table:formula="of:=ABS([Greedy_MSTRGMT_AVG.L2]-[BFMC_RS_AVG.L2])/[BFMC_RS_AVG.L2]" office:value-type="string" office:string-value="" calcext:value-type="error">
            <text:p>#DIV/0!</text:p>
          </table:table-cell>
          <table:table-cell table:formula="of:=[Greedy_MSTRGMT_AVG.M2]/[BFMC_RS_AVG.M2]" office:value-type="float" office:value="5.64499014449723" calcext:value-type="float">
            <text:p>5,64499014449723</text:p>
          </table:table-cell>
          <table:table-cell table:formula="of:=[BFMC_RS_AVG.N2]/[Greedy_MSTRGMT_AVG.N2]" office:value-type="float" office:value="1.56639404961389" calcext:value-type="float">
            <text:p>1,566394049613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Greedy_MSTRGMT_AVG.C3]-[BFMC_RS_AVG.C3])/[BFMC_RS_AVG.C3]" office:value-type="float" office:value="0.00293325330802307" calcext:value-type="float">
            <text:p>0,002933253308023</text:p>
          </table:table-cell>
          <table:table-cell table:formula="of:=ABS([Greedy_MSTRGMT_AVG.D3]-[BFMC_RS_AVG.D3])/[BFMC_RS_AVG.D3]" office:value-type="float" office:value="0.385826771653543" calcext:value-type="float">
            <text:p>0,385826771653543</text:p>
          </table:table-cell>
          <table:table-cell table:formula="of:=ABS([Greedy_MSTRGMT_AVG.E3]-[BFMC_RS_AVG.E3])/[BFMC_RS_AVG.E3]" office:value-type="string" office:string-value="" calcext:value-type="error">
            <text:p>#DIV/0!</text:p>
          </table:table-cell>
          <table:table-cell table:formula="of:=ABS([Greedy_MSTRGMT_AVG.F3]-[BFMC_RS_AVG.F3])/[BFMC_RS_AVG.F3]" office:value-type="string" office:string-value="" calcext:value-type="error">
            <text:p>#DIV/0!</text:p>
          </table:table-cell>
          <table:table-cell table:formula="of:=ABS([Greedy_MSTRGMT_AVG.G3]-[BFMC_RS_AVG.G3])/[BFMC_RS_AVG.G3]" office:value-type="float" office:value="0.979591836734694" calcext:value-type="float">
            <text:p>0,979591836734694</text:p>
          </table:table-cell>
          <table:table-cell table:formula="of:=ABS([Greedy_MSTRGMT_AVG.H3]-[BFMC_RS_AVG.H3])/[BFMC_RS_AVG.H3]" office:value-type="float" office:value="0.632352941176471" calcext:value-type="float">
            <text:p>0,632352941176471</text:p>
          </table:table-cell>
          <table:table-cell table:formula="of:=ABS([Greedy_MSTRGMT_AVG.I3]-[BFMC_RS_AVG.I3])/[BFMC_RS_AVG.I3]" office:value-type="float" office:value="0.256974907965788" calcext:value-type="float">
            <text:p>0,256974907965788</text:p>
          </table:table-cell>
          <table:table-cell table:formula="of:=ABS([Greedy_MSTRGMT_AVG.J3]-[BFMC_RS_AVG.J3])/[BFMC_RS_AVG.J3]" office:value-type="float" office:value="0.383970785691676" calcext:value-type="float">
            <text:p>0,383970785691676</text:p>
          </table:table-cell>
          <table:table-cell table:formula="of:=ABS([Greedy_MSTRGMT_AVG.K3]-[BFMC_RS_AVG.K3])/[BFMC_RS_AVG.K3]" office:value-type="float" office:value="0" calcext:value-type="float">
            <text:p>0</text:p>
          </table:table-cell>
          <table:table-cell table:formula="of:=ABS([Greedy_MSTRGMT_AVG.L3]-[BFMC_RS_AVG.L3])/[BFMC_RS_AVG.L3]" office:value-type="string" office:string-value="" calcext:value-type="error">
            <text:p>#DIV/0!</text:p>
          </table:table-cell>
          <table:table-cell table:formula="of:=[Greedy_MSTRGMT_AVG.M3]/[BFMC_RS_AVG.M3]" office:value-type="float" office:value="6.88543604791327" calcext:value-type="float">
            <text:p>6,88543604791327</text:p>
          </table:table-cell>
          <table:table-cell table:formula="of:=[BFMC_RS_AVG.N3]/[Greedy_MSTRGMT_AVG.N3]" office:value-type="float" office:value="2.12422710678117" calcext:value-type="float">
            <text:p>2,124227106781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Greedy_MSTRGMT_AVG.C4]-[BFMC_RS_AVG.C4])/[BFMC_RS_AVG.C4]" office:value-type="float" office:value="0.00348738205572005" calcext:value-type="float">
            <text:p>0,00348738205572</text:p>
          </table:table-cell>
          <table:table-cell table:formula="of:=ABS([Greedy_MSTRGMT_AVG.D4]-[BFMC_RS_AVG.D4])/[BFMC_RS_AVG.D4]" office:value-type="float" office:value="0.414868105515587" calcext:value-type="float">
            <text:p>0,414868105515587</text:p>
          </table:table-cell>
          <table:table-cell table:formula="of:=ABS([Greedy_MSTRGMT_AVG.E4]-[BFMC_RS_AVG.E4])/[BFMC_RS_AVG.E4]" office:value-type="string" office:string-value="" calcext:value-type="error">
            <text:p>#DIV/0!</text:p>
          </table:table-cell>
          <table:table-cell table:formula="of:=ABS([Greedy_MSTRGMT_AVG.F4]-[BFMC_RS_AVG.F4])/[BFMC_RS_AVG.F4]" office:value-type="string" office:string-value="" calcext:value-type="error">
            <text:p>#DIV/0!</text:p>
          </table:table-cell>
          <table:table-cell table:formula="of:=ABS([Greedy_MSTRGMT_AVG.G4]-[BFMC_RS_AVG.G4])/[BFMC_RS_AVG.G4]" office:value-type="float" office:value="1" calcext:value-type="float">
            <text:p>1</text:p>
          </table:table-cell>
          <table:table-cell table:formula="of:=ABS([Greedy_MSTRGMT_AVG.H4]-[BFMC_RS_AVG.H4])/[BFMC_RS_AVG.H4]" office:value-type="float" office:value="0.542372881355932" calcext:value-type="float">
            <text:p>0,542372881355932</text:p>
          </table:table-cell>
          <table:table-cell table:formula="of:=ABS([Greedy_MSTRGMT_AVG.I4]-[BFMC_RS_AVG.I4])/[BFMC_RS_AVG.I4]" office:value-type="float" office:value="0.475132938738271" calcext:value-type="float">
            <text:p>0,475132938738271</text:p>
          </table:table-cell>
          <table:table-cell table:formula="of:=ABS([Greedy_MSTRGMT_AVG.J4]-[BFMC_RS_AVG.J4])/[BFMC_RS_AVG.J4]" office:value-type="float" office:value="0.413596397320662" calcext:value-type="float">
            <text:p>0,413596397320662</text:p>
          </table:table-cell>
          <table:table-cell table:formula="of:=ABS([Greedy_MSTRGMT_AVG.K4]-[BFMC_RS_AVG.K4])/[BFMC_RS_AVG.K4]" office:value-type="float" office:value="0" calcext:value-type="float">
            <text:p>0</text:p>
          </table:table-cell>
          <table:table-cell table:formula="of:=ABS([Greedy_MSTRGMT_AVG.L4]-[BFMC_RS_AVG.L4])/[BFMC_RS_AVG.L4]" office:value-type="string" office:string-value="" calcext:value-type="error">
            <text:p>#DIV/0!</text:p>
          </table:table-cell>
          <table:table-cell table:formula="of:=[Greedy_MSTRGMT_AVG.M4]/[BFMC_RS_AVG.M4]" office:value-type="float" office:value="4.78128307767106" calcext:value-type="float">
            <text:p>4,78128307767106</text:p>
          </table:table-cell>
          <table:table-cell table:formula="of:=[BFMC_RS_AVG.N4]/[Greedy_MSTRGMT_AVG.N4]" office:value-type="float" office:value="3.5058995066263" calcext:value-type="float">
            <text:p>3,505899506626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Greedy_MSTRGMT_AVG.C5]-[BFMC_RS_AVG.C5])/[BFMC_RS_AVG.C5]" office:value-type="float" office:value="0.00377226407615832" calcext:value-type="float">
            <text:p>0,003772264076158</text:p>
          </table:table-cell>
          <table:table-cell table:formula="of:=ABS([Greedy_MSTRGMT_AVG.D5]-[BFMC_RS_AVG.D5])/[BFMC_RS_AVG.D5]" office:value-type="float" office:value="0.307843137254902" calcext:value-type="float">
            <text:p>0,307843137254902</text:p>
          </table:table-cell>
          <table:table-cell table:formula="of:=ABS([Greedy_MSTRGMT_AVG.E5]-[BFMC_RS_AVG.E5])/[BFMC_RS_AVG.E5]" office:value-type="string" office:string-value="" calcext:value-type="error">
            <text:p>#DIV/0!</text:p>
          </table:table-cell>
          <table:table-cell table:formula="of:=ABS([Greedy_MSTRGMT_AVG.F5]-[BFMC_RS_AVG.F5])/[BFMC_RS_AVG.F5]" office:value-type="string" office:string-value="" calcext:value-type="error">
            <text:p>#DIV/0!</text:p>
          </table:table-cell>
          <table:table-cell table:formula="of:=ABS([Greedy_MSTRGMT_AVG.G5]-[BFMC_RS_AVG.G5])/[BFMC_RS_AVG.G5]" office:value-type="float" office:value="0.96969696969697" calcext:value-type="float">
            <text:p>0,96969696969697</text:p>
          </table:table-cell>
          <table:table-cell table:formula="of:=ABS([Greedy_MSTRGMT_AVG.H5]-[BFMC_RS_AVG.H5])/[BFMC_RS_AVG.H5]" office:value-type="float" office:value="0.525423728813559" calcext:value-type="float">
            <text:p>0,525423728813559</text:p>
          </table:table-cell>
          <table:table-cell table:formula="of:=ABS([Greedy_MSTRGMT_AVG.I5]-[BFMC_RS_AVG.I5])/[BFMC_RS_AVG.I5]" office:value-type="float" office:value="0.508931368295372" calcext:value-type="float">
            <text:p>0,508931368295372</text:p>
          </table:table-cell>
          <table:table-cell table:formula="of:=ABS([Greedy_MSTRGMT_AVG.J5]-[BFMC_RS_AVG.J5])/[BFMC_RS_AVG.J5]" office:value-type="float" office:value="0.306984253719943" calcext:value-type="float">
            <text:p>0,306984253719943</text:p>
          </table:table-cell>
          <table:table-cell table:formula="of:=ABS([Greedy_MSTRGMT_AVG.K5]-[BFMC_RS_AVG.K5])/[BFMC_RS_AVG.K5]" office:value-type="float" office:value="0" calcext:value-type="float">
            <text:p>0</text:p>
          </table:table-cell>
          <table:table-cell table:formula="of:=ABS([Greedy_MSTRGMT_AVG.L5]-[BFMC_RS_AVG.L5])/[BFMC_RS_AVG.L5]" office:value-type="string" office:string-value="" calcext:value-type="error">
            <text:p>#DIV/0!</text:p>
          </table:table-cell>
          <table:table-cell table:formula="of:=[Greedy_MSTRGMT_AVG.M5]/[BFMC_RS_AVG.M5]" office:value-type="float" office:value="3.93690454090896" calcext:value-type="float">
            <text:p>3,93690454090896</text:p>
          </table:table-cell>
          <table:table-cell table:formula="of:=[BFMC_RS_AVG.N5]/[Greedy_MSTRGMT_AVG.N5]" office:value-type="float" office:value="6.52480718475772" calcext:value-type="float">
            <text:p>6,524807184757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Greedy_MSTRGMT_AVG.C6]-[BFMC_RS_AVG.C6])/[BFMC_RS_AVG.C6]" office:value-type="float" office:value="0.00422474469394662" calcext:value-type="float">
            <text:p>0,004224744693947</text:p>
          </table:table-cell>
          <table:table-cell table:formula="of:=ABS([Greedy_MSTRGMT_AVG.D6]-[BFMC_RS_AVG.D6])/[BFMC_RS_AVG.D6]" office:value-type="float" office:value="0.288808664259928" calcext:value-type="float">
            <text:p>0,288808664259928</text:p>
          </table:table-cell>
          <table:table-cell table:formula="of:=ABS([Greedy_MSTRGMT_AVG.E6]-[BFMC_RS_AVG.E6])/[BFMC_RS_AVG.E6]" office:value-type="string" office:string-value="" calcext:value-type="error">
            <text:p>#DIV/0!</text:p>
          </table:table-cell>
          <table:table-cell table:formula="of:=ABS([Greedy_MSTRGMT_AVG.F6]-[BFMC_RS_AVG.F6])/[BFMC_RS_AVG.F6]" office:value-type="string" office:string-value="" calcext:value-type="error">
            <text:p>#DIV/0!</text:p>
          </table:table-cell>
          <table:table-cell table:formula="of:=ABS([Greedy_MSTRGMT_AVG.G6]-[BFMC_RS_AVG.G6])/[BFMC_RS_AVG.G6]" office:value-type="float" office:value="0.945945945945946" calcext:value-type="float">
            <text:p>0,945945945945946</text:p>
          </table:table-cell>
          <table:table-cell table:formula="of:=ABS([Greedy_MSTRGMT_AVG.H6]-[BFMC_RS_AVG.H6])/[BFMC_RS_AVG.H6]" office:value-type="float" office:value="0.491525423728814" calcext:value-type="float">
            <text:p>0,491525423728814</text:p>
          </table:table-cell>
          <table:table-cell table:formula="of:=ABS([Greedy_MSTRGMT_AVG.I6]-[BFMC_RS_AVG.I6])/[BFMC_RS_AVG.I6]" office:value-type="float" office:value="0.492054677986938" calcext:value-type="float">
            <text:p>0,492054677986938</text:p>
          </table:table-cell>
          <table:table-cell table:formula="of:=ABS([Greedy_MSTRGMT_AVG.J6]-[BFMC_RS_AVG.J6])/[BFMC_RS_AVG.J6]" office:value-type="float" office:value="0.287997386428704" calcext:value-type="float">
            <text:p>0,287997386428704</text:p>
          </table:table-cell>
          <table:table-cell table:formula="of:=ABS([Greedy_MSTRGMT_AVG.K6]-[BFMC_RS_AVG.K6])/[BFMC_RS_AVG.K6]" office:value-type="float" office:value="0" calcext:value-type="float">
            <text:p>0</text:p>
          </table:table-cell>
          <table:table-cell table:formula="of:=ABS([Greedy_MSTRGMT_AVG.L6]-[BFMC_RS_AVG.L6])/[BFMC_RS_AVG.L6]" office:value-type="string" office:string-value="" calcext:value-type="error">
            <text:p>#DIV/0!</text:p>
          </table:table-cell>
          <table:table-cell table:formula="of:=[Greedy_MSTRGMT_AVG.M6]/[BFMC_RS_AVG.M6]" office:value-type="float" office:value="3.40979055483591" calcext:value-type="float">
            <text:p>3,40979055483591</text:p>
          </table:table-cell>
          <table:table-cell table:formula="of:=[BFMC_RS_AVG.N6]/[Greedy_MSTRGMT_AVG.N6]" office:value-type="float" office:value="5.80082444725533" calcext:value-type="float">
            <text:p>5,800824447255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Greedy_MSTRGMT_AVG.C7]-[BFMC_RS_AVG.C7])/[BFMC_RS_AVG.C7]" office:value-type="float" office:value="0.00470009668802834" calcext:value-type="float">
            <text:p>0,004700096688028</text:p>
          </table:table-cell>
          <table:table-cell table:formula="of:=ABS([Greedy_MSTRGMT_AVG.D7]-[BFMC_RS_AVG.D7])/[BFMC_RS_AVG.D7]" office:value-type="float" office:value="0.131175468483816" calcext:value-type="float">
            <text:p>0,131175468483816</text:p>
          </table:table-cell>
          <table:table-cell table:formula="of:=ABS([Greedy_MSTRGMT_AVG.E7]-[BFMC_RS_AVG.E7])/[BFMC_RS_AVG.E7]" office:value-type="string" office:string-value="" calcext:value-type="error">
            <text:p>#DIV/0!</text:p>
          </table:table-cell>
          <table:table-cell table:formula="of:=ABS([Greedy_MSTRGMT_AVG.F7]-[BFMC_RS_AVG.F7])/[BFMC_RS_AVG.F7]" office:value-type="string" office:string-value="" calcext:value-type="error">
            <text:p>#DIV/0!</text:p>
          </table:table-cell>
          <table:table-cell table:formula="of:=ABS([Greedy_MSTRGMT_AVG.G7]-[BFMC_RS_AVG.G7])/[BFMC_RS_AVG.G7]" office:value-type="float" office:value="1" calcext:value-type="float">
            <text:p>1</text:p>
          </table:table-cell>
          <table:table-cell table:formula="of:=ABS([Greedy_MSTRGMT_AVG.H7]-[BFMC_RS_AVG.H7])/[BFMC_RS_AVG.H7]" office:value-type="float" office:value="0.517241379310345" calcext:value-type="float">
            <text:p>0,517241379310345</text:p>
          </table:table-cell>
          <table:table-cell table:formula="of:=ABS([Greedy_MSTRGMT_AVG.I7]-[BFMC_RS_AVG.I7])/[BFMC_RS_AVG.I7]" office:value-type="float" office:value="0.295284628601695" calcext:value-type="float">
            <text:p>0,295284628601695</text:p>
          </table:table-cell>
          <table:table-cell table:formula="of:=ABS([Greedy_MSTRGMT_AVG.J7]-[BFMC_RS_AVG.J7])/[BFMC_RS_AVG.J7]" office:value-type="float" office:value="0.13073619821474" calcext:value-type="float">
            <text:p>0,13073619821474</text:p>
          </table:table-cell>
          <table:table-cell table:formula="of:=ABS([Greedy_MSTRGMT_AVG.K7]-[BFMC_RS_AVG.K7])/[BFMC_RS_AVG.K7]" office:value-type="float" office:value="0" calcext:value-type="float">
            <text:p>0</text:p>
          </table:table-cell>
          <table:table-cell table:formula="of:=ABS([Greedy_MSTRGMT_AVG.L7]-[BFMC_RS_AVG.L7])/[BFMC_RS_AVG.L7]" office:value-type="string" office:string-value="" calcext:value-type="error">
            <text:p>#DIV/0!</text:p>
          </table:table-cell>
          <table:table-cell table:formula="of:=[Greedy_MSTRGMT_AVG.M7]/[BFMC_RS_AVG.M7]" office:value-type="float" office:value="3.11491620181696" calcext:value-type="float">
            <text:p>3,11491620181696</text:p>
          </table:table-cell>
          <table:table-cell table:formula="of:=[BFMC_RS_AVG.N7]/[Greedy_MSTRGMT_AVG.N7]" office:value-type="float" office:value="7.52424534532957" calcext:value-type="float">
            <text:p>7,524245345329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ABS([Greedy_MSTRGMT_AVG.C8]-[BFMC_RS_AVG.C8])/[BFMC_RS_AVG.C8]" office:value-type="float" office:value="0.00431062739469615" calcext:value-type="float">
            <text:p>0,004310627394696</text:p>
          </table:table-cell>
          <table:table-cell table:formula="of:=ABS([Greedy_MSTRGMT_AVG.D8]-[BFMC_RS_AVG.D8])/[BFMC_RS_AVG.D8]" office:value-type="float" office:value="0.0769230769230769" calcext:value-type="float">
            <text:p>0,076923076923077</text:p>
          </table:table-cell>
          <table:table-cell table:formula="of:=ABS([Greedy_MSTRGMT_AVG.E8]-[BFMC_RS_AVG.E8])/[BFMC_RS_AVG.E8]" office:value-type="string" office:string-value="" calcext:value-type="error">
            <text:p>#DIV/0!</text:p>
          </table:table-cell>
          <table:table-cell table:formula="of:=ABS([Greedy_MSTRGMT_AVG.F8]-[BFMC_RS_AVG.F8])/[BFMC_RS_AVG.F8]" office:value-type="string" office:string-value="" calcext:value-type="error">
            <text:p>#DIV/0!</text:p>
          </table:table-cell>
          <table:table-cell table:formula="of:=ABS([Greedy_MSTRGMT_AVG.G8]-[BFMC_RS_AVG.G8])/[BFMC_RS_AVG.G8]" office:value-type="float" office:value="1" calcext:value-type="float">
            <text:p>1</text:p>
          </table:table-cell>
          <table:table-cell table:formula="of:=ABS([Greedy_MSTRGMT_AVG.H8]-[BFMC_RS_AVG.H8])/[BFMC_RS_AVG.H8]" office:value-type="float" office:value="0.317073170731707" calcext:value-type="float">
            <text:p>0,317073170731707</text:p>
          </table:table-cell>
          <table:table-cell table:formula="of:=ABS([Greedy_MSTRGMT_AVG.I8]-[BFMC_RS_AVG.I8])/[BFMC_RS_AVG.I8]" office:value-type="float" office:value="0.209520439969517" calcext:value-type="float">
            <text:p>0,209520439969517</text:p>
          </table:table-cell>
          <table:table-cell table:formula="of:=ABS([Greedy_MSTRGMT_AVG.J8]-[BFMC_RS_AVG.J8])/[BFMC_RS_AVG.J8]" office:value-type="float" office:value="0.076612837820749" calcext:value-type="float">
            <text:p>0,076612837820749</text:p>
          </table:table-cell>
          <table:table-cell table:formula="of:=ABS([Greedy_MSTRGMT_AVG.K8]-[BFMC_RS_AVG.K8])/[BFMC_RS_AVG.K8]" office:value-type="float" office:value="0" calcext:value-type="float">
            <text:p>0</text:p>
          </table:table-cell>
          <table:table-cell table:formula="of:=ABS([Greedy_MSTRGMT_AVG.L8]-[BFMC_RS_AVG.L8])/[BFMC_RS_AVG.L8]" office:value-type="string" office:string-value="" calcext:value-type="error">
            <text:p>#DIV/0!</text:p>
          </table:table-cell>
          <table:table-cell table:formula="of:=[Greedy_MSTRGMT_AVG.M8]/[BFMC_RS_AVG.M8]" office:value-type="float" office:value="2.89103500029097" calcext:value-type="float">
            <text:p>2,89103500029097</text:p>
          </table:table-cell>
          <table:table-cell table:formula="of:=[BFMC_RS_AVG.N8]/[Greedy_MSTRGMT_AVG.N8]" office:value-type="float" office:value="8.94945195481659" calcext:value-type="float">
            <text:p>8,949451954816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ABS([Greedy_MSTRGMT_AVG.C9]-[BFMC_RS_AVG.C9])/[BFMC_RS_AVG.C9]" office:value-type="float" office:value="0.0043971049544667" calcext:value-type="float">
            <text:p>0,004397104954467</text:p>
          </table:table-cell>
          <table:table-cell table:formula="of:=ABS([Greedy_MSTRGMT_AVG.D9]-[BFMC_RS_AVG.D9])/[BFMC_RS_AVG.D9]" office:value-type="float" office:value="0.0382848392036754" calcext:value-type="float">
            <text:p>0,038284839203675</text:p>
          </table:table-cell>
          <table:table-cell table:formula="of:=ABS([Greedy_MSTRGMT_AVG.E9]-[BFMC_RS_AVG.E9])/[BFMC_RS_AVG.E9]" office:value-type="string" office:string-value="" calcext:value-type="error">
            <text:p>#DIV/0!</text:p>
          </table:table-cell>
          <table:table-cell table:formula="of:=ABS([Greedy_MSTRGMT_AVG.F9]-[BFMC_RS_AVG.F9])/[BFMC_RS_AVG.F9]" office:value-type="string" office:string-value="" calcext:value-type="error">
            <text:p>#DIV/0!</text:p>
          </table:table-cell>
          <table:table-cell table:formula="of:=ABS([Greedy_MSTRGMT_AVG.G9]-[BFMC_RS_AVG.G9])/[BFMC_RS_AVG.G9]" office:value-type="float" office:value="1" calcext:value-type="float">
            <text:p>1</text:p>
          </table:table-cell>
          <table:table-cell table:formula="of:=ABS([Greedy_MSTRGMT_AVG.H9]-[BFMC_RS_AVG.H9])/[BFMC_RS_AVG.H9]" office:value-type="float" office:value="0.108108108108108" calcext:value-type="float">
            <text:p>0,108108108108108</text:p>
          </table:table-cell>
          <table:table-cell table:formula="of:=ABS([Greedy_MSTRGMT_AVG.I9]-[BFMC_RS_AVG.I9])/[BFMC_RS_AVG.I9]" office:value-type="float" office:value="0.0650163999206468" calcext:value-type="float">
            <text:p>0,065016399920647</text:p>
          </table:table-cell>
          <table:table-cell table:formula="of:=ABS([Greedy_MSTRGMT_AVG.J9]-[BFMC_RS_AVG.J9])/[BFMC_RS_AVG.J9]" office:value-type="float" office:value="0.0383145574397089" calcext:value-type="float">
            <text:p>0,038314557439709</text:p>
          </table:table-cell>
          <table:table-cell table:formula="of:=ABS([Greedy_MSTRGMT_AVG.K9]-[BFMC_RS_AVG.K9])/[BFMC_RS_AVG.K9]" office:value-type="float" office:value="0" calcext:value-type="float">
            <text:p>0</text:p>
          </table:table-cell>
          <table:table-cell table:formula="of:=ABS([Greedy_MSTRGMT_AVG.L9]-[BFMC_RS_AVG.L9])/[BFMC_RS_AVG.L9]" office:value-type="string" office:string-value="" calcext:value-type="error">
            <text:p>#DIV/0!</text:p>
          </table:table-cell>
          <table:table-cell table:formula="of:=[Greedy_MSTRGMT_AVG.M9]/[BFMC_RS_AVG.M9]" office:value-type="float" office:value="2.72188186031328" calcext:value-type="float">
            <text:p>2,72188186031328</text:p>
          </table:table-cell>
          <table:table-cell table:formula="of:=[BFMC_RS_AVG.N9]/[Greedy_MSTRGMT_AVG.N9]" office:value-type="float" office:value="5.53015075956815" calcext:value-type="float">
            <text:p>5,530150759568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ABS([Greedy_MSTRGMT_AVG.C10]-[BFMC_RS_AVG.C10])/[BFMC_RS_AVG.C10]" office:value-type="float" office:value="0.00427263229959789" calcext:value-type="float">
            <text:p>0,004272632299598</text:p>
          </table:table-cell>
          <table:table-cell table:formula="of:=ABS([Greedy_MSTRGMT_AVG.D10]-[BFMC_RS_AVG.D10])/[BFMC_RS_AVG.D10]" office:value-type="float" office:value="0.0814814814814815" calcext:value-type="float">
            <text:p>0,081481481481482</text:p>
          </table:table-cell>
          <table:table-cell table:formula="of:=ABS([Greedy_MSTRGMT_AVG.E10]-[BFMC_RS_AVG.E10])/[BFMC_RS_AVG.E10]" office:value-type="string" office:string-value="" calcext:value-type="error">
            <text:p>#DIV/0!</text:p>
          </table:table-cell>
          <table:table-cell table:formula="of:=ABS([Greedy_MSTRGMT_AVG.F10]-[BFMC_RS_AVG.F10])/[BFMC_RS_AVG.F10]" office:value-type="string" office:string-value="" calcext:value-type="error">
            <text:p>#DIV/0!</text:p>
          </table:table-cell>
          <table:table-cell table:formula="of:=ABS([Greedy_MSTRGMT_AVG.G10]-[BFMC_RS_AVG.G10])/[BFMC_RS_AVG.G10]" office:value-type="float" office:value="0.875" calcext:value-type="float">
            <text:p>0,875</text:p>
          </table:table-cell>
          <table:table-cell table:formula="of:=ABS([Greedy_MSTRGMT_AVG.H10]-[BFMC_RS_AVG.H10])/[BFMC_RS_AVG.H10]" office:value-type="float" office:value="0.125" calcext:value-type="float">
            <text:p>0,125</text:p>
          </table:table-cell>
          <table:table-cell table:formula="of:=ABS([Greedy_MSTRGMT_AVG.I10]-[BFMC_RS_AVG.I10])/[BFMC_RS_AVG.I10]" office:value-type="float" office:value="0" calcext:value-type="float">
            <text:p>0</text:p>
          </table:table-cell>
          <table:table-cell table:formula="of:=ABS([Greedy_MSTRGMT_AVG.J10]-[BFMC_RS_AVG.J10])/[BFMC_RS_AVG.J10]" office:value-type="float" office:value="0.0813881754408683" calcext:value-type="float">
            <text:p>0,081388175440868</text:p>
          </table:table-cell>
          <table:table-cell table:formula="of:=ABS([Greedy_MSTRGMT_AVG.K10]-[BFMC_RS_AVG.K10])/[BFMC_RS_AVG.K10]" office:value-type="float" office:value="0" calcext:value-type="float">
            <text:p>0</text:p>
          </table:table-cell>
          <table:table-cell table:formula="of:=ABS([Greedy_MSTRGMT_AVG.L10]-[BFMC_RS_AVG.L10])/[BFMC_RS_AVG.L10]" office:value-type="string" office:string-value="" calcext:value-type="error">
            <text:p>#DIV/0!</text:p>
          </table:table-cell>
          <table:table-cell table:formula="of:=[Greedy_MSTRGMT_AVG.M10]/[BFMC_RS_AVG.M10]" office:value-type="float" office:value="2.53544573166457" calcext:value-type="float">
            <text:p>2,53544573166457</text:p>
          </table:table-cell>
          <table:table-cell table:formula="of:=[BFMC_RS_AVG.N10]/[Greedy_MSTRGMT_AVG.N10]" office:value-type="float" office:value="75.6044472232071" calcext:value-type="float">
            <text:p>75,60444722320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ABS([Greedy_MSTRGMT_AVG.C11]-[BFMC_RS_AVG.C11])/[BFMC_RS_AVG.C11]" office:value-type="float" office:value="0.000242386250848806" calcext:value-type="float">
            <text:p>0,000242386250849</text:p>
          </table:table-cell>
          <table:table-cell table:number-columns-repeated="9"/>
          <table:table-cell table:formula="of:=[Greedy_MSTRGMT_AVG.M11]/[BFMC_RS_AVG.M11]" office:value-type="float" office:value="1.51989197619068" calcext:value-type="float">
            <text:p>1,51989197619068</text:p>
          </table:table-cell>
          <table:table-cell table:formula="of:=[BFMC_RS_AVG.N11]/[Greedy_MSTRGMT_AVG.N11]" office:value-type="float" office:value="23057.4446998482" calcext:value-type="float">
            <text:p>23057,4446998482</text:p>
          </table:table-cell>
        </table:table-row>
      </table:table>
      <table:table table:name="HPSD_ERROR_RATE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HPSD_MSTRGMT_AVG.C2]-[BFMC_RS_AVG.C2])/[BFMC_RS_AVG.C2]" office:value-type="float" office:value="0" calcext:value-type="float">
            <text:p>0</text:p>
          </table:table-cell>
          <table:table-cell table:formula="of:=ABS([HPSD_MSTRGMT_AVG.D2]-[BFMC_RS_AVG.D2])/[BFMC_RS_AVG.D2]" office:value-type="float" office:value="0" calcext:value-type="float">
            <text:p>0</text:p>
          </table:table-cell>
          <table:table-cell table:formula="of:=ABS([HPSD_MSTRGMT_AVG.E2]-[BFMC_RS_AVG.E2])/[BFMC_RS_AVG.E2]" office:value-type="string" office:string-value="" calcext:value-type="error">
            <text:p>#DIV/0!</text:p>
          </table:table-cell>
          <table:table-cell table:formula="of:=ABS([HPSD_MSTRGMT_AVG.F2]-[BFMC_RS_AVG.F2])/[BFMC_RS_AVG.F2]" office:value-type="string" office:string-value="" calcext:value-type="error">
            <text:p>#DIV/0!</text:p>
          </table:table-cell>
          <table:table-cell table:formula="of:=ABS([HPSD_MSTRGMT_AVG.G2]-[BFMC_RS_AVG.G2])/[BFMC_RS_AVG.G2]" office:value-type="float" office:value="0.2" calcext:value-type="float">
            <text:p>0,2</text:p>
          </table:table-cell>
          <table:table-cell table:formula="of:=ABS([HPSD_MSTRGMT_AVG.H2]-[BFMC_RS_AVG.H2])/[BFMC_RS_AVG.H2]" office:value-type="float" office:value="0.254545454545455" calcext:value-type="float">
            <text:p>0,254545454545455</text:p>
          </table:table-cell>
          <table:table-cell table:formula="of:=ABS([HPSD_MSTRGMT_AVG.I2]-[BFMC_RS_AVG.I2])/[BFMC_RS_AVG.I2]" office:value-type="float" office:value="0" calcext:value-type="float">
            <text:p>0</text:p>
          </table:table-cell>
          <table:table-cell table:formula="of:=ABS([HPSD_MSTRGMT_AVG.J2]-[BFMC_RS_AVG.J2])/[BFMC_RS_AVG.J2]" office:value-type="float" office:value="0" calcext:value-type="float">
            <text:p>0</text:p>
          </table:table-cell>
          <table:table-cell table:formula="of:=ABS([HPSD_MSTRGMT_AVG.K2]-[BFMC_RS_AVG.K2])/[BFMC_RS_AVG.K2]" office:value-type="float" office:value="0" calcext:value-type="float">
            <text:p>0</text:p>
          </table:table-cell>
          <table:table-cell table:formula="of:=ABS([HPSD_MSTRGMT_AVG.L2]-[BFMC_RS_AVG.L2])/[BFMC_RS_AVG.L2]" office:value-type="string" office:string-value="" calcext:value-type="error">
            <text:p>#DIV/0!</text:p>
          </table:table-cell>
          <table:table-cell table:formula="of:=[HPSD_MSTRGMT_AVG.M2]/[BFMC_RS_AVG.M2]" office:value-type="float" office:value="1.84295757962097" calcext:value-type="float">
            <text:p>1,84295757962097</text:p>
          </table:table-cell>
          <table:table-cell table:formula="of:=[BFMC_RS_AVG.N2]/[HPSD_MSTRGMT_AVG.N2]" office:value-type="float" office:value="1.00488719826823" calcext:value-type="float">
            <text:p>1,004887198268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HPSD_MSTRGMT_AVG.C3]-[BFMC_RS_AVG.C3])/[BFMC_RS_AVG.C3]" office:value-type="float" office:value="0" calcext:value-type="float">
            <text:p>0</text:p>
          </table:table-cell>
          <table:table-cell table:formula="of:=ABS([HPSD_MSTRGMT_AVG.D3]-[BFMC_RS_AVG.D3])/[BFMC_RS_AVG.D3]" office:value-type="float" office:value="0" calcext:value-type="float">
            <text:p>0</text:p>
          </table:table-cell>
          <table:table-cell table:formula="of:=ABS([HPSD_MSTRGMT_AVG.E3]-[BFMC_RS_AVG.E3])/[BFMC_RS_AVG.E3]" office:value-type="string" office:string-value="" calcext:value-type="error">
            <text:p>#DIV/0!</text:p>
          </table:table-cell>
          <table:table-cell table:formula="of:=ABS([HPSD_MSTRGMT_AVG.F3]-[BFMC_RS_AVG.F3])/[BFMC_RS_AVG.F3]" office:value-type="string" office:string-value="" calcext:value-type="error">
            <text:p>#DIV/0!</text:p>
          </table:table-cell>
          <table:table-cell table:formula="of:=ABS([HPSD_MSTRGMT_AVG.G3]-[BFMC_RS_AVG.G3])/[BFMC_RS_AVG.G3]" office:value-type="float" office:value="1" calcext:value-type="float">
            <text:p>1</text:p>
          </table:table-cell>
          <table:table-cell table:formula="of:=ABS([HPSD_MSTRGMT_AVG.H3]-[BFMC_RS_AVG.H3])/[BFMC_RS_AVG.H3]" office:value-type="float" office:value="0.720588235294118" calcext:value-type="float">
            <text:p>0,720588235294118</text:p>
          </table:table-cell>
          <table:table-cell table:formula="of:=ABS([HPSD_MSTRGMT_AVG.I3]-[BFMC_RS_AVG.I3])/[BFMC_RS_AVG.I3]" office:value-type="float" office:value="0" calcext:value-type="float">
            <text:p>0</text:p>
          </table:table-cell>
          <table:table-cell table:formula="of:=ABS([HPSD_MSTRGMT_AVG.J3]-[BFMC_RS_AVG.J3])/[BFMC_RS_AVG.J3]" office:value-type="float" office:value="0" calcext:value-type="float">
            <text:p>0</text:p>
          </table:table-cell>
          <table:table-cell table:formula="of:=ABS([HPSD_MSTRGMT_AVG.K3]-[BFMC_RS_AVG.K3])/[BFMC_RS_AVG.K3]" office:value-type="float" office:value="0" calcext:value-type="float">
            <text:p>0</text:p>
          </table:table-cell>
          <table:table-cell table:formula="of:=ABS([HPSD_MSTRGMT_AVG.L3]-[BFMC_RS_AVG.L3])/[BFMC_RS_AVG.L3]" office:value-type="string" office:string-value="" calcext:value-type="error">
            <text:p>#DIV/0!</text:p>
          </table:table-cell>
          <table:table-cell table:formula="of:=[HPSD_MSTRGMT_AVG.M3]/[BFMC_RS_AVG.M3]" office:value-type="float" office:value="4.10185475979299" calcext:value-type="float">
            <text:p>4,10185475979299</text:p>
          </table:table-cell>
          <table:table-cell table:formula="of:=[BFMC_RS_AVG.N3]/[HPSD_MSTRGMT_AVG.N3]" office:value-type="float" office:value="1.77803627654124" calcext:value-type="float">
            <text:p>1,778036276541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HPSD_MSTRGMT_AVG.C4]-[BFMC_RS_AVG.C4])/[BFMC_RS_AVG.C4]" office:value-type="float" office:value="0" calcext:value-type="float">
            <text:p>0</text:p>
          </table:table-cell>
          <table:table-cell table:formula="of:=ABS([HPSD_MSTRGMT_AVG.D4]-[BFMC_RS_AVG.D4])/[BFMC_RS_AVG.D4]" office:value-type="float" office:value="0" calcext:value-type="float">
            <text:p>0</text:p>
          </table:table-cell>
          <table:table-cell table:formula="of:=ABS([HPSD_MSTRGMT_AVG.E4]-[BFMC_RS_AVG.E4])/[BFMC_RS_AVG.E4]" office:value-type="string" office:string-value="" calcext:value-type="error">
            <text:p>#DIV/0!</text:p>
          </table:table-cell>
          <table:table-cell table:formula="of:=ABS([HPSD_MSTRGMT_AVG.F4]-[BFMC_RS_AVG.F4])/[BFMC_RS_AVG.F4]" office:value-type="string" office:string-value="" calcext:value-type="error">
            <text:p>#DIV/0!</text:p>
          </table:table-cell>
          <table:table-cell table:formula="of:=ABS([HPSD_MSTRGMT_AVG.G4]-[BFMC_RS_AVG.G4])/[BFMC_RS_AVG.G4]" office:value-type="float" office:value="0.903225806451613" calcext:value-type="float">
            <text:p>0,903225806451613</text:p>
          </table:table-cell>
          <table:table-cell table:formula="of:=ABS([HPSD_MSTRGMT_AVG.H4]-[BFMC_RS_AVG.H4])/[BFMC_RS_AVG.H4]" office:value-type="float" office:value="0.610169491525424" calcext:value-type="float">
            <text:p>0,610169491525424</text:p>
          </table:table-cell>
          <table:table-cell table:formula="of:=ABS([HPSD_MSTRGMT_AVG.I4]-[BFMC_RS_AVG.I4])/[BFMC_RS_AVG.I4]" office:value-type="float" office:value="0" calcext:value-type="float">
            <text:p>0</text:p>
          </table:table-cell>
          <table:table-cell table:formula="of:=ABS([HPSD_MSTRGMT_AVG.J4]-[BFMC_RS_AVG.J4])/[BFMC_RS_AVG.J4]" office:value-type="float" office:value="0" calcext:value-type="float">
            <text:p>0</text:p>
          </table:table-cell>
          <table:table-cell table:formula="of:=ABS([HPSD_MSTRGMT_AVG.K4]-[BFMC_RS_AVG.K4])/[BFMC_RS_AVG.K4]" office:value-type="float" office:value="0" calcext:value-type="float">
            <text:p>0</text:p>
          </table:table-cell>
          <table:table-cell table:formula="of:=ABS([HPSD_MSTRGMT_AVG.L4]-[BFMC_RS_AVG.L4])/[BFMC_RS_AVG.L4]" office:value-type="string" office:string-value="" calcext:value-type="error">
            <text:p>#DIV/0!</text:p>
          </table:table-cell>
          <table:table-cell table:formula="of:=[HPSD_MSTRGMT_AVG.M4]/[BFMC_RS_AVG.M4]" office:value-type="float" office:value="2.17260779609211" calcext:value-type="float">
            <text:p>2,17260779609211</text:p>
          </table:table-cell>
          <table:table-cell table:formula="of:=[BFMC_RS_AVG.N4]/[HPSD_MSTRGMT_AVG.N4]" office:value-type="float" office:value="2.66529363108629" calcext:value-type="float">
            <text:p>2,6652936310862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HPSD_MSTRGMT_AVG.C5]-[BFMC_RS_AVG.C5])/[BFMC_RS_AVG.C5]" office:value-type="float" office:value="0" calcext:value-type="float">
            <text:p>0</text:p>
          </table:table-cell>
          <table:table-cell table:formula="of:=ABS([HPSD_MSTRGMT_AVG.D5]-[BFMC_RS_AVG.D5])/[BFMC_RS_AVG.D5]" office:value-type="float" office:value="0" calcext:value-type="float">
            <text:p>0</text:p>
          </table:table-cell>
          <table:table-cell table:formula="of:=ABS([HPSD_MSTRGMT_AVG.E5]-[BFMC_RS_AVG.E5])/[BFMC_RS_AVG.E5]" office:value-type="string" office:string-value="" calcext:value-type="error">
            <text:p>#DIV/0!</text:p>
          </table:table-cell>
          <table:table-cell table:formula="of:=ABS([HPSD_MSTRGMT_AVG.F5]-[BFMC_RS_AVG.F5])/[BFMC_RS_AVG.F5]" office:value-type="string" office:string-value="" calcext:value-type="error">
            <text:p>#DIV/0!</text:p>
          </table:table-cell>
          <table:table-cell table:formula="of:=ABS([HPSD_MSTRGMT_AVG.G5]-[BFMC_RS_AVG.G5])/[BFMC_RS_AVG.G5]" office:value-type="float" office:value="0.96969696969697" calcext:value-type="float">
            <text:p>0,96969696969697</text:p>
          </table:table-cell>
          <table:table-cell table:formula="of:=ABS([HPSD_MSTRGMT_AVG.H5]-[BFMC_RS_AVG.H5])/[BFMC_RS_AVG.H5]" office:value-type="float" office:value="0.661016949152542" calcext:value-type="float">
            <text:p>0,661016949152542</text:p>
          </table:table-cell>
          <table:table-cell table:formula="of:=ABS([HPSD_MSTRGMT_AVG.I5]-[BFMC_RS_AVG.I5])/[BFMC_RS_AVG.I5]" office:value-type="float" office:value="0" calcext:value-type="float">
            <text:p>0</text:p>
          </table:table-cell>
          <table:table-cell table:formula="of:=ABS([HPSD_MSTRGMT_AVG.J5]-[BFMC_RS_AVG.J5])/[BFMC_RS_AVG.J5]" office:value-type="float" office:value="0" calcext:value-type="float">
            <text:p>0</text:p>
          </table:table-cell>
          <table:table-cell table:formula="of:=ABS([HPSD_MSTRGMT_AVG.K5]-[BFMC_RS_AVG.K5])/[BFMC_RS_AVG.K5]" office:value-type="float" office:value="0" calcext:value-type="float">
            <text:p>0</text:p>
          </table:table-cell>
          <table:table-cell table:formula="of:=ABS([HPSD_MSTRGMT_AVG.L5]-[BFMC_RS_AVG.L5])/[BFMC_RS_AVG.L5]" office:value-type="string" office:string-value="" calcext:value-type="error">
            <text:p>#DIV/0!</text:p>
          </table:table-cell>
          <table:table-cell table:formula="of:=[HPSD_MSTRGMT_AVG.M5]/[BFMC_RS_AVG.M5]" office:value-type="float" office:value="1.24283056801843" calcext:value-type="float">
            <text:p>1,24283056801843</text:p>
          </table:table-cell>
          <table:table-cell table:formula="of:=[BFMC_RS_AVG.N5]/[HPSD_MSTRGMT_AVG.N5]" office:value-type="float" office:value="5.67980710851896" calcext:value-type="float">
            <text:p>5,679807108518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HPSD_MSTRGMT_AVG.C6]-[BFMC_RS_AVG.C6])/[BFMC_RS_AVG.C6]" office:value-type="float" office:value="0" calcext:value-type="float">
            <text:p>0</text:p>
          </table:table-cell>
          <table:table-cell table:formula="of:=ABS([HPSD_MSTRGMT_AVG.D6]-[BFMC_RS_AVG.D6])/[BFMC_RS_AVG.D6]" office:value-type="float" office:value="0" calcext:value-type="float">
            <text:p>0</text:p>
          </table:table-cell>
          <table:table-cell table:formula="of:=ABS([HPSD_MSTRGMT_AVG.E6]-[BFMC_RS_AVG.E6])/[BFMC_RS_AVG.E6]" office:value-type="string" office:string-value="" calcext:value-type="error">
            <text:p>#DIV/0!</text:p>
          </table:table-cell>
          <table:table-cell table:formula="of:=ABS([HPSD_MSTRGMT_AVG.F6]-[BFMC_RS_AVG.F6])/[BFMC_RS_AVG.F6]" office:value-type="string" office:string-value="" calcext:value-type="error">
            <text:p>#DIV/0!</text:p>
          </table:table-cell>
          <table:table-cell table:formula="of:=ABS([HPSD_MSTRGMT_AVG.G6]-[BFMC_RS_AVG.G6])/[BFMC_RS_AVG.G6]" office:value-type="float" office:value="0.918918918918919" calcext:value-type="float">
            <text:p>0,918918918918919</text:p>
          </table:table-cell>
          <table:table-cell table:formula="of:=ABS([HPSD_MSTRGMT_AVG.H6]-[BFMC_RS_AVG.H6])/[BFMC_RS_AVG.H6]" office:value-type="float" office:value="0.64406779661017" calcext:value-type="float">
            <text:p>0,64406779661017</text:p>
          </table:table-cell>
          <table:table-cell table:formula="of:=ABS([HPSD_MSTRGMT_AVG.I6]-[BFMC_RS_AVG.I6])/[BFMC_RS_AVG.I6]" office:value-type="float" office:value="0" calcext:value-type="float">
            <text:p>0</text:p>
          </table:table-cell>
          <table:table-cell table:formula="of:=ABS([HPSD_MSTRGMT_AVG.J6]-[BFMC_RS_AVG.J6])/[BFMC_RS_AVG.J6]" office:value-type="float" office:value="0" calcext:value-type="float">
            <text:p>0</text:p>
          </table:table-cell>
          <table:table-cell table:formula="of:=ABS([HPSD_MSTRGMT_AVG.K6]-[BFMC_RS_AVG.K6])/[BFMC_RS_AVG.K6]" office:value-type="float" office:value="0" calcext:value-type="float">
            <text:p>0</text:p>
          </table:table-cell>
          <table:table-cell table:formula="of:=ABS([HPSD_MSTRGMT_AVG.L6]-[BFMC_RS_AVG.L6])/[BFMC_RS_AVG.L6]" office:value-type="string" office:string-value="" calcext:value-type="error">
            <text:p>#DIV/0!</text:p>
          </table:table-cell>
          <table:table-cell table:formula="of:=[HPSD_MSTRGMT_AVG.M6]/[BFMC_RS_AVG.M6]" office:value-type="float" office:value="1.2414884658642" calcext:value-type="float">
            <text:p>1,2414884658642</text:p>
          </table:table-cell>
          <table:table-cell table:formula="of:=[BFMC_RS_AVG.N6]/[HPSD_MSTRGMT_AVG.N6]" office:value-type="float" office:value="5.35872322739022" calcext:value-type="float">
            <text:p>5,358723227390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HPSD_MSTRGMT_AVG.C7]-[BFMC_RS_AVG.C7])/[BFMC_RS_AVG.C7]" office:value-type="float" office:value="0" calcext:value-type="float">
            <text:p>0</text:p>
          </table:table-cell>
          <table:table-cell table:formula="of:=ABS([HPSD_MSTRGMT_AVG.D7]-[BFMC_RS_AVG.D7])/[BFMC_RS_AVG.D7]" office:value-type="float" office:value="0" calcext:value-type="float">
            <text:p>0</text:p>
          </table:table-cell>
          <table:table-cell table:formula="of:=ABS([HPSD_MSTRGMT_AVG.E7]-[BFMC_RS_AVG.E7])/[BFMC_RS_AVG.E7]" office:value-type="string" office:string-value="" calcext:value-type="error">
            <text:p>#DIV/0!</text:p>
          </table:table-cell>
          <table:table-cell table:formula="of:=ABS([HPSD_MSTRGMT_AVG.F7]-[BFMC_RS_AVG.F7])/[BFMC_RS_AVG.F7]" office:value-type="string" office:string-value="" calcext:value-type="error">
            <text:p>#DIV/0!</text:p>
          </table:table-cell>
          <table:table-cell table:formula="of:=ABS([HPSD_MSTRGMT_AVG.G7]-[BFMC_RS_AVG.G7])/[BFMC_RS_AVG.G7]" office:value-type="float" office:value="0.897435897435897" calcext:value-type="float">
            <text:p>0,897435897435897</text:p>
          </table:table-cell>
          <table:table-cell table:formula="of:=ABS([HPSD_MSTRGMT_AVG.H7]-[BFMC_RS_AVG.H7])/[BFMC_RS_AVG.H7]" office:value-type="float" office:value="0.53448275862069" calcext:value-type="float">
            <text:p>0,53448275862069</text:p>
          </table:table-cell>
          <table:table-cell table:formula="of:=ABS([HPSD_MSTRGMT_AVG.I7]-[BFMC_RS_AVG.I7])/[BFMC_RS_AVG.I7]" office:value-type="float" office:value="0" calcext:value-type="float">
            <text:p>0</text:p>
          </table:table-cell>
          <table:table-cell table:formula="of:=ABS([HPSD_MSTRGMT_AVG.J7]-[BFMC_RS_AVG.J7])/[BFMC_RS_AVG.J7]" office:value-type="float" office:value="0" calcext:value-type="float">
            <text:p>0</text:p>
          </table:table-cell>
          <table:table-cell table:formula="of:=ABS([HPSD_MSTRGMT_AVG.K7]-[BFMC_RS_AVG.K7])/[BFMC_RS_AVG.K7]" office:value-type="float" office:value="0" calcext:value-type="float">
            <text:p>0</text:p>
          </table:table-cell>
          <table:table-cell table:formula="of:=ABS([HPSD_MSTRGMT_AVG.L7]-[BFMC_RS_AVG.L7])/[BFMC_RS_AVG.L7]" office:value-type="string" office:string-value="" calcext:value-type="error">
            <text:p>#DIV/0!</text:p>
          </table:table-cell>
          <table:table-cell table:formula="of:=[HPSD_MSTRGMT_AVG.M7]/[BFMC_RS_AVG.M7]" office:value-type="float" office:value="1.22748294966366" calcext:value-type="float">
            <text:p>1,22748294966366</text:p>
          </table:table-cell>
          <table:table-cell table:formula="of:=[BFMC_RS_AVG.N7]/[HPSD_MSTRGMT_AVG.N7]" office:value-type="float" office:value="6.89221552360942" calcext:value-type="float">
            <text:p>6,892215523609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ABS([HPSD_MSTRGMT_AVG.C8]-[BFMC_RS_AVG.C8])/[BFMC_RS_AVG.C8]" office:value-type="float" office:value="0" calcext:value-type="float">
            <text:p>0</text:p>
          </table:table-cell>
          <table:table-cell table:formula="of:=ABS([HPSD_MSTRGMT_AVG.D8]-[BFMC_RS_AVG.D8])/[BFMC_RS_AVG.D8]" office:value-type="float" office:value="0" calcext:value-type="float">
            <text:p>0</text:p>
          </table:table-cell>
          <table:table-cell table:formula="of:=ABS([HPSD_MSTRGMT_AVG.E8]-[BFMC_RS_AVG.E8])/[BFMC_RS_AVG.E8]" office:value-type="string" office:string-value="" calcext:value-type="error">
            <text:p>#DIV/0!</text:p>
          </table:table-cell>
          <table:table-cell table:formula="of:=ABS([HPSD_MSTRGMT_AVG.F8]-[BFMC_RS_AVG.F8])/[BFMC_RS_AVG.F8]" office:value-type="string" office:string-value="" calcext:value-type="error">
            <text:p>#DIV/0!</text:p>
          </table:table-cell>
          <table:table-cell table:formula="of:=ABS([HPSD_MSTRGMT_AVG.G8]-[BFMC_RS_AVG.G8])/[BFMC_RS_AVG.G8]" office:value-type="float" office:value="0.928571428571429" calcext:value-type="float">
            <text:p>0,928571428571429</text:p>
          </table:table-cell>
          <table:table-cell table:formula="of:=ABS([HPSD_MSTRGMT_AVG.H8]-[BFMC_RS_AVG.H8])/[BFMC_RS_AVG.H8]" office:value-type="float" office:value="0.390243902439025" calcext:value-type="float">
            <text:p>0,390243902439025</text:p>
          </table:table-cell>
          <table:table-cell table:formula="of:=ABS([HPSD_MSTRGMT_AVG.I8]-[BFMC_RS_AVG.I8])/[BFMC_RS_AVG.I8]" office:value-type="float" office:value="0" calcext:value-type="float">
            <text:p>0</text:p>
          </table:table-cell>
          <table:table-cell table:formula="of:=ABS([HPSD_MSTRGMT_AVG.J8]-[BFMC_RS_AVG.J8])/[BFMC_RS_AVG.J8]" office:value-type="float" office:value="0" calcext:value-type="float">
            <text:p>0</text:p>
          </table:table-cell>
          <table:table-cell table:formula="of:=ABS([HPSD_MSTRGMT_AVG.K8]-[BFMC_RS_AVG.K8])/[BFMC_RS_AVG.K8]" office:value-type="float" office:value="0" calcext:value-type="float">
            <text:p>0</text:p>
          </table:table-cell>
          <table:table-cell table:formula="of:=ABS([HPSD_MSTRGMT_AVG.L8]-[BFMC_RS_AVG.L8])/[BFMC_RS_AVG.L8]" office:value-type="string" office:string-value="" calcext:value-type="error">
            <text:p>#DIV/0!</text:p>
          </table:table-cell>
          <table:table-cell table:formula="of:=[HPSD_MSTRGMT_AVG.M8]/[BFMC_RS_AVG.M8]" office:value-type="float" office:value="1.11737239880368" calcext:value-type="float">
            <text:p>1,11737239880368</text:p>
          </table:table-cell>
          <table:table-cell table:formula="of:=[BFMC_RS_AVG.N8]/[HPSD_MSTRGMT_AVG.N8]" office:value-type="float" office:value="7.25612418447043" calcext:value-type="float">
            <text:p>7,256124184470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ABS([HPSD_MSTRGMT_AVG.C9]-[BFMC_RS_AVG.C9])/[BFMC_RS_AVG.C9]" office:value-type="float" office:value="0" calcext:value-type="float">
            <text:p>0</text:p>
          </table:table-cell>
          <table:table-cell table:formula="of:=ABS([HPSD_MSTRGMT_AVG.D9]-[BFMC_RS_AVG.D9])/[BFMC_RS_AVG.D9]" office:value-type="float" office:value="0" calcext:value-type="float">
            <text:p>0</text:p>
          </table:table-cell>
          <table:table-cell table:formula="of:=ABS([HPSD_MSTRGMT_AVG.E9]-[BFMC_RS_AVG.E9])/[BFMC_RS_AVG.E9]" office:value-type="string" office:string-value="" calcext:value-type="error">
            <text:p>#DIV/0!</text:p>
          </table:table-cell>
          <table:table-cell table:formula="of:=ABS([HPSD_MSTRGMT_AVG.F9]-[BFMC_RS_AVG.F9])/[BFMC_RS_AVG.F9]" office:value-type="string" office:string-value="" calcext:value-type="error">
            <text:p>#DIV/0!</text:p>
          </table:table-cell>
          <table:table-cell table:formula="of:=ABS([HPSD_MSTRGMT_AVG.G9]-[BFMC_RS_AVG.G9])/[BFMC_RS_AVG.G9]" office:value-type="float" office:value="0.7" calcext:value-type="float">
            <text:p>0,7</text:p>
          </table:table-cell>
          <table:table-cell table:formula="of:=ABS([HPSD_MSTRGMT_AVG.H9]-[BFMC_RS_AVG.H9])/[BFMC_RS_AVG.H9]" office:value-type="float" office:value="0.216216216216216" calcext:value-type="float">
            <text:p>0,216216216216216</text:p>
          </table:table-cell>
          <table:table-cell table:formula="of:=ABS([HPSD_MSTRGMT_AVG.I9]-[BFMC_RS_AVG.I9])/[BFMC_RS_AVG.I9]" office:value-type="float" office:value="0" calcext:value-type="float">
            <text:p>0</text:p>
          </table:table-cell>
          <table:table-cell table:formula="of:=ABS([HPSD_MSTRGMT_AVG.J9]-[BFMC_RS_AVG.J9])/[BFMC_RS_AVG.J9]" office:value-type="float" office:value="0" calcext:value-type="float">
            <text:p>0</text:p>
          </table:table-cell>
          <table:table-cell table:formula="of:=ABS([HPSD_MSTRGMT_AVG.K9]-[BFMC_RS_AVG.K9])/[BFMC_RS_AVG.K9]" office:value-type="float" office:value="0" calcext:value-type="float">
            <text:p>0</text:p>
          </table:table-cell>
          <table:table-cell table:formula="of:=ABS([HPSD_MSTRGMT_AVG.L9]-[BFMC_RS_AVG.L9])/[BFMC_RS_AVG.L9]" office:value-type="string" office:string-value="" calcext:value-type="error">
            <text:p>#DIV/0!</text:p>
          </table:table-cell>
          <table:table-cell table:formula="of:=[HPSD_MSTRGMT_AVG.M9]/[BFMC_RS_AVG.M9]" office:value-type="float" office:value="1.04423025926395" calcext:value-type="float">
            <text:p>1,04423025926395</text:p>
          </table:table-cell>
          <table:table-cell table:formula="of:=[BFMC_RS_AVG.N9]/[HPSD_MSTRGMT_AVG.N9]" office:value-type="float" office:value="4.76430715501492" calcext:value-type="float">
            <text:p>4,764307155014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ABS([HPSD_MSTRGMT_AVG.C10]-[BFMC_RS_AVG.C10])/[BFMC_RS_AVG.C10]" office:value-type="float" office:value="0" calcext:value-type="float">
            <text:p>0</text:p>
          </table:table-cell>
          <table:table-cell table:formula="of:=ABS([HPSD_MSTRGMT_AVG.D10]-[BFMC_RS_AVG.D10])/[BFMC_RS_AVG.D10]" office:value-type="float" office:value="0" calcext:value-type="float">
            <text:p>0</text:p>
          </table:table-cell>
          <table:table-cell table:formula="of:=ABS([HPSD_MSTRGMT_AVG.E10]-[BFMC_RS_AVG.E10])/[BFMC_RS_AVG.E10]" office:value-type="string" office:string-value="" calcext:value-type="error">
            <text:p>#DIV/0!</text:p>
          </table:table-cell>
          <table:table-cell table:formula="of:=ABS([HPSD_MSTRGMT_AVG.F10]-[BFMC_RS_AVG.F10])/[BFMC_RS_AVG.F10]" office:value-type="string" office:string-value="" calcext:value-type="error">
            <text:p>#DIV/0!</text:p>
          </table:table-cell>
          <table:table-cell table:formula="of:=ABS([HPSD_MSTRGMT_AVG.G10]-[BFMC_RS_AVG.G10])/[BFMC_RS_AVG.G10]" office:value-type="float" office:value="0.75" calcext:value-type="float">
            <text:p>0,75</text:p>
          </table:table-cell>
          <table:table-cell table:formula="of:=ABS([HPSD_MSTRGMT_AVG.H10]-[BFMC_RS_AVG.H10])/[BFMC_RS_AVG.H10]" office:value-type="float" office:value="0.416666666666667" calcext:value-type="float">
            <text:p>0,416666666666667</text:p>
          </table:table-cell>
          <table:table-cell table:formula="of:=ABS([HPSD_MSTRGMT_AVG.I10]-[BFMC_RS_AVG.I10])/[BFMC_RS_AVG.I10]" office:value-type="float" office:value="0" calcext:value-type="float">
            <text:p>0</text:p>
          </table:table-cell>
          <table:table-cell table:formula="of:=ABS([HPSD_MSTRGMT_AVG.J10]-[BFMC_RS_AVG.J10])/[BFMC_RS_AVG.J10]" office:value-type="float" office:value="0" calcext:value-type="float">
            <text:p>0</text:p>
          </table:table-cell>
          <table:table-cell table:formula="of:=ABS([HPSD_MSTRGMT_AVG.K10]-[BFMC_RS_AVG.K10])/[BFMC_RS_AVG.K10]" office:value-type="float" office:value="0" calcext:value-type="float">
            <text:p>0</text:p>
          </table:table-cell>
          <table:table-cell table:formula="of:=ABS([HPSD_MSTRGMT_AVG.L10]-[BFMC_RS_AVG.L10])/[BFMC_RS_AVG.L10]" office:value-type="string" office:string-value="" calcext:value-type="error">
            <text:p>#DIV/0!</text:p>
          </table:table-cell>
          <table:table-cell table:formula="of:=ABS([HPSD_MSTRGMT_AVG.M10]-[BFMC_RS_AVG.M10])/[BFMC_RS_AVG.M10]" office:value-type="float" office:value="0.0534262489116271" calcext:value-type="float">
            <text:p>0,053426248911627</text:p>
          </table:table-cell>
          <table:table-cell table:formula="of:=[BFMC_RS_AVG.N10]/[HPSD_MSTRGMT_AVG.N10]" office:value-type="float" office:value="64.2990388008951" calcext:value-type="float">
            <text:p>64,29903880089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ABS([HPSD_MSTRGMT.C11]-[Greedy_MSTRGMT.C11])/[Greedy_MSTRGMT.C11]" office:value-type="float" office:value="0.00292467449688021" calcext:value-type="float">
            <text:p>0,00292467449688</text:p>
          </table:table-cell>
          <table:table-cell table:number-columns-repeated="9"/>
          <table:table-cell table:formula="of:=ABS([HPSD_MSTRGMT_AVG.M11]-[BFMC_RS_AVG.M11])/[BFMC_RS_AVG.M11]" office:value-type="float" office:value="0.0598070876945078" calcext:value-type="float">
            <text:p>0,059807087694508</text:p>
          </table:table-cell>
          <table:table-cell table:formula="of:=[BFMC_RS_AVG.N11]/[HPSD_MSTRGMT_AVG.N11]" office:value-type="float" office:value="9634.08309659208" calcext:value-type="float">
            <text:p>9634,08309659208</text:p>
          </table:table-cell>
        </table:table-row>
      </table:table>
      <table:table table:name="HPPM_ERROR_RATE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HPPM_MSTRG_AVG.C2]-[BFMC_RS_AVG.C2])/[BFMC_RS_AVG.C2]" office:value-type="float" office:value="0.00238063979083336" calcext:value-type="float">
            <text:p>0,002380639790833</text:p>
          </table:table-cell>
          <table:table-cell table:formula="of:=ABS([HPPM_MSTRG_AVG.D2]-[BFMC_RS_AVG.D2])/[BFMC_RS_AVG.D2]" office:value-type="float" office:value="0.729047619047619" calcext:value-type="float">
            <text:p>0,729047619047619</text:p>
          </table:table-cell>
          <table:table-cell table:formula="of:=ABS([HPPM_MSTRG_AVG.E2]-[BFMC_RS_AVG.E2])/[BFMC_RS_AVG.E2]" office:value-type="string" office:string-value="" calcext:value-type="error">
            <text:p>#DIV/0!</text:p>
          </table:table-cell>
          <table:table-cell table:formula="of:=ABS([HPPM_MSTRG_AVG.F2]-[BFMC_RS_AVG.F2])/[BFMC_RS_AVG.F2]" office:value-type="string" office:string-value="" calcext:value-type="error">
            <text:p>#DIV/0!</text:p>
          </table:table-cell>
          <table:table-cell table:formula="of:=ABS([HPPM_MSTRG_AVG.G2]-[BFMC_RS_AVG.G2])/[BFMC_RS_AVG.G2]" office:value-type="float" office:value="0.975" calcext:value-type="float">
            <text:p>0,975</text:p>
          </table:table-cell>
          <table:table-cell table:formula="of:=ABS([HPPM_MSTRG_AVG.H2]-[BFMC_RS_AVG.H2])/[BFMC_RS_AVG.H2]" office:value-type="float" office:value="0.672727272727273" calcext:value-type="float">
            <text:p>0,672727272727273</text:p>
          </table:table-cell>
          <table:table-cell table:formula="of:=ABS([HPPM_MSTRG_AVG.I2]-[BFMC_RS_AVG.I2])/[BFMC_RS_AVG.I2]" office:value-type="float" office:value="0.223678185453661" calcext:value-type="float">
            <text:p>0,223678185453661</text:p>
          </table:table-cell>
          <table:table-cell table:formula="of:=ABS([HPPM_MSTRG_AVG.J2]-[BFMC_RS_AVG.J2])/[BFMC_RS_AVG.J2]" office:value-type="float" office:value="0.724690085852899" calcext:value-type="float">
            <text:p>0,724690085852899</text:p>
          </table:table-cell>
          <table:table-cell table:formula="of:=ABS([HPPM_MSTRG_AVG.K2]-[BFMC_RS_AVG.K2])/[BFMC_RS_AVG.K2]" office:value-type="float" office:value="0.209729230788787" calcext:value-type="float">
            <text:p>0,209729230788787</text:p>
          </table:table-cell>
          <table:table-cell table:formula="of:=ABS([HPPM_MSTRG_AVG.L2]-[BFMC_RS_AVG.L2])/[BFMC_RS_AVG.L2]" office:value-type="string" office:string-value="" calcext:value-type="error">
            <text:p>#DIV/0!</text:p>
          </table:table-cell>
          <table:table-cell table:formula="of:=[HPPM_MSTRG_AVG.M2]/[BFMC_RS_AVG.M2]" office:value-type="float" office:value="4.73030203639851" calcext:value-type="float">
            <text:p>4,73030203639851</text:p>
          </table:table-cell>
          <table:table-cell table:formula="of:=[BFMC_RS_AVG.N2]/[HPPM_MSTRG_AVG.N2]" office:value-type="float" office:value="1.35820628345056" calcext:value-type="float">
            <text:p>1,358206283450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HPPM_MSTRG_AVG.C3]-[BFMC_RS_AVG.C3])/[BFMC_RS_AVG.C3]" office:value-type="float" office:value="0.0023791245603261" calcext:value-type="float">
            <text:p>0,002379124560326</text:p>
          </table:table-cell>
          <table:table-cell table:formula="of:=ABS([HPPM_MSTRG_AVG.D3]-[BFMC_RS_AVG.D3])/[BFMC_RS_AVG.D3]" office:value-type="float" office:value="0.580524934383202" calcext:value-type="float">
            <text:p>0,580524934383202</text:p>
          </table:table-cell>
          <table:table-cell table:formula="of:=ABS([HPPM_MSTRG_AVG.E3]-[BFMC_RS_AVG.E3])/[BFMC_RS_AVG.E3]" office:value-type="string" office:string-value="" calcext:value-type="error">
            <text:p>#DIV/0!</text:p>
          </table:table-cell>
          <table:table-cell table:formula="of:=ABS([HPPM_MSTRG_AVG.F3]-[BFMC_RS_AVG.F3])/[BFMC_RS_AVG.F3]" office:value-type="string" office:string-value="" calcext:value-type="error">
            <text:p>#DIV/0!</text:p>
          </table:table-cell>
          <table:table-cell table:formula="of:=ABS([HPPM_MSTRG_AVG.G3]-[BFMC_RS_AVG.G3])/[BFMC_RS_AVG.G3]" office:value-type="float" office:value="0.979591836734694" calcext:value-type="float">
            <text:p>0,979591836734694</text:p>
          </table:table-cell>
          <table:table-cell table:formula="of:=ABS([HPPM_MSTRG_AVG.H3]-[BFMC_RS_AVG.H3])/[BFMC_RS_AVG.H3]" office:value-type="float" office:value="0.676470588235294" calcext:value-type="float">
            <text:p>0,676470588235294</text:p>
          </table:table-cell>
          <table:table-cell table:formula="of:=ABS([HPPM_MSTRG_AVG.I3]-[BFMC_RS_AVG.I3])/[BFMC_RS_AVG.I3]" office:value-type="float" office:value="0.300868134241239" calcext:value-type="float">
            <text:p>0,300868134241239</text:p>
          </table:table-cell>
          <table:table-cell table:formula="of:=ABS([HPPM_MSTRG_AVG.J3]-[BFMC_RS_AVG.J3])/[BFMC_RS_AVG.J3]" office:value-type="float" office:value="0.577980054346138" calcext:value-type="float">
            <text:p>0,577980054346138</text:p>
          </table:table-cell>
          <table:table-cell table:formula="of:=ABS([HPPM_MSTRG_AVG.K3]-[BFMC_RS_AVG.K3])/[BFMC_RS_AVG.K3]" office:value-type="float" office:value="0.181155698166883" calcext:value-type="float">
            <text:p>0,181155698166883</text:p>
          </table:table-cell>
          <table:table-cell table:formula="of:=ABS([HPPM_MSTRG_AVG.L3]-[BFMC_RS_AVG.L3])/[BFMC_RS_AVG.L3]" office:value-type="string" office:string-value="" calcext:value-type="error">
            <text:p>#DIV/0!</text:p>
          </table:table-cell>
          <table:table-cell table:formula="of:=[HPPM_MSTRG_AVG.M3]/[BFMC_RS_AVG.M3]" office:value-type="float" office:value="4.56095999472814" calcext:value-type="float">
            <text:p>4,56095999472814</text:p>
          </table:table-cell>
          <table:table-cell table:formula="of:=[BFMC_RS_AVG.N3]/[HPPM_MSTRG_AVG.N3]" office:value-type="float" office:value="1.82036201410987" calcext:value-type="float">
            <text:p>1,820362014109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HPPM_MSTRG_AVG.C4]-[BFMC_RS_AVG.C4])/[BFMC_RS_AVG.C4]" office:value-type="float" office:value="0.00220814024900895" calcext:value-type="float">
            <text:p>0,002208140249009</text:p>
          </table:table-cell>
          <table:table-cell table:formula="of:=ABS([HPPM_MSTRG_AVG.D4]-[BFMC_RS_AVG.D4])/[BFMC_RS_AVG.D4]" office:value-type="float" office:value="0.502082334132694" calcext:value-type="float">
            <text:p>0,502082334132694</text:p>
          </table:table-cell>
          <table:table-cell table:formula="of:=ABS([HPPM_MSTRG_AVG.E4]-[BFMC_RS_AVG.E4])/[BFMC_RS_AVG.E4]" office:value-type="string" office:string-value="" calcext:value-type="error">
            <text:p>#DIV/0!</text:p>
          </table:table-cell>
          <table:table-cell table:formula="of:=ABS([HPPM_MSTRG_AVG.F4]-[BFMC_RS_AVG.F4])/[BFMC_RS_AVG.F4]" office:value-type="string" office:string-value="" calcext:value-type="error">
            <text:p>#DIV/0!</text:p>
          </table:table-cell>
          <table:table-cell table:formula="of:=ABS([HPPM_MSTRG_AVG.G4]-[BFMC_RS_AVG.G4])/[BFMC_RS_AVG.G4]" office:value-type="float" office:value="0.967741935483871" calcext:value-type="float">
            <text:p>0,967741935483871</text:p>
          </table:table-cell>
          <table:table-cell table:formula="of:=ABS([HPPM_MSTRG_AVG.H4]-[BFMC_RS_AVG.H4])/[BFMC_RS_AVG.H4]" office:value-type="float" office:value="0.525423728813559" calcext:value-type="float">
            <text:p>0,525423728813559</text:p>
          </table:table-cell>
          <table:table-cell table:formula="of:=ABS([HPPM_MSTRG_AVG.I4]-[BFMC_RS_AVG.I4])/[BFMC_RS_AVG.I4]" office:value-type="float" office:value="0.518514616887683" calcext:value-type="float">
            <text:p>0,518514616887683</text:p>
          </table:table-cell>
          <table:table-cell table:formula="of:=ABS([HPPM_MSTRG_AVG.J4]-[BFMC_RS_AVG.J4])/[BFMC_RS_AVG.J4]" office:value-type="float" office:value="0.500624019544517" calcext:value-type="float">
            <text:p>0,500624019544517</text:p>
          </table:table-cell>
          <table:table-cell table:formula="of:=ABS([HPPM_MSTRG_AVG.K4]-[BFMC_RS_AVG.K4])/[BFMC_RS_AVG.K4]" office:value-type="float" office:value="0.184147878567633" calcext:value-type="float">
            <text:p>0,184147878567633</text:p>
          </table:table-cell>
          <table:table-cell table:formula="of:=ABS([HPPM_MSTRG_AVG.L4]-[BFMC_RS_AVG.L4])/[BFMC_RS_AVG.L4]" office:value-type="string" office:string-value="" calcext:value-type="error">
            <text:p>#DIV/0!</text:p>
          </table:table-cell>
          <table:table-cell table:formula="of:=[HPPM_MSTRG_AVG.M4]/[BFMC_RS_AVG.M4]" office:value-type="float" office:value="2.70785951130182" calcext:value-type="float">
            <text:p>2,70785951130182</text:p>
          </table:table-cell>
          <table:table-cell table:formula="of:=[BFMC_RS_AVG.N4]/[HPPM_MSTRG_AVG.N4]" office:value-type="float" office:value="2.95432613589544" calcext:value-type="float">
            <text:p>2,9543261358954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HPPM_MSTRG_AVG.C5]-[BFMC_RS_AVG.C5])/[BFMC_RS_AVG.C5]" office:value-type="float" office:value="0.00194877378171281" calcext:value-type="float">
            <text:p>0,001948773781713</text:p>
          </table:table-cell>
          <table:table-cell table:formula="of:=ABS([HPPM_MSTRG_AVG.D5]-[BFMC_RS_AVG.D5])/[BFMC_RS_AVG.D5]" office:value-type="float" office:value="0.41237908496732" calcext:value-type="float">
            <text:p>0,41237908496732</text:p>
          </table:table-cell>
          <table:table-cell table:formula="of:=ABS([HPPM_MSTRG_AVG.E5]-[BFMC_RS_AVG.E5])/[BFMC_RS_AVG.E5]" office:value-type="string" office:string-value="" calcext:value-type="error">
            <text:p>#DIV/0!</text:p>
          </table:table-cell>
          <table:table-cell table:formula="of:=ABS([HPPM_MSTRG_AVG.F5]-[BFMC_RS_AVG.F5])/[BFMC_RS_AVG.F5]" office:value-type="string" office:string-value="" calcext:value-type="error">
            <text:p>#DIV/0!</text:p>
          </table:table-cell>
          <table:table-cell table:formula="of:=ABS([HPPM_MSTRG_AVG.G5]-[BFMC_RS_AVG.G5])/[BFMC_RS_AVG.G5]" office:value-type="float" office:value="0.96969696969697" calcext:value-type="float">
            <text:p>0,96969696969697</text:p>
          </table:table-cell>
          <table:table-cell table:formula="of:=ABS([HPPM_MSTRG_AVG.H5]-[BFMC_RS_AVG.H5])/[BFMC_RS_AVG.H5]" office:value-type="float" office:value="0.355932203389831" calcext:value-type="float">
            <text:p>0,355932203389831</text:p>
          </table:table-cell>
          <table:table-cell table:formula="of:=ABS([HPPM_MSTRG_AVG.I5]-[BFMC_RS_AVG.I5])/[BFMC_RS_AVG.I5]" office:value-type="float" office:value="0.570671383894527" calcext:value-type="float">
            <text:p>0,570671383894527</text:p>
          </table:table-cell>
          <table:table-cell table:formula="of:=ABS([HPPM_MSTRG_AVG.J5]-[BFMC_RS_AVG.J5])/[BFMC_RS_AVG.J5]" office:value-type="float" office:value="0.41134535306702" calcext:value-type="float">
            <text:p>0,41134535306702</text:p>
          </table:table-cell>
          <table:table-cell table:formula="of:=ABS([HPPM_MSTRG_AVG.K5]-[BFMC_RS_AVG.K5])/[BFMC_RS_AVG.K5]" office:value-type="float" office:value="0.167203348690069" calcext:value-type="float">
            <text:p>0,167203348690069</text:p>
          </table:table-cell>
          <table:table-cell table:formula="of:=ABS([HPPM_MSTRG_AVG.L5]-[BFMC_RS_AVG.L5])/[BFMC_RS_AVG.L5]" office:value-type="string" office:string-value="" calcext:value-type="error">
            <text:p>#DIV/0!</text:p>
          </table:table-cell>
          <table:table-cell table:formula="of:=[HPPM_MSTRG_AVG.M5]/[BFMC_RS_AVG.M5]" office:value-type="float" office:value="2.57703106793391" calcext:value-type="float">
            <text:p>2,57703106793391</text:p>
          </table:table-cell>
          <table:table-cell table:formula="of:=[BFMC_RS_AVG.N5]/[HPPM_MSTRG_AVG.N5]" office:value-type="float" office:value="5.48617221822745" calcext:value-type="float">
            <text:p>5,486172218227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HPPM_MSTRG_AVG.C6]-[BFMC_RS_AVG.C6])/[BFMC_RS_AVG.C6]" office:value-type="float" office:value="0.00191348694264983" calcext:value-type="float">
            <text:p>0,00191348694265</text:p>
          </table:table-cell>
          <table:table-cell table:formula="of:=ABS([HPPM_MSTRG_AVG.D6]-[BFMC_RS_AVG.D6])/[BFMC_RS_AVG.D6]" office:value-type="float" office:value="0.418658243080626" calcext:value-type="float">
            <text:p>0,418658243080626</text:p>
          </table:table-cell>
          <table:table-cell table:formula="of:=ABS([HPPM_MSTRG_AVG.E6]-[BFMC_RS_AVG.E6])/[BFMC_RS_AVG.E6]" office:value-type="string" office:string-value="" calcext:value-type="error">
            <text:p>#DIV/0!</text:p>
          </table:table-cell>
          <table:table-cell table:formula="of:=ABS([HPPM_MSTRG_AVG.F6]-[BFMC_RS_AVG.F6])/[BFMC_RS_AVG.F6]" office:value-type="string" office:string-value="" calcext:value-type="error">
            <text:p>#DIV/0!</text:p>
          </table:table-cell>
          <table:table-cell table:formula="of:=ABS([HPPM_MSTRG_AVG.G6]-[BFMC_RS_AVG.G6])/[BFMC_RS_AVG.G6]" office:value-type="float" office:value="0.918918918918919" calcext:value-type="float">
            <text:p>0,918918918918919</text:p>
          </table:table-cell>
          <table:table-cell table:formula="of:=ABS([HPPM_MSTRG_AVG.H6]-[BFMC_RS_AVG.H6])/[BFMC_RS_AVG.H6]" office:value-type="float" office:value="0.440677966101695" calcext:value-type="float">
            <text:p>0,440677966101695</text:p>
          </table:table-cell>
          <table:table-cell table:formula="of:=ABS([HPPM_MSTRG_AVG.I6]-[BFMC_RS_AVG.I6])/[BFMC_RS_AVG.I6]" office:value-type="float" office:value="0.634331363457395" calcext:value-type="float">
            <text:p>0,634331363457395</text:p>
          </table:table-cell>
          <table:table-cell table:formula="of:=ABS([HPPM_MSTRG_AVG.J6]-[BFMC_RS_AVG.J6])/[BFMC_RS_AVG.J6]" office:value-type="float" office:value="0.417564239715279" calcext:value-type="float">
            <text:p>0,417564239715279</text:p>
          </table:table-cell>
          <table:table-cell table:formula="of:=ABS([HPPM_MSTRG_AVG.K6]-[BFMC_RS_AVG.K6])/[BFMC_RS_AVG.K6]" office:value-type="float" office:value="0.183365008592001" calcext:value-type="float">
            <text:p>0,183365008592001</text:p>
          </table:table-cell>
          <table:table-cell table:formula="of:=ABS([HPPM_MSTRG_AVG.L6]-[BFMC_RS_AVG.L6])/[BFMC_RS_AVG.L6]" office:value-type="string" office:string-value="" calcext:value-type="error">
            <text:p>#DIV/0!</text:p>
          </table:table-cell>
          <table:table-cell table:formula="of:=[HPPM_MSTRG_AVG.M6]/[BFMC_RS_AVG.M6]" office:value-type="float" office:value="2.32165370300743" calcext:value-type="float">
            <text:p>2,32165370300743</text:p>
          </table:table-cell>
          <table:table-cell table:formula="of:=[BFMC_RS_AVG.N6]/[HPPM_MSTRG_AVG.N6]" office:value-type="float" office:value="5.84957478853296" calcext:value-type="float">
            <text:p>5,849574788532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HPPM_MSTRG_AVG.C7]-[BFMC_RS_AVG.C7])/[BFMC_RS_AVG.C7]" office:value-type="float" office:value="0.00151727854476997" calcext:value-type="float">
            <text:p>0,00151727854477</text:p>
          </table:table-cell>
          <table:table-cell table:formula="of:=ABS([HPPM_MSTRG_AVG.D7]-[BFMC_RS_AVG.D7])/[BFMC_RS_AVG.D7]" office:value-type="float" office:value="0.271624077228847" calcext:value-type="float">
            <text:p>0,271624077228847</text:p>
          </table:table-cell>
          <table:table-cell table:formula="of:=ABS([HPPM_MSTRG_AVG.E7]-[BFMC_RS_AVG.E7])/[BFMC_RS_AVG.E7]" office:value-type="string" office:string-value="" calcext:value-type="error">
            <text:p>#DIV/0!</text:p>
          </table:table-cell>
          <table:table-cell table:formula="of:=ABS([HPPM_MSTRG_AVG.F7]-[BFMC_RS_AVG.F7])/[BFMC_RS_AVG.F7]" office:value-type="string" office:string-value="" calcext:value-type="error">
            <text:p>#DIV/0!</text:p>
          </table:table-cell>
          <table:table-cell table:formula="of:=ABS([HPPM_MSTRG_AVG.G7]-[BFMC_RS_AVG.G7])/[BFMC_RS_AVG.G7]" office:value-type="float" office:value="0.923076923076923" calcext:value-type="float">
            <text:p>0,923076923076923</text:p>
          </table:table-cell>
          <table:table-cell table:formula="of:=ABS([HPPM_MSTRG_AVG.H7]-[BFMC_RS_AVG.H7])/[BFMC_RS_AVG.H7]" office:value-type="float" office:value="0.344827586206896" calcext:value-type="float">
            <text:p>0,344827586206896</text:p>
          </table:table-cell>
          <table:table-cell table:formula="of:=ABS([HPPM_MSTRG_AVG.I7]-[BFMC_RS_AVG.I7])/[BFMC_RS_AVG.I7]" office:value-type="float" office:value="0.448315176489042" calcext:value-type="float">
            <text:p>0,448315176489042</text:p>
          </table:table-cell>
          <table:table-cell table:formula="of:=ABS([HPPM_MSTRG_AVG.J7]-[BFMC_RS_AVG.J7])/[BFMC_RS_AVG.J7]" office:value-type="float" office:value="0.27088251216365" calcext:value-type="float">
            <text:p>0,27088251216365</text:p>
          </table:table-cell>
          <table:table-cell table:formula="of:=ABS([HPPM_MSTRG_AVG.K7]-[BFMC_RS_AVG.K7])/[BFMC_RS_AVG.K7]" office:value-type="float" office:value="0.159052926436219" calcext:value-type="float">
            <text:p>0,159052926436219</text:p>
          </table:table-cell>
          <table:table-cell table:formula="of:=ABS([HPPM_MSTRG_AVG.L7]-[BFMC_RS_AVG.L7])/[BFMC_RS_AVG.L7]" office:value-type="string" office:string-value="" calcext:value-type="error">
            <text:p>#DIV/0!</text:p>
          </table:table-cell>
          <table:table-cell table:formula="of:=[HPPM_MSTRG_AVG.M7]/[BFMC_RS_AVG.M7]" office:value-type="float" office:value="1.92726141584825" calcext:value-type="float">
            <text:p>1,92726141584825</text:p>
          </table:table-cell>
          <table:table-cell table:formula="of:=[BFMC_RS_AVG.N7]/[HPPM_MSTRG_AVG.N7]" office:value-type="float" office:value="6.62496695950026" calcext:value-type="float">
            <text:p>6,624966959500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ABS([HPPM_MSTRG_AVG.C8]-[BFMC_RS_AVG.C8])/[BFMC_RS_AVG.C8]" office:value-type="float" office:value="0.00111793167993814" calcext:value-type="float">
            <text:p>0,001117931679938</text:p>
          </table:table-cell>
          <table:table-cell table:formula="of:=ABS([HPPM_MSTRG_AVG.D8]-[BFMC_RS_AVG.D8])/[BFMC_RS_AVG.D8]" office:value-type="float" office:value="0.0249412393162392" calcext:value-type="float">
            <text:p>0,024941239316239</text:p>
          </table:table-cell>
          <table:table-cell table:formula="of:=ABS([HPPM_MSTRG_AVG.E8]-[BFMC_RS_AVG.E8])/[BFMC_RS_AVG.E8]" office:value-type="string" office:string-value="" calcext:value-type="error">
            <text:p>#DIV/0!</text:p>
          </table:table-cell>
          <table:table-cell table:formula="of:=ABS([HPPM_MSTRG_AVG.F8]-[BFMC_RS_AVG.F8])/[BFMC_RS_AVG.F8]" office:value-type="string" office:string-value="" calcext:value-type="error">
            <text:p>#DIV/0!</text:p>
          </table:table-cell>
          <table:table-cell table:formula="of:=ABS([HPPM_MSTRG_AVG.G8]-[BFMC_RS_AVG.G8])/[BFMC_RS_AVG.G8]" office:value-type="float" office:value="0.928571428571429" calcext:value-type="float">
            <text:p>0,928571428571429</text:p>
          </table:table-cell>
          <table:table-cell table:formula="of:=ABS([HPPM_MSTRG_AVG.H8]-[BFMC_RS_AVG.H8])/[BFMC_RS_AVG.H8]" office:value-type="float" office:value="0.121951219512195" calcext:value-type="float">
            <text:p>0,121951219512195</text:p>
          </table:table-cell>
          <table:table-cell table:formula="of:=ABS([HPPM_MSTRG_AVG.I8]-[BFMC_RS_AVG.I8])/[BFMC_RS_AVG.I8]" office:value-type="float" office:value="0.146236343940355" calcext:value-type="float">
            <text:p>0,146236343940355</text:p>
          </table:table-cell>
          <table:table-cell table:formula="of:=ABS([HPPM_MSTRG_AVG.J8]-[BFMC_RS_AVG.J8])/[BFMC_RS_AVG.J8]" office:value-type="float" office:value="0.0250726107111432" calcext:value-type="float">
            <text:p>0,025072610711143</text:p>
          </table:table-cell>
          <table:table-cell table:formula="of:=ABS([HPPM_MSTRG_AVG.K8]-[BFMC_RS_AVG.K8])/[BFMC_RS_AVG.K8]" office:value-type="float" office:value="0.158698414712347" calcext:value-type="float">
            <text:p>0,158698414712347</text:p>
          </table:table-cell>
          <table:table-cell table:formula="of:=ABS([HPPM_MSTRG_AVG.L8]-[BFMC_RS_AVG.L8])/[BFMC_RS_AVG.L8]" office:value-type="string" office:string-value="" calcext:value-type="error">
            <text:p>#DIV/0!</text:p>
          </table:table-cell>
          <table:table-cell table:formula="of:=[HPPM_MSTRG_AVG.M8]/[BFMC_RS_AVG.M8]" office:value-type="float" office:value="1.47921504967596" calcext:value-type="float">
            <text:p>1,47921504967596</text:p>
          </table:table-cell>
          <table:table-cell table:formula="of:=[BFMC_RS_AVG.N8]/[HPPM_MSTRG_AVG.N8]" office:value-type="float" office:value="7.61748182345088" calcext:value-type="float">
            <text:p>7,617481823450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ABS([HPPM_MSTRG_AVG.C9]-[BFMC_RS_AVG.C9])/[BFMC_RS_AVG.C9]" office:value-type="float" office:value="0.00182579235064132" calcext:value-type="float">
            <text:p>0,001825792350641</text:p>
          </table:table-cell>
          <table:table-cell table:formula="of:=ABS([HPPM_MSTRG_AVG.D9]-[BFMC_RS_AVG.D9])/[BFMC_RS_AVG.D9]" office:value-type="float" office:value="0.18239663093415" calcext:value-type="float">
            <text:p>0,18239663093415</text:p>
          </table:table-cell>
          <table:table-cell table:formula="of:=ABS([HPPM_MSTRG_AVG.E9]-[BFMC_RS_AVG.E9])/[BFMC_RS_AVG.E9]" office:value-type="string" office:string-value="" calcext:value-type="error">
            <text:p>#DIV/0!</text:p>
          </table:table-cell>
          <table:table-cell table:formula="of:=ABS([HPPM_MSTRG_AVG.F9]-[BFMC_RS_AVG.F9])/[BFMC_RS_AVG.F9]" office:value-type="string" office:string-value="" calcext:value-type="error">
            <text:p>#DIV/0!</text:p>
          </table:table-cell>
          <table:table-cell table:formula="of:=ABS([HPPM_MSTRG_AVG.G9]-[BFMC_RS_AVG.G9])/[BFMC_RS_AVG.G9]" office:value-type="float" office:value="0.9" calcext:value-type="float">
            <text:p>0,9</text:p>
          </table:table-cell>
          <table:table-cell table:formula="of:=ABS([HPPM_MSTRG_AVG.H9]-[BFMC_RS_AVG.H9])/[BFMC_RS_AVG.H9]" office:value-type="float" office:value="0.0810810810810812" calcext:value-type="float">
            <text:p>0,081081081081081</text:p>
          </table:table-cell>
          <table:table-cell table:formula="of:=ABS([HPPM_MSTRG_AVG.I9]-[BFMC_RS_AVG.I9])/[BFMC_RS_AVG.I9]" office:value-type="float" office:value="0.2819334196751" calcext:value-type="float">
            <text:p>0,2819334196751</text:p>
          </table:table-cell>
          <table:table-cell table:formula="of:=ABS([HPPM_MSTRG_AVG.J9]-[BFMC_RS_AVG.J9])/[BFMC_RS_AVG.J9]" office:value-type="float" office:value="0.181880422015872" calcext:value-type="float">
            <text:p>0,181880422015872</text:p>
          </table:table-cell>
          <table:table-cell table:formula="of:=ABS([HPPM_MSTRG_AVG.K9]-[BFMC_RS_AVG.K9])/[BFMC_RS_AVG.K9]" office:value-type="float" office:value="0.161317259505415" calcext:value-type="float">
            <text:p>0,161317259505415</text:p>
          </table:table-cell>
          <table:table-cell table:formula="of:=ABS([HPPM_MSTRG_AVG.L9]-[BFMC_RS_AVG.L9])/[BFMC_RS_AVG.L9]" office:value-type="string" office:string-value="" calcext:value-type="error">
            <text:p>#DIV/0!</text:p>
          </table:table-cell>
          <table:table-cell table:formula="of:=[HPPM_MSTRG_AVG.M9]/[BFMC_RS_AVG.M9]" office:value-type="float" office:value="1.61532251943392" calcext:value-type="float">
            <text:p>1,61532251943392</text:p>
          </table:table-cell>
          <table:table-cell table:formula="of:=[BFMC_RS_AVG.N9]/[HPPM_MSTRG_AVG.N9]" office:value-type="float" office:value="4.49707947185044" calcext:value-type="float">
            <text:p>4,497079471850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ABS([HPPM_MSTRG_AVG.C10]-[BFMC_RS_AVG.C10])/[BFMC_RS_AVG.C10]" office:value-type="float" office:value="0.00177362893596151" calcext:value-type="float">
            <text:p>0,001773628935962</text:p>
          </table:table-cell>
          <table:table-cell table:formula="of:=ABS([HPPM_MSTRG_AVG.D10]-[BFMC_RS_AVG.D10])/[BFMC_RS_AVG.D10]" office:value-type="float" office:value="0.0348518518518519" calcext:value-type="float">
            <text:p>0,034851851851852</text:p>
          </table:table-cell>
          <table:table-cell table:formula="of:=ABS([HPPM_MSTRG_AVG.E10]-[BFMC_RS_AVG.E10])/[BFMC_RS_AVG.E10]" office:value-type="string" office:string-value="" calcext:value-type="error">
            <text:p>#DIV/0!</text:p>
          </table:table-cell>
          <table:table-cell table:formula="of:=ABS([HPPM_MSTRG_AVG.F10]-[BFMC_RS_AVG.F10])/[BFMC_RS_AVG.F10]" office:value-type="string" office:string-value="" calcext:value-type="error">
            <text:p>#DIV/0!</text:p>
          </table:table-cell>
          <table:table-cell table:formula="of:=ABS([HPPM_MSTRG_AVG.G10]-[BFMC_RS_AVG.G10])/[BFMC_RS_AVG.G10]" office:value-type="float" office:value="0.625" calcext:value-type="float">
            <text:p>0,625</text:p>
          </table:table-cell>
          <table:table-cell table:formula="of:=ABS([HPPM_MSTRG_AVG.H10]-[BFMC_RS_AVG.H10])/[BFMC_RS_AVG.H10]" office:value-type="float" office:value="0.666666666666667" calcext:value-type="float">
            <text:p>0,666666666666667</text:p>
          </table:table-cell>
          <table:table-cell table:formula="of:=ABS([HPPM_MSTRG_AVG.I10]-[BFMC_RS_AVG.I10])/[BFMC_RS_AVG.I10]" office:value-type="float" office:value="0.137089660482307" calcext:value-type="float">
            <text:p>0,137089660482307</text:p>
          </table:table-cell>
          <table:table-cell table:formula="of:=ABS([HPPM_MSTRG_AVG.J10]-[BFMC_RS_AVG.J10])/[BFMC_RS_AVG.J10]" office:value-type="float" office:value="0.0346549582578568" calcext:value-type="float">
            <text:p>0,034654958257857</text:p>
          </table:table-cell>
          <table:table-cell table:formula="of:=ABS([HPPM_MSTRG_AVG.K10]-[BFMC_RS_AVG.K10])/[BFMC_RS_AVG.K10]" office:value-type="float" office:value="0.149371148778437" calcext:value-type="float">
            <text:p>0,149371148778437</text:p>
          </table:table-cell>
          <table:table-cell table:formula="of:=ABS([HPPM_MSTRG_AVG.L10]-[BFMC_RS_AVG.L10])/[BFMC_RS_AVG.L10]" office:value-type="string" office:string-value="" calcext:value-type="error">
            <text:p>#DIV/0!</text:p>
          </table:table-cell>
          <table:table-cell table:formula="of:=[HPPM_MSTRG_AVG.M10]/[BFMC_RS_AVG.M10]" office:value-type="float" office:value="1.40489771239399" calcext:value-type="float">
            <text:p>1,40489771239399</text:p>
          </table:table-cell>
          <table:table-cell table:formula="of:=[BFMC_RS_AVG.N10]/[HPPM_MSTRG_AVG.N10]" office:value-type="float" office:value="64.2567767925141" calcext:value-type="float">
            <text:p>64,2567767925141</text:p>
          </table:table-cell>
        </table:table-row>
        <table:table-row table:style-name="ro1">
          <table:table-cell table:number-columns-repeated="12"/>
          <table:table-cell table:formula="of:=[HPPM_MSTRG_AVG.M11]/[BFMC_RS_AVG.M11]" office:value-type="float" office:value="1.31248508397516" calcext:value-type="float">
            <text:p>1,31248508397516</text:p>
          </table:table-cell>
          <table:table-cell table:formula="of:=[BFMC_RS_AVG.N11]/[HPPM_MSTRG_AVG.N11]" office:value-type="float" office:value="9457.44399651207" calcext:value-type="float">
            <text:p>9457,44399651207</text:p>
          </table:table-cell>
        </table:table-row>
      </table:table>
      <table:table table:name="NO_STORAGE_ERROR_RATE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NO_STORAGE_AVG.C2]/[BFMC_RS_AVG.C2]" office:value-type="float" office:value="1" calcext:value-type="float">
            <text:p>1</text:p>
          </table:table-cell>
          <table:table-cell table:formula="of:=[NO_STORAGE_AVG.D2]/[BFMC_RS_AVG.D2]" office:value-type="float" office:value="1" calcext:value-type="float">
            <text:p>1</text:p>
          </table:table-cell>
          <table:table-cell table:formula="of:=[NO_STORAGE_AVG.E2]/[BFMC_RS_AVG.E2]" office:value-type="string" office:string-value="" calcext:value-type="error">
            <text:p>#DIV/0!</text:p>
          </table:table-cell>
          <table:table-cell table:formula="of:=[NO_STORAGE_AVG.F2]/[BFMC_RS_AVG.F2]" office:value-type="string" office:string-value="" calcext:value-type="error">
            <text:p>#DIV/0!</text:p>
          </table:table-cell>
          <table:table-cell table:formula="of:=[NO_STORAGE_AVG.G2]/[BFMC_RS_AVG.G2]" office:value-type="float" office:value="0.05" calcext:value-type="float">
            <text:p>0,05</text:p>
          </table:table-cell>
          <table:table-cell table:formula="of:=[NO_STORAGE_AVG.H2]/[BFMC_RS_AVG.H2]" office:value-type="float" office:value="0.2" calcext:value-type="float">
            <text:p>0,2</text:p>
          </table:table-cell>
          <table:table-cell table:formula="of:=[NO_STORAGE_AVG.I2]/[BFMC_RS_AVG.I2]" office:value-type="float" office:value="65.8859686926081" calcext:value-type="float">
            <text:p>65,8859686926081</text:p>
          </table:table-cell>
          <table:table-cell table:formula="of:=[NO_STORAGE_AVG.J2]/[BFMC_RS_AVG.J2]" office:value-type="float" office:value="1.29677244083633" calcext:value-type="float">
            <text:p>1,29677244083633</text:p>
          </table:table-cell>
          <table:table-cell table:formula="of:=[NO_STORAGE_AVG.K2]/[BFMC_RS_AVG.K2]" office:value-type="float" office:value="6.05070701509496" calcext:value-type="float">
            <text:p>6,05070701509496</text:p>
          </table:table-cell>
          <table:table-cell table:formula="of:=[NO_STORAGE_AVG.L2]/[BFMC_RS_AVG.L2]" office:value-type="string" office:string-value="" calcext:value-type="error">
            <text:p>#DIV/0!</text:p>
          </table:table-cell>
          <table:table-cell table:formula="of:=[NO_STORAGE_AVG.M2]/[BFMC_RS_AVG.M2]" office:value-type="float" office:value="2.11286156499705" calcext:value-type="float">
            <text:p>2,11286156499705</text:p>
          </table:table-cell>
          <table:table-cell table:formula="of:=[BFMC_RS_AVG.N2]/[NO_STORAGE_AVG.N2]" office:value-type="float" office:value="1.43459766704371" calcext:value-type="float">
            <text:p>1,434597667043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NO_STORAGE_AVG.C3]/[BFMC_RS_AVG.C3]" office:value-type="float" office:value="1" calcext:value-type="float">
            <text:p>1</text:p>
          </table:table-cell>
          <table:table-cell table:formula="of:=[NO_STORAGE_AVG.D3]/[BFMC_RS_AVG.D3]" office:value-type="float" office:value="1" calcext:value-type="float">
            <text:p>1</text:p>
          </table:table-cell>
          <table:table-cell table:formula="of:=[NO_STORAGE_AVG.E3]/[BFMC_RS_AVG.E3]" office:value-type="string" office:string-value="" calcext:value-type="error">
            <text:p>#DIV/0!</text:p>
          </table:table-cell>
          <table:table-cell table:formula="of:=[NO_STORAGE_AVG.F3]/[BFMC_RS_AVG.F3]" office:value-type="string" office:string-value="" calcext:value-type="error">
            <text:p>#DIV/0!</text:p>
          </table:table-cell>
          <table:table-cell table:formula="of:=[NO_STORAGE_AVG.G3]/[BFMC_RS_AVG.G3]" office:value-type="float" office:value="0.0204081632653061" calcext:value-type="float">
            <text:p>0,020408163265306</text:p>
          </table:table-cell>
          <table:table-cell table:formula="of:=[NO_STORAGE_AVG.H3]/[BFMC_RS_AVG.H3]" office:value-type="float" office:value="0.25" calcext:value-type="float">
            <text:p>0,25</text:p>
          </table:table-cell>
          <table:table-cell table:formula="of:=[NO_STORAGE_AVG.I3]/[BFMC_RS_AVG.I3]" office:value-type="float" office:value="69.0983506109338" calcext:value-type="float">
            <text:p>69,0983506109338</text:p>
          </table:table-cell>
          <table:table-cell table:formula="of:=[NO_STORAGE_AVG.J3]/[BFMC_RS_AVG.J3]" office:value-type="float" office:value="1.1966229815004" calcext:value-type="float">
            <text:p>1,1966229815004</text:p>
          </table:table-cell>
          <table:table-cell table:formula="of:=[NO_STORAGE_AVG.K3]/[BFMC_RS_AVG.K3]" office:value-type="float" office:value="6.05070701509496" calcext:value-type="float">
            <text:p>6,05070701509496</text:p>
          </table:table-cell>
          <table:table-cell table:formula="of:=[NO_STORAGE_AVG.L3]/[BFMC_RS_AVG.L3]" office:value-type="string" office:string-value="" calcext:value-type="error">
            <text:p>#DIV/0!</text:p>
          </table:table-cell>
          <table:table-cell table:formula="of:=[NO_STORAGE_AVG.M3]/[BFMC_RS_AVG.M3]" office:value-type="float" office:value="4.62206952817541" calcext:value-type="float">
            <text:p>4,62206952817541</text:p>
          </table:table-cell>
          <table:table-cell table:formula="of:=[BFMC_RS_AVG.N3]/[NO_STORAGE_AVG.N3]" office:value-type="float" office:value="1.98174926478971" calcext:value-type="float">
            <text:p>1,981749264789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NO_STORAGE_AVG.C4]/[BFMC_RS_AVG.C4]" office:value-type="float" office:value="1" calcext:value-type="float">
            <text:p>1</text:p>
          </table:table-cell>
          <table:table-cell table:formula="of:=[NO_STORAGE_AVG.D4]/[BFMC_RS_AVG.D4]" office:value-type="float" office:value="1" calcext:value-type="float">
            <text:p>1</text:p>
          </table:table-cell>
          <table:table-cell table:formula="of:=[NO_STORAGE_AVG.E4]/[BFMC_RS_AVG.E4]" office:value-type="string" office:string-value="" calcext:value-type="error">
            <text:p>#DIV/0!</text:p>
          </table:table-cell>
          <table:table-cell table:formula="of:=[NO_STORAGE_AVG.F4]/[BFMC_RS_AVG.F4]" office:value-type="string" office:string-value="" calcext:value-type="error">
            <text:p>#DIV/0!</text:p>
          </table:table-cell>
          <table:table-cell table:formula="of:=[NO_STORAGE_AVG.G4]/[BFMC_RS_AVG.G4]" office:value-type="float" office:value="0.0645161290322581" calcext:value-type="float">
            <text:p>0,064516129032258</text:p>
          </table:table-cell>
          <table:table-cell table:formula="of:=[NO_STORAGE_AVG.H4]/[BFMC_RS_AVG.H4]" office:value-type="float" office:value="0.423728813559322" calcext:value-type="float">
            <text:p>0,423728813559322</text:p>
          </table:table-cell>
          <table:table-cell table:formula="of:=[NO_STORAGE_AVG.I4]/[BFMC_RS_AVG.I4]" office:value-type="float" office:value="84.9401525104279" calcext:value-type="float">
            <text:p>84,9401525104279</text:p>
          </table:table-cell>
          <table:table-cell table:formula="of:=[NO_STORAGE_AVG.J4]/[BFMC_RS_AVG.J4]" office:value-type="float" office:value="1.11994073548561" calcext:value-type="float">
            <text:p>1,11994073548561</text:p>
          </table:table-cell>
          <table:table-cell table:formula="of:=[NO_STORAGE_AVG.K4]/[BFMC_RS_AVG.K4]" office:value-type="float" office:value="6.05070701509496" calcext:value-type="float">
            <text:p>6,05070701509496</text:p>
          </table:table-cell>
          <table:table-cell table:formula="of:=[NO_STORAGE_AVG.L4]/[BFMC_RS_AVG.L4]" office:value-type="string" office:string-value="" calcext:value-type="error">
            <text:p>#DIV/0!</text:p>
          </table:table-cell>
          <table:table-cell table:formula="of:=[NO_STORAGE_AVG.M4]/[BFMC_RS_AVG.M4]" office:value-type="float" office:value="4.47212054929237" calcext:value-type="float">
            <text:p>4,47212054929237</text:p>
          </table:table-cell>
          <table:table-cell table:formula="of:=[BFMC_RS_AVG.N4]/[NO_STORAGE_AVG.N4]" office:value-type="float" office:value="2.48881550274753" calcext:value-type="float">
            <text:p>2,4888155027475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NO_STORAGE_AVG.C5]/[BFMC_RS_AVG.C5]" office:value-type="float" office:value="1" calcext:value-type="float">
            <text:p>1</text:p>
          </table:table-cell>
          <table:table-cell table:formula="of:=[NO_STORAGE_AVG.D5]/[BFMC_RS_AVG.D5]" office:value-type="float" office:value="1" calcext:value-type="float">
            <text:p>1</text:p>
          </table:table-cell>
          <table:table-cell table:formula="of:=[NO_STORAGE_AVG.E5]/[BFMC_RS_AVG.E5]" office:value-type="string" office:string-value="" calcext:value-type="error">
            <text:p>#DIV/0!</text:p>
          </table:table-cell>
          <table:table-cell table:formula="of:=[NO_STORAGE_AVG.F5]/[BFMC_RS_AVG.F5]" office:value-type="string" office:string-value="" calcext:value-type="error">
            <text:p>#DIV/0!</text:p>
          </table:table-cell>
          <table:table-cell table:formula="of:=[NO_STORAGE_AVG.G5]/[BFMC_RS_AVG.G5]" office:value-type="float" office:value="0.0303030303030303" calcext:value-type="float">
            <text:p>0,03030303030303</text:p>
          </table:table-cell>
          <table:table-cell table:formula="of:=[NO_STORAGE_AVG.H5]/[BFMC_RS_AVG.H5]" office:value-type="float" office:value="0.440677966101695" calcext:value-type="float">
            <text:p>0,440677966101695</text:p>
          </table:table-cell>
          <table:table-cell table:formula="of:=[NO_STORAGE_AVG.I5]/[BFMC_RS_AVG.I5]" office:value-type="float" office:value="90.9112083988491" calcext:value-type="float">
            <text:p>90,9112083988491</text:p>
          </table:table-cell>
          <table:table-cell table:formula="of:=[NO_STORAGE_AVG.J5]/[BFMC_RS_AVG.J5]" office:value-type="float" office:value="1.09454660494087" calcext:value-type="float">
            <text:p>1,09454660494087</text:p>
          </table:table-cell>
          <table:table-cell table:formula="of:=[NO_STORAGE_AVG.K5]/[BFMC_RS_AVG.K5]" office:value-type="float" office:value="6.05070701509496" calcext:value-type="float">
            <text:p>6,05070701509496</text:p>
          </table:table-cell>
          <table:table-cell table:formula="of:=[NO_STORAGE_AVG.L5]/[BFMC_RS_AVG.L5]" office:value-type="string" office:string-value="" calcext:value-type="error">
            <text:p>#DIV/0!</text:p>
          </table:table-cell>
          <table:table-cell table:formula="of:=[NO_STORAGE_AVG.M5]/[BFMC_RS_AVG.M5]" office:value-type="float" office:value="4.54889927101832" calcext:value-type="float">
            <text:p>4,54889927101832</text:p>
          </table:table-cell>
          <table:table-cell table:formula="of:=[BFMC_RS_AVG.N5]/[NO_STORAGE_AVG.N5]" office:value-type="float" office:value="5.72221142533491" calcext:value-type="float">
            <text:p>5,722211425334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[NO_STORAGE_AVG.C6]/[BFMC_RS_AVG.C6]" office:value-type="float" office:value="1" calcext:value-type="float">
            <text:p>1</text:p>
          </table:table-cell>
          <table:table-cell table:formula="of:=[NO_STORAGE_AVG.D6]/[BFMC_RS_AVG.D6]" office:value-type="float" office:value="1" calcext:value-type="float">
            <text:p>1</text:p>
          </table:table-cell>
          <table:table-cell table:formula="of:=[NO_STORAGE_AVG.E6]/[BFMC_RS_AVG.E6]" office:value-type="string" office:string-value="" calcext:value-type="error">
            <text:p>#DIV/0!</text:p>
          </table:table-cell>
          <table:table-cell table:formula="of:=[NO_STORAGE_AVG.F6]/[BFMC_RS_AVG.F6]" office:value-type="string" office:string-value="" calcext:value-type="error">
            <text:p>#DIV/0!</text:p>
          </table:table-cell>
          <table:table-cell table:formula="of:=[NO_STORAGE_AVG.G6]/[BFMC_RS_AVG.G6]" office:value-type="float" office:value="0.0810810810810811" calcext:value-type="float">
            <text:p>0,081081081081081</text:p>
          </table:table-cell>
          <table:table-cell table:formula="of:=[NO_STORAGE_AVG.H6]/[BFMC_RS_AVG.H6]" office:value-type="float" office:value="0.406779661016949" calcext:value-type="float">
            <text:p>0,406779661016949</text:p>
          </table:table-cell>
          <table:table-cell table:formula="of:=[NO_STORAGE_AVG.I6]/[BFMC_RS_AVG.I6]" office:value-type="float" office:value="87.9296597776924" calcext:value-type="float">
            <text:p>87,9296597776924</text:p>
          </table:table-cell>
          <table:table-cell table:formula="of:=[NO_STORAGE_AVG.J6]/[BFMC_RS_AVG.J6]" office:value-type="float" office:value="1.09031555464055" calcext:value-type="float">
            <text:p>1,09031555464055</text:p>
          </table:table-cell>
          <table:table-cell table:formula="of:=[NO_STORAGE_AVG.K6]/[BFMC_RS_AVG.K6]" office:value-type="float" office:value="6.05070701509496" calcext:value-type="float">
            <text:p>6,05070701509496</text:p>
          </table:table-cell>
          <table:table-cell table:formula="of:=[NO_STORAGE_AVG.L6]/[BFMC_RS_AVG.L6]" office:value-type="string" office:string-value="" calcext:value-type="error">
            <text:p>#DIV/0!</text:p>
          </table:table-cell>
          <table:table-cell table:formula="of:=[NO_STORAGE_AVG.M6]/[BFMC_RS_AVG.M6]" office:value-type="float" office:value="4.71019413110956" calcext:value-type="float">
            <text:p>4,71019413110956</text:p>
          </table:table-cell>
          <table:table-cell table:formula="of:=[BFMC_RS_AVG.N6]/[NO_STORAGE_AVG.N6]" office:value-type="float" office:value="5.38620705012234" calcext:value-type="float">
            <text:p>5,386207050122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NO_STORAGE_AVG.C7]/[BFMC_RS_AVG.C7]" office:value-type="float" office:value="1.01393875190108" calcext:value-type="float">
            <text:p>1,01393875190108</text:p>
          </table:table-cell>
          <table:table-cell table:formula="of:=[NO_STORAGE_AVG.D7]/[BFMC_RS_AVG.D7]" office:value-type="float" office:value="1.09514764338444" calcext:value-type="float">
            <text:p>1,09514764338444</text:p>
          </table:table-cell>
          <table:table-cell table:formula="of:=[NO_STORAGE_AVG.E7]/[BFMC_RS_AVG.E7]" office:value-type="string" office:string-value="" calcext:value-type="error">
            <text:p>#DIV/0!</text:p>
          </table:table-cell>
          <table:table-cell table:formula="of:=[NO_STORAGE_AVG.F7]/[BFMC_RS_AVG.F7]" office:value-type="string" office:string-value="" calcext:value-type="error">
            <text:p>#DIV/0!</text:p>
          </table:table-cell>
          <table:table-cell table:formula="of:=[NO_STORAGE_AVG.G7]/[BFMC_RS_AVG.G7]" office:value-type="float" office:value="0.435897435897436" calcext:value-type="float">
            <text:p>0,435897435897436</text:p>
          </table:table-cell>
          <table:table-cell table:formula="of:=[NO_STORAGE_AVG.H7]/[BFMC_RS_AVG.H7]" office:value-type="float" office:value="0.53448275862069" calcext:value-type="float">
            <text:p>0,53448275862069</text:p>
          </table:table-cell>
          <table:table-cell table:formula="of:=[NO_STORAGE_AVG.I7]/[BFMC_RS_AVG.I7]" office:value-type="float" office:value="80.9305475860902" calcext:value-type="float">
            <text:p>80,9305475860902</text:p>
          </table:table-cell>
          <table:table-cell table:formula="of:=[NO_STORAGE_AVG.J7]/[BFMC_RS_AVG.J7]" office:value-type="float" office:value="1.17738116969634" calcext:value-type="float">
            <text:p>1,17738116969634</text:p>
          </table:table-cell>
          <table:table-cell table:formula="of:=[NO_STORAGE_AVG.K7]/[BFMC_RS_AVG.K7]" office:value-type="float" office:value="11.689013036876" calcext:value-type="float">
            <text:p>11,689013036876</text:p>
          </table:table-cell>
          <table:table-cell table:formula="of:=[NO_STORAGE_AVG.L7]/[BFMC_RS_AVG.L7]" office:value-type="string" office:string-value="" calcext:value-type="error">
            <text:p>#DIV/0!</text:p>
          </table:table-cell>
          <table:table-cell table:formula="of:=[NO_STORAGE_AVG.M7]/[BFMC_RS_AVG.M7]" office:value-type="float" office:value="9.7178410754894" calcext:value-type="float">
            <text:p>9,7178410754894</text:p>
          </table:table-cell>
          <table:table-cell table:formula="of:=[BFMC_RS_AVG.N7]/[NO_STORAGE_AVG.N7]" office:value-type="float" office:value="5.48841273805069" calcext:value-type="float">
            <text:p>5,488412738050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NO_STORAGE_AVG.C8]/[BFMC_RS_AVG.C8]" office:value-type="float" office:value="1.01295908077144" calcext:value-type="float">
            <text:p>1,01295908077144</text:p>
          </table:table-cell>
          <table:table-cell table:formula="of:=[NO_STORAGE_AVG.D8]/[BFMC_RS_AVG.D8]" office:value-type="float" office:value="1.37600427350427" calcext:value-type="float">
            <text:p>1,37600427350427</text:p>
          </table:table-cell>
          <table:table-cell table:formula="of:=[NO_STORAGE_AVG.E8]/[BFMC_RS_AVG.E8]" office:value-type="string" office:string-value="" calcext:value-type="error">
            <text:p>#DIV/0!</text:p>
          </table:table-cell>
          <table:table-cell table:formula="of:=[NO_STORAGE_AVG.F8]/[BFMC_RS_AVG.F8]" office:value-type="string" office:string-value="" calcext:value-type="error">
            <text:p>#DIV/0!</text:p>
          </table:table-cell>
          <table:table-cell table:formula="of:=[NO_STORAGE_AVG.G8]/[BFMC_RS_AVG.G8]" office:value-type="float" office:value="3.21428571428571" calcext:value-type="float">
            <text:p>3,21428571428571</text:p>
          </table:table-cell>
          <table:table-cell table:formula="of:=[NO_STORAGE_AVG.H8]/[BFMC_RS_AVG.H8]" office:value-type="float" office:value="1.34146341463415" calcext:value-type="float">
            <text:p>1,34146341463415</text:p>
          </table:table-cell>
          <table:table-cell table:formula="of:=[NO_STORAGE_AVG.I8]/[BFMC_RS_AVG.I8]" office:value-type="float" office:value="76.3248655820439" calcext:value-type="float">
            <text:p>76,3248655820439</text:p>
          </table:table-cell>
          <table:table-cell table:formula="of:=[NO_STORAGE_AVG.J8]/[BFMC_RS_AVG.J8]" office:value-type="float" office:value="1.45717932576278" calcext:value-type="float">
            <text:p>1,45717932576278</text:p>
          </table:table-cell>
          <table:table-cell table:formula="of:=[NO_STORAGE_AVG.K8]/[BFMC_RS_AVG.K8]" office:value-type="float" office:value="11.6141412761224" calcext:value-type="float">
            <text:p>11,6141412761224</text:p>
          </table:table-cell>
          <table:table-cell table:formula="of:=[NO_STORAGE_AVG.L8]/[BFMC_RS_AVG.L8]" office:value-type="string" office:string-value="" calcext:value-type="error">
            <text:p>#DIV/0!</text:p>
          </table:table-cell>
          <table:table-cell table:formula="of:=[NO_STORAGE_AVG.M8]/[BFMC_RS_AVG.M8]" office:value-type="float" office:value="9.61072593689815" calcext:value-type="float">
            <text:p>9,61072593689815</text:p>
          </table:table-cell>
          <table:table-cell table:formula="of:=[BFMC_RS_AVG.N8]/[NO_STORAGE_AVG.N8]" office:value-type="float" office:value="6.26578925825684" calcext:value-type="float">
            <text:p>6,265789258256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NO_STORAGE_AVG.C9]/[BFMC_RS_AVG.C9]" office:value-type="float" office:value="1.01295908077144" calcext:value-type="float">
            <text:p>1,01295908077144</text:p>
          </table:table-cell>
          <table:table-cell table:formula="of:=[NO_STORAGE_AVG.D9]/[BFMC_RS_AVG.D9]" office:value-type="float" office:value="1.09574272588055" calcext:value-type="float">
            <text:p>1,09574272588055</text:p>
          </table:table-cell>
          <table:table-cell table:formula="of:=[NO_STORAGE_AVG.E9]/[BFMC_RS_AVG.E9]" office:value-type="string" office:string-value="" calcext:value-type="error">
            <text:p>#DIV/0!</text:p>
          </table:table-cell>
          <table:table-cell table:formula="of:=[NO_STORAGE_AVG.F9]/[BFMC_RS_AVG.F9]" office:value-type="string" office:string-value="" calcext:value-type="error">
            <text:p>#DIV/0!</text:p>
          </table:table-cell>
          <table:table-cell table:formula="of:=[NO_STORAGE_AVG.G9]/[BFMC_RS_AVG.G9]" office:value-type="float" office:value="2.3" calcext:value-type="float">
            <text:p>2,3</text:p>
          </table:table-cell>
          <table:table-cell table:formula="of:=[NO_STORAGE_AVG.H9]/[BFMC_RS_AVG.H9]" office:value-type="float" office:value="1.40540540540541" calcext:value-type="float">
            <text:p>1,40540540540541</text:p>
          </table:table-cell>
          <table:table-cell table:formula="of:=[NO_STORAGE_AVG.I9]/[BFMC_RS_AVG.I9]" office:value-type="float" office:value="71.3802348092248" calcext:value-type="float">
            <text:p>71,3802348092248</text:p>
          </table:table-cell>
          <table:table-cell table:formula="of:=[NO_STORAGE_AVG.J9]/[BFMC_RS_AVG.J9]" office:value-type="float" office:value="1.17387999393477" calcext:value-type="float">
            <text:p>1,17387999393477</text:p>
          </table:table-cell>
          <table:table-cell table:formula="of:=[NO_STORAGE_AVG.K9]/[BFMC_RS_AVG.K9]" office:value-type="float" office:value="11.7133784844766" calcext:value-type="float">
            <text:p>11,7133784844766</text:p>
          </table:table-cell>
          <table:table-cell table:formula="of:=[NO_STORAGE_AVG.L9]/[BFMC_RS_AVG.L9]" office:value-type="string" office:string-value="" calcext:value-type="error">
            <text:p>#DIV/0!</text:p>
          </table:table-cell>
          <table:table-cell table:formula="of:=[NO_STORAGE_AVG.M9]/[BFMC_RS_AVG.M9]" office:value-type="float" office:value="10.7394171679718" calcext:value-type="float">
            <text:p>10,7394171679718</text:p>
          </table:table-cell>
          <table:table-cell table:formula="of:=[BFMC_RS_AVG.N9]/[NO_STORAGE_AVG.N9]" office:value-type="float" office:value="3.31047430692632" calcext:value-type="float">
            <text:p>3,310474306926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[NO_STORAGE_AVG.C10]/[BFMC_RS_AVG.C10]" office:value-type="float" office:value="1.01332285775546" calcext:value-type="float">
            <text:p>1,01332285775546</text:p>
          </table:table-cell>
          <table:table-cell table:formula="of:=[NO_STORAGE_AVG.D10]/[BFMC_RS_AVG.D10]" office:value-type="float" office:value="1.2824962962963" calcext:value-type="float">
            <text:p>1,2824962962963</text:p>
          </table:table-cell>
          <table:table-cell table:formula="of:=[NO_STORAGE_AVG.E10]/[BFMC_RS_AVG.E10]" office:value-type="string" office:string-value="" calcext:value-type="error">
            <text:p>#DIV/0!</text:p>
          </table:table-cell>
          <table:table-cell table:formula="of:=[NO_STORAGE_AVG.F10]/[BFMC_RS_AVG.F10]" office:value-type="string" office:string-value="" calcext:value-type="error">
            <text:p>#DIV/0!</text:p>
          </table:table-cell>
          <table:table-cell table:formula="of:=[NO_STORAGE_AVG.G10]/[BFMC_RS_AVG.G10]" office:value-type="float" office:value="4.75" calcext:value-type="float">
            <text:p>4,75</text:p>
          </table:table-cell>
          <table:table-cell table:formula="of:=[NO_STORAGE_AVG.H10]/[BFMC_RS_AVG.H10]" office:value-type="float" office:value="2.25" calcext:value-type="float">
            <text:p>2,25</text:p>
          </table:table-cell>
          <table:table-cell table:formula="of:=[NO_STORAGE_AVG.I10]/[BFMC_RS_AVG.I10]" office:value-type="float" office:value="63.4837093800052" calcext:value-type="float">
            <text:p>63,4837093800052</text:p>
          </table:table-cell>
          <table:table-cell table:formula="of:=[NO_STORAGE_AVG.J10]/[BFMC_RS_AVG.J10]" office:value-type="float" office:value="1.3537241238794" calcext:value-type="float">
            <text:p>1,3537241238794</text:p>
          </table:table-cell>
          <table:table-cell table:formula="of:=[NO_STORAGE_AVG.K10]/[BFMC_RS_AVG.K10]" office:value-type="float" office:value="11.638848710937" calcext:value-type="float">
            <text:p>11,638848710937</text:p>
          </table:table-cell>
          <table:table-cell table:formula="of:=[NO_STORAGE_AVG.L10]/[BFMC_RS_AVG.L10]" office:value-type="string" office:string-value="" calcext:value-type="error">
            <text:p>#DIV/0!</text:p>
          </table:table-cell>
          <table:table-cell table:formula="of:=[NO_STORAGE_AVG.M10]/[BFMC_RS_AVG.M10]" office:value-type="float" office:value="9.80456774305259" calcext:value-type="float">
            <text:p>9,80456774305259</text:p>
          </table:table-cell>
          <table:table-cell table:formula="of:=[BFMC_RS_AVG.N10]/[NO_STORAGE_AVG.N10]" office:value-type="float" office:value="51.8660886945887" calcext:value-type="float">
            <text:p>51,8660886945887</text:p>
          </table:table-cell>
        </table:table-row>
        <table:table-row table:style-name="ro1">
          <table:table-cell table:number-columns-repeated="12"/>
          <table:table-cell table:formula="of:=[NO_STORAGE_AVG.M11]/[BFMC_RS_AVG.M11]" office:value-type="float" office:value="10.6597699183474" calcext:value-type="float">
            <text:p>10,6597699183474</text:p>
          </table:table-cell>
          <table:table-cell table:formula="of:=[BFMC_RS_AVG.N11]/[NO_STORAGE_AVG.N11]" office:value-type="float" office:value="7953.7563602016" calcext:value-type="float">
            <text:p>7953,7563602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20:07:20.103894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2:46:26.648034912</meta:creation-date>
    <dc:date>2017-01-10T20:48:42.261341667</dc:date>
    <meta:editing-duration>PT12H4M53S</meta:editing-duration>
    <meta:editing-cycles>276</meta:editing-cycles>
    <meta:generator>LibreOffice/5.2.4.2.1$Linux_X86_64 LibreOffice_project/20m0$Build-2</meta:generator>
    <meta:document-statistic meta:table-count="14" meta:cell-count="9959" meta:object-count="0"/>
  </office:meta>
</office:document-meta>
</file>